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00" style:family="table">
      <style:table-properties style:width="6.6979in" fo:margin-left="0in" table:align="left" style:writing-mode="lr-tb"/>
    </style:style>
    <style:style style:name="Table100.A" style:family="table-column">
      <style:table-column-properties style:column-width="1.6736in"/>
    </style:style>
    <style:style style:name="Table100.B" style:family="table-column">
      <style:table-column-properties style:column-width="1.0764in"/>
    </style:style>
    <style:style style:name="Table100.C" style:family="table-column">
      <style:table-column-properties style:column-width="3.125in"/>
    </style:style>
    <style:style style:name="Table100.D" style:family="table-column">
      <style:table-column-properties style:column-width="0.8229in"/>
    </style:style>
    <style:style style:name="Table10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382in" fo:border="0.05pt solid #ffffff"/>
    </style:style>
    <style:style style:name="Table10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1" style:family="table">
      <style:table-properties style:width="6.6979in" fo:margin-left="0in" table:align="left" style:writing-mode="lr-tb"/>
    </style:style>
    <style:style style:name="Table101.A" style:family="table-column">
      <style:table-column-properties style:column-width="1.5625in"/>
    </style:style>
    <style:style style:name="Table101.B" style:family="table-column">
      <style:table-column-properties style:column-width="1.4375in"/>
    </style:style>
    <style:style style:name="Table101.C" style:family="table-column">
      <style:table-column-properties style:column-width="2.875in"/>
    </style:style>
    <style:style style:name="Table101.D" style:family="table-column">
      <style:table-column-properties style:column-width="0.8229in"/>
    </style:style>
    <style:style style:name="Table10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382in" fo:border="0.05pt solid #ffffff"/>
    </style:style>
    <style:style style:name="Table10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2" style:family="table">
      <style:table-properties style:width="6.6979in" fo:margin-left="0in" table:align="left" style:writing-mode="lr-tb"/>
    </style:style>
    <style:style style:name="Table102.A" style:family="table-column">
      <style:table-column-properties style:column-width="1.3125in"/>
    </style:style>
    <style:style style:name="Table102.C" style:family="table-column">
      <style:table-column-properties style:column-width="3.25in"/>
    </style:style>
    <style:style style:name="Table102.D" style:family="table-column">
      <style:table-column-properties style:column-width="0.8229in"/>
    </style:style>
    <style:style style:name="Table10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382in" fo:border="0.05pt solid #ffffff"/>
    </style:style>
    <style:style style:name="Table10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3" style:family="table">
      <style:table-properties style:width="6.6979in" fo:margin-left="0in" table:align="left" style:writing-mode="lr-tb"/>
    </style:style>
    <style:style style:name="Table103.A" style:family="table-column">
      <style:table-column-properties style:column-width="1.5625in"/>
    </style:style>
    <style:style style:name="Table103.B" style:family="table-column">
      <style:table-column-properties style:column-width="1in"/>
    </style:style>
    <style:style style:name="Table103.C" style:family="table-column">
      <style:table-column-properties style:column-width="3.3125in"/>
    </style:style>
    <style:style style:name="Table103.D" style:family="table-column">
      <style:table-column-properties style:column-width="0.8229in"/>
    </style:style>
    <style:style style:name="Table10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382in" fo:border="0.05pt solid #ffffff"/>
    </style:style>
    <style:style style:name="Table10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4" style:family="table">
      <style:table-properties style:width="6.6979in" fo:margin-left="0in" table:align="left" style:writing-mode="lr-tb"/>
    </style:style>
    <style:style style:name="Table104.A" style:family="table-column">
      <style:table-column-properties style:column-width="1.5625in"/>
    </style:style>
    <style:style style:name="Table104.B" style:family="table-column">
      <style:table-column-properties style:column-width="1.4375in"/>
    </style:style>
    <style:style style:name="Table104.C" style:family="table-column">
      <style:table-column-properties style:column-width="2.875in"/>
    </style:style>
    <style:style style:name="Table104.D" style:family="table-column">
      <style:table-column-properties style:column-width="0.8229in"/>
    </style:style>
    <style:style style:name="Table10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382in" fo:border="0.05pt solid #ffffff"/>
    </style:style>
    <style:style style:name="Table10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5" style:family="table">
      <style:table-properties style:width="6.6979in" fo:margin-left="0in" table:align="left" style:writing-mode="lr-tb"/>
    </style:style>
    <style:style style:name="Table105.A" style:family="table-column">
      <style:table-column-properties style:column-width="1.5625in"/>
    </style:style>
    <style:style style:name="Table105.B" style:family="table-column">
      <style:table-column-properties style:column-width="1.3125in"/>
    </style:style>
    <style:style style:name="Table105.C" style:family="table-column">
      <style:table-column-properties style:column-width="3in"/>
    </style:style>
    <style:style style:name="Table105.D" style:family="table-column">
      <style:table-column-properties style:column-width="0.8229in"/>
    </style:style>
    <style:style style:name="Table10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382in" fo:border="0.05pt solid #ffffff"/>
    </style:style>
    <style:style style:name="Table10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6" style:family="table">
      <style:table-properties style:width="6.6979in" fo:margin-left="0in" table:align="left" style:writing-mode="lr-tb"/>
    </style:style>
    <style:style style:name="Table106.A" style:family="table-column">
      <style:table-column-properties style:column-width="1.375in"/>
    </style:style>
    <style:style style:name="Table106.B" style:family="table-column">
      <style:table-column-properties style:column-width="1.625in"/>
    </style:style>
    <style:style style:name="Table106.C" style:family="table-column">
      <style:table-column-properties style:column-width="2.875in"/>
    </style:style>
    <style:style style:name="Table106.D" style:family="table-column">
      <style:table-column-properties style:column-width="0.8229in"/>
    </style:style>
    <style:style style:name="Table10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6.D1" style:family="table-cell">
      <style:table-cell-properties style:vertical-align="middle" fo:padding="0.0382in" fo:border="0.05pt solid #ffffff"/>
    </style:style>
    <style:style style:name="Table10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7" style:family="table">
      <style:table-properties style:width="6.6979in" fo:margin-left="0in" table:align="left" style:writing-mode="lr-tb"/>
    </style:style>
    <style:style style:name="Table107.A" style:family="table-column">
      <style:table-column-properties style:column-width="1.25in"/>
    </style:style>
    <style:style style:name="Table107.B" style:family="table-column">
      <style:table-column-properties style:column-width="1.4375in"/>
    </style:style>
    <style:style style:name="Table107.C" style:family="table-column">
      <style:table-column-properties style:column-width="3.1875in"/>
    </style:style>
    <style:style style:name="Table107.D" style:family="table-column">
      <style:table-column-properties style:column-width="0.8229in"/>
    </style:style>
    <style:style style:name="Table10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7.D1" style:family="table-cell">
      <style:table-cell-properties style:vertical-align="middle" fo:padding="0.0382in" fo:border="0.05pt solid #ffffff"/>
    </style:style>
    <style:style style:name="Table10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8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360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361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362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363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364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365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367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368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369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370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372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373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374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375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376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377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378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379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380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381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382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383" style:family="paragraph" style:parent-style-name="Table_20_Contents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8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8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8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8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8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9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9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9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9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9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9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9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9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9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9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0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40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0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0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0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0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06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3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1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1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3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3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3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3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3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3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3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3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4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4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4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5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5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5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5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6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6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6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6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6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6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6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6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6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6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7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7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7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7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7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7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7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7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7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7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80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81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82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83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84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85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486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487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488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489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490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491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492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493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4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5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6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7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8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50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50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50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50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50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505" style:family="paragraph" style:parent-style-name="Text_20_body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6" style:family="paragraph" style:parent-style-name="Text_20_body">
      <style:paragraph-properties fo:text-align="start" style:justify-single-word="false"/>
      <style:text-properties officeooo:paragraph-rsid="00152b8b"/>
    </style:style>
    <style:style style:name="P507" style:family="paragraph" style:parent-style-name="Text_20_body">
      <style:paragraph-properties fo:text-align="center" style:justify-single-word="false"/>
      <style:text-properties officeooo:paragraph-rsid="001305cd"/>
    </style:style>
    <style:style style:name="P50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0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10" style:family="paragraph" style:parent-style-name="Table_20_Contents">
      <style:paragraph-properties fo:text-align="center" style:justify-single-word="false"/>
    </style:style>
    <style:style style:name="P51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1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1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51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51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51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51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51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51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52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52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2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52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52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52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52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52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52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52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3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3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3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3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3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3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3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3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3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3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4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4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4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4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4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4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4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4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4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4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5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5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5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5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5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5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5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5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5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5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6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6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6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63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64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65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56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6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6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70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71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7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7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7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75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76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77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78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79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80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81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82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83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84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85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86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87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88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89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90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91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92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93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94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95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9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9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9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9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60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601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602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603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604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605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606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607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608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609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610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611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612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613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614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615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616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617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618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619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620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62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62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62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62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62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626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627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628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629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3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3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32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33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36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38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39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40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41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42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43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44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45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46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47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48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49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50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51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52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5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5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5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5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5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5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5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6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61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62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63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64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65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66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67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68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69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70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71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7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7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7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7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7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7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7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7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8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8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8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8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8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8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8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8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8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8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9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9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9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9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9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9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9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9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9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9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70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70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70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70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704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705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706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707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708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709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710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711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712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713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714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715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716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717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718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719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720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721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722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723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724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725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726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727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728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729" style:family="paragraph" style:parent-style-name="Table_20_Contents">
      <style:paragraph-properties fo:text-align="center" style:justify-single-word="false"/>
      <style:text-properties officeooo:rsid="0535a840"/>
    </style:style>
    <style:style style:name="P73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31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32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33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34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35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36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37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38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39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40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41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42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43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44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4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4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4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4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4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5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5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5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5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5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5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5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5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5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5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6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6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6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6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6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6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6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67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68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69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70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71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72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73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74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75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76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77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78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79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80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81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82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83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84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85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86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87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88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89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90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91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92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93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94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95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96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97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98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99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800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801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802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803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804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805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806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807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808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809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810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811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812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813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814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815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816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817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818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819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820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821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822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823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824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825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826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827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828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829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30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31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32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33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34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35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36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37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38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39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40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41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42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43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44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45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46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47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48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49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50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51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52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53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54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5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56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5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58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59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60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61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62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63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64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65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66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67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68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69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70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71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72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73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74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7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7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7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7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7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8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8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8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8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8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8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8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8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8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8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9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9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9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9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9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9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9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9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9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9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90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90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90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90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90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90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90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90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90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90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91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91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91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1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1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1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1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1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18" style:family="paragraph" style:parent-style-name="Table_20_Contents">
      <style:paragraph-properties fo:text-align="center" style:justify-single-word="false"/>
      <style:text-properties officeooo:rsid="0a1173ea"/>
    </style:style>
    <style:style style:name="P91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2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2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2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2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2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2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2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2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92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92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30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31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32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33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34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35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36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37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38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39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40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41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42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43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44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45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46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47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48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49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50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51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52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53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54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55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56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57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58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59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6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6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6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6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6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6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6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6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6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6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7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7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7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7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7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7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7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77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78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79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80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81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82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83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84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85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86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87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88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89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9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91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92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93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94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95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96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97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98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99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000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1001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1002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1003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1004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1005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1006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1007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1008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1009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010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01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1012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013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1014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015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16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17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18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19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20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21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22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23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24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25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26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027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028" style:family="paragraph" style:parent-style-name="Table_20_Contents">
      <style:paragraph-properties fo:text-align="center" style:justify-single-word="false"/>
      <style:text-properties officeooo:rsid="0bf8aca0"/>
    </style:style>
    <style:style style:name="P1029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30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31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32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33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34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35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36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37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38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39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40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41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42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43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44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45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46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47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48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49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50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51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52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53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54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55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56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57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58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59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60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61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62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63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64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65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66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67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68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69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70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71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72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73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74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75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76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77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78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79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80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81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82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83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84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85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86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87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88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89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90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91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92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93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94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95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96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97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98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99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100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101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102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103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104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105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106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107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108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109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110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111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112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113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114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115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116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117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118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119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120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121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122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123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124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125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126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127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128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129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30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31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32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3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3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3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3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3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3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3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4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4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4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4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4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4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4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4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4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4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5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5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5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5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5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5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5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5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5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5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6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6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6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6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6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6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6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6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6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6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7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7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7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7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7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7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7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7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7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7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8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8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8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8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8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8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8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87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88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89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90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91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92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93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94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95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96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97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98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99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200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201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202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203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204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205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206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207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208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209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210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211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212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213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214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215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216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217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218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219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220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221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222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223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224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225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226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227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228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229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30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31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32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33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34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35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36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37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38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39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40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41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42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43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44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45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46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47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48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49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50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51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52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53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54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55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56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57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58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59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60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61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62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63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64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65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66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67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68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69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70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71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72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73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74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75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76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77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78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79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80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81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82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83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84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85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86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87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88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89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90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91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92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93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94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95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96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97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98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99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300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301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302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303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304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305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306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307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308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309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310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311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312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313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314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315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316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317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318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319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320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321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322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323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324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325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326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327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328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329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30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31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32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33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34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35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36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37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38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39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40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41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42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43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44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45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46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47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48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49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50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51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52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53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54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55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56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57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58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59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60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61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62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63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64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65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66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67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68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69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70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71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72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73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74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75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76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77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78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79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80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81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82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83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84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85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86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87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88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89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90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91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92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93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94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95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96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97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98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99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400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401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402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403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404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405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406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407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408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409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410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411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412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413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414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415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416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417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418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419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420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421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422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423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424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425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426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427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428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429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30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31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32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33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34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35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36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37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38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39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40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41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42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43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44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45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46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47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48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49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50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51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52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53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54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55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56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57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58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59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60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61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62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63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64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65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66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67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68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69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70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71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72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73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74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75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76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77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78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79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80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81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82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83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84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85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86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87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88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89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90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9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92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93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94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95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96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97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98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99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500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501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50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50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50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50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50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50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50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50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51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51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51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513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514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515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516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517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518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519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520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521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522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523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524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525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526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527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528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529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30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31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32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33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34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35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36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37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38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39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40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41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42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43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44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45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46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47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48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49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50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51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52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53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54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55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56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57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58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59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60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61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62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63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64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65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66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67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68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569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570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571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572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573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574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575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576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577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578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579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580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581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582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583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584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585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586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587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588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589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590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591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592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593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594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595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596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597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598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599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600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601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602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603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604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605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606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607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608" style:family="paragraph" style:parent-style-name="Table_20_Contents">
      <style:paragraph-properties fo:text-align="center" style:justify-single-word="false"/>
      <style:text-properties officeooo:rsid="17bddee4"/>
    </style:style>
    <style:style style:name="P1609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610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611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612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613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614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615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616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617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618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619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620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1621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1622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1623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1624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1625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1626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1627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1628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1629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1630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1631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1632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1633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1634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1635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1636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1637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1638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1639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1640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1641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1642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1643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1644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1645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1646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1647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1648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1649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1650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1651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1652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1653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1654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1655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1656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1657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1658" style:family="paragraph" style:parent-style-name="Table_20_Contents">
      <style:paragraph-properties fo:text-align="center" style:justify-single-word="false"/>
      <style:text-properties officeooo:rsid="18def202" officeooo:paragraph-rsid="1958d2d0"/>
    </style:style>
    <style:style style:name="P1659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1660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1661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1662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1663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1664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1665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1666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1667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1668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1669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1670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1671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1672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1673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1674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1675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1676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1677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1678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1679" style:family="paragraph" style:parent-style-name="Table_20_Contents">
      <style:paragraph-properties fo:text-align="center" style:justify-single-word="false"/>
      <style:text-properties officeooo:rsid="195724ad" officeooo:paragraph-rsid="195724ad"/>
    </style:style>
    <style:style style:name="P168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00af3420" officeooo:paragraph-rsid="00b82b98"/>
    </style:style>
    <style:style style:name="P168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1053c0d0" officeooo:paragraph-rsid="105ce0c7"/>
    </style:style>
    <style:style style:name="P168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officeooo:rsid="105ce0c7" officeooo:paragraph-rsid="00b82b98"/>
    </style:style>
    <style:style style:name="P168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8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68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68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8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68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68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69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69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69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69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69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69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69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69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69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69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0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0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0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0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0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0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70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70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70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70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71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71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71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71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71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715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716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717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718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719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720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721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722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723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724" style:family="paragraph" style:parent-style-name="Standard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725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726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727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728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729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730" style:family="paragraph" style:parent-style-name="Standard">
      <style:paragraph-properties fo:margin-top="0.1402in" fo:margin-bottom="0in" style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731" style:family="paragraph" style:parent-style-name="Standard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73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73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73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73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73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73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73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739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74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74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74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743" style:family="paragraph" style:parent-style-name="Standard">
      <style:paragraph-properties fo:text-align="center" style:justify-single-word="false"/>
      <style:text-properties officeooo:paragraph-rsid="02e48904"/>
    </style:style>
    <style:style style:name="P1744" style:family="paragraph" style:parent-style-name="Standard">
      <style:paragraph-properties fo:text-align="center" style:justify-single-word="false"/>
      <style:text-properties officeooo:paragraph-rsid="15f8b926"/>
    </style:style>
    <style:style style:name="P174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74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74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74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749" style:family="paragraph" style:parent-style-name="Heading_20_1">
      <style:paragraph-properties fo:text-align="center" style:justify-single-word="false"/>
      <style:text-properties officeooo:paragraph-rsid="001305cd"/>
    </style:style>
    <style:style style:name="P1750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751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75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75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75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75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75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75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75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75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76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76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76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76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76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76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76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76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76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769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770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771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772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773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776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777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778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779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780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781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782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783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784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785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786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787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788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789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790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791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792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793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794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795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796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797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798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799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800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801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802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803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804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805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806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807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808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809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810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811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812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813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814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815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816" style:family="paragraph" style:parent-style-name="Standard" style:list-style-name="L102">
      <style:paragraph-properties fo:text-align="end" style:justify-single-word="false" style:writing-mode="rl-tb"/>
      <style:text-properties officeooo:paragraph-rsid="18c0b814"/>
    </style:style>
    <style:style style:name="P1817" style:family="paragraph" style:parent-style-name="Standard" style:list-style-name="L102">
      <style:paragraph-properties fo:text-align="end" style:justify-single-word="false" style:writing-mode="rl-tb"/>
      <style:text-properties officeooo:paragraph-rsid="1754ada8"/>
    </style:style>
    <style:style style:name="P1818" style:family="paragraph" style:parent-style-name="Standard" style:list-style-name="L105">
      <style:paragraph-properties fo:text-align="end" style:justify-single-word="false" style:writing-mode="rl-tb"/>
      <style:text-properties officeooo:paragraph-rsid="173aa879"/>
    </style:style>
    <style:style style:name="P1819" style:family="paragraph" style:parent-style-name="Standard" style:list-style-name="L106">
      <style:paragraph-properties fo:text-align="end" style:justify-single-word="false" style:writing-mode="rl-tb"/>
      <style:text-properties officeooo:paragraph-rsid="18cafb1b"/>
    </style:style>
    <style:style style:name="P1820" style:family="paragraph" style:parent-style-name="Standard" style:list-style-name="L112">
      <style:paragraph-properties fo:text-align="end" style:justify-single-word="false" style:writing-mode="rl-tb"/>
      <style:text-properties officeooo:paragraph-rsid="1592bf89"/>
    </style:style>
    <style:style style:name="P1821" style:family="paragraph" style:parent-style-name="Standard" style:list-style-name="L113">
      <style:paragraph-properties fo:text-align="end" style:justify-single-word="false" style:writing-mode="rl-tb"/>
      <style:text-properties officeooo:paragraph-rsid="14a42451"/>
    </style:style>
    <style:style style:name="P1822" style:family="paragraph" style:parent-style-name="Standard" style:list-style-name="L113">
      <style:paragraph-properties fo:text-align="end" style:justify-single-word="false" style:writing-mode="rl-tb"/>
      <style:text-properties officeooo:paragraph-rsid="15f5dd86"/>
    </style:style>
    <style:style style:name="P1823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182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82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82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82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82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82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83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83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83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83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83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83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83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83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83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839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84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841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84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843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84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84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84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84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84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84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85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85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85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85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85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85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85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85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85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85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86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86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86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86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86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86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86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86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86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86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87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87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87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87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87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87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87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87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87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879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88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88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88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88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88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88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886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88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88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88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89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8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89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89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89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89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89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89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89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89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90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9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90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90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90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9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9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90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90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9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9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91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91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91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914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91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91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91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91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91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92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92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92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923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92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925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92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927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92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929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93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931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93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93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934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93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936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937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938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939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940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941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942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943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944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945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946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947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948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949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950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951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952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953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954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955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956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957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958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959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960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961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962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963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964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965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966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967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968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96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97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97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97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97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97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97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97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97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97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979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980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981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982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983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984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98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98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98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98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98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99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99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99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993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994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995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996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997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998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999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2000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2001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2002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2003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2004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2005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2006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200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200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2009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2010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2011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2012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2013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2014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2015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2016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2017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201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201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202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202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202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2023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2024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2025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2026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2027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2028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2029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2030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2031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2032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203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203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2035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203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203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2038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203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204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2041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2042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204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204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204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204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2047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2048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2049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205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205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2052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2053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2054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2055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205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205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2058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2059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2060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2061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2062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2063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2064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2065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2066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2067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2068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2069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2070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2071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2072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2073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2074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2075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2076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2077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2078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2079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208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208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208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208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20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208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208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208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208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208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2090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091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092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093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094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095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096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097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098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09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10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10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10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10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104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105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106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107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108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10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11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111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112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113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11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11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116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117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118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119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12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12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122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123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124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125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126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127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12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12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13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13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13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13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13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13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136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137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138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139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140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141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142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143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144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145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14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14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148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149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150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15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15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153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154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15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15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15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158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159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160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16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16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163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164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165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166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167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168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16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17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171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172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173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174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17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17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177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178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179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180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181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182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18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18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18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18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18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18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18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19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19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19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19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194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19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19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19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19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19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20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20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20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20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20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20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20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20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20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20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21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21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21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21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21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21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21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21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21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21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22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22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22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22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22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22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22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22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22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22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23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23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23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23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23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23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23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23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23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23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24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24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24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24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24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24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24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24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24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24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25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25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25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25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25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25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25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25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25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25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26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26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26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26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26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26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26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26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26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26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27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27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27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27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27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7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7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27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27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28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28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28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28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28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28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28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28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28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28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29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29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29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29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29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29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29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29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29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29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30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30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30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30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30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30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30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30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30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30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31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31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312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313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314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315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316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31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318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31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320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321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322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323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324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325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326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327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328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329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330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331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332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333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334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335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336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337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338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339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340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341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342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343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344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345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346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347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348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349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350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351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352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353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354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355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356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357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358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359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360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361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362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363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364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365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366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367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368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369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370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37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372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37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374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37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37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377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378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379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380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381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382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383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384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385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386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387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388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389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390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391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392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393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394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395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396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397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398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399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400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401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402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403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404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405" style:family="paragraph" style:parent-style-name="Standard" style:list-style-name="L100">
      <style:paragraph-properties fo:text-align="end" style:justify-single-word="false" style:writing-mode="rl-tb"/>
      <style:text-properties officeooo:rsid="165b6901" officeooo:paragraph-rsid="16e97b4d"/>
    </style:style>
    <style:style style:name="P2406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407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408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409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410" style:family="paragraph" style:parent-style-name="Standard" style:list-style-name="L104">
      <style:paragraph-properties fo:text-align="end" style:justify-single-word="false" style:writing-mode="rl-tb"/>
      <style:text-properties officeooo:rsid="167ad72d" officeooo:paragraph-rsid="16e4f8e7"/>
    </style:style>
    <style:style style:name="P2411" style:family="paragraph" style:parent-style-name="Standard" style:list-style-name="L102">
      <style:paragraph-properties fo:text-align="end" style:justify-single-word="false" style:writing-mode="rl-tb"/>
      <style:text-properties officeooo:rsid="16b3bda3" officeooo:paragraph-rsid="16b3bda3"/>
    </style:style>
    <style:style style:name="P2412" style:family="paragraph" style:parent-style-name="Standard" style:list-style-name="L103">
      <style:paragraph-properties fo:text-align="end" style:justify-single-word="false" style:writing-mode="rl-tb"/>
      <style:text-properties officeooo:rsid="16b3bda3" officeooo:paragraph-rsid="16d18bad"/>
    </style:style>
    <style:style style:name="P2413" style:family="paragraph" style:parent-style-name="Standard" style:list-style-name="L102">
      <style:paragraph-properties fo:text-align="end" style:justify-single-word="false" style:writing-mode="rl-tb"/>
      <style:text-properties officeooo:rsid="16b407aa" officeooo:paragraph-rsid="16b407aa"/>
    </style:style>
    <style:style style:name="P2414" style:family="paragraph" style:parent-style-name="Standard" style:list-style-name="L104">
      <style:paragraph-properties fo:text-align="end" style:justify-single-word="false" style:writing-mode="rl-tb"/>
      <style:text-properties officeooo:rsid="16b407aa" officeooo:paragraph-rsid="16e4f8e7"/>
    </style:style>
    <style:style style:name="P2415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416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417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418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419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420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421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422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423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6f24e65"/>
    </style:style>
    <style:style style:name="P2424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73f610d"/>
    </style:style>
    <style:style style:name="P2425" style:family="paragraph" style:parent-style-name="Standard" style:list-style-name="L102">
      <style:paragraph-properties fo:text-align="end" style:justify-single-word="false" style:writing-mode="rl-tb"/>
      <style:text-properties officeooo:rsid="18be6477" officeooo:paragraph-rsid="18c0b814"/>
    </style:style>
    <style:style style:name="P2426" style:family="paragraph" style:parent-style-name="Standard" style:list-style-name="L106">
      <style:paragraph-properties fo:text-align="end" style:justify-single-word="false" style:writing-mode="rl-tb"/>
      <style:text-properties officeooo:rsid="18be6477" officeooo:paragraph-rsid="18be6477"/>
    </style:style>
    <style:style style:name="P2427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428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429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430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431" style:family="paragraph" style:parent-style-name="Standard" style:list-style-name="L102">
      <style:paragraph-properties fo:text-align="end" style:justify-single-word="false" style:writing-mode="rl-tb"/>
      <style:text-properties officeooo:rsid="16b90921" officeooo:paragraph-rsid="16b90921"/>
    </style:style>
    <style:style style:name="P2432" style:family="paragraph" style:parent-style-name="Standard" style:list-style-name="L103">
      <style:paragraph-properties fo:text-align="end" style:justify-single-word="false" style:writing-mode="rl-tb"/>
      <style:text-properties officeooo:rsid="16d11181" officeooo:paragraph-rsid="16d11181"/>
    </style:style>
    <style:style style:name="P2433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18bad"/>
    </style:style>
    <style:style style:name="P2434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33317"/>
    </style:style>
    <style:style style:name="P2435" style:family="paragraph" style:parent-style-name="Standard" style:list-style-name="L104">
      <style:paragraph-properties fo:text-align="end" style:justify-single-word="false" style:writing-mode="rl-tb"/>
      <style:text-properties officeooo:rsid="16d18bad" officeooo:paragraph-rsid="16e395e4"/>
    </style:style>
    <style:style style:name="P2436" style:family="paragraph" style:parent-style-name="Standard" style:list-style-name="L103">
      <style:paragraph-properties fo:text-align="end" style:justify-single-word="false" style:writing-mode="rl-tb"/>
      <style:text-properties officeooo:rsid="16d33317" officeooo:paragraph-rsid="16d33317"/>
    </style:style>
    <style:style style:name="P2437" style:family="paragraph" style:parent-style-name="Standard" style:list-style-name="L104">
      <style:paragraph-properties fo:text-align="end" style:justify-single-word="false" style:writing-mode="rl-tb"/>
      <style:text-properties officeooo:rsid="16d33317" officeooo:paragraph-rsid="16e395e4"/>
    </style:style>
    <style:style style:name="P2438" style:family="paragraph" style:parent-style-name="Standard" style:list-style-name="L103">
      <style:paragraph-properties fo:text-align="end" style:justify-single-word="false" style:writing-mode="rl-tb"/>
      <style:text-properties officeooo:rsid="16d60ca2" officeooo:paragraph-rsid="16d60ca2"/>
    </style:style>
    <style:style style:name="P2439" style:family="paragraph" style:parent-style-name="Standard" style:list-style-name="L103">
      <style:paragraph-properties fo:text-align="end" style:justify-single-word="false" style:writing-mode="rl-tb"/>
      <style:text-properties officeooo:rsid="16dd40be" officeooo:paragraph-rsid="16dd40be"/>
    </style:style>
    <style:style style:name="P2440" style:family="paragraph" style:parent-style-name="Standard" style:list-style-name="L104">
      <style:paragraph-properties fo:text-align="end" style:justify-single-word="false" style:writing-mode="rl-tb"/>
      <style:text-properties officeooo:rsid="16e395e4" officeooo:paragraph-rsid="16e395e4"/>
    </style:style>
    <style:style style:name="P2441" style:family="paragraph" style:parent-style-name="Standard" style:list-style-name="L104">
      <style:paragraph-properties fo:text-align="end" style:justify-single-word="false" style:writing-mode="rl-tb"/>
      <style:text-properties officeooo:rsid="16f6ef30" officeooo:paragraph-rsid="16f6ef30"/>
    </style:style>
    <style:style style:name="P2442" style:family="paragraph" style:parent-style-name="Standard" style:list-style-name="L105">
      <style:paragraph-properties fo:text-align="end" style:justify-single-word="false" style:writing-mode="rl-tb"/>
      <style:text-properties officeooo:rsid="173aa879" officeooo:paragraph-rsid="173aa879"/>
    </style:style>
    <style:style style:name="P2443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4cc95d"/>
    </style:style>
    <style:style style:name="P2444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54ada8"/>
    </style:style>
    <style:style style:name="P2445" style:family="paragraph" style:parent-style-name="Standard" style:list-style-name="L102">
      <style:paragraph-properties fo:text-align="end" style:justify-single-word="false" style:writing-mode="rl-tb"/>
      <style:text-properties officeooo:rsid="175849c8" officeooo:paragraph-rsid="175849c8"/>
    </style:style>
    <style:style style:name="P2446" style:family="paragraph" style:parent-style-name="Standard" style:list-style-name="L102">
      <style:paragraph-properties fo:text-align="end" style:justify-single-word="false" style:writing-mode="rl-tb"/>
      <style:text-properties officeooo:rsid="175bd670" officeooo:paragraph-rsid="175bd670"/>
    </style:style>
    <style:style style:name="P2447" style:family="paragraph" style:parent-style-name="Standard" style:list-style-name="L102">
      <style:paragraph-properties fo:text-align="end" style:justify-single-word="false" style:writing-mode="rl-tb"/>
      <style:text-properties officeooo:rsid="175cb1a0" officeooo:paragraph-rsid="175cb1a0"/>
    </style:style>
    <style:style style:name="P2448" style:family="paragraph" style:parent-style-name="Standard" style:list-style-name="L102">
      <style:paragraph-properties fo:text-align="end" style:justify-single-word="false" style:writing-mode="rl-tb"/>
      <style:text-properties officeooo:rsid="175eb311" officeooo:paragraph-rsid="175eb311"/>
    </style:style>
    <style:style style:name="P2449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7d01c4"/>
    </style:style>
    <style:style style:name="P2450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82dbcf"/>
    </style:style>
    <style:style style:name="P2451" style:family="paragraph" style:parent-style-name="Standard" style:list-style-name="L102">
      <style:paragraph-properties fo:text-align="end" style:justify-single-word="false" style:writing-mode="rl-tb"/>
      <style:text-properties officeooo:rsid="1782dbcf" officeooo:paragraph-rsid="1782dbcf"/>
    </style:style>
    <style:style style:name="P2452" style:family="paragraph" style:parent-style-name="Standard" style:list-style-name="L102">
      <style:paragraph-properties fo:text-align="end" style:justify-single-word="false" style:writing-mode="rl-tb"/>
      <style:text-properties officeooo:rsid="177d6350" officeooo:paragraph-rsid="177d6350"/>
    </style:style>
    <style:style style:name="P2453" style:family="paragraph" style:parent-style-name="Standard" style:list-style-name="L102">
      <style:paragraph-properties fo:text-align="end" style:justify-single-word="false" style:writing-mode="rl-tb"/>
      <style:text-properties officeooo:rsid="178ed9ec" officeooo:paragraph-rsid="178ed9ec"/>
    </style:style>
    <style:style style:name="P2454" style:family="paragraph" style:parent-style-name="Standard" style:list-style-name="L102">
      <style:paragraph-properties fo:text-align="end" style:justify-single-word="false" style:writing-mode="rl-tb"/>
      <style:text-properties officeooo:rsid="1821dd60" officeooo:paragraph-rsid="18269230"/>
    </style:style>
    <style:style style:name="P2455" style:family="paragraph" style:parent-style-name="Standard" style:list-style-name="L107">
      <style:paragraph-properties fo:text-align="end" style:justify-single-word="false" style:writing-mode="rl-tb"/>
      <style:text-properties officeooo:rsid="1821dd60" officeooo:paragraph-rsid="1821dd60"/>
    </style:style>
    <style:style style:name="P2456" style:family="paragraph" style:parent-style-name="Standard" style:list-style-name="L102">
      <style:paragraph-properties fo:text-align="end" style:justify-single-word="false" style:writing-mode="rl-tb"/>
      <style:text-properties officeooo:rsid="185ecbf7" officeooo:paragraph-rsid="185ecbf7"/>
    </style:style>
    <style:style style:name="P2457" style:family="paragraph" style:parent-style-name="Standard" style:list-style-name="L102">
      <style:paragraph-properties fo:text-align="end" style:justify-single-word="false" style:writing-mode="rl-tb"/>
      <style:text-properties officeooo:rsid="186376a5" officeooo:paragraph-rsid="186376a5"/>
    </style:style>
    <style:style style:name="P2458" style:family="paragraph" style:parent-style-name="Standard" style:list-style-name="L106">
      <style:paragraph-properties fo:text-align="end" style:justify-single-word="false" style:writing-mode="rl-tb"/>
      <style:text-properties officeooo:rsid="18c59e3b" officeooo:paragraph-rsid="18cafb1b"/>
    </style:style>
    <style:style style:name="P2459" style:family="paragraph" style:parent-style-name="Standard" style:list-style-name="L106">
      <style:paragraph-properties fo:text-align="end" style:justify-single-word="false" style:writing-mode="rl-tb"/>
      <style:text-properties officeooo:rsid="18c59e3b" officeooo:paragraph-rsid="18c59e3b"/>
    </style:style>
    <style:style style:name="P2460" style:family="paragraph" style:parent-style-name="Standard" style:list-style-name="L102">
      <style:paragraph-properties fo:text-align="end" style:justify-single-word="false" style:writing-mode="rl-tb"/>
      <style:text-properties officeooo:rsid="17b2d2c2" officeooo:paragraph-rsid="17b2d2c2"/>
    </style:style>
    <style:style style:name="P2461" style:family="paragraph" style:parent-style-name="Standard" style:list-style-name="L107">
      <style:paragraph-properties fo:text-align="end" style:justify-single-word="false" style:writing-mode="rl-tb"/>
      <style:text-properties officeooo:rsid="18213905" officeooo:paragraph-rsid="18213905"/>
    </style:style>
    <style:style style:name="P2462" style:family="paragraph" style:parent-style-name="Standard" style:list-style-name="L107">
      <style:paragraph-properties fo:text-align="end" style:justify-single-word="false" style:writing-mode="rl-tb"/>
      <style:text-properties officeooo:rsid="18228277" officeooo:paragraph-rsid="18228277"/>
    </style:style>
    <style:style style:name="P2463" style:family="paragraph" style:parent-style-name="Standard" style:list-style-name="L107">
      <style:paragraph-properties fo:text-align="end" style:justify-single-word="false" style:writing-mode="rl-tb"/>
      <style:text-properties officeooo:rsid="182f400d" officeooo:paragraph-rsid="182f400d"/>
    </style:style>
    <style:style style:name="P2464" style:family="paragraph" style:parent-style-name="Standard" style:list-style-name="L107">
      <style:paragraph-properties fo:text-align="end" style:justify-single-word="false" style:writing-mode="rl-tb"/>
      <style:text-properties officeooo:rsid="182f400d" officeooo:paragraph-rsid="18356872"/>
    </style:style>
    <style:style style:name="P2465" style:family="paragraph" style:parent-style-name="Standard" style:list-style-name="L108">
      <style:paragraph-properties fo:text-align="end" style:justify-single-word="false" style:writing-mode="rl-tb"/>
      <style:text-properties officeooo:rsid="182f400d" officeooo:paragraph-rsid="185715e4"/>
    </style:style>
    <style:style style:name="P2466" style:family="paragraph" style:parent-style-name="Standard" style:list-style-name="L107">
      <style:paragraph-properties fo:text-align="end" style:justify-single-word="false" style:writing-mode="rl-tb"/>
      <style:text-properties officeooo:rsid="183cb254" officeooo:paragraph-rsid="183cb254"/>
    </style:style>
    <style:style style:name="P2467" style:family="paragraph" style:parent-style-name="Standard" style:list-style-name="L108">
      <style:paragraph-properties fo:text-align="end" style:justify-single-word="false" style:writing-mode="rl-tb"/>
      <style:text-properties officeooo:rsid="1852eabe" officeooo:paragraph-rsid="1852eabe"/>
    </style:style>
    <style:style style:name="P2468" style:family="paragraph" style:parent-style-name="Standard" style:list-style-name="L108">
      <style:paragraph-properties fo:text-align="end" style:justify-single-word="false" style:writing-mode="rl-tb"/>
      <style:text-properties officeooo:rsid="18547728" officeooo:paragraph-rsid="18547728"/>
    </style:style>
    <style:style style:name="P2469" style:family="paragraph" style:parent-style-name="Standard" style:list-style-name="L108">
      <style:paragraph-properties fo:text-align="end" style:justify-single-word="false" style:writing-mode="rl-tb"/>
      <style:text-properties officeooo:rsid="1889b2eb" officeooo:paragraph-rsid="1889b2eb"/>
    </style:style>
    <style:style style:name="P2470" style:family="paragraph" style:parent-style-name="Standard" style:list-style-name="L106">
      <style:paragraph-properties fo:text-align="end" style:justify-single-word="false" style:writing-mode="rl-tb"/>
      <style:text-properties officeooo:rsid="18b8c8a7" officeooo:paragraph-rsid="18b8c8a7"/>
    </style:style>
    <style:style style:name="P2471" style:family="paragraph" style:parent-style-name="Standard" style:list-style-name="L106">
      <style:paragraph-properties fo:text-align="end" style:justify-single-word="false" style:writing-mode="rl-tb"/>
      <style:text-properties officeooo:rsid="18cd17d0" officeooo:paragraph-rsid="18cd17d0"/>
    </style:style>
    <style:style style:name="P2472" style:family="paragraph" style:parent-style-name="Standard" style:list-style-name="L106">
      <style:paragraph-properties fo:text-align="end" style:justify-single-word="false" style:writing-mode="rl-tb"/>
      <style:text-properties officeooo:rsid="18b94cf3" officeooo:paragraph-rsid="18b94cf3"/>
    </style:style>
    <style:style style:name="P2473" style:family="paragraph" style:parent-style-name="Standard" style:list-style-name="L106">
      <style:paragraph-properties fo:text-align="end" style:justify-single-word="false" style:writing-mode="rl-tb"/>
      <style:text-properties officeooo:rsid="18f776d4" officeooo:paragraph-rsid="18f776d4"/>
    </style:style>
    <style:style style:name="P2474" style:family="paragraph" style:parent-style-name="Standard" style:list-style-name="L106">
      <style:paragraph-properties fo:text-align="end" style:justify-single-word="false" style:writing-mode="rl-tb"/>
      <style:text-properties officeooo:rsid="18ba8786" officeooo:paragraph-rsid="18ba8786"/>
    </style:style>
    <style:style style:name="P2475" style:family="paragraph" style:parent-style-name="Standard" style:list-style-name="L106">
      <style:paragraph-properties fo:text-align="end" style:justify-single-word="false" style:writing-mode="rl-tb"/>
      <style:text-properties officeooo:rsid="18bc1499" officeooo:paragraph-rsid="18f776d4"/>
    </style:style>
    <style:style style:name="P2476" style:family="paragraph" style:parent-style-name="Standard" style:list-style-name="L106">
      <style:paragraph-properties fo:text-align="end" style:justify-single-word="false" style:writing-mode="rl-tb"/>
      <style:text-properties officeooo:rsid="18cfed93" officeooo:paragraph-rsid="18cfed93"/>
    </style:style>
    <style:style style:name="P2477" style:family="paragraph" style:parent-style-name="Standard" style:list-style-name="L109">
      <style:paragraph-properties fo:text-align="end" style:justify-single-word="false" style:writing-mode="rl-tb"/>
      <style:text-properties officeooo:rsid="18cfed93" officeooo:paragraph-rsid="19423c5b"/>
    </style:style>
    <style:style style:name="P2478" style:family="paragraph" style:parent-style-name="Standard" style:list-style-name="L106">
      <style:paragraph-properties fo:text-align="end" style:justify-single-word="false" style:writing-mode="rl-tb"/>
      <style:text-properties officeooo:rsid="18d36579" officeooo:paragraph-rsid="18fa44da"/>
    </style:style>
    <style:style style:name="P2479" style:family="paragraph" style:parent-style-name="Standard" style:list-style-name="L106">
      <style:paragraph-properties fo:text-align="end" style:justify-single-word="false" style:writing-mode="rl-tb"/>
      <style:text-properties officeooo:rsid="18d36579" officeooo:paragraph-rsid="18d36579"/>
    </style:style>
    <style:style style:name="P2480" style:family="paragraph" style:parent-style-name="Standard" style:list-style-name="L106">
      <style:paragraph-properties fo:text-align="end" style:justify-single-word="false" style:writing-mode="rl-tb"/>
      <style:text-properties officeooo:rsid="18fa44da" officeooo:paragraph-rsid="18fa44da"/>
    </style:style>
    <style:style style:name="P2481" style:family="paragraph" style:parent-style-name="Standard" style:list-style-name="L106">
      <style:paragraph-properties fo:text-align="end" style:justify-single-word="false" style:writing-mode="rl-tb"/>
      <style:text-properties officeooo:rsid="18d56648" officeooo:paragraph-rsid="18d56648"/>
    </style:style>
    <style:style style:name="P2482" style:family="paragraph" style:parent-style-name="Standard" style:list-style-name="L109">
      <style:paragraph-properties fo:text-align="end" style:justify-single-word="false" style:writing-mode="rl-tb"/>
      <style:text-properties officeooo:rsid="18f3e67c" officeooo:paragraph-rsid="18f3e67c"/>
    </style:style>
    <style:style style:name="P2483" style:family="paragraph" style:parent-style-name="Standard" style:list-style-name="L109">
      <style:paragraph-properties fo:text-align="end" style:justify-single-word="false" style:writing-mode="rl-tb"/>
      <style:text-properties officeooo:rsid="18f61467" officeooo:paragraph-rsid="18f61467"/>
    </style:style>
    <style:style style:name="P2484" style:family="paragraph" style:parent-style-name="Standard" style:list-style-name="L110">
      <style:paragraph-properties fo:text-align="end" style:justify-single-word="false" style:writing-mode="rl-tb"/>
      <style:text-properties officeooo:rsid="18f61467" officeooo:paragraph-rsid="19199462"/>
    </style:style>
    <style:style style:name="P2485" style:family="paragraph" style:parent-style-name="Standard" style:list-style-name="L109">
      <style:paragraph-properties fo:text-align="end" style:justify-single-word="false" style:writing-mode="rl-tb"/>
      <style:text-properties officeooo:rsid="1904747c" officeooo:paragraph-rsid="1904747c"/>
    </style:style>
    <style:style style:name="P2486" style:family="paragraph" style:parent-style-name="Standard" style:list-style-name="L110">
      <style:paragraph-properties fo:text-align="end" style:justify-single-word="false" style:writing-mode="rl-tb"/>
      <style:text-properties officeooo:rsid="191982a5" officeooo:paragraph-rsid="191982a5"/>
    </style:style>
    <style:style style:name="P2487" style:family="paragraph" style:parent-style-name="Standard" style:list-style-name="L110">
      <style:paragraph-properties fo:text-align="end" style:justify-single-word="false" style:writing-mode="rl-tb"/>
      <style:text-properties officeooo:rsid="19199462" officeooo:paragraph-rsid="19199462"/>
    </style:style>
    <style:style style:name="P2488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489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490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491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492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493" style:family="paragraph" style:parent-style-name="Standard" style:list-style-name="L111">
      <style:paragraph-properties fo:text-align="end" style:justify-single-word="false" style:writing-mode="rl-tb"/>
      <style:text-properties officeooo:rsid="14982507" officeooo:paragraph-rsid="149891c7"/>
    </style:style>
    <style:style style:name="P2494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495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496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497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498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499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500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501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502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503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504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505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506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507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508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509" style:family="paragraph" style:parent-style-name="Standard" style:list-style-name="L111">
      <style:paragraph-properties fo:text-align="end" style:justify-single-word="false" style:writing-mode="rl-tb"/>
      <style:text-properties officeooo:rsid="150a3d5e" officeooo:paragraph-rsid="150a3d5e"/>
    </style:style>
    <style:style style:name="P2510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511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512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513" style:family="paragraph" style:parent-style-name="Standard" style:list-style-name="L111">
      <style:paragraph-properties fo:text-align="end" style:justify-single-word="false" style:writing-mode="rl-tb"/>
      <style:text-properties officeooo:rsid="149891c7" officeooo:paragraph-rsid="149891c7"/>
    </style:style>
    <style:style style:name="P2514" style:family="paragraph" style:parent-style-name="Standard" style:list-style-name="L111">
      <style:paragraph-properties fo:text-align="end" style:justify-single-word="false" style:writing-mode="rl-tb"/>
      <style:text-properties officeooo:rsid="1499faac" officeooo:paragraph-rsid="1499faac"/>
    </style:style>
    <style:style style:name="P2515" style:family="paragraph" style:parent-style-name="Standard" style:list-style-name="L111">
      <style:paragraph-properties fo:text-align="end" style:justify-single-word="false" style:writing-mode="rl-tb"/>
      <style:text-properties officeooo:rsid="1499faac" officeooo:paragraph-rsid="15f75e72"/>
    </style:style>
    <style:style style:name="P2516" style:family="paragraph" style:parent-style-name="Standard" style:list-style-name="L111">
      <style:paragraph-properties fo:text-align="end" style:justify-single-word="false" style:writing-mode="rl-tb"/>
      <style:text-properties officeooo:rsid="1592bf89" officeooo:paragraph-rsid="1592e660"/>
    </style:style>
    <style:style style:name="P2517" style:family="paragraph" style:parent-style-name="Standard" style:list-style-name="L111">
      <style:paragraph-properties fo:text-align="end" style:justify-single-word="false" style:writing-mode="rl-tb"/>
      <style:text-properties officeooo:rsid="1592bf89" officeooo:paragraph-rsid="15efd0a8"/>
    </style:style>
    <style:style style:name="P2518" style:family="paragraph" style:parent-style-name="Standard" style:list-style-name="L112">
      <style:paragraph-properties fo:text-align="end" style:justify-single-word="false" style:writing-mode="rl-tb"/>
      <style:text-properties officeooo:rsid="1592bf89" officeooo:paragraph-rsid="1592bf89"/>
    </style:style>
    <style:style style:name="P2519" style:family="paragraph" style:parent-style-name="Standard" style:list-style-name="L112">
      <style:paragraph-properties fo:text-align="end" style:justify-single-word="false" style:writing-mode="rl-tb"/>
      <style:text-properties officeooo:rsid="1592bf89" officeooo:paragraph-rsid="15f18bd7"/>
    </style:style>
    <style:style style:name="P2520" style:family="paragraph" style:parent-style-name="Standard" style:list-style-name="L111">
      <style:paragraph-properties fo:text-align="end" style:justify-single-word="false" style:writing-mode="rl-tb"/>
      <style:text-properties officeooo:rsid="158ac300" officeooo:paragraph-rsid="158ac300"/>
    </style:style>
    <style:style style:name="P2521" style:family="paragraph" style:parent-style-name="Standard" style:list-style-name="L112">
      <style:paragraph-properties fo:text-align="end" style:justify-single-word="false" style:writing-mode="rl-tb"/>
      <style:text-properties officeooo:rsid="1590e0bb" officeooo:paragraph-rsid="1590e0bb"/>
    </style:style>
    <style:style style:name="P2522" style:family="paragraph" style:parent-style-name="Standard" style:list-style-name="L111">
      <style:paragraph-properties fo:text-align="end" style:justify-single-word="false" style:writing-mode="rl-tb"/>
      <style:text-properties officeooo:rsid="149f0b93" officeooo:paragraph-rsid="149f0b93"/>
    </style:style>
    <style:style style:name="P2523" style:family="paragraph" style:parent-style-name="Standard" style:list-style-name="L113">
      <style:paragraph-properties fo:text-align="end" style:justify-single-word="false" style:writing-mode="rl-tb"/>
      <style:text-properties officeooo:rsid="14a42052" officeooo:paragraph-rsid="14a42052"/>
    </style:style>
    <style:style style:name="P2524" style:family="paragraph" style:parent-style-name="Standard" style:list-style-name="L113">
      <style:paragraph-properties fo:text-align="end" style:justify-single-word="false" style:writing-mode="rl-tb"/>
      <style:text-properties officeooo:rsid="14a42451" officeooo:paragraph-rsid="152d6a1d"/>
    </style:style>
    <style:style style:name="P2525" style:family="paragraph" style:parent-style-name="Standard" style:list-style-name="L113">
      <style:paragraph-properties fo:text-align="end" style:justify-single-word="false" style:writing-mode="rl-tb"/>
      <style:text-properties officeooo:rsid="14a42451" officeooo:paragraph-rsid="15f5dd86"/>
    </style:style>
    <style:style style:name="P2526" style:family="paragraph" style:parent-style-name="Standard" style:list-style-name="L113">
      <style:paragraph-properties fo:text-align="end" style:justify-single-word="false" style:writing-mode="rl-tb"/>
      <style:text-properties officeooo:rsid="14b61db0" officeooo:paragraph-rsid="15f5dd86"/>
    </style:style>
    <style:style style:name="P2527" style:family="paragraph" style:parent-style-name="Standard" style:list-style-name="L113">
      <style:paragraph-properties fo:text-align="end" style:justify-single-word="false" style:writing-mode="rl-tb"/>
      <style:text-properties officeooo:rsid="15165445" officeooo:paragraph-rsid="152cec05"/>
    </style:style>
    <style:style style:name="P2528" style:family="paragraph" style:parent-style-name="Standard" style:list-style-name="L88">
      <style:paragraph-properties fo:text-align="end" style:justify-single-word="false" style:writing-mode="rl-tb"/>
      <style:text-properties officeooo:rsid="195f7c1f" officeooo:paragraph-rsid="195f7c1f"/>
    </style:style>
    <style:style style:name="P2529" style:family="paragraph" style:parent-style-name="Standard">
      <style:paragraph-properties fo:text-align="end" style:justify-single-word="false" style:writing-mode="rl-tb"/>
      <style:text-properties officeooo:rsid="195f7c1f" officeooo:paragraph-rsid="195f7c1f"/>
    </style:style>
    <style:style style:name="P2530" style:family="paragraph" style:parent-style-name="Standard" style:list-style-name="L115">
      <style:paragraph-properties fo:text-align="end" style:justify-single-word="false" style:writing-mode="rl-tb"/>
      <style:text-properties officeooo:rsid="19885727" officeooo:paragraph-rsid="19885727"/>
    </style:style>
    <style:style style:name="P2531" style:family="paragraph" style:parent-style-name="Standard" style:list-style-name="L115">
      <style:paragraph-properties fo:text-align="end" style:justify-single-word="false" style:writing-mode="rl-tb"/>
      <style:text-properties officeooo:rsid="198b56c3" officeooo:paragraph-rsid="198b56c3"/>
    </style:style>
    <style:style style:name="P2532" style:family="paragraph" style:parent-style-name="Standard">
      <style:paragraph-properties fo:text-align="end" style:justify-single-word="false" style:writing-mode="rl-tb"/>
      <style:text-properties officeooo:rsid="198b56c3" officeooo:paragraph-rsid="198b56c3"/>
    </style:style>
    <style:style style:name="P2533" style:family="paragraph" style:parent-style-name="Standard" style:list-style-name="L115">
      <style:paragraph-properties fo:text-align="end" style:justify-single-word="false" style:writing-mode="rl-tb"/>
      <style:text-properties officeooo:rsid="1999e36b" officeooo:paragraph-rsid="1999e36b"/>
    </style:style>
    <style:style style:name="P2534" style:family="paragraph" style:parent-style-name="Standard">
      <style:paragraph-properties fo:text-align="end" style:justify-single-word="false" style:writing-mode="rl-tb"/>
      <style:text-properties officeooo:rsid="1999e36b" officeooo:paragraph-rsid="1999e36b"/>
    </style:style>
    <style:style style:name="P2535" style:family="paragraph" style:parent-style-name="Standard">
      <style:paragraph-properties fo:text-align="end" style:justify-single-word="false" style:writing-mode="rl-tb"/>
      <style:text-properties officeooo:rsid="19a14b3c" officeooo:paragraph-rsid="19a14b3c"/>
    </style:style>
    <style:style style:name="P2536" style:family="paragraph" style:parent-style-name="Standard" style:list-style-name="L115">
      <style:paragraph-properties fo:text-align="end" style:justify-single-word="false" style:writing-mode="rl-tb"/>
      <style:text-properties officeooo:rsid="19a485b3" officeooo:paragraph-rsid="19a485b3"/>
    </style:style>
    <style:style style:name="P2537" style:family="paragraph" style:parent-style-name="Standard" style:list-style-name="L117">
      <style:paragraph-properties fo:text-align="end" style:justify-single-word="false" style:writing-mode="rl-tb"/>
      <style:text-properties officeooo:rsid="19c396d8" officeooo:paragraph-rsid="19c396d8"/>
    </style:style>
    <style:style style:name="P2538" style:family="paragraph" style:parent-style-name="Standard">
      <style:paragraph-properties fo:text-align="end" style:justify-single-word="false" style:writing-mode="rl-tb"/>
      <style:text-properties officeooo:rsid="19c396d8" officeooo:paragraph-rsid="19c396d8"/>
    </style:style>
    <style:style style:name="P2539" style:family="paragraph" style:parent-style-name="Standard" style:list-style-name="L4">
      <style:paragraph-properties fo:margin-top="0.1402in" fo:margin-bottom="0in" style:contextual-spacing="false" fo:text-align="end" style:justify-single-word="false" style:writing-mode="rl-tb"/>
      <style:text-properties officeooo:paragraph-rsid="121c67a8"/>
    </style:style>
    <style:style style:name="P2540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paragraph-rsid="0717c63b"/>
    </style:style>
    <style:style style:name="P2541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paragraph-rsid="00ab381d"/>
    </style:style>
    <style:style style:name="P2542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officeooo:paragraph-rsid="124b07d6"/>
    </style:style>
    <style:style style:name="P2543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officeooo:paragraph-rsid="106e2f5d"/>
    </style:style>
    <style:style style:name="P2544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paragraph-rsid="10a68377"/>
    </style:style>
    <style:style style:name="P2545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officeooo:paragraph-rsid="12740e07"/>
    </style:style>
    <style:style style:name="P2546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officeooo:paragraph-rsid="112097b4"/>
    </style:style>
    <style:style style:name="P2547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officeooo:paragraph-rsid="1181200a"/>
    </style:style>
    <style:style style:name="P2548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26a751"/>
    </style:style>
    <style:style style:name="P2549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5dabc9"/>
    </style:style>
    <style:style style:name="P2550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officeooo:paragraph-rsid="11c9b299"/>
    </style:style>
    <style:style style:name="P2551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officeooo:paragraph-rsid="11935021"/>
    </style:style>
    <style:style style:name="P2552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officeooo:paragraph-rsid="1319ec38"/>
    </style:style>
    <style:style style:name="P2553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paragraph-rsid="120819da"/>
    </style:style>
    <style:style style:name="P2554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officeooo:paragraph-rsid="11ac741e"/>
    </style:style>
    <style:style style:name="P2555" style:family="paragraph" style:parent-style-name="Standard" style:list-style-name="L4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1c67a8"/>
    </style:style>
    <style:style style:name="P2556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119d32"/>
    </style:style>
    <style:style style:name="P2557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0819da"/>
    </style:style>
    <style:style style:name="P2558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7ef2b" officeooo:paragraph-rsid="120cd8f7"/>
    </style:style>
    <style:style style:name="P2559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ab381d" officeooo:paragraph-rsid="00ab381d"/>
    </style:style>
    <style:style style:name="P2560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af3420" officeooo:paragraph-rsid="00b82b98"/>
    </style:style>
    <style:style style:name="P2561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ba2573" officeooo:paragraph-rsid="00c0044a"/>
    </style:style>
    <style:style style:name="P2562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bdb01e" officeooo:paragraph-rsid="00c0044a"/>
    </style:style>
    <style:style style:name="P2563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00c34a40" officeooo:paragraph-rsid="00c34a40"/>
    </style:style>
    <style:style style:name="P2564" style:family="paragraph" style:parent-style-name="Standard" style:list-style-name="L5">
      <style:paragraph-properties fo:margin-top="0.1402in" fo:margin-bottom="0in" style:contextual-spacing="false" fo:text-align="end" style:justify-single-word="false" style:writing-mode="rl-tb"/>
      <style:text-properties officeooo:rsid="1053c0d0" officeooo:paragraph-rsid="105ce0c7"/>
    </style:style>
    <style:style style:name="P2565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566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567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568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569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570" style:family="paragraph" style:parent-style-name="Standard" style:list-style-name="L1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571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572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573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574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575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576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577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578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579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580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581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582" style:family="paragraph" style:parent-style-name="Standard" style:list-style-name="L18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583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584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585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586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587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588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589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590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591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592" style:family="paragraph" style:parent-style-name="Standard" style:list-style-name="L1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593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594" style:family="paragraph" style:parent-style-name="Standard" style:list-style-name="L2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595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596" style:family="paragraph" style:parent-style-name="Standard" style:list-style-name="L2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597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598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599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600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601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602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603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604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605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606" style:family="paragraph" style:parent-style-name="Standard" style:list-style-name="L2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607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608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609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610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611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612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613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614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615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616" style:family="paragraph" style:parent-style-name="Standard" style:list-style-name="L2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617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618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619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620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621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622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623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624" style:family="paragraph" style:parent-style-name="Standard" style:list-style-name="L2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625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626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627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628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629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630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631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632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633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634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635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636" style:family="paragraph" style:parent-style-name="Standard" style:list-style-name="L26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637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638" style:family="paragraph" style:parent-style-name="Standard" style:list-style-name="L24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639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640" style:family="paragraph" style:parent-style-name="Standard" style:list-style-name="L25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641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642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643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644" style:family="paragraph" style:parent-style-name="Standard" style:list-style-name="L29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645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646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647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648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649" style:family="paragraph" style:parent-style-name="Standard" style:list-style-name="L30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650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651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652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653" style:family="paragraph" style:parent-style-name="Standard" style:list-style-name="L31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654" style:family="paragraph" style:parent-style-name="Standard" style:list-style-name="L32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655" style:family="paragraph" style:parent-style-name="Standard" style:list-style-name="L3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656" style:family="paragraph" style:parent-style-name="Standard" style:list-style-name="L33">
      <style:paragraph-properties fo:margin-top="0.1402in" fo:margin-bottom="0in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657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8af17" officeooo:paragraph-rsid="1088af17"/>
    </style:style>
    <style:style style:name="P2658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8bed9" officeooo:paragraph-rsid="1088bed9"/>
    </style:style>
    <style:style style:name="P2659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8ea395" officeooo:paragraph-rsid="108ea395"/>
    </style:style>
    <style:style style:name="P2660" style:family="paragraph" style:parent-style-name="Standard" style:list-style-name="L15">
      <style:paragraph-properties fo:margin-top="0.1402in" fo:margin-bottom="0in" style:contextual-spacing="false" fo:text-align="end" style:justify-single-word="false" style:writing-mode="rl-tb"/>
      <style:text-properties officeooo:rsid="1093732e" officeooo:paragraph-rsid="1093732e"/>
    </style:style>
    <style:style style:name="P2661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rsid="10a4ec07" officeooo:paragraph-rsid="10a4ec07"/>
    </style:style>
    <style:style style:name="P2662" style:family="paragraph" style:parent-style-name="Standard" style:list-style-name="L16">
      <style:paragraph-properties fo:margin-top="0.1402in" fo:margin-bottom="0in" style:contextual-spacing="false" fo:text-align="end" style:justify-single-word="false" style:writing-mode="rl-tb"/>
      <style:text-properties officeooo:rsid="10a68377" officeooo:paragraph-rsid="10a68377"/>
    </style:style>
    <style:style style:name="P2663" style:family="paragraph" style:parent-style-name="Standard" style:list-style-name="L17">
      <style:paragraph-properties fo:margin-top="0.1402in" fo:margin-bottom="0in" style:contextual-spacing="false" fo:text-align="end" style:justify-single-word="false" style:writing-mode="rl-tb"/>
      <style:text-properties officeooo:rsid="10a68377" officeooo:paragraph-rsid="10c93e3d"/>
    </style:style>
    <style:style style:name="P2664" style:family="paragraph" style:parent-style-name="Standard" style:list-style-name="L27">
      <style:paragraph-properties fo:margin-top="0.1402in" fo:margin-bottom="0in" style:contextual-spacing="false" fo:text-align="end" style:justify-single-word="false" style:writing-mode="rl-tb"/>
      <style:text-properties officeooo:rsid="120819da" officeooo:paragraph-rsid="12119d32"/>
    </style:style>
    <style:style style:name="P2665" style:family="paragraph" style:parent-style-name="Standard" style:list-style-name="L28">
      <style:paragraph-properties fo:margin-top="0.1402in" fo:margin-bottom="0in" style:contextual-spacing="false" fo:text-align="end" style:justify-single-word="false" style:writing-mode="rl-tb"/>
      <style:text-properties officeooo:rsid="1201b6cc" officeooo:paragraph-rsid="1201b6cc"/>
    </style:style>
    <style:style style:name="P2666" style:family="paragraph" style:parent-style-name="Standard" style:list-style-name="L5">
      <style:paragraph-properties fo:margin-top="0.1402in" fo:margin-bottom="0in" style:contextual-spacing="false" fo:text-align="end" style:justify-single-word="false" fo:break-before="page" style:writing-mode="rl-tb"/>
      <style:text-properties officeooo:rsid="00af3420" officeooo:paragraph-rsid="00b82b98"/>
    </style:style>
    <style:style style:name="P2667" style:family="paragraph" style:parent-style-name="Standard" style:list-style-name="L5">
      <style:paragraph-properties fo:margin-top="0.1402in" fo:margin-bottom="0in" style:contextual-spacing="false" fo:text-align="end" style:justify-single-word="false" fo:break-before="page" style:writing-mode="rl-tb"/>
      <style:text-properties officeooo:rsid="105080be" officeooo:paragraph-rsid="105ce0c7"/>
    </style:style>
    <style:style style:name="P2668" style:family="paragraph" style:parent-style-name="Standard" style:list-style-name="L1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669" style:family="paragraph" style:parent-style-name="Standard" style:list-style-name="L17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670" style:family="paragraph" style:parent-style-name="Standard" style:list-style-name="L18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671" style:family="paragraph" style:parent-style-name="Standard" style:list-style-name="L19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672" style:family="paragraph" style:parent-style-name="Standard" style:list-style-name="L17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673" style:family="paragraph" style:parent-style-name="Standard" style:list-style-name="L21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674" style:family="paragraph" style:parent-style-name="Standard" style:list-style-name="L23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675" style:family="paragraph" style:parent-style-name="Standard" style:list-style-name="L22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676" style:family="paragraph" style:parent-style-name="Standard" style:list-style-name="L2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677" style:family="paragraph" style:parent-style-name="Standard" style:list-style-name="L24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678" style:family="paragraph" style:parent-style-name="Standard" style:list-style-name="L29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679" style:family="paragraph" style:parent-style-name="Standard" style:list-style-name="L30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680" style:family="paragraph" style:parent-style-name="Standard" style:list-style-name="L31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681" style:family="paragraph" style:parent-style-name="Standard" style:list-style-name="L32">
      <style:paragraph-properties fo:margin-top="0.1402in" fo:margin-bottom="0in" style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682" style:family="paragraph" style:parent-style-name="Standard" style:list-style-name="L16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0d4cd3e"/>
    </style:style>
    <style:style style:name="P2683" style:family="paragraph" style:parent-style-name="Standard" style:list-style-name="L22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57eafa"/>
    </style:style>
    <style:style style:name="P2684" style:family="paragraph" style:parent-style-name="Standard" style:list-style-name="L23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845934"/>
    </style:style>
    <style:style style:name="P2685" style:family="paragraph" style:parent-style-name="Standard" style:list-style-name="L28">
      <style:paragraph-properties fo:margin-top="0.1402in" fo:margin-bottom="0in" style:contextual-spacing="false" fo:text-align="end" style:justify-single-word="false" fo:break-before="page" style:writing-mode="rl-tb"/>
      <style:text-properties officeooo:paragraph-rsid="11fd59b5"/>
    </style:style>
    <style:style style:name="P2686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687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688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689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690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691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692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693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694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695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696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697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698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69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700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701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702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703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704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705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706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707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708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709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710" style:family="paragraph" style:parent-style-name="Standard" style:list-style-name="L111">
      <style:paragraph-properties fo:text-align="end" style:justify-single-word="false" fo:break-before="page" style:writing-mode="rl-tb"/>
      <style:text-properties officeooo:paragraph-rsid="158a650f"/>
    </style:style>
    <style:style style:name="P2711" style:family="paragraph" style:parent-style-name="Standard" style:list-style-name="L113">
      <style:paragraph-properties fo:text-align="end" style:justify-single-word="false" fo:break-before="page" style:writing-mode="rl-tb"/>
      <style:text-properties officeooo:paragraph-rsid="152cec05"/>
    </style:style>
    <style:style style:name="P2712" style:family="paragraph" style:parent-style-name="Standard" style:list-style-name="L88">
      <style:paragraph-properties fo:text-align="end" style:justify-single-word="false" fo:break-before="page" style:writing-mode="rl-tb"/>
      <style:text-properties officeooo:paragraph-rsid="1424b11f"/>
    </style:style>
    <style:style style:name="P271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71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71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71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71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71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71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72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72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72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72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72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72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72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72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72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72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73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73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73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73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73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73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73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73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73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73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74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74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74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74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74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74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74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74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74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74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75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751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752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753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754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755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756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757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758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759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760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761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762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763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764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765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766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767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768" style:family="paragraph" style:parent-style-name="Standard" style:list-style-name="L102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769" style:family="paragraph" style:parent-style-name="Standard" style:list-style-name="L102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770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771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772" style:family="paragraph" style:parent-style-name="Standard" style:list-style-name="L104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773" style:family="paragraph" style:parent-style-name="Standard" style:list-style-name="L102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774" style:family="paragraph" style:parent-style-name="Standard" style:list-style-name="L102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775" style:family="paragraph" style:parent-style-name="Standard" style:list-style-name="L102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776" style:family="paragraph" style:parent-style-name="Standard" style:list-style-name="L107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777" style:family="paragraph" style:parent-style-name="Standard" style:list-style-name="L107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778" style:family="paragraph" style:parent-style-name="Standard" style:list-style-name="L108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779" style:family="paragraph" style:parent-style-name="Standard" style:list-style-name="L106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780" style:family="paragraph" style:parent-style-name="Standard" style:list-style-name="L106">
      <style:paragraph-properties fo:text-align="end" style:justify-single-word="false" fo:break-before="page" style:writing-mode="rl-tb"/>
      <style:text-properties officeooo:rsid="18ba8786" officeooo:paragraph-rsid="18ba8786"/>
    </style:style>
    <style:style style:name="P2781" style:family="paragraph" style:parent-style-name="Standard" style:list-style-name="L106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782" style:family="paragraph" style:parent-style-name="Standard" style:list-style-name="L109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783" style:family="paragraph" style:parent-style-name="Standard" style:list-style-name="L109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784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785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786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787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788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789" style:family="paragraph" style:parent-style-name="Standard" style:list-style-name="L11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790" style:family="paragraph" style:parent-style-name="Standard" style:list-style-name="L11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791" style:family="paragraph" style:parent-style-name="Standard" style:list-style-name="L115">
      <style:paragraph-properties fo:text-align="end" style:justify-single-word="false" fo:break-before="page" style:writing-mode="rl-tb"/>
      <style:text-properties officeooo:rsid="19a14b3c" officeooo:paragraph-rsid="19a14b3c"/>
    </style:style>
    <style:style style:name="P2792" style:family="paragraph" style:parent-style-name="Standard">
      <style:paragraph-properties fo:text-align="start" style:justify-single-word="false" style:writing-mode="lr-tb"/>
      <style:text-properties officeooo:rsid="195f7c1f" officeooo:paragraph-rsid="195f7c1f"/>
    </style:style>
    <style:style style:name="P2793" style:family="paragraph" style:parent-style-name="Standard">
      <style:paragraph-properties fo:text-align="start" style:justify-single-word="false" style:writing-mode="lr-tb"/>
      <style:text-properties officeooo:rsid="19a485b3" officeooo:paragraph-rsid="19a485b3"/>
    </style:style>
    <style:style style:name="P2794" style:family="paragraph" style:parent-style-name="Standard">
      <style:paragraph-properties fo:text-align="start" style:justify-single-word="false" style:writing-mode="lr-tb"/>
      <style:text-properties officeooo:rsid="198b56c3" officeooo:paragraph-rsid="19a485b3"/>
    </style:style>
    <style:style style:name="P279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796" style:family="paragraph" style:parent-style-name="Table_20_Contents">
      <style:paragraph-properties fo:text-align="center" style:justify-single-word="false"/>
      <style:text-properties officeooo:rsid="196055c9" officeooo:paragraph-rsid="196055c9"/>
    </style:style>
    <style:style style:name="P2797" style:family="paragraph" style:parent-style-name="Table_20_Contents">
      <style:paragraph-properties fo:text-align="center" style:justify-single-word="false"/>
    </style:style>
    <style:style style:name="P2798" style:family="paragraph" style:parent-style-name="Table_20_Contents">
      <style:paragraph-properties fo:text-align="center" style:justify-single-word="false"/>
      <style:text-properties officeooo:rsid="1962e267" officeooo:paragraph-rsid="1962e267"/>
    </style:style>
    <style:style style:name="P2799" style:family="paragraph" style:parent-style-name="Table_20_Contents">
      <style:paragraph-properties fo:text-align="center" style:justify-single-word="false"/>
      <style:text-properties officeooo:rsid="19633e0f" officeooo:paragraph-rsid="19633e0f"/>
    </style:style>
    <style:style style:name="P2800" style:family="paragraph" style:parent-style-name="Table_20_Contents">
      <style:paragraph-properties fo:text-align="center" style:justify-single-word="false"/>
      <style:text-properties officeooo:rsid="1965f106" officeooo:paragraph-rsid="1965f106"/>
    </style:style>
    <style:style style:name="P2801" style:family="paragraph" style:parent-style-name="Table_20_Contents">
      <style:paragraph-properties fo:text-align="center" style:justify-single-word="false"/>
      <style:text-properties officeooo:rsid="196b380f" officeooo:paragraph-rsid="196b380f"/>
    </style:style>
    <style:style style:name="P2802" style:family="paragraph" style:parent-style-name="Table_20_Contents">
      <style:paragraph-properties fo:text-align="center" style:justify-single-word="false"/>
      <style:text-properties officeooo:rsid="19717cb7" officeooo:paragraph-rsid="19717cb7"/>
    </style:style>
    <style:style style:name="P2803" style:family="paragraph" style:parent-style-name="Table_20_Contents">
      <style:paragraph-properties fo:text-align="center" style:justify-single-word="false"/>
      <style:text-properties officeooo:rsid="19793498" officeooo:paragraph-rsid="19793498"/>
    </style:style>
    <style:style style:name="P2804" style:family="paragraph" style:parent-style-name="Table_20_Contents">
      <style:paragraph-properties fo:text-align="center" style:justify-single-word="false"/>
      <style:text-properties officeooo:rsid="19820594" officeooo:paragraph-rsid="19820594"/>
    </style:style>
    <style:style style:name="P2805" style:family="paragraph" style:parent-style-name="Table_20_Contents">
      <style:paragraph-properties fo:text-align="center" style:justify-single-word="false"/>
      <style:text-properties officeooo:rsid="1983c54b" officeooo:paragraph-rsid="1983c54b"/>
    </style:style>
    <style:style style:name="P2806" style:family="paragraph" style:parent-style-name="Table_20_Contents">
      <style:paragraph-properties fo:text-align="center" style:justify-single-word="false"/>
      <style:text-properties officeooo:rsid="19885727" officeooo:paragraph-rsid="19885727"/>
    </style:style>
    <style:style style:name="P2807" style:family="paragraph" style:parent-style-name="Table_20_Contents">
      <style:paragraph-properties fo:text-align="center" style:justify-single-word="false"/>
      <style:text-properties officeooo:rsid="198cfedf" officeooo:paragraph-rsid="198cfedf"/>
    </style:style>
    <style:style style:name="P2808" style:family="paragraph" style:parent-style-name="Table_20_Contents">
      <style:paragraph-properties fo:text-align="center" style:justify-single-word="false"/>
      <style:text-properties officeooo:rsid="19aae829" officeooo:paragraph-rsid="19aae829"/>
    </style:style>
    <style:style style:name="P2809" style:family="paragraph" style:parent-style-name="Table_20_Contents">
      <style:paragraph-properties fo:text-align="center" style:justify-single-word="false"/>
      <style:text-properties officeooo:rsid="19ace37e" officeooo:paragraph-rsid="19ace37e"/>
    </style:style>
    <style:style style:name="P2810" style:family="paragraph" style:parent-style-name="Table_20_Contents">
      <style:paragraph-properties fo:text-align="center" style:justify-single-word="false"/>
      <style:text-properties officeooo:rsid="19aea060" officeooo:paragraph-rsid="19aea060"/>
    </style:style>
    <style:style style:name="P2811" style:family="paragraph" style:parent-style-name="Table_20_Contents">
      <style:paragraph-properties fo:text-align="center" style:justify-single-word="false"/>
      <style:text-properties officeooo:rsid="19afa5d2" officeooo:paragraph-rsid="19afa5d2"/>
    </style:style>
    <style:style style:name="P2812" style:family="paragraph" style:parent-style-name="Table_20_Contents">
      <style:paragraph-properties fo:text-align="center" style:justify-single-word="false"/>
      <style:text-properties officeooo:rsid="19b18ce9" officeooo:paragraph-rsid="19b18ce9"/>
    </style:style>
    <style:style style:name="P2813" style:family="paragraph" style:parent-style-name="Table_20_Contents">
      <style:paragraph-properties fo:text-align="center" style:justify-single-word="false"/>
      <style:text-properties officeooo:rsid="19b71812" officeooo:paragraph-rsid="19b71812"/>
    </style:style>
    <style:style style:name="P2814" style:family="paragraph" style:parent-style-name="Table_20_Contents">
      <style:paragraph-properties fo:text-align="center" style:justify-single-word="false"/>
      <style:text-properties officeooo:rsid="19bcdfa3" officeooo:paragraph-rsid="19bcdfa3"/>
    </style:style>
    <style:style style:name="P2815" style:family="paragraph" style:parent-style-name="Table_20_Contents">
      <style:paragraph-properties fo:text-align="center" style:justify-single-word="false"/>
      <style:text-properties officeooo:rsid="19bd01f0" officeooo:paragraph-rsid="19bd01f0"/>
    </style:style>
    <style:style style:name="P2816" style:family="paragraph" style:parent-style-name="Table_20_Contents">
      <style:paragraph-properties fo:text-align="center" style:justify-single-word="false"/>
      <style:text-properties officeooo:rsid="19c0f1fe" officeooo:paragraph-rsid="19c0f1fe"/>
    </style:style>
    <style:style style:name="P281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81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81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820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821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82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82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82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82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82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82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82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82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83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83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83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83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83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83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83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83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style:style style:name="T1501" style:family="text">
      <style:text-properties officeooo:rsid="195e15e3"/>
    </style:style>
    <style:style style:name="T1502" style:family="text">
      <style:text-properties officeooo:rsid="195c6058"/>
    </style:style>
    <style:style style:name="T1503" style:family="text">
      <style:text-properties officeooo:rsid="19641867"/>
    </style:style>
    <style:style style:name="T1504" style:family="text">
      <style:text-properties officeooo:rsid="19668155"/>
    </style:style>
    <style:style style:name="T1505" style:family="text">
      <style:text-properties officeooo:rsid="196f8586"/>
    </style:style>
    <style:style style:name="T1506" style:family="text">
      <style:text-properties officeooo:rsid="19826244"/>
    </style:style>
    <style:style style:name="T1507" style:family="text">
      <style:text-properties officeooo:rsid="1994c36d"/>
    </style:style>
    <style:style style:name="T1508" style:family="text">
      <style:text-properties officeooo:rsid="1996a845"/>
    </style:style>
    <style:style style:name="T1509" style:family="text">
      <style:text-properties officeooo:rsid="199b7f62"/>
    </style:style>
    <style:style style:name="T1510" style:family="text">
      <style:text-properties officeooo:rsid="19a1c3cc"/>
    </style:style>
    <style:style style:name="T1511" style:family="text">
      <style:text-properties officeooo:rsid="19a89cde"/>
    </style:style>
    <style:style style:name="T1512" style:family="text">
      <style:text-properties officeooo:rsid="19ad2d0c"/>
    </style:style>
    <style:style style:name="T1513" style:family="text">
      <style:text-properties officeooo:rsid="19b7eb08"/>
    </style:style>
    <style:style style:name="T1514" style:family="text">
      <style:text-properties officeooo:rsid="19c49c59"/>
    </style:style>
    <style:style style:name="T1515" style:family="text">
      <style:text-properties officeooo:rsid="19c5e9f3"/>
    </style:style>
    <style:style style:name="T1516" style:family="text">
      <style:text-properties officeooo:rsid="19c68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49" text:outline-level="1"><text:span text:style-name="T2">Data</text:span><text:span text:style-name="T3">b</text:span><text:span text:style-name="T2">ase Design Documentation</text:span><text:span text:style-name="T1"> </text:span></text:h>
      <text:p text:style-name="P508"/>
      <text:p text:style-name="P507"/>
      <text:h text:style-name="P1751" text:outline-level="2">Global Attributes</text:h>
      <text:p text:style-name="P506"/>
      <text:list xml:id="list3593179887" text:style-name="L1">
        <text:list-item>
          <text:p text:style-name="P2817"><text:span text:style-name="T4">Id <text:s/>: <text:s/></text:span><text:span text:style-name="T5">این فیلد یک unique id برای هر row میباشد </text:span></text:p>
          <text:list>
            <text:list-item>
              <text:p text:style-name="P2822">نوع : big int </text:p>
            </text:list-item>
            <text:list-item>
              <text:p text:style-name="P282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02"/>
      <text:p text:style-name="P402"/>
      <text:list xml:id="list111850637092252" text:continue-numbering="true" text:style-name="L1">
        <text:list-item>
          <text:p text:style-name="P2824">email : این فیلد برای ذخیره سازی ایمیل میباشد </text:p>
          <text:list>
            <text:list-item>
              <text:p text:style-name="P2824">نوع : <text:span text:style-name="T9">varchar(64)</text:span></text:p>
            </text:list-item>
            <text:list-item>
              <text:p text:style-name="P2825">ویژگی ها :‌ <text:span text:style-name="T10">index</text:span></text:p>
            </text:list-item>
          </text:list>
        </text:list-item>
      </text:list>
      <text:p text:style-name="P402"/>
      <text:list xml:id="list111851645528899" text:continue-numbering="true" text:style-name="L1">
        <text:list-item>
          <text:p text:style-name="P2826">created_at : این فیلد برای ذخیره تاریخ ایجاد یک سطر در جداول استفاده میشود !!!!</text:p>
          <text:list>
            <text:list-item>
              <text:p text:style-name="P2827">نوع :‌ <text:span text:style-name="T12">timestamp </text:span></text:p>
            </text:list-item>
            <text:list-item>
              <text:p text:style-name="P2829">ویژگی ها : <text:span text:style-name="T15">nullable</text:span></text:p>
            </text:list-item>
          </text:list>
        </text:list-item>
      </text:list>
      <text:p text:style-name="P404"/>
      <text:p text:style-name="P403"/>
      <text:list xml:id="list111849797536338" text:continue-numbering="true" text:style-name="L1">
        <text:list-item>
          <text:p text:style-name="P281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828">نوع :‌ <text:span text:style-name="T12">timestamp </text:span></text:p>
            </text:list-item>
            <text:list-item>
              <text:p text:style-name="P2830">ویژگی ها : <text:span text:style-name="T15">nullable</text:span></text:p>
            </text:list-item>
          </text:list>
        </text:list-item>
      </text:list>
      <text:p text:style-name="P405"/>
      <text:p text:style-name="P405"/>
      <text:p text:style-name="P405"/>
      <text:list xml:id="list111850297835119" text:continue-numbering="true" text:style-name="L1">
        <text:list-item>
          <text:p text:style-name="P2831"><text:soft-page-break/>name : این فیلد برای ذخیره نام کاربران در جدول های است !!!!</text:p>
          <text:list>
            <text:list-item>
              <text:p text:style-name="P2819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832">ویژگی : <text:span text:style-name="T20">not nullable , index</text:span></text:p>
            </text:list-item>
          </text:list>
        </text:list-item>
        <text:list-item>
          <text:p text:style-name="P2833">type : این فیلد برای نوع یک item در جدول ساخته میشود !!!</text:p>
          <text:list>
            <text:list-item>
              <text:p text:style-name="P2820"><text:span text:style-name="T562">نوع :‌</text:span><text:span text:style-name="T561">boolean</text:span></text:p>
            </text:list-item>
            <text:list-item>
              <text:p text:style-name="P2834">ویژگی : not null , defualt …. , <text:span text:style-name="T567">unsigned</text:span></text:p>
            </text:list-item>
          </text:list>
        </text:list-item>
        <text:list-item>
          <text:p text:style-name="P2835">status : </text:p>
          <text:list>
            <text:list-item>
              <text:p text:style-name="P2821"><text:span text:style-name="T1026">نوع : </text:span><text:span text:style-name="T1025">boolean</text:span></text:p>
            </text:list-item>
            <text:list-item>
              <text:p text:style-name="P2835">ویژگی: </text:p>
            </text:list-item>
          </text:list>
        </text:list-item>
      </text:list>
      <text:p text:style-name="P400"/>
      <text:list xml:id="list595812876" text:style-name="L2">
        <text:list-item>
          <text:p text:style-name="P2836">sort:</text:p>
          <text:list>
            <text:list-item>
              <text:p text:style-name="P2836">نوع :‌tiny int </text:p>
            </text:list-item>
            <text:list-item>
              <text:p text:style-name="P2837">ویژگی :‌unsigned ,<text:span text:style-name="T581">nullable</text:span></text:p>
            </text:list-item>
          </text:list>
        </text:list-item>
      </text:list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399"/>
      <text:p text:style-name="P416"/>
      <text:h text:style-name="P1750" text:outline-level="1"><text:soft-page-break/>Tables</text:h>
      <text:p text:style-name="P401"/>
      <text:list xml:id="list1277525293" text:style-name="L3">
        <text:list-item>
          <text:p text:style-name="P1752">Users : <text:span text:style-name="T16">این جدول برای ذخیره کاربر های موجود در سیستم است !!!!</text:span></text:p>
          <text:list>
            <text:list-item>
              <text:p text:style-name="P175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25093231840">
          <table:table-cell table:style-name="Table1.A1" office:value-type="string">
            <text:p text:style-name="P493">Name</text:p>
          </table:table-cell>
          <table:table-cell table:style-name="Table1.A1" office:value-type="string">
            <text:p text:style-name="P493">DataType</text:p>
          </table:table-cell>
          <table:table-cell table:style-name="Table1.A1" office:value-type="string">
            <text:p text:style-name="P493">Attributes</text:p>
          </table:table-cell>
          <table:table-cell table:style-name="Table1.D1" office:value-type="string">
            <text:p text:style-name="P493">Comment</text:p>
          </table:table-cell>
        </table:table-row>
        <table:table-row table:style-name="TableLine93825093257056">
          <table:table-cell table:style-name="Table1.A2" office:value-type="string">
            <text:p text:style-name="P493">Id</text:p>
          </table:table-cell>
          <table:table-cell table:style-name="Table1.A2" office:value-type="string">
            <text:p text:style-name="P493">Big integer </text:p>
          </table:table-cell>
          <table:table-cell table:style-name="Table1.A2" office:value-type="string">
            <text:p text:style-name="P50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10"/>
          </table:table-cell>
        </table:table-row>
        <table:table-row table:style-name="TableLine93825093316528">
          <table:table-cell table:style-name="Table1.A2" office:value-type="string">
            <text:p text:style-name="P496">name</text:p>
          </table:table-cell>
          <table:table-cell table:style-name="Table1.A2" office:value-type="string">
            <text:p text:style-name="P41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410"><text:s/>, not null</text:p>
          </table:table-cell>
          <table:table-cell table:style-name="Table1.D2" office:value-type="string">
            <text:p text:style-name="P510"/>
          </table:table-cell>
        </table:table-row>
        <table:table-row table:style-name="TableLine93825093317456">
          <table:table-cell table:style-name="Table1.A2" office:value-type="string">
            <text:p text:style-name="P497">family</text:p>
          </table:table-cell>
          <table:table-cell table:style-name="Table1.A2" office:value-type="string">
            <text:p text:style-name="P41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411">, not null</text:p>
          </table:table-cell>
          <table:table-cell table:style-name="Table1.D2" office:value-type="string">
            <text:p text:style-name="P510"/>
          </table:table-cell>
        </table:table-row>
        <table:table-row table:style-name="TableLine93825093318432">
          <table:table-cell table:style-name="Table1.A2" office:value-type="string">
            <text:p text:style-name="P494">email</text:p>
          </table:table-cell>
          <table:table-cell table:style-name="Table1.A2" office:value-type="string">
            <text:p text:style-name="P409">varchar(64)</text:p>
          </table:table-cell>
          <table:table-cell table:style-name="Table1.A2" office:value-type="string">
            <text:p text:style-name="P406">Not null <text:s/>, unique </text:p>
          </table:table-cell>
          <table:table-cell table:style-name="Table1.D2" office:value-type="string">
            <text:p text:style-name="P510"/>
          </table:table-cell>
        </table:table-row>
        <table:table-row table:style-name="TableLine93825093319792">
          <table:table-cell table:style-name="Table1.A2" office:value-type="string">
            <text:p text:style-name="P509">phone</text:p>
          </table:table-cell>
          <table:table-cell table:style-name="Table1.A2" office:value-type="string">
            <text:p text:style-name="P510"><text:s/><text:span text:style-name="T21">varchar(13)</text:span></text:p>
          </table:table-cell>
          <table:table-cell table:style-name="Table1.A2" office:value-type="string">
            <text:p text:style-name="P596"><text:s text:c="2"/>not null , unique </text:p>
          </table:table-cell>
          <table:table-cell table:style-name="Table1.D2" office:value-type="string">
            <text:p text:style-name="P510"/>
          </table:table-cell>
        </table:table-row>
        <table:table-row table:style-name="TableLine93825093320832">
          <table:table-cell table:style-name="Table1.A2" office:value-type="string">
            <text:p text:style-name="P498">active</text:p>
          </table:table-cell>
          <table:table-cell table:style-name="Table1.A2" office:value-type="string">
            <text:p text:style-name="P413">boolean</text:p>
          </table:table-cell>
          <table:table-cell table:style-name="Table1.A2" office:value-type="string">
            <text:p text:style-name="P408"><text:s/>, Defualt 1 , <text:span text:style-name="T137">not null </text:span></text:p>
          </table:table-cell>
          <table:table-cell table:style-name="Table1.D2" office:value-type="string">
            <text:p text:style-name="P383">این فیلد برای active بودن یا نبودن user طراحی شده !!!!</text:p>
          </table:table-cell>
        </table:table-row>
        <table:table-row table:style-name="TableLine93825093321920">
          <table:table-cell table:style-name="Table1.A2" office:value-type="string">
            <text:p text:style-name="P495">password</text:p>
          </table:table-cell>
          <table:table-cell table:style-name="Table1.A2" office:value-type="string">
            <text:p text:style-name="P407">varchar(60)</text:p>
          </table:table-cell>
          <table:table-cell table:style-name="Table1.A2" office:value-type="string">
            <text:p text:style-name="P412">Not null </text:p>
          </table:table-cell>
          <table:table-cell table:style-name="Table1.D2" office:value-type="string">
            <text:p text:style-name="P510"/>
          </table:table-cell>
        </table:table-row>
      </table:table>
      <text:p text:style-name="P433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3000550791" text:style-name="L4">
        <text:list-item>
          <text:list>
            <text:list-item>
              <text:p text:style-name="P1754">ارتباطات : </text:p>
              <text:list>
                <text:list-item>
                  <text:p text:style-name="P1755"><text:soft-page-break/>جدول dates : </text:p>
                  <text:list>
                    <text:list-item>
                      <text:p text:style-name="P1756">نوع ارتباط : 1بهn </text:p>
                    </text:list-item>
                    <text:list-item>
                      <text:p text:style-name="P175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824">و هر row در جدول dates متعلق به یک user است !!!</text:p>
                      <text:p text:style-name="P1758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758"><text:span text:style-name="T568">verify_at , phone_verify</text:span><text:span text:style-name="T44"> birthday_at <text:s/>, </text:span><text:span text:style-name="T569">email_verify,phone_veryfy</text:span></text:p>
                      <text:p text:style-name="P182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11849665277701" text:continue-numbering="true" text:style-name="L4">
        <text:list-item>
          <text:list>
            <text:list-item>
              <text:list>
                <text:list-item>
                  <text:p text:style-name="P1826">جدول <text:span text:style-name="T45">nick_names : </text:span></text:p>
                  <text:list>
                    <text:list-item>
                      <text:p text:style-name="P1827">نوع ارتباط : 1 به <text:span text:style-name="T46">n</text:span></text:p>
                    </text:list-item>
                    <text:list-item>
                      <text:p text:style-name="P182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11851446112784" text:continue-numbering="true" text:style-name="L4">
        <text:list-item>
          <text:list>
            <text:list-item>
              <text:list>
                <text:list-item>
                  <text:p text:style-name="P1829">جدول files : </text:p>
                  <text:list>
                    <text:list-item>
                      <text:p text:style-name="P1829">نوع ارتباط : <text:span text:style-name="T73">1 به </text:span><text:span text:style-name="T74">n</text:span></text:p>
                    </text:list-item>
                    <text:list-item>
                      <text:p text:style-name="P1830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830"/>
                      <text:p text:style-name="P1831"><text:s/></text:p>
                    </text:list-item>
                  </text:list>
                </text:list-item>
                <text:list-item>
                  <text:p text:style-name="P1832">جدول active_nick_names : </text:p>
                  <text:list>
                    <text:list-item>
                      <text:p text:style-name="P1832">نوع ارتباط : <text:span text:style-name="T76">1 به 1</text:span></text:p>
                    </text:list-item>
                    <text:list-item>
                      <text:p text:style-name="P183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11850222239995" text:continue-numbering="true" text:style-name="L4">
        <text:list-item>
          <text:list>
            <text:list-item>
              <text:list>
                <text:list-item>
                  <text:p text:style-name="P1834">جدول <text:span text:style-name="T152">languages : </text:span></text:p>
                  <text:list>
                    <text:list-item>
                      <text:p text:style-name="P1835">نوع ارتباط :‌<text:span text:style-name="T150">1 به n</text:span></text:p>
                    </text:list-item>
                    <text:list-item>
                      <text:p text:style-name="P183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11850720804192" text:continue-numbering="true" text:style-name="L4">
        <text:list-item>
          <text:list>
            <text:list-item>
              <text:list>
                <text:list-item>
                  <text:p text:style-name="P1759"><text:span text:style-name="T185">app_setting</text:span><text:span text:style-name="T180"> : </text:span></text:p>
                  <text:list>
                    <text:list-item>
                      <text:p text:style-name="P1838">نوع :‌ <text:span text:style-name="T181">1 به n </text:span></text:p>
                      <text:p text:style-name="P176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11851581407800" text:continue-numbering="true" text:style-name="L4">
        <text:list-item>
          <text:list>
            <text:list-item>
              <text:list>
                <text:list-item>
                  <text:p text:style-name="P1760"><text:soft-page-break/><text:span text:style-name="T363">user_bio_translations</text:span><text:span text:style-name="T352"> <text:s/>:</text:span></text:p>
                  <text:list>
                    <text:list-item>
                      <text:p text:style-name="P1840">نوع : <text:span text:style-name="T354">1 به n </text:span></text:p>
                    </text:list-item>
                    <text:list-item>
                      <text:p text:style-name="P184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539"><text:span text:style-name="T248">user_group_members</text:span><text:span text:style-name="T249"> : </text:span></text:p>
                  <text:list>
                    <text:list-item>
                      <text:p text:style-name="P2555"><text:span text:style-name="T197">نوع : </text:span><text:span text:style-name="T247">1 به 1</text:span></text:p>
                    </text:list-item>
                    <text:list-item>
                      <text:p text:style-name="P255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4"/>
      <text:list xml:id="list111851032945660" text:continue-numbering="true" text:style-name="L4">
        <text:list-item>
          <text:p text:style-name="P1844">dates : <text:span text:style-name="T27">این جدول برای ذخیره تاریخ ها بین چندین جدول share میشود </text:span></text:p>
          <text:list>
            <text:list-item>
              <text:p text:style-name="P1845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825093235040">
          <table:table-cell table:style-name="Table2.A1" office:value-type="string">
            <text:p text:style-name="P566">Name</text:p>
          </table:table-cell>
          <table:table-cell table:style-name="Table2.A1" office:value-type="string">
            <text:p text:style-name="P566">Data Type</text:p>
          </table:table-cell>
          <table:table-cell table:style-name="Table2.A1" office:value-type="string">
            <text:p text:style-name="P566">Attributes</text:p>
          </table:table-cell>
          <table:table-cell table:style-name="Table2.D1" office:value-type="string">
            <text:p text:style-name="P566">Comment</text:p>
          </table:table-cell>
        </table:table-row>
        <table:table-row table:style-name="TableLine93825093492528">
          <table:table-cell table:style-name="Table2.A2" office:value-type="string">
            <text:p text:style-name="P570">id</text:p>
          </table:table-cell>
          <table:table-cell table:style-name="Table2.A2" office:value-type="string">
            <text:p text:style-name="P576">B<text:span text:style-name="T29">ig int </text:span></text:p>
          </table:table-cell>
          <table:table-cell table:style-name="Table2.A2" office:value-type="string">
            <text:p text:style-name="P574">Not Null , index , unique , primary key , auto increment , <text:span text:style-name="T28">unsigned </text:span></text:p>
          </table:table-cell>
          <table:table-cell table:style-name="Table2.D2" office:value-type="string">
            <text:p text:style-name="P510"/>
          </table:table-cell>
        </table:table-row>
        <table:table-row table:style-name="TableLine93825093494480">
          <table:table-cell table:style-name="Table2.A2" office:value-type="string">
            <text:p text:style-name="P572">object_class</text:p>
          </table:table-cell>
          <table:table-cell table:style-name="Table2.A2" office:value-type="string">
            <text:p text:style-name="P579">varchar(255)</text:p>
          </table:table-cell>
          <table:table-cell table:style-name="Table2.A2" office:value-type="string">
            <text:p text:style-name="P581">Not null </text:p>
          </table:table-cell>
          <table:table-cell table:style-name="Table2.D2" office:value-type="string">
            <text:p text:style-name="P385">نام مدلی که این date متعلق به ان است </text:p>
          </table:table-cell>
        </table:table-row>
        <table:table-row table:style-name="TableLine93825093495408">
          <table:table-cell table:style-name="Table2.A2" office:value-type="string">
            <text:p text:style-name="P572">object_id</text:p>
          </table:table-cell>
          <table:table-cell table:style-name="Table2.A2" office:value-type="string">
            <text:p text:style-name="P578">Big int </text:p>
          </table:table-cell>
          <table:table-cell table:style-name="Table2.A2" office:value-type="string">
            <text:p text:style-name="P580">Unsigned , <text:span text:style-name="T30">not null </text:span></text:p>
          </table:table-cell>
          <table:table-cell table:style-name="Table2.D2" office:value-type="string">
            <text:p text:style-name="P38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73">type</text:p>
          </table:table-cell>
          <table:table-cell table:style-name="Table2.A2" office:value-type="string">
            <text:p text:style-name="P801">tinyInt</text:p>
          </table:table-cell>
          <table:table-cell table:style-name="Table2.A2" office:value-type="string">
            <text:p text:style-name="P52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808">unsigned</text:p>
          </table:table-cell>
          <table:table-cell table:style-name="Table2.D2" office:value-type="string">
            <text:p text:style-name="P384">این فیلد نوع date را مشخص میکند !!! مثلا </text:p>
            <text:p text:style-name="P384">0 برای created_at است . 1 برای updated_at</text:p>
          </table:table-cell>
        </table:table-row>
        <table:table-row table:style-name="TableLine93825093497584">
          <table:table-cell table:style-name="Table2.A2" office:value-type="string">
            <text:p text:style-name="P573">dated_at</text:p>
          </table:table-cell>
          <table:table-cell table:style-name="Table2.A2" office:value-type="string">
            <text:p text:style-name="P582">Timestamp</text:p>
          </table:table-cell>
          <table:table-cell table:style-name="Table2.A2" office:value-type="string">
            <text:p text:style-name="P582">Not null </text:p>
          </table:table-cell>
          <table:table-cell table:style-name="Table2.D2" office:value-type="string">
            <text:p text:style-name="P583"/>
          </table:table-cell>
        </table:table-row>
        <table:table-row table:style-name="TableLine93825093498464">
          <table:table-cell table:style-name="Table2.A2" office:value-type="string">
            <text:p text:style-name="P743">user_id</text:p>
          </table:table-cell>
          <table:table-cell table:style-name="Table2.A2" office:value-type="string">
            <text:p text:style-name="P744">Big int </text:p>
          </table:table-cell>
          <table:table-cell table:style-name="Table2.A2" office:value-type="string">
            <text:p text:style-name="P523"><text:span text:style-name="T570">nullable</text:span><text:span text:style-name="T571"> , </text:span><text:span text:style-name="T450">unsigned, </text:span></text:p>
            <text:p text:style-name="P826">foreign key→ users(id) , </text:p>
            <text:p text:style-name="P826"/>
            <text:p text:style-name="P827">on Delete →</text:p>
            <text:p text:style-name="P827">(set<text:span text:style-name="T572"> Null)</text:span></text:p>
            <text:p text:style-name="P827"/>
            <text:p text:style-name="P828">on Update →</text:p>
            <text:p text:style-name="P828">(cascade)</text:p>
          </table:table-cell>
          <table:table-cell table:style-name="Table2.D2" office:value-type="string">
            <text:p text:style-name="P39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70202611" text:style-name="L5">
        <text:list-header>
          <text:p text:style-name="P1846"/>
          <text:list>
            <text:list-item>
              <text:p text:style-name="P2559">ارتباطات :‌</text:p>
              <text:list>
                <text:list-item>
                  <text:p text:style-name="P2540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541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682"/>
      <text:list xml:id="list111850442402799" text:continue-numbering="true" text:style-name="L5">
        <text:list-item>
          <text:p text:style-name="P2666">nick_names : <text:span text:style-name="T37">این جدول برای ذخیره nick name های user ها ساخته شده. </text:span></text:p>
        </text:list-item>
      </text:list>
      <text:p text:style-name="P168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1185173519494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6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56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56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561"/>
          <text:list text:continue-numbering="true">
            <text:list-item>
              <text:p text:style-name="P256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25093553664">
          <table:table-cell table:style-name="Table3.A1" office:value-type="string">
            <text:p text:style-name="P567">Name</text:p>
          </table:table-cell>
          <table:table-cell table:style-name="Table3.A1" office:value-type="string">
            <text:p text:style-name="P567">Data Type</text:p>
          </table:table-cell>
          <table:table-cell table:style-name="Table3.A1" office:value-type="string">
            <text:p text:style-name="P567">Attributes</text:p>
          </table:table-cell>
          <table:table-cell table:style-name="Table3.D1" office:value-type="string">
            <text:p text:style-name="P567">Comment</text:p>
          </table:table-cell>
        </table:table-row>
        <table:table-row table:style-name="TableLine93825093575792">
          <table:table-cell table:style-name="Table3.A2" office:value-type="string">
            <text:p text:style-name="P571">id</text:p>
          </table:table-cell>
          <table:table-cell table:style-name="Table3.A2" office:value-type="string">
            <text:p text:style-name="P577">B<text:span text:style-name="T29">ig int </text:span></text:p>
          </table:table-cell>
          <table:table-cell table:style-name="Table3.A2" office:value-type="string">
            <text:p text:style-name="P575">Not Null , index , unique , primary key , auto increment , <text:span text:style-name="T28">unsigned </text:span></text:p>
          </table:table-cell>
          <table:table-cell table:style-name="Table3.D2" office:value-type="string">
            <text:p text:style-name="P511"/>
          </table:table-cell>
        </table:table-row>
        <table:table-row table:style-name="TableLine93825093578176">
          <table:table-cell table:style-name="Table3.A2" office:value-type="string">
            <text:p text:style-name="P584">nick_name</text:p>
          </table:table-cell>
          <table:table-cell table:style-name="Table3.A2" office:value-type="string">
            <text:p text:style-name="P51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85">Not null </text:p>
          </table:table-cell>
          <table:table-cell table:style-name="Table3.D2" office:value-type="string">
            <text:p text:style-name="P511"/>
          </table:table-cell>
        </table:table-row>
        <table:table-row table:style-name="TableLine93825093579104">
          <table:table-cell table:style-name="Table3.A2" office:value-type="string">
            <text:p text:style-name="P586">user_id</text:p>
          </table:table-cell>
          <table:table-cell table:style-name="Table3.A2" office:value-type="string">
            <text:p text:style-name="P586">Big int</text:p>
          </table:table-cell>
          <table:table-cell table:style-name="Table3.A2" office:value-type="string">
            <text:p text:style-name="P587">Unsigned ,</text:p>
            <text:p text:style-name="P587"><text:s/><text:span text:style-name="T58">not null ,</text:span></text:p>
            <text:p text:style-name="P829">foreign Key → users(id)</text:p>
            <text:p text:style-name="P829"/>
            <text:p text:style-name="P830">on Delete → (<text:span text:style-name="T573">cascade</text:span>)</text:p>
            <text:p text:style-name="P830"/>
            <text:p text:style-name="P831">on Update → (cascade)</text:p>
          </table:table-cell>
          <table:table-cell table:style-name="Table3.D2" office:value-type="string">
            <text:p text:style-name="P388">این فیلد مشخص میکند که هر nick name برای کدام user است !!!!</text:p>
          </table:table-cell>
        </table:table-row>
      </table:table>
      <text:p text:style-name="P104"/>
      <text:list xml:id="list3537524521" text:style-name="L6">
        <text:list-item>
          <text:list>
            <text:list-item>
              <text:p text:style-name="P1847">ارتباطات : </text:p>
              <text:list>
                <text:list-item>
                  <text:p text:style-name="P1848">جدول users : </text:p>
                  <text:list>
                    <text:list-item>
                      <text:p text:style-name="P1849">نوع ارتباط :‌<text:span text:style-name="T60">1 به </text:span><text:span text:style-name="T61">n</text:span></text:p>
                    </text:list-item>
                    <text:list-item>
                      <text:p text:style-name="P185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11850414478994" text:continue-numbering="true" text:style-name="L6">
        <text:list-item>
          <text:list>
            <text:list-item>
              <text:list>
                <text:list-item>
                  <text:p text:style-name="P1851">dates : </text:p>
                  <text:list>
                    <text:list-item>
                      <text:p text:style-name="P1852">نوع ارتباط :‌ <text:span text:style-name="T63">1 به 1</text:span></text:p>
                    </text:list-item>
                    <text:list-item>
                      <text:p text:style-name="P185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686">active_nick_names : </text:p>
                  <text:list>
                    <text:list-item>
                      <text:p text:style-name="P1854">نوع ارتباط :‌ 1به 1</text:p>
                    </text:list-item>
                    <text:list-item>
                      <text:p text:style-name="P185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7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1034185567" text:style-name="L7">
        <text:list-item>
          <text:list>
            <text:list-item>
              <text:p text:style-name="P185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25093421728">
          <table:table-cell table:style-name="Table5.A1" office:value-type="string">
            <text:p text:style-name="P567">Name</text:p>
          </table:table-cell>
          <table:table-cell table:style-name="Table5.A1" office:value-type="string">
            <text:p text:style-name="P567">Data Type</text:p>
          </table:table-cell>
          <table:table-cell table:style-name="Table5.A1" office:value-type="string">
            <text:p text:style-name="P567">Attributes</text:p>
          </table:table-cell>
          <table:table-cell table:style-name="Table5.D1" office:value-type="string">
            <text:p text:style-name="P567">Comment</text:p>
          </table:table-cell>
        </table:table-row>
        <table:table-row table:style-name="TableLine93825093675904">
          <table:table-cell table:style-name="Table5.A2" office:value-type="string">
            <text:p text:style-name="P597">id</text:p>
          </table:table-cell>
          <table:table-cell table:style-name="Table5.A2" office:value-type="string">
            <text:p text:style-name="P598">Big int </text:p>
          </table:table-cell>
          <table:table-cell table:style-name="Table5.A2" office:value-type="string">
            <text:p text:style-name="P598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510"/>
          </table:table-cell>
        </table:table-row>
        <table:table-row table:style-name="TableLine93825093678416">
          <table:table-cell table:style-name="Table5.A2" office:value-type="string">
            <text:p text:style-name="P599">user_id</text:p>
          </table:table-cell>
          <table:table-cell table:style-name="Table5.A2" office:value-type="string">
            <text:p text:style-name="P621">Big int </text:p>
          </table:table-cell>
          <table:table-cell table:style-name="Table5.A2" office:value-type="string">
            <text:p text:style-name="P600">Unsigned , not null , unique , </text:p>
            <text:p text:style-name="P600">foreign key → users(id)</text:p>
            <text:p text:style-name="P600"/>
            <text:p text:style-name="P832">on Delete → (<text:span text:style-name="T575">cascade</text:span>)</text:p>
            <text:p text:style-name="P832"/>
            <text:p text:style-name="P833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89">از انجایی که هر کاربر باید یک row در این جدول داشته باشد</text:p>
            <text:p text:style-name="P38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825093679344">
          <table:table-cell table:style-name="Table5.A2" office:value-type="string">
            <text:p text:style-name="P622">nick_name_id</text:p>
          </table:table-cell>
          <table:table-cell table:style-name="Table5.A2" office:value-type="string">
            <text:p text:style-name="P621">Big int </text:p>
          </table:table-cell>
          <table:table-cell table:style-name="Table5.A2" office:value-type="string">
            <text:p text:style-name="P600">Unsigned , not null , unique , </text:p>
            <text:p text:style-name="P524"><text:span text:style-name="T87">foreign key → </text:span><text:span text:style-name="T88">nick_names</text:span><text:span text:style-name="T87">(id)</text:span></text:p>
            <text:p text:style-name="P601"/>
            <text:p text:style-name="P834">on Delete → (<text:span text:style-name="T575">cascade</text:span>)</text:p>
            <text:p text:style-name="P834"/>
            <text:p text:style-name="P83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9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91"><text:s/>این فیلد از نوع unique است !!!!</text:p>
          </table:table-cell>
        </table:table-row>
      </table:table>
      <text:p text:style-name="P417"/>
      <text:list xml:id="list2164739269" text:style-name="L8">
        <text:list-item>
          <text:list>
            <text:list-item>
              <text:p text:style-name="P1857">ارتباطات :‌</text:p>
              <text:list>
                <text:list-item>
                  <text:p text:style-name="P1858">user_id : </text:p>
                  <text:list>
                    <text:list-item>
                      <text:p text:style-name="P1859">نوع :‌<text:span text:style-name="T91">1به1</text:span></text:p>
                    </text:list-item>
                    <text:list-item>
                      <text:p text:style-name="P176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11850522220517" text:continue-numbering="true" text:style-name="L8">
        <text:list-item>
          <text:list>
            <text:list-item>
              <text:list>
                <text:list-item>
                  <text:p text:style-name="P1860">nick_name<text:span text:style-name="T95">s</text:span> : </text:p>
                  <text:list>
                    <text:list-item>
                      <text:p text:style-name="P1861">نوع : <text:span text:style-name="T96">1 به 1 </text:span></text:p>
                    </text:list-item>
                    <text:list-item>
                      <text:p text:style-name="P186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11849867284547" text:continue-list="list111850414478994" text:style-name="L6">
        <text:list-item>
          <text:p text:style-name="P2688">Files : این جدول برای ذخیره اطلاعات فایل هایی که در سرور اپلود میشود ساخته شده !!!</text:p>
          <text:list>
            <text:list-item>
              <text:p text:style-name="P186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825093721808">
          <table:table-cell table:style-name="Table4.A1" office:value-type="string">
            <text:p text:style-name="P588">Name</text:p>
          </table:table-cell>
          <table:table-cell table:style-name="Table4.A1" office:value-type="string">
            <text:p text:style-name="P588">Data Type</text:p>
          </table:table-cell>
          <table:table-cell table:style-name="Table4.A1" office:value-type="string">
            <text:p text:style-name="P588">Attributes </text:p>
          </table:table-cell>
          <table:table-cell table:style-name="Table4.D1" office:value-type="string">
            <text:p text:style-name="P588">Comment</text:p>
          </table:table-cell>
        </table:table-row>
        <table:table-row table:style-name="TableLine93825093745824">
          <table:table-cell table:style-name="Table4.A2" office:value-type="string">
            <text:p text:style-name="P588">id</text:p>
          </table:table-cell>
          <table:table-cell table:style-name="Table4.A2" office:value-type="string">
            <text:p text:style-name="P588">Big Int</text:p>
          </table:table-cell>
          <table:table-cell table:style-name="Table4.A2" office:value-type="string">
            <text:p text:style-name="P591">Unsigned , <text:span text:style-name="T66">index , unique , </text:span><text:span text:style-name="T67">primary key , autoincrement , </text:span></text:p>
            <text:p text:style-name="P592">not null </text:p>
          </table:table-cell>
          <table:table-cell table:style-name="Table4.D2" office:value-type="string">
            <text:p text:style-name="P510"/>
          </table:table-cell>
        </table:table-row>
        <table:table-row table:style-name="TableLine93825093747216">
          <table:table-cell table:style-name="Table4.A2" office:value-type="string">
            <text:p text:style-name="P588">src</text:p>
          </table:table-cell>
          <table:table-cell table:style-name="Table4.A2" office:value-type="string">
            <text:p text:style-name="P590">varchar(128)</text:p>
          </table:table-cell>
          <table:table-cell table:style-name="Table4.A2" office:value-type="string">
            <text:p text:style-name="P593">Not null , <text:span text:style-name="T68">index </text:span></text:p>
          </table:table-cell>
          <table:table-cell table:style-name="Table4.D2" office:value-type="string">
            <text:p text:style-name="P510"/>
          </table:table-cell>
        </table:table-row>
        <table:table-row table:style-name="TableLine93825093748144">
          <table:table-cell table:style-name="Table4.A2" office:value-type="string">
            <text:p text:style-name="P588">format</text:p>
          </table:table-cell>
          <table:table-cell table:style-name="Table4.A2" office:value-type="string">
            <text:p text:style-name="P589">varchar(10)</text:p>
          </table:table-cell>
          <table:table-cell table:style-name="Table4.A2" office:value-type="string">
            <text:p text:style-name="P594">Not null </text:p>
          </table:table-cell>
          <table:table-cell table:style-name="Table4.D2" office:value-type="string">
            <text:p text:style-name="P510"/>
          </table:table-cell>
        </table:table-row>
        <table:table-row table:style-name="TableLine93825093749120">
          <table:table-cell table:style-name="Table4.A2" office:value-type="string">
            <text:p text:style-name="P588">size</text:p>
          </table:table-cell>
          <table:table-cell table:style-name="Table4.A2" office:value-type="string">
            <text:p text:style-name="P51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94">Not null </text:p>
          </table:table-cell>
          <table:table-cell table:style-name="Table4.D2" office:value-type="string">
            <text:p text:style-name="P595"/>
          </table:table-cell>
        </table:table-row>
      </table:table>
      <text:p text:style-name="P1740"/>
      <text:list xml:id="list1882517615" text:style-name="L9">
        <text:list-item>
          <text:p text:style-name="P1864">ارتباطات :‌</text:p>
          <text:list>
            <text:list-item>
              <text:p text:style-name="P1865">جدول users : </text:p>
              <text:list>
                <text:list-item>
                  <text:p text:style-name="P1865">نوع ارتباط :‌ <text:span text:style-name="T70">1 به n </text:span></text:p>
                </text:list-item>
                <text:list-item>
                  <text:p text:style-name="P1866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867">جدول dates : </text:p>
              <text:list>
                <text:list-item>
                  <text:p text:style-name="P1867">نوع ارتباط :‌ 1 به n</text:p>
                </text:list-item>
                <text:list-item>
                  <text:p text:style-name="P186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740"/>
      <text:p text:style-name="P1740"/>
      <text:list xml:id="list111850395785942" text:continue-numbering="true" text:style-name="L9">
        <text:list-item>
          <text:p text:style-name="P2689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11851113609770" text:continue-numbering="true" text:style-name="L9">
        <text:list-item>
          <text:list>
            <text:list-item>
              <text:p text:style-name="P186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25093791376">
          <table:table-cell table:style-name="Table6.A1" office:value-type="string">
            <text:p text:style-name="P588">Name</text:p>
          </table:table-cell>
          <table:table-cell table:style-name="Table6.A1" office:value-type="string">
            <text:p text:style-name="P588">Data Type</text:p>
          </table:table-cell>
          <table:table-cell table:style-name="Table6.A1" office:value-type="string">
            <text:p text:style-name="P588">Attributes </text:p>
          </table:table-cell>
          <table:table-cell table:style-name="Table6.D1" office:value-type="string">
            <text:p text:style-name="P588">Comment</text:p>
          </table:table-cell>
        </table:table-row>
        <table:table-row table:style-name="TableLine93825093823424">
          <table:table-cell table:style-name="Table6.A2" office:value-type="string">
            <text:p text:style-name="P623">id</text:p>
          </table:table-cell>
          <table:table-cell table:style-name="Table6.A2" office:value-type="string">
            <text:p text:style-name="P624">Big int </text:p>
          </table:table-cell>
          <table:table-cell table:style-name="Table6.A2" office:value-type="string">
            <text:p text:style-name="P624">Unsigned , not null , unique , index ,</text:p>
            <text:p text:style-name="P624"><text:s/>primary key ,</text:p>
            <text:p text:style-name="P624">autoincrement </text:p>
          </table:table-cell>
          <table:table-cell table:style-name="Table6.D2" office:value-type="string">
            <text:p text:style-name="P510"/>
          </table:table-cell>
        </table:table-row>
        <table:table-row table:style-name="TableLine93825093826064">
          <table:table-cell table:style-name="Table6.A2" office:value-type="string">
            <text:p text:style-name="P623">object_class</text:p>
          </table:table-cell>
          <table:table-cell table:style-name="Table6.A2" office:value-type="string">
            <text:p text:style-name="P625">varchar(255)</text:p>
          </table:table-cell>
          <table:table-cell table:style-name="Table6.A2" office:value-type="string">
            <text:p text:style-name="P1378">Not null</text:p>
          </table:table-cell>
          <table:table-cell table:style-name="Table6.D2" office:value-type="string">
            <text:p text:style-name="P510"/>
          </table:table-cell>
        </table:table-row>
        <table:table-row table:style-name="TableLine93825093826992">
          <table:table-cell table:style-name="Table6.A2" office:value-type="string">
            <text:p text:style-name="P623">object_id</text:p>
          </table:table-cell>
          <table:table-cell table:style-name="Table6.A2" office:value-type="string">
            <text:p text:style-name="P626">Big int </text:p>
          </table:table-cell>
          <table:table-cell table:style-name="Table6.A2" office:value-type="string">
            <text:p text:style-name="P627"><text:span text:style-name="T104">Unsigned </text:span>, Not null </text:p>
          </table:table-cell>
          <table:table-cell table:style-name="Table6.D2" office:value-type="string">
            <text:p text:style-name="P510"/>
          </table:table-cell>
        </table:table-row>
        <table:table-row table:style-name="TableLine93825093827968">
          <table:table-cell table:style-name="Table6.A2" office:value-type="string">
            <text:p text:style-name="P623">Type</text:p>
          </table:table-cell>
          <table:table-cell table:style-name="Table6.A2" office:value-type="string">
            <text:p text:style-name="P802">tinyint</text:p>
          </table:table-cell>
          <table:table-cell table:style-name="Table6.A2" office:value-type="string">
            <text:p text:style-name="P629">Not null , </text:p>
            <text:p text:style-name="P629">defualt 0 ,</text:p>
            <text:p text:style-name="P809">unsigned</text:p>
            <text:p text:style-name="P628"/>
          </table:table-cell>
          <table:table-cell table:style-name="Table6.D2" office:value-type="string">
            <text:p text:style-name="P39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825093829168">
          <table:table-cell table:style-name="Table6.A2" office:value-type="string">
            <text:p text:style-name="P1111">sort</text:p>
          </table:table-cell>
          <table:table-cell table:style-name="Table6.A2" office:value-type="string">
            <text:p text:style-name="P1111">Tiny Int</text:p>
          </table:table-cell>
          <table:table-cell table:style-name="Table6.A2" office:value-type="string">
            <text:p text:style-name="P1111">Nullable , unsigned</text:p>
          </table:table-cell>
          <table:table-cell table:style-name="Table6.D2" office:value-type="string">
            <text:p text:style-name="P397">این ستون میتونه ترتیب فایل هایی که به یک موجودیت attach شده را مشخص کنه !!</text:p>
            <text:p text:style-name="P39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825093830048">
          <table:table-cell table:style-name="Table6.A2" office:value-type="string">
            <text:p text:style-name="P623">file_id</text:p>
          </table:table-cell>
          <table:table-cell table:style-name="Table6.A2" office:value-type="string">
            <text:p text:style-name="P630">Big int </text:p>
          </table:table-cell>
          <table:table-cell table:style-name="Table6.A2" office:value-type="string">
            <text:p text:style-name="P631">Unsigned , not null , </text:p>
            <text:p text:style-name="P854">foreignkey→files(1) ,</text:p>
            <text:p text:style-name="P602"/>
            <text:p text:style-name="P835">on Delete → (<text:span text:style-name="T575">cascade</text:span>)</text:p>
            <text:p text:style-name="P835"/>
            <text:p text:style-name="P835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32">کدام فایل برای این مدل در نظر گرفته شده !!!!</text:p>
          </table:table-cell>
        </table:table-row>
      </table:table>
      <text:p text:style-name="P418"/>
      <text:p text:style-name="P1732"/>
      <text:list xml:id="list3621003261" text:style-name="L10">
        <text:list-item>
          <text:p text:style-name="P1869">ارتباطات :‌</text:p>
          <text:list>
            <text:list-item>
              <text:p text:style-name="P1870">files : </text:p>
              <text:list>
                <text:list-item>
                  <text:p text:style-name="P1871">نوع ارتباط :‌ <text:span text:style-name="T105">1 به n </text:span></text:p>
                </text:list-item>
                <text:list-item>
                  <text:p text:style-name="P187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11850331160775" text:continue-numbering="true" text:style-name="L10">
        <text:list-item>
          <text:list>
            <text:list-item>
              <text:p text:style-name="P1873">users : </text:p>
              <text:list>
                <text:list-item>
                  <text:p text:style-name="P176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874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11851587454144" text:continue-numbering="true" text:style-name="L10">
        <text:list-item>
          <text:list>
            <text:list-item>
              <text:p text:style-name="P1875">dates <text:s/>:</text:p>
              <text:list>
                <text:list-item>
                  <text:p text:style-name="P1876">نوع : 1 به n </text:p>
                </text:list-item>
                <text:list-item>
                  <text:p text:style-name="P187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763"><text:span text:style-name="T179">app_setting</text:span><text:span text:style-name="T170"> : </text:span></text:p>
              <text:list>
                <text:list-item>
                  <text:p text:style-name="P1878">نوع :‌<text:span text:style-name="T172">1 به 1 </text:span></text:p>
                </text:list-item>
                <text:list-item>
                  <text:p text:style-name="P187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11850059462538" text:continue-numbering="true" text:style-name="L10">
        <text:list-item>
          <text:list>
            <text:list-item>
              <text:p text:style-name="P188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881">نوع : <text:span text:style-name="T188">1 به 1</text:span></text:p>
                    </text:list-item>
                    <text:list-item>
                      <text:p text:style-name="P188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764"><text:span text:style-name="T345">media_describe_translations</text:span><text:span text:style-name="T335"> :‌</text:span></text:p>
              <text:list>
                <text:list-item>
                  <text:p text:style-name="P1885">نوع ‌: <text:span text:style-name="T336">1 به </text:span><text:span text:style-name="T337">n </text:span></text:p>
                </text:list-item>
                <text:list-item>
                  <text:p text:style-name="P188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11849919532868" text:continue-numbering="true" text:style-name="L10">
        <text:list-item>
          <text:list>
            <text:list-item>
              <text:p text:style-name="P1765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913">نوع : <text:span text:style-name="T387">1 به 1 </text:span></text:p>
                    </text:list-item>
                    <text:list-item>
                      <text:p text:style-name="P188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2289737953" text:style-name="L11">
        <text:list-item>
          <text:p text:style-name="P2690">languages : <text:span text:style-name="T136">در این جدول تمام زبان ها ذخیره میشود !!!</text:span></text:p>
          <text:list>
            <text:list-item>
              <text:p text:style-name="P191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25093944304">
          <table:table-cell table:style-name="Table7.A1" office:value-type="string">
            <text:p text:style-name="P568">Name</text:p>
          </table:table-cell>
          <table:table-cell table:style-name="Table7.A1" office:value-type="string">
            <text:p text:style-name="P568">Data Type</text:p>
          </table:table-cell>
          <table:table-cell table:style-name="Table7.A1" office:value-type="string">
            <text:p text:style-name="P568">Attributes</text:p>
          </table:table-cell>
          <table:table-cell table:style-name="Table7.D1" office:value-type="string">
            <text:p text:style-name="P568">Comment</text:p>
          </table:table-cell>
        </table:table-row>
        <table:table-row table:style-name="TableLine93825093971168">
          <table:table-cell table:style-name="Table7.A2" office:value-type="string">
            <text:p text:style-name="P812">id</text:p>
          </table:table-cell>
          <table:table-cell table:style-name="Table7.A2" office:value-type="string">
            <text:p text:style-name="P813">Big int </text:p>
          </table:table-cell>
          <table:table-cell table:style-name="Table7.A2" office:value-type="string">
            <text:p text:style-name="P814">Unsigned , not null , index , primary key , </text:p>
            <text:p text:style-name="P814">unique , <text:span text:style-name="T140">autoincrement </text:span><text:s/></text:p>
          </table:table-cell>
          <table:table-cell table:style-name="Table7.D2" office:value-type="string">
            <text:p text:style-name="P514"/>
          </table:table-cell>
        </table:table-row>
        <table:table-row table:style-name="TableLine93825093973552">
          <table:table-cell table:style-name="Table7.A2" office:value-type="string">
            <text:p text:style-name="P815">name</text:p>
          </table:table-cell>
          <table:table-cell table:style-name="Table7.A2" office:value-type="string">
            <text:p text:style-name="P816">varchar(30)</text:p>
          </table:table-cell>
          <table:table-cell table:style-name="Table7.A2" office:value-type="string">
            <text:p text:style-name="P817">Not null , <text:span text:style-name="T144">unique </text:span></text:p>
          </table:table-cell>
          <table:table-cell table:style-name="Table7.D2" office:value-type="string">
            <text:p text:style-name="P514"/>
          </table:table-cell>
        </table:table-row>
        <table:table-row table:style-name="TableLine93825093974480">
          <table:table-cell table:style-name="Table7.A2" office:value-type="string">
            <text:p text:style-name="P818">iso</text:p>
          </table:table-cell>
          <table:table-cell table:style-name="Table7.A2" office:value-type="string">
            <text:p text:style-name="P51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817">Not null , <text:span text:style-name="T144">unique</text:span></text:p>
          </table:table-cell>
          <table:table-cell table:style-name="Table7.D2" office:value-type="string">
            <text:p text:style-name="P514"/>
          </table:table-cell>
        </table:table-row>
        <table:table-row table:style-name="TableLine93825093975456">
          <table:table-cell table:style-name="Table7.A2" office:value-type="string">
            <text:p text:style-name="P819">date_format</text:p>
          </table:table-cell>
          <table:table-cell table:style-name="Table7.A2" office:value-type="string">
            <text:p text:style-name="P820">varchar(30)</text:p>
          </table:table-cell>
          <table:table-cell table:style-name="Table7.A2" office:value-type="string">
            <text:p text:style-name="P51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514"/>
          </table:table-cell>
        </table:table-row>
        <table:table-row table:style-name="TableLine93825093976560">
          <table:table-cell table:style-name="Table7.A2" office:value-type="string">
            <text:p text:style-name="P1379">active</text:p>
          </table:table-cell>
          <table:table-cell table:style-name="Table7.A2" office:value-type="string">
            <text:p text:style-name="P1203">boolean</text:p>
          </table:table-cell>
          <table:table-cell table:style-name="Table7.A2" office:value-type="string">
            <text:p text:style-name="P810">Not null , <text:span text:style-name="T147">defualt 1</text:span></text:p>
          </table:table-cell>
          <table:table-cell table:style-name="Table7.D2" office:value-type="string">
            <text:p text:style-name="P514"/>
          </table:table-cell>
        </table:table-row>
        <table:table-row table:style-name="TableLine93825093977392">
          <table:table-cell table:style-name="Table7.A2" office:value-type="string">
            <text:p text:style-name="P821">rtl</text:p>
          </table:table-cell>
          <table:table-cell table:style-name="Table7.A2" office:value-type="string">
            <text:p text:style-name="P1203">boolean</text:p>
          </table:table-cell>
          <table:table-cell table:style-name="Table7.A2" office:value-type="string">
            <text:p text:style-name="P811">Not null , <text:span text:style-name="T141">defualt 0 ,</text:span></text:p>
          </table:table-cell>
          <table:table-cell table:style-name="Table7.D2" office:value-type="string">
            <text:p text:style-name="P514"/>
          </table:table-cell>
        </table:table-row>
      </table:table>
      <text:list xml:id="list2776569929" text:style-name="L12">
        <text:list-item>
          <text:list>
            <text:list-item>
              <text:p text:style-name="P1916">ارتباطات :‌</text:p>
              <text:list>
                <text:list-item>
                  <text:p text:style-name="P1766"><text:span text:style-name="T725">users</text:span><text:span text:style-name="T726"> : </text:span></text:p>
                  <text:list>
                    <text:list-item>
                      <text:p text:style-name="P1917">نوع :‌ <text:span text:style-name="T150">1 به n</text:span></text:p>
                    </text:list-item>
                    <text:list-item>
                      <text:p text:style-name="P1837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918">dates : </text:p>
                  <text:list>
                    <text:list-item>
                      <text:p text:style-name="P1919">نوع :<text:span text:style-name="T153">‌ </text:span><text:span text:style-name="T154">1 به n </text:span></text:p>
                    </text:list-item>
                    <text:list-item>
                      <text:p text:style-name="P192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11849688425225" text:continue-numbering="true" text:style-name="L12">
        <text:list-item>
          <text:list>
            <text:list-item>
              <text:list>
                <text:list-item>
                  <text:p text:style-name="P1921">media </text:p>
                  <text:list>
                    <text:list-item>
                      <text:p text:style-name="P1882">نوع : <text:span text:style-name="T188">1 به 1</text:span></text:p>
                    </text:list-item>
                    <text:list-item>
                      <text:p text:style-name="P188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11850957603748" text:continue-numbering="true" text:style-name="L12">
        <text:list-item>
          <text:list>
            <text:list-item>
              <text:list>
                <text:list-item>
                  <text:p text:style-name="P1766"><text:span text:style-name="T169">app_setting</text:span><text:span text:style-name="T167"> : </text:span></text:p>
                  <text:list>
                    <text:list-item>
                      <text:p text:style-name="P1922">نوع : 1 به n </text:p>
                    </text:list-item>
                    <text:list-item>
                      <text:p text:style-name="P1922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691"/>
                    </text:list-item>
                  </text:list>
                </text:list-item>
                <text:list-item>
                  <text:p text:style-name="P1924">app_setting :</text:p>
                  <text:list>
                    <text:list-item>
                      <text:p text:style-name="P1926">نوع :‌ <text:span text:style-name="T276">n به n </text:span></text:p>
                    </text:list-item>
                    <text:list-item>
                      <text:p text:style-name="P192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3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484235572" text:style-name="L13">
        <text:list-item>
          <text:list>
            <text:list-item>
              <text:list>
                <text:list-item>
                  <text:p text:style-name="P1932">app_setting_translations : </text:p>
                  <text:list>
                    <text:list-item>
                      <text:p text:style-name="P1889">نوع : <text:span text:style-name="T303">1 به n </text:span></text:p>
                    </text:list-item>
                    <text:list-item>
                      <text:p text:style-name="P189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11850750297340" text:continue-numbering="true" text:style-name="L13">
        <text:list-item>
          <text:list>
            <text:list-item>
              <text:list>
                <text:list-item>
                  <text:p text:style-name="P1767"><text:span text:style-name="T346">media_describe_translations</text:span><text:span text:style-name="T338"> : </text:span></text:p>
                  <text:list>
                    <text:list-item>
                      <text:p text:style-name="P1933">نوع : <text:span text:style-name="T342">1 به n </text:span></text:p>
                    </text:list-item>
                    <text:list-item>
                      <text:p text:style-name="P189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11851382261015" text:continue-numbering="true" text:style-name="L13">
        <text:list-item>
          <text:list>
            <text:list-item>
              <text:list>
                <text:list-item>
                  <text:p text:style-name="P1768"><text:span text:style-name="T362">user_bio_translations</text:span><text:span text:style-name="T353"> : </text:span></text:p>
                  <text:list>
                    <text:list-item>
                      <text:p text:style-name="P1935">نوع :‌ <text:span text:style-name="T358">1 به n </text:span></text:p>
                    </text:list-item>
                    <text:list-item>
                      <text:p text:style-name="P189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11850584226125" text:continue-list="list111851735194943" text:style-name="L5">
        <text:list-item>
          <text:p text:style-name="P2667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564">ستون ها : </text:p>
            </text:list-item>
          </text:list>
        </text:list-item>
      </text:list>
      <text:p text:style-name="P168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825094077856">
          <table:table-cell table:style-name="Table57.A1" office:value-type="string">
            <text:p text:style-name="P569">Name</text:p>
          </table:table-cell>
          <table:table-cell table:style-name="Table57.A1" office:value-type="string">
            <text:p text:style-name="P569">Data Type</text:p>
          </table:table-cell>
          <table:table-cell table:style-name="Table57.A1" office:value-type="string">
            <text:p text:style-name="P569">Attributes</text:p>
          </table:table-cell>
          <table:table-cell table:style-name="Table57.D1" office:value-type="string">
            <text:p text:style-name="P569">Comment</text:p>
          </table:table-cell>
        </table:table-row>
        <table:table-row table:style-name="TableLine93825094135104">
          <table:table-cell table:style-name="Table57.A2" office:value-type="string">
            <text:p text:style-name="P1244">id</text:p>
          </table:table-cell>
          <table:table-cell table:style-name="Table57.A2" office:value-type="string">
            <text:p text:style-name="P1245">Big int</text:p>
          </table:table-cell>
          <table:table-cell table:style-name="Table57.A2" office:value-type="string">
            <text:p text:style-name="P1247">Unsigned , index , not null ,</text:p>
            <text:p text:style-name="P1247">unique , primary key , </text:p>
            <text:p text:style-name="P1247">auto increment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37488">
          <table:table-cell table:style-name="Table57.A2" office:value-type="string">
            <text:p text:style-name="P1244">name</text:p>
          </table:table-cell>
          <table:table-cell table:style-name="Table57.A2" office:value-type="string">
            <text:p text:style-name="P1245">varchar(<text:span text:style-name="T1078">64</text:span>)</text:p>
          </table:table-cell>
          <table:table-cell table:style-name="Table57.A2" office:value-type="string">
            <text:p text:style-name="P1249">Not null , unique 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38416">
          <table:table-cell table:style-name="Table57.A2" office:value-type="string">
            <text:p text:style-name="P1244">route</text:p>
          </table:table-cell>
          <table:table-cell table:style-name="Table57.A2" office:value-type="string">
            <text:p text:style-name="P54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49">Not null , unique 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39392">
          <table:table-cell table:style-name="Table57.A2" office:value-type="string">
            <text:p text:style-name="P1244">view</text:p>
          </table:table-cell>
          <table:table-cell table:style-name="Table57.A2" office:value-type="string">
            <text:p text:style-name="P1246">varchar(<text:span text:style-name="T1078">64</text:span>)</text:p>
          </table:table-cell>
          <table:table-cell table:style-name="Table57.A2" office:value-type="string">
            <text:p text:style-name="P1250">Not null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40592">
          <table:table-cell table:style-name="Table57.A2" office:value-type="string">
            <text:p text:style-name="P1380">active</text:p>
          </table:table-cell>
          <table:table-cell table:style-name="Table57.A2" office:value-type="string">
            <text:p text:style-name="P1246">boolean</text:p>
          </table:table-cell>
          <table:table-cell table:style-name="Table57.A2" office:value-type="string">
            <text:p text:style-name="P1251">Not null , default 1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41472">
          <table:table-cell table:style-name="Table57.A2" office:value-type="string">
            <text:p text:style-name="P1244">primitive</text:p>
          </table:table-cell>
          <table:table-cell table:style-name="Table57.A2" office:value-type="string">
            <text:p text:style-name="P1246">boolean</text:p>
          </table:table-cell>
          <table:table-cell table:style-name="Table57.A2" office:value-type="string">
            <text:p text:style-name="P1251">Not null , default 1</text:p>
          </table:table-cell>
          <table:table-cell table:style-name="Table57.D2" office:value-type="string">
            <text:p text:style-name="P548"/>
          </table:table-cell>
        </table:table-row>
        <table:table-row table:style-name="TableLine93825094142400">
          <table:table-cell table:style-name="Table57.A2" office:value-type="string">
            <text:p text:style-name="P1244">robots</text:p>
          </table:table-cell>
          <table:table-cell table:style-name="Table57.A2" office:value-type="string">
            <text:p text:style-name="P672">varchar(30)</text:p>
          </table:table-cell>
          <table:table-cell table:style-name="Table57.A2" office:value-type="string">
            <text:p text:style-name="P679">Not null </text:p>
            <text:p text:style-name="P51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510"/>
          </table:table-cell>
        </table:table-row>
      </table:table>
      <text:p text:style-name="P1725"/>
      <text:list xml:id="list3714533749" text:style-name="L14">
        <text:list-item>
          <text:list>
            <text:list-item>
              <text:p text:style-name="P2565">رابطه ها : </text:p>
              <text:list>
                <text:list-item>
                  <text:p text:style-name="P2566">dates : </text:p>
                  <text:list>
                    <text:list-item>
                      <text:p text:style-name="P2567">نوع : <text:span text:style-name="T1079">1 به n </text:span></text:p>
                    </text:list-item>
                    <text:list-item>
                      <text:p text:style-name="P2567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3"/>
      <text:list xml:id="list111849684106039" text:continue-numbering="true" text:style-name="L14">
        <text:list-item>
          <text:list>
            <text:list-item>
              <text:list>
                <text:list-item>
                  <text:p text:style-name="P2566">users : </text:p>
                  <text:list>
                    <text:list-item>
                      <text:p text:style-name="P2567">نوع : <text:span text:style-name="T1080">1 به n </text:span></text:p>
                    </text:list-item>
                    <text:list-item>
                      <text:p text:style-name="P2567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3"/>
      <text:list xml:id="list111850188544941" text:continue-numbering="true" text:style-name="L14">
        <text:list-item>
          <text:list>
            <text:list-item>
              <text:list>
                <text:list-item>
                  <text:p text:style-name="P2566">page_translations : </text:p>
                  <text:list>
                    <text:list-item>
                      <text:p text:style-name="P2567">نوع : <text:span text:style-name="T1081">1 به n </text:span></text:p>
                    </text:list-item>
                    <text:list-item>
                      <text:p text:style-name="P2567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569"><text:soft-page-break/>page_seo_attribute_translations : </text:p>
                  <text:list>
                    <text:list-item>
                      <text:p text:style-name="P2567">نوع : <text:span text:style-name="T1082">1 به n </text:span></text:p>
                    </text:list-item>
                    <text:list-item>
                      <text:p text:style-name="P2567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3"/>
      <text:list xml:id="list111850151689757" text:continue-numbering="true" text:style-name="L14">
        <text:list-item>
          <text:list>
            <text:list-item>
              <text:list>
                <text:list-item>
                  <text:p text:style-name="P2542"><text:span text:style-name="T250">menu_containers</text:span><text:span text:style-name="T251"> : </text:span></text:p>
                  <text:list>
                    <text:list-item>
                      <text:p text:style-name="P2570">نوع : <text:span text:style-name="T1179">1 به n </text:span></text:p>
                    </text:list-item>
                    <text:list-item>
                      <text:p text:style-name="P2570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68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684"/>
      <text:list xml:id="list111851308747459" text:continue-numbering="true" text:style-name="L14">
        <text:list-item>
          <text:list>
            <text:list-item>
              <text:p text:style-name="P2543"><text:span text:style-name="T206">ستون ها : </text:span><text:span text:style-name="T205"><text:tab/></text:span></text:p>
            </text:list-item>
          </text:list>
        </text:list-item>
      </text:list>
      <text:p text:style-name="P168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825094202192">
          <table:table-cell table:style-name="Table58.A1" office:value-type="string">
            <text:p text:style-name="P569">Name</text:p>
          </table:table-cell>
          <table:table-cell table:style-name="Table58.A1" office:value-type="string">
            <text:p text:style-name="P569">Data Type</text:p>
          </table:table-cell>
          <table:table-cell table:style-name="Table58.A1" office:value-type="string">
            <text:p text:style-name="P569">Attributes</text:p>
          </table:table-cell>
          <table:table-cell table:style-name="Table58.D1" office:value-type="string">
            <text:p text:style-name="P569">Comment</text:p>
          </table:table-cell>
        </table:table-row>
        <table:table-row table:style-name="TableLine93825094240896">
          <table:table-cell table:style-name="Table58.A2" office:value-type="string">
            <text:p text:style-name="P1252">id</text:p>
          </table:table-cell>
          <table:table-cell table:style-name="Table58.A2" office:value-type="string">
            <text:p text:style-name="P1253">Big int</text:p>
          </table:table-cell>
          <table:table-cell table:style-name="Table58.A2" office:value-type="string">
            <text:p text:style-name="P1247">Unsigned , index , not null ,</text:p>
            <text:p text:style-name="P1247">unique , primary key , </text:p>
            <text:p text:style-name="P1247">auto increment</text:p>
          </table:table-cell>
          <table:table-cell table:style-name="Table58.D2" office:value-type="string">
            <text:p text:style-name="P510"/>
          </table:table-cell>
        </table:table-row>
        <table:table-row table:style-name="TableLine93825094243280">
          <table:table-cell table:style-name="Table58.A2" office:value-type="string">
            <text:p text:style-name="P1252">keywords</text:p>
          </table:table-cell>
          <table:table-cell table:style-name="Table58.A2" office:value-type="string">
            <text:p text:style-name="P1254">varchar(255)</text:p>
          </table:table-cell>
          <table:table-cell table:style-name="Table58.A2" office:value-type="string">
            <text:p text:style-name="P1254">nullable</text:p>
          </table:table-cell>
          <table:table-cell table:style-name="Table58.D2" office:value-type="string">
            <text:p text:style-name="P510"/>
          </table:table-cell>
        </table:table-row>
        <table:table-row table:style-name="TableLine93825094244208">
          <table:table-cell table:style-name="Table58.A2" office:value-type="string">
            <text:p text:style-name="P1252">description</text:p>
          </table:table-cell>
          <table:table-cell table:style-name="Table58.A2" office:value-type="string">
            <text:p text:style-name="P1255">varchar(164)</text:p>
          </table:table-cell>
          <table:table-cell table:style-name="Table58.A2" office:value-type="string">
            <text:p text:style-name="P1261">nullable</text:p>
          </table:table-cell>
          <table:table-cell table:style-name="Table58.D2" office:value-type="string">
            <text:p text:style-name="P510"/>
          </table:table-cell>
        </table:table-row>
        <table:table-row table:style-name="TableLine93825094245184">
          <table:table-cell table:style-name="Table58.A2" office:value-type="string">
            <text:p text:style-name="P1252">subject</text:p>
          </table:table-cell>
          <table:table-cell table:style-name="Table58.A2" office:value-type="string">
            <text:p text:style-name="P1255">varchar(60)</text:p>
          </table:table-cell>
          <table:table-cell table:style-name="Table58.A2" office:value-type="string">
            <text:p text:style-name="P1260">nullable</text:p>
          </table:table-cell>
          <table:table-cell table:style-name="Table58.D2" office:value-type="string">
            <text:p text:style-name="P510"/>
          </table:table-cell>
        </table:table-row>
        <table:table-row table:style-name="TableLine93825094246384">
          <table:table-cell table:style-name="Table58.A2" office:value-type="string">
            <text:p text:style-name="P1252">page_id</text:p>
          </table:table-cell>
          <table:table-cell table:style-name="Table58.A2" office:value-type="string">
            <text:p text:style-name="P1256">Big int</text:p>
          </table:table-cell>
          <table:table-cell table:style-name="Table58.A2" office:value-type="string">
            <text:p text:style-name="P1257">Unsigned , <text:span text:style-name="T1084">not null , </text:span></text:p>
            <text:p text:style-name="P1262">foreign key → pages(id)</text:p>
            <text:p text:style-name="P1262"/>
            <text:p text:style-name="P1265">On Delete → (cascade)</text:p>
            <text:p text:style-name="P54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10"/>
          </table:table-cell>
        </table:table-row>
        <table:table-row table:style-name="TableLine93825094247216">
          <table:table-cell table:style-name="Table58.A2" office:value-type="string">
            <text:p text:style-name="P1252">language_id</text:p>
          </table:table-cell>
          <table:table-cell table:style-name="Table58.A2" office:value-type="string">
            <text:p text:style-name="P1256">Big int</text:p>
          </table:table-cell>
          <table:table-cell table:style-name="Table58.A2" office:value-type="string">
            <text:p text:style-name="P1258">Unsigned , <text:span text:style-name="T1084">not null , </text:span></text:p>
            <text:p text:style-name="P550"><text:span text:style-name="T1084">foreign key → </text:span><text:span text:style-name="T1087">languages</text:span><text:span text:style-name="T1084">(id)</text:span></text:p>
            <text:p text:style-name="P1263"/>
            <text:p text:style-name="P1266">On Delete → (cascade)</text:p>
            <text:p text:style-name="P125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10"/>
          </table:table-cell>
        </table:table-row>
      </table:table>
      <text:p text:style-name="P1726"/>
      <text:list xml:id="list2561966288" text:style-name="L15">
        <text:list-item>
          <text:list>
            <text:list-item>
              <text:p text:style-name="P2657"><text:span text:style-name="T205">ر</text:span><text:span text:style-name="T197">ابطه ها :‌</text:span></text:p>
              <text:list>
                <text:list-item>
                  <text:p text:style-name="P2575">pages : </text:p>
                  <text:list>
                    <text:list-item>
                      <text:p text:style-name="P2568">نوع : <text:span text:style-name="T1082">1 به n </text:span></text:p>
                    </text:list-item>
                    <text:list-item>
                      <text:p text:style-name="P2568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5"/>
      <text:list xml:id="list111851566124440" text:continue-numbering="true" text:style-name="L15">
        <text:list-item>
          <text:list>
            <text:list-item>
              <text:list>
                <text:list-item>
                  <text:p text:style-name="P2575">languages : </text:p>
                  <text:list>
                    <text:list-item>
                      <text:p text:style-name="P2658"><text:span text:style-name="T197">نوع :‌</text:span><text:span text:style-name="T207">1 به n </text:span></text:p>
                    </text:list-item>
                    <text:list-item>
                      <text:p text:style-name="P2658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59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660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825094204112">
          <table:table-cell table:style-name="Table59.A1" office:value-type="string">
            <text:p text:style-name="P569">Name</text:p>
          </table:table-cell>
          <table:table-cell table:style-name="Table59.A1" office:value-type="string">
            <text:p text:style-name="P569">Data Type</text:p>
          </table:table-cell>
          <table:table-cell table:style-name="Table59.A1" office:value-type="string">
            <text:p text:style-name="P569">Attributes</text:p>
          </table:table-cell>
          <table:table-cell table:style-name="Table59.D1" office:value-type="string">
            <text:p text:style-name="P569">Comment</text:p>
          </table:table-cell>
        </table:table-row>
        <table:table-row table:style-name="TableLine93825094312864">
          <table:table-cell table:style-name="Table59.A2" office:value-type="string">
            <text:p text:style-name="P1252">id</text:p>
          </table:table-cell>
          <table:table-cell table:style-name="Table59.A2" office:value-type="string">
            <text:p text:style-name="P1253">Big int</text:p>
          </table:table-cell>
          <table:table-cell table:style-name="Table59.A2" office:value-type="string">
            <text:p text:style-name="P1247">Unsigned , index , not null ,</text:p>
            <text:p text:style-name="P1247">unique , primary key , </text:p>
            <text:p text:style-name="P1247">auto increment</text:p>
          </table:table-cell>
          <table:table-cell table:style-name="Table59.D2" office:value-type="string">
            <text:p text:style-name="P510"/>
          </table:table-cell>
        </table:table-row>
        <table:table-row table:style-name="TableLine93825094314608">
          <table:table-cell table:style-name="Table59.A2" office:value-type="string">
            <text:p text:style-name="P1268">title</text:p>
          </table:table-cell>
          <table:table-cell table:style-name="Table59.A2" office:value-type="string">
            <text:p text:style-name="P1269">varchar(<text:span text:style-name="T1088">60</text:span>)</text:p>
          </table:table-cell>
          <table:table-cell table:style-name="Table59.A2" office:value-type="string">
            <text:p text:style-name="P1272">Not null</text:p>
          </table:table-cell>
          <table:table-cell table:style-name="Table59.D2" office:value-type="string">
            <text:p text:style-name="P1271">عنوان صفحه</text:p>
          </table:table-cell>
        </table:table-row>
        <table:table-row table:style-name="TableLine93825094315536">
          <table:table-cell table:style-name="Table59.A2" office:value-type="string">
            <text:p text:style-name="P1268">page_id</text:p>
          </table:table-cell>
          <table:table-cell table:style-name="Table59.A2" office:value-type="string">
            <text:p text:style-name="P1269">Big int</text:p>
          </table:table-cell>
          <table:table-cell table:style-name="Table59.A2" office:value-type="string">
            <text:p text:style-name="P1259">Unsigned , <text:span text:style-name="T1084">not null , </text:span></text:p>
            <text:p text:style-name="P1264">foreign key → pages(id)</text:p>
            <text:p text:style-name="P1264"/>
            <text:p text:style-name="P1267">On Delete → (cascade)</text:p>
            <text:p text:style-name="P55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10"/>
          </table:table-cell>
        </table:table-row>
        <table:table-row table:style-name="TableLine93825094316512">
          <table:table-cell table:style-name="Table59.A2" office:value-type="string">
            <text:p text:style-name="P1268">language_id</text:p>
          </table:table-cell>
          <table:table-cell table:style-name="Table59.A2" office:value-type="string">
            <text:p text:style-name="P1270">Big int</text:p>
          </table:table-cell>
          <table:table-cell table:style-name="Table59.A2" office:value-type="string">
            <text:p text:style-name="P1259">Unsigned , <text:span text:style-name="T1084">not null , </text:span></text:p>
            <text:p text:style-name="P551"><text:span text:style-name="T1084">foreign key → </text:span><text:span text:style-name="T1087">languages</text:span><text:span text:style-name="T1084">(id)</text:span></text:p>
            <text:p text:style-name="P1264"/>
            <text:p text:style-name="P1267">On Delete → (cascade)</text:p>
            <text:p text:style-name="P125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10"/>
          </table:table-cell>
        </table:table-row>
      </table:table>
      <text:p text:style-name="P1727"/>
      <text:list xml:id="list4184082957" text:style-name="L16">
        <text:list-item>
          <text:list>
            <text:list-item>
              <text:p text:style-name="P2576">ارتباط ها :‌</text:p>
              <text:list>
                <text:list-item>
                  <text:p text:style-name="P2576">pages : </text:p>
                  <text:list>
                    <text:list-item>
                      <text:p text:style-name="P2661"><text:span text:style-name="T197">نوع : </text:span><text:span text:style-name="T211">1 به n </text:span></text:p>
                    </text:list-item>
                    <text:list-item>
                      <text:p text:style-name="P2661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6"/>
      <text:list xml:id="list111851739614191" text:continue-numbering="true" text:style-name="L16">
        <text:list-item>
          <text:list>
            <text:list-item>
              <text:list>
                <text:list-item>
                  <text:p text:style-name="P2576">languages : </text:p>
                  <text:list>
                    <text:list-item>
                      <text:p text:style-name="P2661"><text:span text:style-name="T197">نوع : </text:span><text:span text:style-name="T212">1 به n </text:span></text:p>
                    </text:list-item>
                    <text:list-item>
                      <text:p text:style-name="P2661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7"/>
      <text:p text:style-name="P1687"/>
      <text:p text:style-name="P1687"/>
      <text:p text:style-name="P1687"/>
      <text:list xml:id="list111851548490806" text:continue-numbering="true" text:style-name="L16">
        <text:list-item>
          <text:list>
            <text:list-item>
              <text:list>
                <text:list-item>
                  <text:p text:style-name="P2544"><text:soft-page-break/><text:span text:style-name="T219">page_translation_bodies</text:span><text:span text:style-name="T215"> : </text:span></text:p>
                  <text:list>
                    <text:list-item>
                      <text:p text:style-name="P2662"><text:span text:style-name="T197">نوع : </text:span><text:span text:style-name="T214">1 به 1 </text:span></text:p>
                    </text:list-item>
                    <text:list-item>
                      <text:p text:style-name="P2544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8"/>
      <text:list xml:id="list111850161713591" text:continue-numbering="true" text:style-name="L16">
        <text:list-item>
          <text:p text:style-name="P2682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577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25094361440">
          <table:table-cell table:style-name="Table60.A1" office:value-type="string">
            <text:p text:style-name="P569">Name</text:p>
          </table:table-cell>
          <table:table-cell table:style-name="Table60.A1" office:value-type="string">
            <text:p text:style-name="P569">Data Type</text:p>
          </table:table-cell>
          <table:table-cell table:style-name="Table60.A1" office:value-type="string">
            <text:p text:style-name="P569">Attributes</text:p>
          </table:table-cell>
          <table:table-cell table:style-name="Table60.D1" office:value-type="string">
            <text:p text:style-name="P569">Comment</text:p>
          </table:table-cell>
        </table:table-row>
        <table:table-row table:style-name="TableLine93825094385888">
          <table:table-cell table:style-name="Table60.A2" office:value-type="string">
            <text:p text:style-name="P1252">id</text:p>
          </table:table-cell>
          <table:table-cell table:style-name="Table60.A2" office:value-type="string">
            <text:p text:style-name="P1253">Big int</text:p>
          </table:table-cell>
          <table:table-cell table:style-name="Table60.A2" office:value-type="string">
            <text:p text:style-name="P1247">Unsigned , index , not null ,</text:p>
            <text:p text:style-name="P1247">unique , primary key , </text:p>
            <text:p text:style-name="P1247">auto increment</text:p>
          </table:table-cell>
          <table:table-cell table:style-name="Table60.D2" office:value-type="string">
            <text:p text:style-name="P510"/>
          </table:table-cell>
        </table:table-row>
        <table:table-row table:style-name="TableLine93825094388656">
          <table:table-cell table:style-name="Table60.A2" office:value-type="string">
            <text:p text:style-name="P1273">body</text:p>
          </table:table-cell>
          <table:table-cell table:style-name="Table60.A2" office:value-type="string">
            <text:p text:style-name="P1274">Medium text</text:p>
          </table:table-cell>
          <table:table-cell table:style-name="Table60.A2" office:value-type="string">
            <text:p text:style-name="P1275">Not null</text:p>
          </table:table-cell>
          <table:table-cell table:style-name="Table60.D2" office:value-type="string">
            <text:p text:style-name="P510"/>
          </table:table-cell>
        </table:table-row>
        <table:table-row table:style-name="TableLine93825094389584">
          <table:table-cell table:style-name="Table60.A2" office:value-type="string">
            <text:p text:style-name="P1273">Page_</text:p>
            <text:p text:style-name="P1273">translate_id</text:p>
          </table:table-cell>
          <table:table-cell table:style-name="Table60.A2" office:value-type="string">
            <text:p text:style-name="P1273">Big int</text:p>
          </table:table-cell>
          <table:table-cell table:style-name="Table60.A2" office:value-type="string">
            <text:p text:style-name="P1276">Not null , unsigned , </text:p>
            <text:p text:style-name="P1276">foreign key → page_translations(id)</text:p>
            <text:p text:style-name="P1276"/>
            <text:p text:style-name="P1276">On Delete → (cascade) ,</text:p>
            <text:p text:style-name="P1276">On Update → (cascade) ,</text:p>
          </table:table-cell>
          <table:table-cell table:style-name="Table60.D2" office:value-type="string">
            <text:p text:style-name="P510"/>
          </table:table-cell>
        </table:table-row>
      </table:table>
      <text:p text:style-name="P1728"/>
      <text:list xml:id="list3049967688" text:style-name="L17">
        <text:list-item>
          <text:list>
            <text:list-item>
              <text:p text:style-name="P2578">رابطه ها :‌</text:p>
              <text:list>
                <text:list-item>
                  <text:p text:style-name="P2579">page_translations : </text:p>
                  <text:list>
                    <text:list-item>
                      <text:p text:style-name="P2663"><text:span text:style-name="T197">نوع : </text:span><text:span text:style-name="T214">1 به 1 </text:span></text:p>
                    </text:list-item>
                    <text:list-item>
                      <text:p text:style-name="P2579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8"/>
      <text:list xml:id="list111851246546594" text:continue-numbering="true" text:style-name="L17">
        <text:list-item>
          <text:p text:style-name="P2669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580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825094425184">
          <table:table-cell table:style-name="Table71.A1" office:value-type="string">
            <text:p text:style-name="P569">Name</text:p>
          </table:table-cell>
          <table:table-cell table:style-name="Table71.A1" office:value-type="string">
            <text:p text:style-name="P569">Data Type</text:p>
          </table:table-cell>
          <table:table-cell table:style-name="Table71.A1" office:value-type="string">
            <text:p text:style-name="P569">Attributes</text:p>
          </table:table-cell>
          <table:table-cell table:style-name="Table71.D1" office:value-type="string">
            <text:p text:style-name="P569">Comment</text:p>
          </table:table-cell>
        </table:table-row>
        <table:table-row table:style-name="TableLine93825094457472">
          <table:table-cell table:style-name="Table71.A2" office:value-type="string">
            <text:p text:style-name="P1333">id</text:p>
          </table:table-cell>
          <table:table-cell table:style-name="Table71.A2" office:value-type="string">
            <text:p text:style-name="P1333">Big int</text:p>
          </table:table-cell>
          <table:table-cell table:style-name="Table71.A2" office:value-type="string">
            <text:p text:style-name="P1247">Unsigned , index , not null ,</text:p>
            <text:p text:style-name="P1247">unique , primary key , </text:p>
            <text:p text:style-name="P1247">auto increment</text:p>
          </table:table-cell>
          <table:table-cell table:style-name="Table71.D2" office:value-type="string">
            <text:p text:style-name="P510"/>
          </table:table-cell>
        </table:table-row>
        <table:table-row table:style-name="TableLine93825094459248">
          <table:table-cell table:style-name="Table71.A2" office:value-type="string">
            <text:p text:style-name="P1341">position</text:p>
          </table:table-cell>
          <table:table-cell table:style-name="Table71.A2" office:value-type="string">
            <text:p text:style-name="P1341">Tiny int</text:p>
          </table:table-cell>
          <table:table-cell table:style-name="Table71.A2" office:value-type="string">
            <text:p text:style-name="P1342">Unsigned , not null</text:p>
          </table:table-cell>
          <table:table-cell table:style-name="Table71.D2" office:value-type="string">
            <text:p text:style-name="P1350">مکان منو در صفحه</text:p>
          </table:table-cell>
        </table:table-row>
        <table:table-row table:style-name="TableLine93825094460176">
          <table:table-cell table:style-name="Table71.A2" office:value-type="string">
            <text:p text:style-name="P1381">active</text:p>
          </table:table-cell>
          <table:table-cell table:style-name="Table71.A2" office:value-type="string">
            <text:p text:style-name="P1334">boolean</text:p>
          </table:table-cell>
          <table:table-cell table:style-name="Table71.A2" office:value-type="string">
            <text:p text:style-name="P1336">Not null , default 1 </text:p>
          </table:table-cell>
          <table:table-cell table:style-name="Table71.D2" office:value-type="string">
            <text:p text:style-name="P510"/>
          </table:table-cell>
        </table:table-row>
        <table:table-row table:style-name="TableLine93825094461152">
          <table:table-cell table:style-name="Table71.A2" office:value-type="string">
            <text:p text:style-name="P1333">sort</text:p>
          </table:table-cell>
          <table:table-cell table:style-name="Table71.A2" office:value-type="string">
            <text:p text:style-name="P1337">Tiny int</text:p>
          </table:table-cell>
          <table:table-cell table:style-name="Table71.A2" office:value-type="string">
            <text:p text:style-name="P1337">Nullable , unsigned</text:p>
          </table:table-cell>
          <table:table-cell table:style-name="Table71.D2" office:value-type="string">
            <text:p text:style-name="P1350">برای پنل</text:p>
          </table:table-cell>
        </table:table-row>
        <table:table-row table:style-name="TableLine93825094462352">
          <table:table-cell table:style-name="Table71.A2" office:value-type="string">
            <text:p text:style-name="P1333">page_id</text:p>
          </table:table-cell>
          <table:table-cell table:style-name="Table71.A2" office:value-type="string">
            <text:p text:style-name="P1335">Big int</text:p>
          </table:table-cell>
          <table:table-cell table:style-name="Table71.A2" office:value-type="string">
            <text:p text:style-name="P1338">Unsigned , <text:span text:style-name="T1169">nullable , </text:span></text:p>
            <text:p text:style-name="P1339">foreign key → pages(id)</text:p>
            <text:p text:style-name="P1339"/>
            <text:p text:style-name="P1340">On Delete → (<text:span text:style-name="T1171">SET NULL</text:span>) ,</text:p>
            <text:p text:style-name="P55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510"/>
          </table:table-cell>
        </table:table-row>
      </table:table>
      <text:list xml:id="list1242129231" text:style-name="L18">
        <text:list-item>
          <text:list>
            <text:list-item>
              <text:p text:style-name="P2581">ارتباط ها : </text:p>
              <text:list>
                <text:list-item>
                  <text:p text:style-name="P2581">dates : </text:p>
                  <text:list>
                    <text:list-item>
                      <text:p text:style-name="P2571">نوع : <text:span text:style-name="T1173">1 به n </text:span></text:p>
                    </text:list-item>
                    <text:list-item>
                      <text:p text:style-name="P2571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9"/>
      <text:list xml:id="list111850699068183" text:continue-numbering="true" text:style-name="L18">
        <text:list-item>
          <text:list>
            <text:list-item>
              <text:list>
                <text:list-item>
                  <text:p text:style-name="P2581">user<text:span text:style-name="T1168">s</text:span> : </text:p>
                  <text:list>
                    <text:list-item>
                      <text:p text:style-name="P2571">نوع : <text:span text:style-name="T1174">1 به n </text:span></text:p>
                    </text:list-item>
                    <text:list-item>
                      <text:p text:style-name="P2571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9"/>
      <text:list xml:id="list111850408740815" text:continue-numbering="true" text:style-name="L18">
        <text:list-item>
          <text:list>
            <text:list-item>
              <text:list>
                <text:list-item>
                  <text:p text:style-name="P2581">menu_translations : </text:p>
                  <text:list>
                    <text:list-item>
                      <text:p text:style-name="P2571">نوع : <text:span text:style-name="T1175">1 به n </text:span></text:p>
                    </text:list-item>
                    <text:list-item>
                      <text:p text:style-name="P2571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81"><text:soft-page-break/>pages : </text:p>
                  <text:list>
                    <text:list-item>
                      <text:p text:style-name="P2571">نوع : <text:span text:style-name="T1179">1 به n </text:span></text:p>
                    </text:list-item>
                    <text:list-item>
                      <text:p text:style-name="P2571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9"/>
      <text:list xml:id="list111850981277612" text:continue-numbering="true" text:style-name="L18">
        <text:list-item>
          <text:list>
            <text:list-item>
              <text:list>
                <text:list-item>
                  <text:p text:style-name="P2581">menu_items : </text:p>
                  <text:list>
                    <text:list-item>
                      <text:p text:style-name="P2571">نوع : <text:span text:style-name="T1176">1 به n </text:span></text:p>
                    </text:list-item>
                    <text:list-item>
                      <text:p text:style-name="P2572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9"/>
      <text:list xml:id="list111850643527710" text:continue-numbering="true" text:style-name="L18">
        <text:list-item>
          <text:p text:style-name="P2670">menu_items : در این جدول <text:span text:style-name="T1182">menu item ها را نگه داری میکنیم !!! </text:span></text:p>
          <text:list>
            <text:list-item>
              <text:p text:style-name="P2582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825094510512">
          <table:table-cell table:style-name="Table72.A1" office:value-type="string">
            <text:p text:style-name="P569">Name</text:p>
          </table:table-cell>
          <table:table-cell table:style-name="Table72.A1" office:value-type="string">
            <text:p text:style-name="P569">Data Type</text:p>
          </table:table-cell>
          <table:table-cell table:style-name="Table72.A1" office:value-type="string">
            <text:p text:style-name="P569">Attributes</text:p>
          </table:table-cell>
          <table:table-cell table:style-name="Table72.D1" office:value-type="string">
            <text:p text:style-name="P569">Comment</text:p>
          </table:table-cell>
        </table:table-row>
        <table:table-row table:style-name="TableLine93825094538032">
          <table:table-cell table:style-name="Table72.A2" office:value-type="string">
            <text:p text:style-name="P1343">id</text:p>
          </table:table-cell>
          <table:table-cell table:style-name="Table72.A2" office:value-type="string">
            <text:p text:style-name="P1343">Big int</text:p>
          </table:table-cell>
          <table:table-cell table:style-name="Table72.A2" office:value-type="string">
            <text:p text:style-name="P1248">Unsigned , index , not null ,unique , primary key , </text:p>
            <text:p text:style-name="P1248">auto increment</text:p>
          </table:table-cell>
          <table:table-cell table:style-name="Table72.D2" office:value-type="string">
            <text:p text:style-name="P510"/>
          </table:table-cell>
        </table:table-row>
        <table:table-row table:style-name="TableLine93825094540928">
          <table:table-cell table:style-name="Table72.A2" office:value-type="string">
            <text:p text:style-name="P1343">url</text:p>
          </table:table-cell>
          <table:table-cell table:style-name="Table72.A2" office:value-type="string">
            <text:p text:style-name="P1345">varchar(<text:span text:style-name="T1183">64</text:span>)</text:p>
          </table:table-cell>
          <table:table-cell table:style-name="Table72.A2" office:value-type="string">
            <text:p text:style-name="P1353">Not null</text:p>
          </table:table-cell>
          <table:table-cell table:style-name="Table72.D2" office:value-type="string">
            <text:p text:style-name="P510"/>
          </table:table-cell>
        </table:table-row>
        <table:table-row table:style-name="TableLine93825094541856">
          <table:table-cell table:style-name="Table72.A2" office:value-type="string">
            <text:p text:style-name="P1382">active</text:p>
          </table:table-cell>
          <table:table-cell table:style-name="Table72.A2" office:value-type="string">
            <text:p text:style-name="P1344">boolean</text:p>
          </table:table-cell>
          <table:table-cell table:style-name="Table72.A2" office:value-type="string">
            <text:p text:style-name="P1347">Not null , default 1</text:p>
          </table:table-cell>
          <table:table-cell table:style-name="Table72.D2" office:value-type="string">
            <text:p text:style-name="P510"/>
          </table:table-cell>
        </table:table-row>
        <table:table-row table:style-name="TableLine93825094542832">
          <table:table-cell table:style-name="Table72.A2" office:value-type="string">
            <text:p text:style-name="P1343">sort</text:p>
          </table:table-cell>
          <table:table-cell table:style-name="Table72.A2" office:value-type="string">
            <text:p text:style-name="P1348">Tiny int</text:p>
          </table:table-cell>
          <table:table-cell table:style-name="Table72.A2" office:value-type="string">
            <text:p text:style-name="P1349">Nullable , <text:span text:style-name="T1184">unsigned</text:span></text:p>
          </table:table-cell>
          <table:table-cell table:style-name="Table72.D2" office:value-type="string">
            <text:p text:style-name="P510"/>
          </table:table-cell>
        </table:table-row>
        <table:table-row table:style-name="TableLine93825094544192">
          <table:table-cell table:style-name="Table72.A2" office:value-type="string">
            <text:p text:style-name="P1343">menu_container_id</text:p>
          </table:table-cell>
          <table:table-cell table:style-name="Table72.A2" office:value-type="string">
            <text:p text:style-name="P1346">Big int</text:p>
          </table:table-cell>
          <table:table-cell table:style-name="Table72.A2" office:value-type="string">
            <text:p text:style-name="P1351">Unsigned , not null ,</text:p>
            <text:p text:style-name="P1351">foreign key → menu_containers(id)</text:p>
            <text:p text:style-name="P1351"/>
            <text:p text:style-name="P1352">On Delete → (cascade) ,</text:p>
            <text:p text:style-name="P1352">On Update → (cascade) ,</text:p>
          </table:table-cell>
          <table:table-cell table:style-name="Table72.D2" office:value-type="string">
            <text:p text:style-name="P510"/>
          </table:table-cell>
        </table:table-row>
        <table:table-row table:style-name="TableLine93825094545232">
          <table:table-cell table:style-name="Table72.A2" office:value-type="string">
            <text:p text:style-name="P1343">menu_item_id</text:p>
          </table:table-cell>
          <table:table-cell table:style-name="Table72.A2" office:value-type="string">
            <text:p text:style-name="P1354">Big int</text:p>
          </table:table-cell>
          <table:table-cell table:style-name="Table72.A2" office:value-type="string">
            <text:p text:style-name="P1442">Nullable , unsigned ,</text:p>
            <text:p text:style-name="P1442">foreign key → menu_items(id)</text:p>
            <text:p text:style-name="P1442"/>
            <text:p text:style-name="P1442">On Delete → (set null) ,</text:p>
            <text:p text:style-name="P1442">On Update → (cascade) ,</text:p>
          </table:table-cell>
          <table:table-cell table:style-name="Table72.D2" office:value-type="string">
            <text:p text:style-name="P510"/>
          </table:table-cell>
        </table:table-row>
      </table:table>
      <text:p text:style-name="P1730"/>
      <text:list xml:id="list1371889073" text:style-name="L19">
        <text:list-item>
          <text:list>
            <text:list-item>
              <text:p text:style-name="P2583">ارتباط ها : </text:p>
              <text:list>
                <text:list-item>
                  <text:p text:style-name="P2584">dates : </text:p>
                  <text:list>
                    <text:list-item>
                      <text:p text:style-name="P2585">نوع :‌<text:span text:style-name="T1185">1 به n </text:span></text:p>
                    </text:list-item>
                    <text:list-item>
                      <text:p text:style-name="P2585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1"/>
      <text:list xml:id="list111850700064597" text:continue-numbering="true" text:style-name="L19">
        <text:list-item>
          <text:list>
            <text:list-item>
              <text:list>
                <text:list-item>
                  <text:p text:style-name="P2584">users :</text:p>
                  <text:list>
                    <text:list-item>
                      <text:p text:style-name="P2585">نوع :‌<text:span text:style-name="T1186">1 به n </text:span></text:p>
                    </text:list-item>
                    <text:list-item>
                      <text:p text:style-name="P2585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1"/>
      <text:p text:style-name="P1721"><text:soft-page-break/></text:p>
      <text:p text:style-name="P1721"/>
      <text:p text:style-name="P1721"/>
      <text:list xml:id="list111850817781701" text:continue-numbering="true" text:style-name="L19">
        <text:list-item>
          <text:list>
            <text:list-item>
              <text:list>
                <text:list-item>
                  <text:p text:style-name="P2588">menu_translations : </text:p>
                  <text:list>
                    <text:list-item>
                      <text:p text:style-name="P2585">نوع :‌<text:span text:style-name="T1187">1 به n </text:span></text:p>
                    </text:list-item>
                    <text:list-item>
                      <text:p text:style-name="P258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545"><text:span text:style-name="T252">menu_containers</text:span><text:span text:style-name="T251"> : </text:span></text:p>
                  <text:list>
                    <text:list-item>
                      <text:p text:style-name="P2573">نوع : <text:span text:style-name="T1176">1 به n </text:span></text:p>
                    </text:list-item>
                    <text:list-item>
                      <text:p text:style-name="P2573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0"/>
      <text:list xml:id="list111851824417627" text:continue-numbering="true" text:style-name="L19">
        <text:list-item>
          <text:list>
            <text:list-item>
              <text:list>
                <text:list-item>
                  <text:p text:style-name="P2589">iconables : </text:p>
                  <text:list>
                    <text:list-item>
                      <text:p text:style-name="P2585">نوع :‌<text:span text:style-name="T1188">1 به 1 </text:span></text:p>
                    </text:list-item>
                    <text:list-item>
                      <text:p text:style-name="P2585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1"/>
      <text:list xml:id="list111850543150297" text:continue-numbering="true" text:style-name="L19">
        <text:list-item>
          <text:list>
            <text:list-item>
              <text:list>
                <text:list-item>
                  <text:p text:style-name="P2590">menu_items : </text:p>
                  <text:list>
                    <text:list-item>
                      <text:p text:style-name="P2585">نوع :‌<text:span text:style-name="T1191">1 به n </text:span></text:p>
                    </text:list-item>
                    <text:list-item>
                      <text:p text:style-name="P2586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591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722"/>
      <text:list xml:id="list111850590440099" text:continue-numbering="true" text:style-name="L19">
        <text:list-item>
          <text:p text:style-name="P2671">menu_translations : در این جدول ترجمه های menu item , menu container <text:s/>که برای هر زبان درست میشود , ذخیره میشود !!! </text:p>
          <text:list>
            <text:list-item>
              <text:p text:style-name="P2592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825094622144">
          <table:table-cell table:style-name="Table73.A1" office:value-type="string">
            <text:p text:style-name="P569">Name</text:p>
          </table:table-cell>
          <table:table-cell table:style-name="Table73.A1" office:value-type="string">
            <text:p text:style-name="P569">Data Type</text:p>
          </table:table-cell>
          <table:table-cell table:style-name="Table73.A1" office:value-type="string">
            <text:p text:style-name="P569">Attributes</text:p>
          </table:table-cell>
          <table:table-cell table:style-name="Table73.D1" office:value-type="string">
            <text:p text:style-name="P569">Comment</text:p>
          </table:table-cell>
        </table:table-row>
        <table:table-row table:style-name="TableLine93825094642512">
          <table:table-cell table:style-name="Table73.A2" office:value-type="string">
            <text:p text:style-name="P1343">id</text:p>
          </table:table-cell>
          <table:table-cell table:style-name="Table73.A2" office:value-type="string">
            <text:p text:style-name="P1343">Big int</text:p>
          </table:table-cell>
          <table:table-cell table:style-name="Table73.A2" office:value-type="string">
            <text:p text:style-name="P1248">Unsigned , index , not null ,unique , primary key , </text:p>
            <text:p text:style-name="P1248">auto increment</text:p>
          </table:table-cell>
          <table:table-cell table:style-name="Table73.D2" office:value-type="string">
            <text:p text:style-name="P510"/>
          </table:table-cell>
        </table:table-row>
        <table:table-row table:style-name="TableLine93825094644400">
          <table:table-cell table:style-name="Table73.A2" office:value-type="string">
            <text:p text:style-name="P1355">title</text:p>
          </table:table-cell>
          <table:table-cell table:style-name="Table73.A2" office:value-type="string">
            <text:p text:style-name="P1356"><text:span text:style-name="T1193">varchar(</text:span>64<text:span text:style-name="T1193">)</text:span></text:p>
          </table:table-cell>
          <table:table-cell table:style-name="Table73.A2" office:value-type="string">
            <text:p text:style-name="P1360">Not null</text:p>
          </table:table-cell>
          <table:table-cell table:style-name="Table73.D2" office:value-type="string">
            <text:p text:style-name="P510"/>
          </table:table-cell>
        </table:table-row>
        <table:table-row table:style-name="TableLine93825094645328">
          <table:table-cell table:style-name="Table73.A2" office:value-type="string">
            <text:p text:style-name="P1355">object_class</text:p>
          </table:table-cell>
          <table:table-cell table:style-name="Table73.A2" office:value-type="string">
            <text:p text:style-name="P1357">varchar(255)</text:p>
          </table:table-cell>
          <table:table-cell table:style-name="Table73.A2" office:value-type="string">
            <text:p text:style-name="P1360">Not null</text:p>
          </table:table-cell>
          <table:table-cell table:style-name="Table73.D2" office:value-type="string">
            <text:p text:style-name="P510"/>
          </table:table-cell>
        </table:table-row>
        <table:table-row table:style-name="TableLine93825094646304">
          <table:table-cell table:style-name="Table73.A2" office:value-type="string">
            <text:p text:style-name="P1355">object_id</text:p>
          </table:table-cell>
          <table:table-cell table:style-name="Table73.A2" office:value-type="string">
            <text:p text:style-name="P1358">Big int</text:p>
          </table:table-cell>
          <table:table-cell table:style-name="Table73.A2" office:value-type="string">
            <text:p text:style-name="P1360">Unsigned , not null </text:p>
          </table:table-cell>
          <table:table-cell table:style-name="Table73.D2" office:value-type="string">
            <text:p text:style-name="P510"/>
          </table:table-cell>
        </table:table-row>
        <table:table-row table:style-name="TableLine93825094647664">
          <table:table-cell table:style-name="Table73.A2" office:value-type="string">
            <text:p text:style-name="P1355">language_id</text:p>
          </table:table-cell>
          <table:table-cell table:style-name="Table73.A2" office:value-type="string">
            <text:p text:style-name="P1359">Big int</text:p>
          </table:table-cell>
          <table:table-cell table:style-name="Table73.A2" office:value-type="string">
            <text:p text:style-name="P1360">Unsigned , not null </text:p>
            <text:p text:style-name="P1360">foreign key → language(id)</text:p>
            <text:p text:style-name="P1360"/>
            <text:p text:style-name="P1361">On Delete → (cascade) ,</text:p>
            <text:p text:style-name="P1361">On Update → (cascade) ,</text:p>
          </table:table-cell>
          <table:table-cell table:style-name="Table73.D2" office:value-type="string">
            <text:p text:style-name="P510"/>
          </table:table-cell>
        </table:table-row>
      </table:table>
      <text:list xml:id="list2057554427" text:style-name="L20">
        <text:list-item>
          <text:list>
            <text:list-item>
              <text:p text:style-name="P2593">ارتباط ها :‌</text:p>
              <text:list>
                <text:list-item>
                  <text:p text:style-name="P2593">menu_containers : </text:p>
                  <text:list>
                    <text:list-item>
                      <text:p text:style-name="P2574">نوع : <text:span text:style-name="T1175">1 به n </text:span></text:p>
                    </text:list-item>
                    <text:list-item>
                      <text:p text:style-name="P257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593">menu_items : </text:p>
                  <text:list>
                    <text:list-item>
                      <text:p text:style-name="P2587">نوع :‌<text:span text:style-name="T1187">1 به n </text:span></text:p>
                    </text:list-item>
                    <text:list-item>
                      <text:p text:style-name="P258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593">languages : </text:p>
                  <text:list>
                    <text:list-item>
                      <text:p text:style-name="P2594">نوع : <text:span text:style-name="T1194">1 به n </text:span></text:p>
                    </text:list-item>
                    <text:list-item>
                      <text:p text:style-name="P2594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0335487328" text:continue-list="list111851246546594" text:style-name="L17">
        <text:list-item>
          <text:p text:style-name="P2672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689"/>
      <text:list xml:id="list111850609782639" text:continue-numbering="true" text:style-name="L17">
        <text:list-item>
          <text:list>
            <text:list-item>
              <text:p text:style-name="P2595">ستون ها :‌</text:p>
            </text:list-item>
          </text:list>
        </text:list-item>
      </text:list>
      <text:p text:style-name="P169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825094689840">
          <table:table-cell table:style-name="Table61.A1" office:value-type="string">
            <text:p text:style-name="P569">Name</text:p>
          </table:table-cell>
          <table:table-cell table:style-name="Table61.A1" office:value-type="string">
            <text:p text:style-name="P569">Data Type</text:p>
          </table:table-cell>
          <table:table-cell table:style-name="Table61.A1" office:value-type="string">
            <text:p text:style-name="P569">Attributes</text:p>
          </table:table-cell>
          <table:table-cell table:style-name="Table61.D1" office:value-type="string">
            <text:p text:style-name="P569">Comment</text:p>
          </table:table-cell>
        </table:table-row>
        <table:table-row table:style-name="TableLine93825094714384">
          <table:table-cell table:style-name="Table61.A2" office:value-type="string">
            <text:p text:style-name="P1278">id</text:p>
          </table:table-cell>
          <table:table-cell table:style-name="Table61.A2" office:value-type="string">
            <text:p text:style-name="P1280">Big int</text:p>
          </table:table-cell>
          <table:table-cell table:style-name="Table61.A2" office:value-type="string">
            <text:p text:style-name="P1284">Unsigned , not null , index , </text:p>
            <text:p text:style-name="P1284">unique , primary key , </text:p>
            <text:p text:style-name="P1284">auto increment</text:p>
          </table:table-cell>
          <table:table-cell table:style-name="Table61.D2" office:value-type="string">
            <text:p text:style-name="P510"/>
          </table:table-cell>
        </table:table-row>
        <table:table-row table:style-name="TableLine93825094716768">
          <table:table-cell table:style-name="Table61.A2" office:value-type="string">
            <text:p text:style-name="P1279">name</text:p>
          </table:table-cell>
          <table:table-cell table:style-name="Table61.A2" office:value-type="string">
            <text:p text:style-name="P55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87">Not null</text:p>
          </table:table-cell>
          <table:table-cell table:style-name="Table61.D2" office:value-type="string">
            <text:p text:style-name="P510"/>
          </table:table-cell>
        </table:table-row>
        <table:table-row table:style-name="TableLine93825094717696">
          <table:table-cell table:style-name="Table61.A2" office:value-type="string">
            <text:p text:style-name="P1279">object_class</text:p>
          </table:table-cell>
          <table:table-cell table:style-name="Table61.A2" office:value-type="string">
            <text:p text:style-name="P1281">varchar(255)</text:p>
          </table:table-cell>
          <table:table-cell table:style-name="Table61.A2" office:value-type="string">
            <text:p text:style-name="P1284">Not null</text:p>
          </table:table-cell>
          <table:table-cell table:style-name="Table61.D2" office:value-type="string">
            <text:p text:style-name="P510"/>
          </table:table-cell>
        </table:table-row>
        <table:table-row table:style-name="TableLine93825094718672">
          <table:table-cell table:style-name="Table61.A2" office:value-type="string">
            <text:p text:style-name="P1279">object_id</text:p>
          </table:table-cell>
          <table:table-cell table:style-name="Table61.A2" office:value-type="string">
            <text:p text:style-name="P1282">Big int</text:p>
          </table:table-cell>
          <table:table-cell table:style-name="Table61.A2" office:value-type="string">
            <text:p text:style-name="P1285">Unsigned , not null</text:p>
          </table:table-cell>
          <table:table-cell table:style-name="Table61.D2" office:value-type="string">
            <text:p text:style-name="P510"/>
          </table:table-cell>
        </table:table-row>
        <table:table-row table:style-name="TableLine93825094720112">
          <table:table-cell table:style-name="Table61.A2" office:value-type="string">
            <text:p text:style-name="P1279">language_id</text:p>
          </table:table-cell>
          <table:table-cell table:style-name="Table61.A2" office:value-type="string">
            <text:p text:style-name="P1283">Big int</text:p>
          </table:table-cell>
          <table:table-cell table:style-name="Table61.A2" office:value-type="string">
            <text:p text:style-name="P1286">Unsigned , not null , </text:p>
            <text:p text:style-name="P1286">foreign key → languages(id)</text:p>
            <text:p text:style-name="P1286"/>
            <text:p text:style-name="P1277">On Delete → (cascade) ,</text:p>
            <text:p text:style-name="P1277">On Update → (cascade) ,</text:p>
          </table:table-cell>
          <table:table-cell table:style-name="Table61.D2" office:value-type="string">
            <text:p text:style-name="P510"/>
          </table:table-cell>
        </table:table-row>
      </table:table>
      <text:p text:style-name="P1690"/>
      <text:list xml:id="list1630265539" text:style-name="L21">
        <text:list-item>
          <text:list>
            <text:list-item>
              <text:p text:style-name="P2596">ارتباط ها :‌</text:p>
              <text:list>
                <text:list-item>
                  <text:p text:style-name="P2596">languages : </text:p>
                  <text:list>
                    <text:list-item>
                      <text:p text:style-name="P2596">نوع :‌<text:span text:style-name="T1096">1 به n </text:span></text:p>
                    </text:list-item>
                    <text:list-item>
                      <text:p text:style-name="P2596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2"/>
      <text:list xml:id="list1518792169" text:style-name="L22">
        <text:list-item>
          <text:list>
            <text:list-item>
              <text:list>
                <text:list-item>
                  <text:p text:style-name="P2546"><text:span text:style-name="T220">role_groups</text:span><text:span text:style-name="T221"> : </text:span></text:p>
                  <text:list>
                    <text:list-item>
                      <text:p text:style-name="P2597">نوع : <text:span text:style-name="T1109">1 به n </text:span></text:p>
                    </text:list-item>
                    <text:list-item>
                      <text:p text:style-name="P2597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683"><text:span text:style-name="T224">role_items</text:span><text:span text:style-name="T225"> : </text:span></text:p>
                  <text:list>
                    <text:list-item>
                      <text:p text:style-name="P2599">نوع :‌1 به n </text:p>
                    </text:list-item>
                    <text:list-item>
                      <text:p text:style-name="P2599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9"/>
      <text:list xml:id="list111850594805050" text:continue-numbering="true" text:style-name="L22">
        <text:list-item>
          <text:list>
            <text:list-item>
              <text:list>
                <text:list-item>
                  <text:p text:style-name="P2547"><text:span text:style-name="T229">user_groups</text:span><text:span text:style-name="T228"> : </text:span></text:p>
                  <text:list>
                    <text:list-item>
                      <text:p text:style-name="P2601">نوع : <text:span text:style-name="T1130">1 به n </text:span></text:p>
                    </text:list-item>
                    <text:list-item>
                      <text:p text:style-name="P2601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1404160582" text:continue-list="list1630265539" text:style-name="L21">
        <text:list-item>
          <text:p text:style-name="P2673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606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825094780448">
          <table:table-cell table:style-name="Table62.A1" office:value-type="string">
            <text:p text:style-name="P569">Name</text:p>
          </table:table-cell>
          <table:table-cell table:style-name="Table62.A1" office:value-type="string">
            <text:p text:style-name="P569">Data Type</text:p>
          </table:table-cell>
          <table:table-cell table:style-name="Table62.A1" office:value-type="string">
            <text:p text:style-name="P569">Attributes</text:p>
          </table:table-cell>
          <table:table-cell table:style-name="Table62.D1" office:value-type="string">
            <text:p text:style-name="P569">Comment</text:p>
          </table:table-cell>
        </table:table-row>
        <table:table-row table:style-name="TableLine93825094817040">
          <table:table-cell table:style-name="Table62.A2" office:value-type="string">
            <text:p text:style-name="P1288">id</text:p>
          </table:table-cell>
          <table:table-cell table:style-name="Table62.A2" office:value-type="string">
            <text:p text:style-name="P1288">Big int</text:p>
          </table:table-cell>
          <table:table-cell table:style-name="Table62.A2" office:value-type="string">
            <text:p text:style-name="P1289">Unsigned , not null , <text:span text:style-name="T1102">index , unique , primary key ,</text:span></text:p>
            <text:p text:style-name="P1321">auto increment</text:p>
          </table:table-cell>
          <table:table-cell table:style-name="Table62.D2" office:value-type="string">
            <text:p text:style-name="P510"/>
          </table:table-cell>
        </table:table-row>
        <table:table-row table:style-name="TableLine93825094819536">
          <table:table-cell table:style-name="Table62.A2" office:value-type="string">
            <text:p text:style-name="P1288">description</text:p>
          </table:table-cell>
          <table:table-cell table:style-name="Table62.A2" office:value-type="string">
            <text:p text:style-name="P55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90">Not null</text:p>
          </table:table-cell>
          <table:table-cell table:style-name="Table62.D2" office:value-type="string">
            <text:p text:style-name="P510"/>
          </table:table-cell>
        </table:table-row>
        <table:table-row table:style-name="TableLine93825094820464">
          <table:table-cell table:style-name="Table62.A2" office:value-type="string">
            <text:p text:style-name="P1288">object_class</text:p>
          </table:table-cell>
          <table:table-cell table:style-name="Table62.A2" office:value-type="string">
            <text:p text:style-name="P1288">varchar(255)</text:p>
          </table:table-cell>
          <table:table-cell table:style-name="Table62.A2" office:value-type="string">
            <text:p text:style-name="P1290">Not null</text:p>
          </table:table-cell>
          <table:table-cell table:style-name="Table62.D2" office:value-type="string">
            <text:p text:style-name="P510"/>
          </table:table-cell>
        </table:table-row>
        <table:table-row table:style-name="TableLine93825094821440">
          <table:table-cell table:style-name="Table62.A2" office:value-type="string">
            <text:p text:style-name="P1288">object_id</text:p>
          </table:table-cell>
          <table:table-cell table:style-name="Table62.A2" office:value-type="string">
            <text:p text:style-name="P1288">Big int</text:p>
          </table:table-cell>
          <table:table-cell table:style-name="Table62.A2" office:value-type="string">
            <text:p text:style-name="P1290">Not null , unsigned</text:p>
          </table:table-cell>
          <table:table-cell table:style-name="Table62.D2" office:value-type="string">
            <text:p text:style-name="P510"/>
          </table:table-cell>
        </table:table-row>
        <table:table-row table:style-name="TableLine93825094822880">
          <table:table-cell table:style-name="Table62.A2" office:value-type="string">
            <text:p text:style-name="P1288">language_id</text:p>
          </table:table-cell>
          <table:table-cell table:style-name="Table62.A2" office:value-type="string">
            <text:p text:style-name="P1288">Big int</text:p>
          </table:table-cell>
          <table:table-cell table:style-name="Table62.A2" office:value-type="string">
            <text:p text:style-name="P1291">Not null , unsigned</text:p>
            <text:p text:style-name="P1291">foreign key → language(id)</text:p>
            <text:p text:style-name="P1291"/>
            <text:p text:style-name="P1292">On Delete → (cascade) ,</text:p>
            <text:p text:style-name="P1292">On Update → (cascade) ,</text:p>
          </table:table-cell>
          <table:table-cell table:style-name="Table62.D2" office:value-type="string">
            <text:p text:style-name="P510"/>
          </table:table-cell>
        </table:table-row>
      </table:table>
      <text:list xml:id="list3500100440" text:style-name="L23">
        <text:list-item>
          <text:list>
            <text:list-item>
              <text:p text:style-name="P2607">ارتباط ها :‌</text:p>
              <text:list>
                <text:list-item>
                  <text:p text:style-name="P2607">languages : </text:p>
                  <text:list>
                    <text:list-item>
                      <text:p text:style-name="P2607">نوع :‌<text:span text:style-name="T1103">1 به n </text:span></text:p>
                    </text:list-item>
                    <text:list-item>
                      <text:p text:style-name="P2607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1"/>
      <text:list xml:id="list111850433973330" text:continue-numbering="true" text:style-name="L23">
        <text:list-item>
          <text:list>
            <text:list-item>
              <text:list>
                <text:list-item>
                  <text:p text:style-name="P2548"><text:span text:style-name="T222">role_groups</text:span><text:span text:style-name="T223"> : </text:span></text:p>
                  <text:list>
                    <text:list-item>
                      <text:p text:style-name="P2608">نوع :‌<text:span text:style-name="T1111">1 به n </text:span></text:p>
                    </text:list-item>
                    <text:list-item>
                      <text:p text:style-name="P2608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4"/>
      <text:list xml:id="list111849941077169" text:continue-numbering="true" text:style-name="L23">
        <text:list-item>
          <text:list>
            <text:list-item>
              <text:list>
                <text:list-item>
                  <text:p text:style-name="P2549"><text:span text:style-name="T226">role_items</text:span><text:span text:style-name="T227"> : </text:span></text:p>
                  <text:list>
                    <text:list-item>
                      <text:p text:style-name="P2610">نوع :‌<text:span text:style-name="T1127">1 به n </text:span></text:p>
                    </text:list-item>
                    <text:list-item>
                      <text:p text:style-name="P261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684"><text:span text:style-name="T230">user_groups</text:span><text:span text:style-name="T228"> : </text:span></text:p>
                  <text:list>
                    <text:list-item>
                      <text:p text:style-name="P2602">نوع : <text:span text:style-name="T1132">1 به n </text:span></text:p>
                      <text:p text:style-name="P2602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4"/>
      <text:list xml:id="list111851409127645" text:continue-numbering="true" text:style-name="L23">
        <text:list-item>
          <text:list>
            <text:list-item>
              <text:list>
                <text:list-item>
                  <text:p text:style-name="P2550"><text:span text:style-name="T239">controllers</text:span><text:span text:style-name="T240"> : </text:span></text:p>
                  <text:list>
                    <text:list-item>
                      <text:p text:style-name="P2612">نوع :‌<text:span text:style-name="T1151">1 به n </text:span></text:p>
                    </text:list-item>
                    <text:list-item>
                      <text:p text:style-name="P2612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3"/>
      <text:list xml:id="list111851234607690" text:continue-numbering="true" text:style-name="L23">
        <text:list-item>
          <text:list>
            <text:list-item>
              <text:list>
                <text:list-item>
                  <text:p text:style-name="P2614"><text:span text:style-name="T1155">methods</text:span>: </text:p>
                  <text:list>
                    <text:list-item>
                      <text:p text:style-name="P2614">نوع :‌<text:span text:style-name="T1154">1 به n </text:span></text:p>
                    </text:list-item>
                    <text:list-item>
                      <text:p text:style-name="P2614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74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616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825094795744">
          <table:table-cell table:style-name="Table63.A1" office:value-type="string">
            <text:p text:style-name="P569">Name</text:p>
          </table:table-cell>
          <table:table-cell table:style-name="Table63.A1" office:value-type="string">
            <text:p text:style-name="P569">Data Type</text:p>
          </table:table-cell>
          <table:table-cell table:style-name="Table63.A1" office:value-type="string">
            <text:p text:style-name="P569">Attributes</text:p>
          </table:table-cell>
          <table:table-cell table:style-name="Table63.D1" office:value-type="string">
            <text:p text:style-name="P569">Comment</text:p>
          </table:table-cell>
        </table:table-row>
        <table:table-row table:style-name="TableLine93825094898880">
          <table:table-cell table:style-name="Table63.A2" office:value-type="string">
            <text:p text:style-name="P1293">id</text:p>
          </table:table-cell>
          <table:table-cell table:style-name="Table63.A2" office:value-type="string">
            <text:p text:style-name="P1294">Big int</text:p>
          </table:table-cell>
          <table:table-cell table:style-name="Table63.A2" office:value-type="string">
            <text:p text:style-name="P1296">Unsigned , not null , index , unique ,</text:p>
            <text:p text:style-name="P1296">primary key , auto increment</text:p>
          </table:table-cell>
          <table:table-cell table:style-name="Table63.D2" office:value-type="string">
            <text:p text:style-name="P510"/>
          </table:table-cell>
        </table:table-row>
        <table:table-row table:style-name="TableLine93825094914992">
          <table:table-cell table:style-name="Table63.A2" office:value-type="string">
            <text:p text:style-name="P1294">sort</text:p>
          </table:table-cell>
          <table:table-cell table:style-name="Table63.A2" office:value-type="string">
            <text:p text:style-name="P1295">Tiny int</text:p>
          </table:table-cell>
          <table:table-cell table:style-name="Table63.A2" office:value-type="string">
            <text:p text:style-name="P1295">Unsigned , nullable </text:p>
          </table:table-cell>
          <table:table-cell table:style-name="Table63.D2" office:value-type="string">
            <text:p text:style-name="P510"/>
          </table:table-cell>
        </table:table-row>
      </table:table>
      <text:list xml:id="list111851893226651" text:continue-list="list111850594805050" text:style-name="L22">
        <text:list-item>
          <text:list>
            <text:list-item>
              <text:p text:style-name="P2617">ارتباط ها :‌</text:p>
              <text:list>
                <text:list-item>
                  <text:p text:style-name="P2617">iconables : </text:p>
                  <text:list>
                    <text:list-item>
                      <text:p text:style-name="P2617">نوع :‌<text:span text:style-name="T1106">1 به 1 </text:span></text:p>
                    </text:list-item>
                    <text:list-item>
                      <text:p text:style-name="P2617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618">dates : </text:p>
                  <text:list>
                    <text:list-item>
                      <text:p text:style-name="P2618">نوع : <text:span text:style-name="T1108">1 به n </text:span></text:p>
                    </text:list-item>
                    <text:list-item>
                      <text:p text:style-name="P2618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3"/>
      <text:list xml:id="list111850334441421" text:continue-numbering="true" text:style-name="L22">
        <text:list-item>
          <text:list>
            <text:list-item>
              <text:list>
                <text:list-item>
                  <text:p text:style-name="P2619">users : </text:p>
                  <text:list>
                    <text:list-item>
                      <text:p text:style-name="P2619">نوع : <text:span text:style-name="T1217">1 به n </text:span></text:p>
                    </text:list-item>
                    <text:list-item>
                      <text:p text:style-name="P2619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3"/>
      <text:list xml:id="list111851727578771" text:continue-numbering="true" text:style-name="L22">
        <text:list-item>
          <text:list>
            <text:list-item>
              <text:list>
                <text:list-item>
                  <text:p text:style-name="P2620">access_controll_translations : </text:p>
                  <text:list>
                    <text:list-item>
                      <text:p text:style-name="P2598">نوع : <text:span text:style-name="T1109">1 به n </text:span></text:p>
                    </text:list-item>
                    <text:list-item>
                      <text:p text:style-name="P2598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609"><text:soft-page-break/>access_controll_description_translations : </text:p>
                  <text:list>
                    <text:list-item>
                      <text:p text:style-name="P2609">نوع :‌<text:span text:style-name="T1111">1 به n </text:span></text:p>
                    </text:list-item>
                    <text:list-item>
                      <text:p text:style-name="P2609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5"/>
      <text:list xml:id="list111851018616423" text:continue-numbering="true" text:style-name="L22">
        <text:list-item>
          <text:list>
            <text:list-item>
              <text:list>
                <text:list-item>
                  <text:p text:style-name="P2621">role_items : </text:p>
                  <text:list>
                    <text:list-item>
                      <text:p text:style-name="P2622">نوع : <text:span text:style-name="T1117">1 به n </text:span></text:p>
                    </text:list-item>
                    <text:list-item>
                      <text:p text:style-name="P2622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75">role_items <text:s/>: <text:span text:style-name="T1114">در این جدول role ها را ذخیره میکنیم !!! </text:span></text:p>
          <text:list>
            <text:list-item>
              <text:p text:style-name="P2624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825094973376">
          <table:table-cell table:style-name="Table64.A1" office:value-type="string">
            <text:p text:style-name="P569">Name</text:p>
          </table:table-cell>
          <table:table-cell table:style-name="Table64.A1" office:value-type="string">
            <text:p text:style-name="P569">Data Type</text:p>
          </table:table-cell>
          <table:table-cell table:style-name="Table64.A1" office:value-type="string">
            <text:p text:style-name="P569">Attributes</text:p>
          </table:table-cell>
          <table:table-cell table:style-name="Table64.D1" office:value-type="string">
            <text:p text:style-name="P569">Comment</text:p>
          </table:table-cell>
        </table:table-row>
        <table:table-row table:style-name="TableLine93825094989920">
          <table:table-cell table:style-name="Table64.A2" office:value-type="string">
            <text:p text:style-name="P1297">id</text:p>
          </table:table-cell>
          <table:table-cell table:style-name="Table64.A2" office:value-type="string">
            <text:p text:style-name="P1298">Big int</text:p>
          </table:table-cell>
          <table:table-cell table:style-name="Table64.A2" office:value-type="string">
            <text:p text:style-name="P1299">Unsigned , not null , index , </text:p>
            <text:p text:style-name="P1299">unique , primary key , </text:p>
            <text:p text:style-name="P1299">auto increment</text:p>
          </table:table-cell>
          <table:table-cell table:style-name="Table64.D2" office:value-type="string">
            <text:p text:style-name="P510"/>
          </table:table-cell>
        </table:table-row>
        <table:table-row table:style-name="TableLine93825094992816">
          <table:table-cell table:style-name="Table64.A2" office:value-type="string">
            <text:p text:style-name="P1297">sort</text:p>
          </table:table-cell>
          <table:table-cell table:style-name="Table64.A2" office:value-type="string">
            <text:p text:style-name="P1298">Tiny int</text:p>
          </table:table-cell>
          <table:table-cell table:style-name="Table64.A2" office:value-type="string">
            <text:p text:style-name="P1306">Unsigned , nullable</text:p>
          </table:table-cell>
          <table:table-cell table:style-name="Table64.D2" office:value-type="string">
            <text:p text:style-name="P510"/>
          </table:table-cell>
        </table:table-row>
        <table:table-row table:style-name="TableLine93825094993744">
          <table:table-cell table:style-name="Table64.A2" office:value-type="string">
            <text:p text:style-name="P1297">role_group_id</text:p>
          </table:table-cell>
          <table:table-cell table:style-name="Table64.A2" office:value-type="string">
            <text:p text:style-name="P1298">Big int</text:p>
          </table:table-cell>
          <table:table-cell table:style-name="Table64.A2" office:value-type="string">
            <text:p text:style-name="P1307">Unsigned , <text:span text:style-name="T1115">not null , </text:span></text:p>
            <text:p text:style-name="P1308">foreign key → role_groups(id)</text:p>
            <text:p text:style-name="P1308"/>
            <text:p text:style-name="P1309">On Delete → (cascade) ,</text:p>
            <text:p text:style-name="P1310">On <text:span text:style-name="T1116">Update</text:span> → (cascade) ,</text:p>
          </table:table-cell>
          <table:table-cell table:style-name="Table64.D2" office:value-type="string">
            <text:p text:style-name="P510"/>
          </table:table-cell>
        </table:table-row>
      </table:table>
      <text:list xml:id="list3965445586" text:style-name="L24">
        <text:list-item>
          <text:list>
            <text:list-item>
              <text:p text:style-name="P2625">ارتباط ها :‌</text:p>
              <text:list>
                <text:list-item>
                  <text:p text:style-name="P2625">role_groups : </text:p>
                  <text:list>
                    <text:list-item>
                      <text:p text:style-name="P2623">نوع : <text:span text:style-name="T1117">1 به n </text:span></text:p>
                    </text:list-item>
                    <text:list-item>
                      <text:p text:style-name="P2623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6"/>
      <text:list xml:id="list111851059718434" text:continue-numbering="true" text:style-name="L24">
        <text:list-item>
          <text:list>
            <text:list-item>
              <text:list>
                <text:list-item>
                  <text:p text:style-name="P2626">iconables : </text:p>
                  <text:list>
                    <text:list-item>
                      <text:p text:style-name="P2627">نوع : <text:span text:style-name="T1119">1 به 1</text:span></text:p>
                    </text:list-item>
                    <text:list-item>
                      <text:p text:style-name="P2627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7"/>
      <text:list xml:id="list111850591335787" text:continue-numbering="true" text:style-name="L24">
        <text:list-item>
          <text:list>
            <text:list-item>
              <text:list>
                <text:list-item>
                  <text:p text:style-name="P2628">dates : </text:p>
                  <text:list>
                    <text:list-item>
                      <text:p text:style-name="P2628">نوع : <text:span text:style-name="T1122">1 به n </text:span></text:p>
                    </text:list-item>
                    <text:list-item>
                      <text:p text:style-name="P2628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676">users : </text:p>
                  <text:list>
                    <text:list-item>
                      <text:p text:style-name="P2629">نوع : <text:span text:style-name="T1218">1 به n </text:span></text:p>
                    </text:list-item>
                    <text:list-item>
                      <text:p text:style-name="P2629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4"/>
      <text:list xml:id="list111850593923205" text:continue-numbering="true" text:style-name="L24">
        <text:list-item>
          <text:list>
            <text:list-item>
              <text:list>
                <text:list-item>
                  <text:p text:style-name="P2600">access_controll_translations : </text:p>
                  <text:list>
                    <text:list-item>
                      <text:p text:style-name="P2600">نوع :‌1 به n </text:p>
                    </text:list-item>
                    <text:list-item>
                      <text:p text:style-name="P2600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8"/>
      <text:list xml:id="list111852125528059" text:continue-numbering="true" text:style-name="L24">
        <text:list-item>
          <text:list>
            <text:list-item>
              <text:list>
                <text:list-item>
                  <text:p text:style-name="P2611">access_controll_description_translations : </text:p>
                  <text:list>
                    <text:list-item>
                      <text:p text:style-name="P2611">نوع :‌<text:span text:style-name="T1127">1 به n </text:span></text:p>
                    </text:list-item>
                    <text:list-item>
                      <text:p text:style-name="P2611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0"/>
      <text:list xml:id="list1883152506" text:style-name="L25">
        <text:list-item>
          <text:list>
            <text:list-item>
              <text:list>
                <text:list-item>
                  <text:p text:style-name="P2551"><text:span text:style-name="T231">user_groups</text:span><text:span text:style-name="T232"> : </text:span></text:p>
                  <text:list>
                    <text:list-item>
                      <text:p text:style-name="P2630">نوع :‌<text:span text:style-name="T1133">n به n </text:span></text:p>
                    </text:list-item>
                    <text:list-item>
                      <text:p text:style-name="P2630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7"><text:tab/><text:tab/><text:span text:style-name="T1136">جدول pivot جدول </text:span><text:span text:style-name="T1137">role_item_user_group است !!!</text:span></text:p>
      <text:p text:style-name="P1707"/>
      <text:list xml:id="list272456897" text:style-name="L26">
        <text:list-item>
          <text:list>
            <text:list-item>
              <text:list>
                <text:list-item>
                  <text:p text:style-name="P2633">methods : </text:p>
                  <text:list>
                    <text:list-item>
                      <text:p text:style-name="P2634">نوع :‌<text:span text:style-name="T1160">n به n </text:span></text:p>
                    </text:list-item>
                    <text:list-item>
                      <text:p text:style-name="P2634">توضیحات :‌ <text:span text:style-name="T1160">هر یک method دارای چندین roll است و هر یک roll میتواند متعلق به چندین method باشد !!!</text:span></text:p>
                      <text:p text:style-name="P2636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11850600257040" text:continue-list="list111852125528059" text:style-name="L24">
        <text:list-item>
          <text:p text:style-name="P2677">user_groups : در این جدول گروه های کاربران را ذخیره میکنیم مثلا admin,author ,…</text:p>
          <text:list>
            <text:list-item>
              <text:p text:style-name="P2638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825095121888">
          <table:table-cell table:style-name="Table65.A1" office:value-type="string">
            <text:p text:style-name="P569">Name</text:p>
          </table:table-cell>
          <table:table-cell table:style-name="Table65.A1" office:value-type="string">
            <text:p text:style-name="P569">Data Type</text:p>
          </table:table-cell>
          <table:table-cell table:style-name="Table65.A1" office:value-type="string">
            <text:p text:style-name="P569">Attributes</text:p>
          </table:table-cell>
          <table:table-cell table:style-name="Table65.D1" office:value-type="string">
            <text:p text:style-name="P569">Comment</text:p>
          </table:table-cell>
        </table:table-row>
        <table:table-row table:style-name="TableLine93825095074208">
          <table:table-cell table:style-name="Table65.A2" office:value-type="string">
            <text:p text:style-name="P1311">id</text:p>
          </table:table-cell>
          <table:table-cell table:style-name="Table65.A2" office:value-type="string">
            <text:p text:style-name="P1312">Big int</text:p>
          </table:table-cell>
          <table:table-cell table:style-name="Table65.A2" office:value-type="string">
            <text:p text:style-name="P1300">Unsigned , not null , index , </text:p>
            <text:p text:style-name="P1300">unique , primary key , </text:p>
            <text:p text:style-name="P1300">auto increment</text:p>
          </table:table-cell>
          <table:table-cell table:style-name="Table65.D2" office:value-type="string">
            <text:p text:style-name="P510"/>
          </table:table-cell>
        </table:table-row>
        <table:table-row table:style-name="TableLine93825095118256">
          <table:table-cell table:style-name="Table65.A2" office:value-type="string">
            <text:p text:style-name="P1311">sort</text:p>
          </table:table-cell>
          <table:table-cell table:style-name="Table65.A2" office:value-type="string">
            <text:p text:style-name="P1312">Tiny int</text:p>
          </table:table-cell>
          <table:table-cell table:style-name="Table65.A2" office:value-type="string">
            <text:p text:style-name="P1313">Nullable , unsigned</text:p>
          </table:table-cell>
          <table:table-cell table:style-name="Table65.D2" office:value-type="string">
            <text:p text:style-name="P510"/>
          </table:table-cell>
        </table:table-row>
      </table:table>
      <text:p text:style-name="P1701"/>
      <text:list xml:id="list111850221535607" text:continue-list="list1883152506" text:style-name="L25">
        <text:list-item>
          <text:list>
            <text:list-item>
              <text:p text:style-name="P2639">ارتباط ها : </text:p>
              <text:list>
                <text:list-item>
                  <text:p text:style-name="P2603">dates : </text:p>
                  <text:list>
                    <text:list-item>
                      <text:p text:style-name="P2603">نوع : <text:span text:style-name="T1128">1 به n </text:span></text:p>
                    </text:list-item>
                    <text:list-item>
                      <text:p text:style-name="P2603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2"/>
      <text:list xml:id="list111851551092717" text:continue-numbering="true" text:style-name="L25">
        <text:list-item>
          <text:list>
            <text:list-item>
              <text:list>
                <text:list-item>
                  <text:p text:style-name="P2640">users : </text:p>
                  <text:list>
                    <text:list-item>
                      <text:p text:style-name="P2640">نوع : 1 به n </text:p>
                    </text:list-item>
                    <text:list-item>
                      <text:p text:style-name="P2640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702"/>
      <text:list xml:id="list111850637213450" text:continue-numbering="true" text:style-name="L25">
        <text:list-item>
          <text:list>
            <text:list-item>
              <text:list>
                <text:list-item>
                  <text:p text:style-name="P2603">iconables: </text:p>
                  <text:list>
                    <text:list-item>
                      <text:p text:style-name="P2603">نوع : <text:span text:style-name="T1129">1 به 1 </text:span></text:p>
                    </text:list-item>
                    <text:list-item>
                      <text:p text:style-name="P2603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2"/>
      <text:p text:style-name="P1731"/>
      <text:list xml:id="list111851372838088" text:continue-numbering="true" text:style-name="L25">
        <text:list-item>
          <text:list>
            <text:list-item>
              <text:list>
                <text:list-item>
                  <text:p text:style-name="P2603">access_controll_translations : </text:p>
                  <text:list>
                    <text:list-item>
                      <text:p text:style-name="P2603">نوع : <text:span text:style-name="T1130">1 به n </text:span></text:p>
                    </text:list-item>
                    <text:list-item>
                      <text:p text:style-name="P2604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5"/>
      <text:list xml:id="list111851004915887" text:continue-numbering="true" text:style-name="L25">
        <text:list-item>
          <text:list>
            <text:list-item>
              <text:list>
                <text:list-item>
                  <text:p text:style-name="P2552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605">نوع : <text:span text:style-name="T1132">1 به n </text:span></text:p>
                      <text:p text:style-name="P2605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3"/>
      <text:list xml:id="list111851296718728" text:continue-numbering="true" text:style-name="L25">
        <text:list-item>
          <text:list>
            <text:list-item>
              <text:list>
                <text:list-item>
                  <text:p text:style-name="P2631">role_items : </text:p>
                  <text:list>
                    <text:list-item>
                      <text:p text:style-name="P2631">نوع :‌<text:span text:style-name="T1133">n به n </text:span></text:p>
                    </text:list-item>
                    <text:list-item>
                      <text:p text:style-name="P2631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6"><text:tab/><text:tab/><text:span text:style-name="T1136">جدول pivot جدول </text:span><text:span text:style-name="T1137">role_item_user_group است !!!</text:span></text:p>
      <text:p text:style-name="P1706"/>
      <text:list xml:id="list615928721" text:style-name="L27">
        <text:list-item>
          <text:list>
            <text:list-item>
              <text:list>
                <text:list-item>
                  <text:p text:style-name="P2664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556"><text:span text:style-name="T197">نوع : </text:span><text:span text:style-name="T244">1 به n </text:span></text:p>
                    </text:list-item>
                    <text:list-item>
                      <text:p text:style-name="P2632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08377445" text:style-name="L28">
        <text:list-item>
          <text:p text:style-name="P2685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665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825095228448">
          <table:table-cell table:style-name="Table70.A1" office:value-type="string">
            <text:p text:style-name="P569">Name</text:p>
          </table:table-cell>
          <table:table-cell table:style-name="Table70.A1" office:value-type="string">
            <text:p text:style-name="P569">Data Type</text:p>
          </table:table-cell>
          <table:table-cell table:style-name="Table70.A1" office:value-type="string">
            <text:p text:style-name="P569">Attributes</text:p>
          </table:table-cell>
          <table:table-cell table:style-name="Table70.D1" office:value-type="string">
            <text:p text:style-name="P569">Comment</text:p>
          </table:table-cell>
        </table:table-row>
        <table:table-row table:style-name="TableLine93825095257072">
          <table:table-cell table:style-name="Table70.A2" office:value-type="string">
            <text:p text:style-name="P1328">id</text:p>
          </table:table-cell>
          <table:table-cell table:style-name="Table70.A2" office:value-type="string">
            <text:p text:style-name="P1328">Big int</text:p>
          </table:table-cell>
          <table:table-cell table:style-name="Table70.A2" office:value-type="string">
            <text:p text:style-name="P1305">Unsigned , not null , index , </text:p>
            <text:p text:style-name="P1305">unique , primary key , </text:p>
            <text:p text:style-name="P1305">auto increment</text:p>
          </table:table-cell>
          <table:table-cell table:style-name="Table70.D2" office:value-type="string">
            <text:p text:style-name="P510"/>
          </table:table-cell>
        </table:table-row>
        <table:table-row table:style-name="TableLine93825095259856">
          <table:table-cell table:style-name="Table70.A2" office:value-type="string">
            <text:p text:style-name="P1328">user_group_id</text:p>
          </table:table-cell>
          <table:table-cell table:style-name="Table70.A2" office:value-type="string">
            <text:p text:style-name="P1328">Big int</text:p>
          </table:table-cell>
          <table:table-cell table:style-name="Table70.A2" office:value-type="string">
            <text:p text:style-name="P1329">Unsigned , not null , </text:p>
            <text:p text:style-name="P1330">foreign key → user_groups(id)</text:p>
            <text:p text:style-name="P1330"/>
            <text:p text:style-name="P1330">On Delete → (cascade) ,</text:p>
            <text:p text:style-name="P1330">On Update → (cascade) ,</text:p>
          </table:table-cell>
          <table:table-cell table:style-name="Table70.D2" office:value-type="string">
            <text:p text:style-name="P510"/>
          </table:table-cell>
        </table:table-row>
        <table:table-row table:style-name="TableLine93825095260784">
          <table:table-cell table:style-name="Table70.A2" office:value-type="string">
            <text:p text:style-name="P1328">user_id</text:p>
          </table:table-cell>
          <table:table-cell table:style-name="Table70.A2" office:value-type="string">
            <text:p text:style-name="P1328">Big int</text:p>
          </table:table-cell>
          <table:table-cell table:style-name="Table70.A2" office:value-type="string">
            <text:p text:style-name="P1332">Unsigned , not null , unique ,</text:p>
            <text:p text:style-name="P1332">foreign key → users(id)</text:p>
            <text:p text:style-name="P1332"/>
            <text:p text:style-name="P1331">On Delete → (cascade) ,</text:p>
            <text:p text:style-name="P1331">On Update → (cascade) ,</text:p>
          </table:table-cell>
          <table:table-cell table:style-name="Table70.D2" office:value-type="string">
            <text:p text:style-name="P510"/>
          </table:table-cell>
        </table:table-row>
      </table:table>
      <text:list xml:id="list111851132056000" text:continue-list="list615928721" text:style-name="L27">
        <text:list-item>
          <text:list>
            <text:list-item>
              <text:p text:style-name="P2641">ارتباط ها :‌</text:p>
              <text:list>
                <text:list-item>
                  <text:p text:style-name="P2642">user_groups : </text:p>
                  <text:list>
                    <text:list-item>
                      <text:p text:style-name="P2557"><text:span text:style-name="T197">نوع : </text:span><text:span text:style-name="T244">1 به n </text:span></text:p>
                    </text:list-item>
                    <text:list-item>
                      <text:p text:style-name="P2553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7"/>
      <text:list xml:id="list111851192812508" text:continue-numbering="true" text:style-name="L27">
        <text:list-item>
          <text:list>
            <text:list-item>
              <text:list>
                <text:list-item>
                  <text:p text:style-name="P2643">users : </text:p>
                  <text:list>
                    <text:list-item>
                      <text:p text:style-name="P2558"><text:span text:style-name="T197">نوع : </text:span><text:span text:style-name="T247">1 به 1</text:span></text:p>
                    </text:list-item>
                    <text:list-item>
                      <text:p text:style-name="P255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26481665" text:style-name="L29">
        <text:list-item>
          <text:p text:style-name="P2678">role_item_user_group : در این جدول role هایی که به هر یک از user group ها نسبت داده میشود را ذخیره میکنیم !!! </text:p>
          <text:list>
            <text:list-item>
              <text:p text:style-name="P2644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825095237744">
          <table:table-cell table:style-name="Table66.A1" office:value-type="string">
            <text:p text:style-name="P569">Name</text:p>
          </table:table-cell>
          <table:table-cell table:style-name="Table66.A1" office:value-type="string">
            <text:p text:style-name="P569">Data Type</text:p>
          </table:table-cell>
          <table:table-cell table:style-name="Table66.A1" office:value-type="string">
            <text:p text:style-name="P569">Attributes</text:p>
          </table:table-cell>
          <table:table-cell table:style-name="Table66.D1" office:value-type="string">
            <text:p text:style-name="P569">Comment</text:p>
          </table:table-cell>
        </table:table-row>
        <table:table-row table:style-name="TableLine93825095322592">
          <table:table-cell table:style-name="Table66.A2" office:value-type="string">
            <text:p text:style-name="P1314">id</text:p>
          </table:table-cell>
          <table:table-cell table:style-name="Table66.A2" office:value-type="string">
            <text:p text:style-name="P1314">Big int</text:p>
          </table:table-cell>
          <table:table-cell table:style-name="Table66.A2" office:value-type="string">
            <text:p text:style-name="P1301">Unsigned , not null , index , </text:p>
            <text:p text:style-name="P1301">unique , primary key , </text:p>
            <text:p text:style-name="P1301">auto increment</text:p>
          </table:table-cell>
          <table:table-cell table:style-name="Table66.D2" office:value-type="string">
            <text:p text:style-name="P510"/>
          </table:table-cell>
        </table:table-row>
        <table:table-row table:style-name="TableLine93825095328032">
          <table:table-cell table:style-name="Table66.A2" office:value-type="string">
            <text:p text:style-name="P1314">role_item_id</text:p>
          </table:table-cell>
          <table:table-cell table:style-name="Table66.A2" office:value-type="string">
            <text:p text:style-name="P1314">Big int</text:p>
          </table:table-cell>
          <table:table-cell table:style-name="Table66.A2" office:value-type="string">
            <text:p text:style-name="P1315">Unsigned , not null , </text:p>
            <text:p text:style-name="P1315">foreign key → role_items(id)</text:p>
            <text:p text:style-name="P1315"/>
            <text:p text:style-name="P1315">On Delete → (cascade) ,</text:p>
            <text:p text:style-name="P1315">On Update → (cascade) ,</text:p>
          </table:table-cell>
          <table:table-cell table:style-name="Table66.D2" office:value-type="string">
            <text:p text:style-name="P510"/>
          </table:table-cell>
        </table:table-row>
        <table:table-row table:style-name="TableLine93825095328304">
          <table:table-cell table:style-name="Table66.A2" office:value-type="string">
            <text:p text:style-name="P1314">user_group_id</text:p>
          </table:table-cell>
          <table:table-cell table:style-name="Table66.A2" office:value-type="string">
            <text:p text:style-name="P1314">Big int</text:p>
          </table:table-cell>
          <table:table-cell table:style-name="Table66.A2" office:value-type="string">
            <text:p text:style-name="P1316">Unsigned , not null , </text:p>
            <text:p text:style-name="P55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316"/>
            <text:p text:style-name="P1316">On Delete → (cascade) ,</text:p>
            <text:p text:style-name="P1316">On Update → (cascade) ,</text:p>
          </table:table-cell>
          <table:table-cell table:style-name="Table66.D2" office:value-type="string">
            <text:p text:style-name="P510"/>
          </table:table-cell>
        </table:table-row>
      </table:table>
      <text:list xml:id="list2112880367" text:style-name="L30">
        <text:list-item>
          <text:list>
            <text:list-header>
              <text:p text:style-name="P2645"/>
            </text:list-header>
            <text:list-item>
              <text:p text:style-name="P2645">ارتباط ها :‌</text:p>
              <text:list>
                <text:list-item>
                  <text:p text:style-name="P2646">role_items : </text:p>
                  <text:list>
                    <text:list-item>
                      <text:p text:style-name="P2646">نوع :‌<text:span text:style-name="T1141">1 به n </text:span></text:p>
                    </text:list-item>
                    <text:list-item>
                      <text:p text:style-name="P2554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8"/>
      <text:list xml:id="list111850261628445" text:continue-numbering="true" text:style-name="L30">
        <text:list-item>
          <text:list>
            <text:list-item>
              <text:list>
                <text:list-item>
                  <text:p text:style-name="P2647">user_groups : </text:p>
                  <text:list>
                    <text:list-item>
                      <text:p text:style-name="P2647">نوع :‌ <text:span text:style-name="T1144">1 به n </text:span></text:p>
                    </text:list-item>
                    <text:list-item>
                      <text:p text:style-name="P2648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9"/>
      <text:list xml:id="list111850812765337" text:continue-numbering="true" text:style-name="L30">
        <text:list-item>
          <text:p text:style-name="P2679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649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825094114064">
          <table:table-cell table:style-name="Table67.A1" office:value-type="string">
            <text:p text:style-name="P569">Name</text:p>
          </table:table-cell>
          <table:table-cell table:style-name="Table67.A1" office:value-type="string">
            <text:p text:style-name="P569">Data Type</text:p>
          </table:table-cell>
          <table:table-cell table:style-name="Table67.A1" office:value-type="string">
            <text:p text:style-name="P569">Attributes</text:p>
          </table:table-cell>
          <table:table-cell table:style-name="Table67.D1" office:value-type="string">
            <text:p text:style-name="P569">Comment</text:p>
          </table:table-cell>
        </table:table-row>
        <table:table-row table:style-name="TableLine93825095402432">
          <table:table-cell table:style-name="Table67.A2" office:value-type="string">
            <text:p text:style-name="P1317">id</text:p>
          </table:table-cell>
          <table:table-cell table:style-name="Table67.A2" office:value-type="string">
            <text:p text:style-name="P1317">Big int </text:p>
          </table:table-cell>
          <table:table-cell table:style-name="Table67.A2" office:value-type="string">
            <text:p text:style-name="P1302">Unsigned , not null , index , </text:p>
            <text:p text:style-name="P1302">unique , primary key , </text:p>
            <text:p text:style-name="P1302">auto increment</text:p>
          </table:table-cell>
          <table:table-cell table:style-name="Table67.D2" office:value-type="string">
            <text:p text:style-name="P510"/>
          </table:table-cell>
        </table:table-row>
        <table:table-row table:style-name="TableLine93825095405312">
          <table:table-cell table:style-name="Table67.A2" office:value-type="string">
            <text:p text:style-name="P1317">class</text:p>
          </table:table-cell>
          <table:table-cell table:style-name="Table67.A2" office:value-type="string">
            <text:p text:style-name="P1317">varchar(255)</text:p>
          </table:table-cell>
          <table:table-cell table:style-name="Table67.A2" office:value-type="string">
            <text:p text:style-name="P1318">Not null , <text:span text:style-name="T1146">unique </text:span></text:p>
          </table:table-cell>
          <table:table-cell table:style-name="Table67.D2" office:value-type="string">
            <text:p text:style-name="P510"/>
          </table:table-cell>
        </table:table-row>
        <table:table-row table:style-name="TableLine93825095406240">
          <table:table-cell table:style-name="Table67.A2" office:value-type="string">
            <text:p text:style-name="P1317">alias</text:p>
          </table:table-cell>
          <table:table-cell table:style-name="Table67.A2" office:value-type="string">
            <text:p text:style-name="P1317">varchar(<text:span text:style-name="T1147">48</text:span>)</text:p>
          </table:table-cell>
          <table:table-cell table:style-name="Table67.A2" office:value-type="string">
            <text:p text:style-name="P1319">nullable</text:p>
          </table:table-cell>
          <table:table-cell table:style-name="Table67.D2" office:value-type="string">
            <text:p text:style-name="P510"/>
          </table:table-cell>
        </table:table-row>
        <table:table-row table:style-name="TableLine93825095407216">
          <table:table-cell table:style-name="Table67.A2" office:value-type="string">
            <text:p text:style-name="P1317">sort</text:p>
          </table:table-cell>
          <table:table-cell table:style-name="Table67.A2" office:value-type="string">
            <text:p text:style-name="P1317">Tiny int</text:p>
          </table:table-cell>
          <table:table-cell table:style-name="Table67.A2" office:value-type="string">
            <text:p text:style-name="P1320">Nullable , unsigned</text:p>
          </table:table-cell>
          <table:table-cell table:style-name="Table67.D2" office:value-type="string">
            <text:p text:style-name="P510"/>
          </table:table-cell>
        </table:table-row>
      </table:table>
      <text:list xml:id="list410825186" text:style-name="L31">
        <text:list-item>
          <text:list>
            <text:list-item>
              <text:p text:style-name="P2650">رابطه ها :‌</text:p>
              <text:list>
                <text:list-item>
                  <text:p text:style-name="P2650">date : </text:p>
                  <text:list>
                    <text:list-item>
                      <text:p text:style-name="P2650">نوع : <text:span text:style-name="T1149">1 به n </text:span></text:p>
                    </text:list-item>
                    <text:list-item>
                      <text:p text:style-name="P2650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0"/>
      <text:list xml:id="list111850959625757" text:continue-numbering="true" text:style-name="L31">
        <text:list-item>
          <text:list>
            <text:list-item>
              <text:list>
                <text:list-item>
                  <text:p text:style-name="P2651">medthods : </text:p>
                  <text:list>
                    <text:list-item>
                      <text:p text:style-name="P2651">نوع :‌<text:span text:style-name="T1148">1 به n </text:span></text:p>
                    </text:list-item>
                    <text:list-item>
                      <text:p text:style-name="P2651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1"/>
      <text:list xml:id="list111851042838166" text:continue-numbering="true" text:style-name="L31">
        <text:list-item>
          <text:list>
            <text:list-item>
              <text:list>
                <text:list-item>
                  <text:p text:style-name="P2613">acccess_controll_description_translations : </text:p>
                  <text:list>
                    <text:list-item>
                      <text:p text:style-name="P2613">نوع :‌<text:span text:style-name="T1151">1 به n </text:span></text:p>
                    </text:list-item>
                    <text:list-item>
                      <text:p text:style-name="P2613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2"/>
      <text:list xml:id="list111850260348610" text:continue-numbering="true" text:style-name="L31">
        <text:list-item>
          <text:p text:style-name="P2680">methods : در این جدول method هایی که <text:s/>میخواهیم برای انها roll ست کنیم ذخیره میشود.</text:p>
          <text:list>
            <text:list-item>
              <text:p text:style-name="P2653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825095370848">
          <table:table-cell table:style-name="Table68.A1" office:value-type="string">
            <text:p text:style-name="P569">Name</text:p>
          </table:table-cell>
          <table:table-cell table:style-name="Table68.A1" office:value-type="string">
            <text:p text:style-name="P569">Data Type</text:p>
          </table:table-cell>
          <table:table-cell table:style-name="Table68.A1" office:value-type="string">
            <text:p text:style-name="P569">Attributes</text:p>
          </table:table-cell>
          <table:table-cell table:style-name="Table68.D1" office:value-type="string">
            <text:p text:style-name="P569">Comment</text:p>
          </table:table-cell>
        </table:table-row>
        <table:table-row table:style-name="TableLine93825095478480">
          <table:table-cell table:style-name="Table68.A2" office:value-type="string">
            <text:p text:style-name="P1322">id</text:p>
          </table:table-cell>
          <table:table-cell table:style-name="Table68.A2" office:value-type="string">
            <text:p text:style-name="P1322">Big int</text:p>
          </table:table-cell>
          <table:table-cell table:style-name="Table68.A2" office:value-type="string">
            <text:p text:style-name="P1303">Unsigned , not null , index , </text:p>
            <text:p text:style-name="P1303">unique , primary key , </text:p>
            <text:p text:style-name="P1303">auto increment</text:p>
          </table:table-cell>
          <table:table-cell table:style-name="Table68.D2" office:value-type="string">
            <text:p text:style-name="P510"/>
          </table:table-cell>
        </table:table-row>
        <table:table-row table:style-name="TableLine93825095481008">
          <table:table-cell table:style-name="Table68.A2" office:value-type="string">
            <text:p text:style-name="P1322">name</text:p>
          </table:table-cell>
          <table:table-cell table:style-name="Table68.A2" office:value-type="string">
            <text:p text:style-name="P1322">varchar(48)</text:p>
          </table:table-cell>
          <table:table-cell table:style-name="Table68.A2" office:value-type="string">
            <text:p text:style-name="P1323">Not null</text:p>
          </table:table-cell>
          <table:table-cell table:style-name="Table68.D2" office:value-type="string">
            <text:p text:style-name="P510"/>
          </table:table-cell>
        </table:table-row>
        <table:table-row table:style-name="TableLine93825095481936">
          <table:table-cell table:style-name="Table68.A2" office:value-type="string">
            <text:p text:style-name="P1322">sort</text:p>
          </table:table-cell>
          <table:table-cell table:style-name="Table68.A2" office:value-type="string">
            <text:p text:style-name="P1322">Tiny int</text:p>
          </table:table-cell>
          <table:table-cell table:style-name="Table68.A2" office:value-type="string">
            <text:p text:style-name="P1323">Nullable , <text:span text:style-name="T1152">unsigned</text:span></text:p>
          </table:table-cell>
          <table:table-cell table:style-name="Table68.D2" office:value-type="string">
            <text:p text:style-name="P510"/>
          </table:table-cell>
        </table:table-row>
        <table:table-row table:style-name="TableLine93825095482912">
          <table:table-cell table:style-name="Table68.A2" office:value-type="string">
            <text:p text:style-name="P1322">controller_id</text:p>
          </table:table-cell>
          <table:table-cell table:style-name="Table68.A2" office:value-type="string">
            <text:p text:style-name="P1322">Big int</text:p>
          </table:table-cell>
          <table:table-cell table:style-name="Table68.A2" office:value-type="string">
            <text:p text:style-name="P1324">Not null , unsigned</text:p>
            <text:p text:style-name="P1324">foreign key → controllers(id)</text:p>
            <text:p text:style-name="P1324"/>
            <text:p text:style-name="P1324">On Delete → (cascade) ,</text:p>
            <text:p text:style-name="P1324">On Update → (cascade) ,</text:p>
          </table:table-cell>
          <table:table-cell table:style-name="Table68.D2" office:value-type="string">
            <text:p text:style-name="P510"/>
          </table:table-cell>
        </table:table-row>
      </table:table>
      <text:p text:style-name="P1729"/>
      <text:list xml:id="list3981905464" text:style-name="L32">
        <text:list-item>
          <text:list>
            <text:list-item>
              <text:p text:style-name="P2615">ارتباط ها : </text:p>
              <text:list>
                <text:list-item>
                  <text:p text:style-name="P2615">dates : </text:p>
                  <text:list>
                    <text:list-item>
                      <text:p text:style-name="P2615">نوع :‌<text:span text:style-name="T1153">1 به n </text:span></text:p>
                    </text:list-item>
                    <text:list-item>
                      <text:p text:style-name="P2615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4"/>
      <text:list xml:id="list111850799635247" text:continue-numbering="true" text:style-name="L32">
        <text:list-item>
          <text:list>
            <text:list-item>
              <text:list>
                <text:list-item>
                  <text:p text:style-name="P2615">controllers : </text:p>
                  <text:list>
                    <text:list-item>
                      <text:p text:style-name="P2652">نوع :‌<text:span text:style-name="T1148">1 به n </text:span></text:p>
                    </text:list-item>
                    <text:list-item>
                      <text:p text:style-name="P2652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4"/>
      <text:list xml:id="list111850156409058" text:continue-numbering="true" text:style-name="L32">
        <text:list-item>
          <text:list>
            <text:list-item>
              <text:list>
                <text:list-item>
                  <text:p text:style-name="P2615">access_controll_description_translations : </text:p>
                  <text:list>
                    <text:list-item>
                      <text:p text:style-name="P2615">نوع :‌<text:span text:style-name="T1154">1 به n </text:span></text:p>
                    </text:list-item>
                    <text:list-item>
                      <text:p text:style-name="P2615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635"><text:soft-page-break/>roll_items : </text:p>
                  <text:list>
                    <text:list-item>
                      <text:p text:style-name="P2635">نوع :‌<text:span text:style-name="T1160">n به n </text:span></text:p>
                    </text:list-item>
                    <text:list-item>
                      <text:p text:style-name="P2635">توضیحات :‌ <text:span text:style-name="T1160">هر یک method دارای چندین roll است و هر یک roll میتواند متعلق به چندین method باشد !!!</text:span></text:p>
                      <text:p text:style-name="P2637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715"/>
      <text:list xml:id="list111851308560342" text:continue-numbering="true" text:style-name="L32">
        <text:list-item>
          <text:p text:style-name="P2681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654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825094322896">
          <table:table-cell table:style-name="Table69.A1" office:value-type="string">
            <text:p text:style-name="P569">Name</text:p>
          </table:table-cell>
          <table:table-cell table:style-name="Table69.A1" office:value-type="string">
            <text:p text:style-name="P569">Data Type</text:p>
          </table:table-cell>
          <table:table-cell table:style-name="Table69.A1" office:value-type="string">
            <text:p text:style-name="P569">Attributes</text:p>
          </table:table-cell>
          <table:table-cell table:style-name="Table69.D1" office:value-type="string">
            <text:p text:style-name="P569">Comment</text:p>
          </table:table-cell>
        </table:table-row>
        <table:table-row table:style-name="TableLine93825095562800">
          <table:table-cell table:style-name="Table69.A2" office:value-type="string">
            <text:p text:style-name="P1325">id</text:p>
          </table:table-cell>
          <table:table-cell table:style-name="Table69.A2" office:value-type="string">
            <text:p text:style-name="P1325">Big int</text:p>
          </table:table-cell>
          <table:table-cell table:style-name="Table69.A2" office:value-type="string">
            <text:p text:style-name="P1304">Unsigned , not null , index , </text:p>
            <text:p text:style-name="P1304">unique , primary key , </text:p>
            <text:p text:style-name="P1304">auto increment</text:p>
          </table:table-cell>
          <table:table-cell table:style-name="Table69.D2" office:value-type="string">
            <text:p text:style-name="P510"/>
          </table:table-cell>
        </table:table-row>
        <table:table-row table:style-name="TableLine93825095565472">
          <table:table-cell table:style-name="Table69.A2" office:value-type="string">
            <text:p text:style-name="P1325">roll_item_id</text:p>
          </table:table-cell>
          <table:table-cell table:style-name="Table69.A2" office:value-type="string">
            <text:p text:style-name="P1325">Big int</text:p>
          </table:table-cell>
          <table:table-cell table:style-name="Table69.A2" office:value-type="string">
            <text:p text:style-name="P1326">Unsigned , not null , </text:p>
            <text:p text:style-name="P1326">foreign key → roll_items(id)</text:p>
            <text:p text:style-name="P1326"/>
            <text:p text:style-name="P1326">On Delete → (cascade) ,</text:p>
            <text:p text:style-name="P1326">On Update → (cascade) ,</text:p>
          </table:table-cell>
          <table:table-cell table:style-name="Table69.D2" office:value-type="string">
            <text:p text:style-name="P510"/>
          </table:table-cell>
        </table:table-row>
        <table:table-row table:style-name="TableLine93825095566400">
          <table:table-cell table:style-name="Table69.A2" office:value-type="string">
            <text:p text:style-name="P1325">method_id</text:p>
          </table:table-cell>
          <table:table-cell table:style-name="Table69.A2" office:value-type="string">
            <text:p text:style-name="P1325">Big int</text:p>
          </table:table-cell>
          <table:table-cell table:style-name="Table69.A2" office:value-type="string">
            <text:p text:style-name="P1327">Unsigned , not null , </text:p>
            <text:p text:style-name="P1327">foreign key → <text:span text:style-name="T1157">methods</text:span>(id)</text:p>
            <text:p text:style-name="P1327"/>
            <text:p text:style-name="P1327">On Delete → (cascade) ,</text:p>
            <text:p text:style-name="P1327">On Update → (cascade) ,</text:p>
          </table:table-cell>
          <table:table-cell table:style-name="Table69.D2" office:value-type="string">
            <text:p text:style-name="P510"/>
          </table:table-cell>
        </table:table-row>
      </table:table>
      <text:list xml:id="list903402219" text:style-name="L33">
        <text:list-item>
          <text:list>
            <text:list-item>
              <text:p text:style-name="P2655">رابطه ها : </text:p>
              <text:list>
                <text:list-item>
                  <text:p text:style-name="P2655">roll_items : </text:p>
                  <text:list>
                    <text:list-item>
                      <text:p text:style-name="P2656">نوع <text:s/>: <text:span text:style-name="T1161">1 به n </text:span></text:p>
                    </text:list-item>
                    <text:list-item>
                      <text:p text:style-name="P2656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6"/>
      <text:list xml:id="list111850269843451" text:continue-numbering="true" text:style-name="L33">
        <text:list-item>
          <text:list>
            <text:list-item>
              <text:list>
                <text:list-item>
                  <text:p text:style-name="P2655">medthods : </text:p>
                  <text:list>
                    <text:list-item>
                      <text:p text:style-name="P2656">نوع :‌<text:span text:style-name="T1162">1 به n </text:span></text:p>
                    </text:list-item>
                    <text:list-item>
                      <text:p text:style-name="P2656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4697052" text:style-name="L34">
        <text:list-item>
          <text:p text:style-name="P2692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93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25094395984">
          <table:table-cell table:style-name="Table8.A1" office:value-type="string">
            <text:p text:style-name="P568">Name</text:p>
          </table:table-cell>
          <table:table-cell table:style-name="Table8.A1" office:value-type="string">
            <text:p text:style-name="P568">Data Type</text:p>
          </table:table-cell>
          <table:table-cell table:style-name="Table8.A1" office:value-type="string">
            <text:p text:style-name="P568">Attributes</text:p>
          </table:table-cell>
          <table:table-cell table:style-name="Table8.D1" office:value-type="string">
            <text:p text:style-name="P568">Comment</text:p>
          </table:table-cell>
        </table:table-row>
        <table:table-row table:style-name="TableLine93825095681664">
          <table:table-cell table:style-name="Table8.A2" office:value-type="string">
            <text:p text:style-name="P634">id</text:p>
          </table:table-cell>
          <table:table-cell table:style-name="Table8.A2" office:value-type="string">
            <text:p text:style-name="P635">Big int </text:p>
          </table:table-cell>
          <table:table-cell table:style-name="Table8.A2" office:value-type="string">
            <text:p text:style-name="P636">Not null ,<text:span text:style-name="T132">index</text:span> <text:span text:style-name="T130">unique , </text:span><text:span text:style-name="T131">primary key , </text:span></text:p>
            <text:p text:style-name="P637">auto increment, </text:p>
            <text:p text:style-name="P637">unsigned,</text:p>
          </table:table-cell>
          <table:table-cell table:style-name="Table8.D2" office:value-type="string">
            <text:p text:style-name="P514"/>
          </table:table-cell>
        </table:table-row>
        <table:table-row table:style-name="TableLine93825095683920">
          <table:table-cell table:style-name="Table8.A2" office:value-type="string">
            <text:p text:style-name="P825">name</text:p>
          </table:table-cell>
          <table:table-cell table:style-name="Table8.A2" office:value-type="string">
            <text:p text:style-name="P803">varchar(<text:span text:style-name="T446">48</text:span>)</text:p>
          </table:table-cell>
          <table:table-cell table:style-name="Table8.A2" office:value-type="string">
            <text:p text:style-name="P804">Not null </text:p>
          </table:table-cell>
          <table:table-cell table:style-name="Table8.D2" office:value-type="string">
            <text:p text:style-name="P396">عنوان setting </text:p>
          </table:table-cell>
        </table:table-row>
        <table:table-row table:style-name="TableLine93825095684848">
          <table:table-cell table:style-name="Table8.A2" office:value-type="string">
            <text:p text:style-name="P638">url</text:p>
          </table:table-cell>
          <table:table-cell table:style-name="Table8.A2" office:value-type="string">
            <text:p text:style-name="P639">varchar(<text:span text:style-name="T135">32</text:span>)</text:p>
          </table:table-cell>
          <table:table-cell table:style-name="Table8.A2" office:value-type="string">
            <text:p text:style-name="P640">Not null </text:p>
          </table:table-cell>
          <table:table-cell table:style-name="Table8.D2" office:value-type="string">
            <text:p text:style-name="P514"/>
          </table:table-cell>
        </table:table-row>
        <table:table-row table:style-name="TableLine93825095685824">
          <table:table-cell table:style-name="Table8.A2" office:value-type="string">
            <text:p text:style-name="P669">robot</text:p>
          </table:table-cell>
          <table:table-cell table:style-name="Table8.A2" office:value-type="string">
            <text:p text:style-name="P672">varchar(30)</text:p>
          </table:table-cell>
          <table:table-cell table:style-name="Table8.A2" office:value-type="string">
            <text:p text:style-name="P679">Not null </text:p>
            <text:p text:style-name="P51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510"/>
          </table:table-cell>
        </table:table-row>
        <table:table-row table:style-name="TableLine93825095687024">
          <table:table-cell table:style-name="Table8.A2" office:value-type="string">
            <text:p text:style-name="P1241">auth_token_age</text:p>
          </table:table-cell>
          <table:table-cell table:style-name="Table8.A2" office:value-type="string">
            <text:p text:style-name="P1241">Medium int</text:p>
          </table:table-cell>
          <table:table-cell table:style-name="Table8.A2" office:value-type="string">
            <text:p text:style-name="P1241">Not null , </text:p>
            <text:p text:style-name="P547"><text:span text:style-name="T1073">default </text:span><text:bookmark text:name="cwos"/>10368000</text:p>
          </table:table-cell>
          <table:table-cell table:style-name="Table8.D2" office:value-type="string">
            <text:p text:style-name="P1743"><text:bookmark text:name="cwos1"/>10368000</text:p>
            <text:p text:style-name="P1241">4 month secound</text:p>
          </table:table-cell>
        </table:table-row>
        <table:table-row table:style-name="TableLine93825095687904">
          <table:table-cell table:style-name="Table8.A2" office:value-type="string">
            <text:p text:style-name="P1242">max_afk_time</text:p>
          </table:table-cell>
          <table:table-cell table:style-name="Table8.A2" office:value-type="string">
            <text:p text:style-name="P1242">Small int</text:p>
          </table:table-cell>
          <table:table-cell table:style-name="Table8.A2" office:value-type="string">
            <text:p text:style-name="P1243">Not null</text:p>
          </table:table-cell>
          <table:table-cell table:style-name="Table8.D2" office:value-type="string">
            <text:p text:style-name="P1748">Max:65535→<text:span text:style-name="T1074"> 18 h</text:span></text:p>
          </table:table-cell>
        </table:table-row>
        <table:table-row table:style-name="TableLine93825095688832">
          <table:table-cell table:style-name="Table8.A2" office:value-type="string">
            <text:p text:style-name="P1383">active</text:p>
          </table:table-cell>
          <table:table-cell table:style-name="Table8.A2" office:value-type="string">
            <text:p text:style-name="P1204">boolean</text:p>
          </table:table-cell>
          <table:table-cell table:style-name="Table8.A2" office:value-type="string">
            <text:p text:style-name="P822">Not null , <text:span text:style-name="T138">defualt 0 ,</text:span> </text:p>
          </table:table-cell>
          <table:table-cell table:style-name="Table8.D2" office:value-type="string">
            <text:p text:style-name="P38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825095689760">
          <table:table-cell table:style-name="Table8.A2" office:value-type="string">
            <text:p text:style-name="P1743">switch_languag_via_ip</text:p>
            <text:p text:style-name="P514"/>
          </table:table-cell>
          <table:table-cell table:style-name="Table8.A2" office:value-type="string">
            <text:p text:style-name="P1205">boolean</text:p>
          </table:table-cell>
          <table:table-cell table:style-name="Table8.A2" office:value-type="string">
            <text:p text:style-name="P823">Not null , <text:span text:style-name="T139">defualt 0 ,</text:span></text:p>
          </table:table-cell>
          <table:table-cell table:style-name="Table8.D2" office:value-type="string">
            <text:p text:style-name="P394">قابلیت تغییر زبان با استفاده از ip کاربر را active یا deactive میکند </text:p>
          </table:table-cell>
        </table:table-row>
        <table:table-row table:style-name="TableLine93825095686480">
          <table:table-cell table:style-name="Table8.A2" office:value-type="string">
            <text:p text:style-name="P1745">contact_auth_require</text:p>
          </table:table-cell>
          <table:table-cell table:style-name="Table8.A2" office:value-type="string">
            <text:p text:style-name="P1228">boolean</text:p>
          </table:table-cell>
          <table:table-cell table:style-name="Table8.A2" office:value-type="string">
            <text:p text:style-name="P1228">Not null ,</text:p>
            <text:p text:style-name="P1228">default 0</text:p>
          </table:table-cell>
          <table:table-cell table:style-name="Table8.D2" office:value-type="string">
            <text:p text:style-name="P398">ایا کاربر برای استفاده از فورم تماس با ما نیاز به لاگین دارد یا خیر‌؟ </text:p>
          </table:table-cell>
        </table:table-row>
        <table:table-row table:style-name="TableLine93825095691344">
          <table:table-cell table:style-name="Table8.A2" office:value-type="string">
            <text:p text:style-name="P1746">comment_auth_require</text:p>
          </table:table-cell>
          <table:table-cell table:style-name="Table8.A2" office:value-type="string">
            <text:p text:style-name="P1235">boolean</text:p>
          </table:table-cell>
          <table:table-cell table:style-name="Table8.A2" office:value-type="string">
            <text:p text:style-name="P1235">Not null ,</text:p>
            <text:p text:style-name="P1235">defualt 0</text:p>
          </table:table-cell>
          <table:table-cell table:style-name="Table8.D2" office:value-type="string">
            <text:p text:style-name="P398"/>
          </table:table-cell>
        </table:table-row>
        <table:table-row table:style-name="TableLine93825095692272">
          <table:table-cell table:style-name="Table8.A2" office:value-type="string">
            <text:p text:style-name="P1747">comment_auto_accept</text:p>
          </table:table-cell>
          <table:table-cell table:style-name="Table8.A2" office:value-type="string">
            <text:p text:style-name="P1236">boolean</text:p>
          </table:table-cell>
          <table:table-cell table:style-name="Table8.A2" office:value-type="string">
            <text:p text:style-name="P1236">Not null , </text:p>
            <text:p text:style-name="P1236">default 1</text:p>
          </table:table-cell>
          <table:table-cell table:style-name="Table8.D2" office:value-type="string">
            <text:p text:style-name="P398"/>
          </table:table-cell>
        </table:table-row>
        <table:table-row table:style-name="TableLine93825095693200">
          <table:table-cell table:style-name="Table8.A2" office:value-type="string">
            <text:p text:style-name="P1743">shutdown_status</text:p>
            <text:p text:style-name="P1743"/>
          </table:table-cell>
          <table:table-cell table:style-name="Table8.A2" office:value-type="string">
            <text:p text:style-name="P1206">boolean</text:p>
          </table:table-cell>
          <table:table-cell table:style-name="Table8.A2" office:value-type="string">
            <text:p text:style-name="P641"><text:s/>Not null <text:s/>,</text:p>
            <text:p text:style-name="P824">defualt 0 ,</text:p>
          </table:table-cell>
          <table:table-cell table:style-name="Table8.D2" office:value-type="string">
            <text:p text:style-name="P642">وضعیت تعطیل بود وب سایت را مشخص میکند </text:p>
          </table:table-cell>
        </table:table-row>
        <table:table-row table:style-name="TableLine93825095694128">
          <table:table-cell table:style-name="Table8.A2" office:value-type="string">
            <text:p text:style-name="P1742">language_id</text:p>
          </table:table-cell>
          <table:table-cell table:style-name="Table8.A2" office:value-type="string">
            <text:p text:style-name="P633">Big int </text:p>
          </table:table-cell>
          <table:table-cell table:style-name="Table8.A2" office:value-type="string">
            <text:p text:style-name="P514"><text:span text:style-name="T576">nullable</text:span><text:span text:style-name="T577"> , unsigned,</text:span></text:p>
            <text:p text:style-name="P51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603"/>
            <text:p text:style-name="P525"><text:span text:style-name="T574">on Delete → (</text:span><text:span text:style-name="T576">set null</text:span><text:span text:style-name="T574">)</text:span></text:p>
            <text:p text:style-name="P836"/>
            <text:p text:style-name="P836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93">این ستون زبان اصلی یک setting را مشخص میکند </text:p>
          </table:table-cell>
        </table:table-row>
      </table:table>
      <text:p text:style-name="P38"/>
      <text:list xml:id="list2866619438" text:style-name="L35">
        <text:list-item>
          <text:list>
            <text:list-item>
              <text:p text:style-name="P1938">ارتباطات :‌</text:p>
              <text:list>
                <text:list-item>
                  <text:p text:style-name="P1939">dates : </text:p>
                  <text:list>
                    <text:list-item>
                      <text:p text:style-name="P1940">نوع :‌<text:span text:style-name="T164">1 به </text:span><text:span text:style-name="T165">n </text:span></text:p>
                    </text:list-item>
                    <text:list-item>
                      <text:p text:style-name="P176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1852007482108" text:continue-numbering="true" text:style-name="L35">
        <text:list-item>
          <text:list>
            <text:list-item>
              <text:list>
                <text:list-item>
                  <text:p text:style-name="P1941">languages : </text:p>
                  <text:list>
                    <text:list-item>
                      <text:p text:style-name="P1923">نوع : 1 به n </text:p>
                    </text:list-item>
                    <text:list-item>
                      <text:p text:style-name="P192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11850401243711" text:continue-numbering="true" text:style-name="L35">
        <text:list-item>
          <text:list>
            <text:list-item>
              <text:list>
                <text:list-item>
                  <text:p text:style-name="P1942">media : </text:p>
                  <text:list>
                    <text:list-item>
                      <text:p text:style-name="P1879">نوع :‌<text:span text:style-name="T172">1 به 1 </text:span></text:p>
                    </text:list-item>
                    <text:list-item>
                      <text:p text:style-name="P176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1852073363758" text:continue-numbering="true" text:style-name="L35">
        <text:list-item>
          <text:list>
            <text:list-item>
              <text:list>
                <text:list-item>
                  <text:p text:style-name="P1943">users : </text:p>
                  <text:list>
                    <text:list-item>
                      <text:p text:style-name="P1839">نوع :‌ <text:span text:style-name="T181">1 به n </text:span></text:p>
                    </text:list-item>
                    <text:list-item>
                      <text:p text:style-name="P194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11851179358877" text:continue-numbering="true" text:style-name="L35">
        <text:list-item>
          <text:list>
            <text:list-item>
              <text:list>
                <text:list-item>
                  <text:p text:style-name="P1925"><text:span text:style-name="T167">languages</text:span> :</text:p>
                  <text:list>
                    <text:list-item>
                      <text:p text:style-name="P1927">نوع :‌ <text:span text:style-name="T276">n به n </text:span></text:p>
                    </text:list-item>
                    <text:list-item>
                      <text:p text:style-name="P192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93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738"/>
      <text:list xml:id="list111852147870010" text:continue-numbering="true" text:style-name="L35">
        <text:list-item>
          <text:list>
            <text:list-item>
              <text:list>
                <text:list-item>
                  <text:p text:style-name="P1770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895">نوع : <text:span text:style-name="T294">1 به n </text:span></text:p>
                    </text:list-item>
                    <text:list-item>
                      <text:p text:style-name="P189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11850449666995" text:continue-numbering="true" text:style-name="L35">
        <text:list-item>
          <text:list>
            <text:list-item>
              <text:list>
                <text:list-item>
                  <text:p text:style-name="P1898">socialables <text:s/>: </text:p>
                  <text:list>
                    <text:list-item>
                      <text:p text:style-name="P1899">نوع : <text:span text:style-name="T582">1 به n</text:span></text:p>
                    </text:list-item>
                    <text:list-item>
                      <text:p text:style-name="P1899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93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11850286332638" text:continue-numbering="true" text:style-name="L35">
        <text:list-item>
          <text:list>
            <text:list-item>
              <text:p text:style-name="P190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25095773504">
          <table:table-cell table:style-name="Table9.A1" office:value-type="string">
            <text:p text:style-name="P568">Name</text:p>
          </table:table-cell>
          <table:table-cell table:style-name="Table9.A1" office:value-type="string">
            <text:p text:style-name="P568">Data Type</text:p>
          </table:table-cell>
          <table:table-cell table:style-name="Table9.A1" office:value-type="string">
            <text:p text:style-name="P568">Attributes</text:p>
          </table:table-cell>
          <table:table-cell table:style-name="Table9.D1" office:value-type="string">
            <text:p text:style-name="P568">Comment</text:p>
          </table:table-cell>
        </table:table-row>
        <table:table-row table:style-name="TableLine93825095810544">
          <table:table-cell table:style-name="Table9.A2" office:value-type="string">
            <text:p text:style-name="P643">Id</text:p>
          </table:table-cell>
          <table:table-cell table:style-name="Table9.A2" office:value-type="string">
            <text:p text:style-name="P643">Big int </text:p>
          </table:table-cell>
          <table:table-cell table:style-name="Table9.A2" office:value-type="string">
            <text:p text:style-name="P643">Not null , unsigned,</text:p>
            <text:p text:style-name="P644">primary key , </text:p>
            <text:p text:style-name="P644">unique ,</text:p>
            <text:p text:style-name="P645">index , </text:p>
            <text:p text:style-name="P646">autoincrement </text:p>
          </table:table-cell>
          <table:table-cell table:style-name="Table9.D2" office:value-type="string">
            <text:p text:style-name="P510"/>
          </table:table-cell>
        </table:table-row>
        <table:table-row table:style-name="TableLine93825095813152">
          <table:table-cell table:style-name="Table9.A2" office:value-type="string">
            <text:p text:style-name="P647">app_setting_id</text:p>
          </table:table-cell>
          <table:table-cell table:style-name="Table9.A2" office:value-type="string">
            <text:p text:style-name="P648">Big int </text:p>
          </table:table-cell>
          <table:table-cell table:style-name="Table9.A2" office:value-type="string">
            <text:p text:style-name="P649">Not null , unsigned,</text:p>
            <text:p text:style-name="P855">foreign key → app_settings(id)</text:p>
            <text:p text:style-name="P604"/>
            <text:p text:style-name="P837">on Delete → (<text:span text:style-name="T575">cascade</text:span>)</text:p>
            <text:p text:style-name="P837"/>
            <text:p text:style-name="P837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10"/>
          </table:table-cell>
        </table:table-row>
        <table:table-row table:style-name="Table9.4">
          <table:table-cell table:style-name="Table9.A2" office:value-type="string">
            <text:p text:style-name="P650">language_id</text:p>
          </table:table-cell>
          <table:table-cell table:style-name="Table9.A2" office:value-type="string">
            <text:p text:style-name="P651">Big int </text:p>
          </table:table-cell>
          <table:table-cell table:style-name="Table9.A2" office:value-type="string">
            <text:p text:style-name="P652">Not null , </text:p>
            <text:p text:style-name="P652">unsigned , </text:p>
            <text:p text:style-name="P856">foreign key → languages(id)</text:p>
            <text:p text:style-name="P605"/>
            <text:p text:style-name="P838">on Delete → (<text:span text:style-name="T575">cascade</text:span>)</text:p>
            <text:p text:style-name="P838"/>
            <text:p text:style-name="P83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10"/>
          </table:table-cell>
        </table:table-row>
        <table:table-row table:style-name="Table9.4">
          <table:table-cell table:style-name="Table9.A2" office:value-type="string">
            <text:p text:style-name="P868">sort</text:p>
          </table:table-cell>
          <table:table-cell table:style-name="Table9.A2" office:value-type="string">
            <text:p text:style-name="P869">tinyInt</text:p>
          </table:table-cell>
          <table:table-cell table:style-name="Table9.A2" office:value-type="string">
            <text:p text:style-name="P870">Unsigned , nullable</text:p>
          </table:table-cell>
          <table:table-cell table:style-name="Table9.D2" office:value-type="string">
            <text:p text:style-name="P510"/>
          </table:table-cell>
        </table:table-row>
      </table:table>
      <text:p text:style-name="P41"/>
      <text:list xml:id="list3857382851" text:style-name="L36">
        <text:list-item>
          <text:list>
            <text:list-item>
              <text:p text:style-name="P1901">ارتباطات :‌</text:p>
              <text:list>
                <text:list-item>
                  <text:p text:style-name="P190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11851109100267" text:continue-numbering="true" text:style-name="L36">
        <text:list-item>
          <text:list>
            <text:list-item>
              <text:list>
                <text:list-item>
                  <text:p text:style-name="P1771"><text:span text:style-name="T198">app_settings</text:span><text:span text:style-name="T199"> : </text:span></text:p>
                  <text:list>
                    <text:list-item>
                      <text:p text:style-name="P1903">نوع ارتباط :‌ <text:span text:style-name="T255">1 به n </text:span></text:p>
                    </text:list-item>
                    <text:list-item>
                      <text:p text:style-name="P1904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11851850404570" text:continue-numbering="true" text:style-name="L36">
        <text:list-item>
          <text:list>
            <text:list-item>
              <text:list>
                <text:list-item>
                  <text:p text:style-name="P1905">languages : </text:p>
                  <text:list>
                    <text:list-item>
                      <text:p text:style-name="P1906">نوع : <text:span text:style-name="T266">1 به n</text:span></text:p>
                    </text:list-item>
                    <text:list-item>
                      <text:p text:style-name="P1907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94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11850176473833" text:continue-numbering="true" text:style-name="L36">
        <text:list-item>
          <text:list>
            <text:list-item>
              <text:p text:style-name="P190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25095792336">
          <table:table-cell table:style-name="Table10.A1" office:value-type="string">
            <text:p text:style-name="P568">Name</text:p>
          </table:table-cell>
          <table:table-cell table:style-name="Table10.A1" office:value-type="string">
            <text:p text:style-name="P568">Data Type</text:p>
          </table:table-cell>
          <table:table-cell table:style-name="Table10.A1" office:value-type="string">
            <text:p text:style-name="P568">Attributes</text:p>
          </table:table-cell>
          <table:table-cell table:style-name="Table10.D1" office:value-type="string">
            <text:p text:style-name="P568">Comment</text:p>
          </table:table-cell>
        </table:table-row>
        <table:table-row table:style-name="TableLine93825095907552">
          <table:table-cell table:style-name="Table10.A2" office:value-type="string">
            <text:p text:style-name="P653">id</text:p>
          </table:table-cell>
          <table:table-cell table:style-name="Table10.A2" office:value-type="string">
            <text:p text:style-name="P654">Big int </text:p>
          </table:table-cell>
          <table:table-cell table:style-name="Table10.A2" office:value-type="string">
            <text:p text:style-name="P655">Unsigned , </text:p>
            <text:p text:style-name="P655">not null , </text:p>
            <text:p text:style-name="P656">unique, </text:p>
            <text:p text:style-name="P656">primary key , </text:p>
            <text:p text:style-name="P656">index , </text:p>
            <text:p text:style-name="P657">auto increment</text:p>
          </table:table-cell>
          <table:table-cell table:style-name="Table10.D2" office:value-type="string">
            <text:p text:style-name="P510"/>
          </table:table-cell>
        </table:table-row>
        <table:table-row table:style-name="TableLine93825095910096">
          <table:table-cell table:style-name="Table10.A2" office:value-type="string">
            <text:p text:style-name="P653">title</text:p>
          </table:table-cell>
          <table:table-cell table:style-name="Table10.A2" office:value-type="string">
            <text:p text:style-name="P658">varchar(60)</text:p>
          </table:table-cell>
          <table:table-cell table:style-name="Table10.A2" office:value-type="string">
            <text:p text:style-name="P659">Not null , </text:p>
          </table:table-cell>
          <table:table-cell table:style-name="Table10.D2" office:value-type="string">
            <text:p text:style-name="P662">عنوان وب سایت </text:p>
          </table:table-cell>
        </table:table-row>
        <table:table-row table:style-name="TableLine93825095911024">
          <table:table-cell table:style-name="Table10.A2" office:value-type="string">
            <text:p text:style-name="P653">shutdown_text</text:p>
          </table:table-cell>
          <table:table-cell table:style-name="Table10.A2" office:value-type="string">
            <text:p text:style-name="P52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61">Not null ,</text:p>
          </table:table-cell>
          <table:table-cell table:style-name="Table10.D2" office:value-type="string">
            <text:p text:style-name="P663">جمله ای است که وقتی وب سایت تعطیل میشود <text:span text:style-name="T292">ان نمایش داده میشود </text:span></text:p>
          </table:table-cell>
        </table:table-row>
        <table:table-row table:style-name="TableLine93825095912000">
          <table:table-cell table:style-name="Table10.A2" office:value-type="string">
            <text:p text:style-name="P805">copyright</text:p>
          </table:table-cell>
          <table:table-cell table:style-name="Table10.A2" office:value-type="string">
            <text:p text:style-name="P806">varchar(255)</text:p>
          </table:table-cell>
          <table:table-cell table:style-name="Table10.A2" office:value-type="string">
            <text:p text:style-name="P807">Not null</text:p>
          </table:table-cell>
          <table:table-cell table:style-name="Table10.D2" office:value-type="string">
            <text:p text:style-name="P663"/>
          </table:table-cell>
        </table:table-row>
        <table:table-row table:style-name="TableLine93825095913280">
          <table:table-cell table:style-name="Table10.A2" office:value-type="string">
            <text:p text:style-name="P653">app_setting_id</text:p>
          </table:table-cell>
          <table:table-cell table:style-name="Table10.A2" office:value-type="string">
            <text:p text:style-name="P660">Big int </text:p>
          </table:table-cell>
          <table:table-cell table:style-name="Table10.A2" office:value-type="string">
            <text:p text:style-name="P664">Unsigned , </text:p>
            <text:p text:style-name="P664">not null , </text:p>
            <text:p text:style-name="P665">foreign key →</text:p>
            <text:p text:style-name="P665">app_settings(id)</text:p>
            <text:p text:style-name="P606"/>
            <text:p text:style-name="P839">on Delete → (<text:span text:style-name="T575">cascade</text:span>)</text:p>
            <text:p text:style-name="P839"/>
            <text:p text:style-name="P839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10"/>
          </table:table-cell>
        </table:table-row>
        <table:table-row table:style-name="TableLine93825095914320">
          <table:table-cell table:style-name="Table10.A2" office:value-type="string">
            <text:p text:style-name="P653">language_id</text:p>
          </table:table-cell>
          <table:table-cell table:style-name="Table10.A2" office:value-type="string">
            <text:p text:style-name="P660">Big int </text:p>
          </table:table-cell>
          <table:table-cell table:style-name="Table10.A2" office:value-type="string">
            <text:p text:style-name="P666">Not null , </text:p>
            <text:p text:style-name="P667">unsigned , </text:p>
            <text:p text:style-name="P667">foreign key → </text:p>
            <text:p text:style-name="P667">languages(id)</text:p>
            <text:p text:style-name="P607"/>
            <text:p text:style-name="P840">on Delete → (<text:span text:style-name="T575">cascade</text:span>)</text:p>
            <text:p text:style-name="P840"/>
            <text:p text:style-name="P84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10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2830690283" text:style-name="L37">
        <text:list-item>
          <text:p text:style-name="P1909"><text:soft-page-break/>ارتباطات :‌</text:p>
          <text:list>
            <text:list-item>
              <text:p text:style-name="P1910">app_setting<text:span text:style-name="T293">s : </text:span></text:p>
              <text:list>
                <text:list-item>
                  <text:p text:style-name="P1896">نوع : <text:span text:style-name="T294">1 به n </text:span></text:p>
                </text:list-item>
                <text:list-item>
                  <text:p text:style-name="P189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897"/>
                </text:list-item>
              </text:list>
            </text:list-item>
          </text:list>
        </text:list-item>
      </text:list>
      <text:p text:style-name="P46"/>
      <text:list xml:id="list111851573824162" text:continue-numbering="true" text:style-name="L37">
        <text:list-item>
          <text:list>
            <text:list-item>
              <text:p text:style-name="P1911">languages : </text:p>
              <text:list>
                <text:list-item>
                  <text:p text:style-name="P1890">نوع : <text:span text:style-name="T303">1 به n </text:span></text:p>
                </text:list-item>
                <text:list-item>
                  <text:p text:style-name="P189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11852104430549" text:continue-numbering="true" text:style-name="L37">
        <text:list-item>
          <text:list>
            <text:list-item>
              <text:p text:style-name="P1945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947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91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11852474824708" text:continue-numbering="true" text:style-name="L37">
        <text:list-item>
          <text:p text:style-name="P2695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94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25095943664">
          <table:table-cell table:style-name="Table11.A1" office:value-type="string">
            <text:p text:style-name="P568">Name</text:p>
          </table:table-cell>
          <table:table-cell table:style-name="Table11.A1" office:value-type="string">
            <text:p text:style-name="P568">Data Type</text:p>
          </table:table-cell>
          <table:table-cell table:style-name="Table11.A1" office:value-type="string">
            <text:p text:style-name="P568">Attributes</text:p>
          </table:table-cell>
          <table:table-cell table:style-name="Table11.D1" office:value-type="string">
            <text:p text:style-name="P568">Comment</text:p>
          </table:table-cell>
        </table:table-row>
        <table:table-row table:style-name="TableLine93825094237648">
          <table:table-cell table:style-name="Table11.A2" office:value-type="string">
            <text:p text:style-name="P668">id</text:p>
          </table:table-cell>
          <table:table-cell table:style-name="Table11.A2" office:value-type="string">
            <text:p text:style-name="P671">Big int </text:p>
          </table:table-cell>
          <table:table-cell table:style-name="Table11.A2" office:value-type="string">
            <text:p text:style-name="P677">Unsigned , </text:p>
            <text:p text:style-name="P677">not null , </text:p>
            <text:p text:style-name="P677">index , </text:p>
            <text:p text:style-name="P677">unique , </text:p>
            <text:p text:style-name="P677">primary key , </text:p>
            <text:p text:style-name="P677">auto increment</text:p>
          </table:table-cell>
          <table:table-cell table:style-name="Table11.D2" office:value-type="string">
            <text:p text:style-name="P510"/>
          </table:table-cell>
        </table:table-row>
        <table:table-row table:style-name="TableLine93825096018608">
          <table:table-cell table:style-name="Table11.A2" office:value-type="string">
            <text:p text:style-name="P669">copyright</text:p>
          </table:table-cell>
          <table:table-cell table:style-name="Table11.A2" office:value-type="string">
            <text:p text:style-name="P675">varchar(60)</text:p>
          </table:table-cell>
          <table:table-cell table:style-name="Table11.A2" office:value-type="string">
            <text:p text:style-name="P678">Not null </text:p>
          </table:table-cell>
          <table:table-cell table:style-name="Table11.D2" office:value-type="string">
            <text:p text:style-name="P510"/>
          </table:table-cell>
        </table:table-row>
        <table:table-row table:style-name="TableLine93825096019536">
          <table:table-cell table:style-name="Table11.A2" office:value-type="string">
            <text:p text:style-name="P669">designer</text:p>
          </table:table-cell>
          <table:table-cell table:style-name="Table11.A2" office:value-type="string">
            <text:p text:style-name="P673">varchar(30)</text:p>
          </table:table-cell>
          <table:table-cell table:style-name="Table11.A2" office:value-type="string">
            <text:p text:style-name="P680">Not null </text:p>
          </table:table-cell>
          <table:table-cell table:style-name="Table11.D2" office:value-type="string">
            <text:p text:style-name="P510"/>
          </table:table-cell>
        </table:table-row>
        <table:table-row table:style-name="TableLine93825096020512">
          <table:table-cell table:style-name="Table11.A2" office:value-type="string">
            <text:p text:style-name="P669">author</text:p>
          </table:table-cell>
          <table:table-cell table:style-name="Table11.A2" office:value-type="string">
            <text:p text:style-name="P51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80">Not null</text:p>
          </table:table-cell>
          <table:table-cell table:style-name="Table11.D2" office:value-type="string">
            <text:p text:style-name="P510"/>
          </table:table-cell>
        </table:table-row>
        <table:table-row table:style-name="TableLine93825096021712">
          <table:table-cell table:style-name="Table11.A2" office:value-type="string">
            <text:p text:style-name="P669">owner</text:p>
          </table:table-cell>
          <table:table-cell table:style-name="Table11.A2" office:value-type="string">
            <text:p text:style-name="P674">varchar(30)</text:p>
          </table:table-cell>
          <table:table-cell table:style-name="Table11.A2" office:value-type="string">
            <text:p text:style-name="P680">Not null </text:p>
          </table:table-cell>
          <table:table-cell table:style-name="Table11.D2" office:value-type="string">
            <text:p text:style-name="P510"/>
          </table:table-cell>
        </table:table-row>
        <table:table-row table:style-name="TableLine93825096022672">
          <table:table-cell table:style-name="Table11.A2" office:value-type="string">
            <text:p text:style-name="P670">app_setting_</text:p>
            <text:p text:style-name="P670">translate_id</text:p>
          </table:table-cell>
          <table:table-cell table:style-name="Table11.A2" office:value-type="string">
            <text:p text:style-name="P676">Big int</text:p>
          </table:table-cell>
          <table:table-cell table:style-name="Table11.A2" office:value-type="string">
            <text:p text:style-name="P681">Unsigned , </text:p>
            <text:p text:style-name="P681">not null ,</text:p>
            <text:p text:style-name="P682">unique , </text:p>
            <text:p text:style-name="P683">foreign key →</text:p>
            <text:p text:style-name="P857">app_setting_translations<text:span text:style-name="T316">(</text:span><text:span text:style-name="T317">id</text:span><text:span text:style-name="T316">)</text:span></text:p>
            <text:p text:style-name="P608"/>
            <text:p text:style-name="P841">on Delete → (<text:span text:style-name="T575">cascade</text:span>)</text:p>
            <text:p text:style-name="P841"/>
            <text:p text:style-name="P841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510"/>
          </table:table-cell>
        </table:table-row>
      </table:table>
      <text:p text:style-name="P419"/>
      <text:list xml:id="list4001770123" text:style-name="L38">
        <text:list-item>
          <text:list>
            <text:list-item>
              <text:p text:style-name="P1949">ارتباطات :‌</text:p>
              <text:list>
                <text:list-item>
                  <text:p text:style-name="P1946">app_setting_translations :‌</text:p>
                  <text:list>
                    <text:list-item>
                      <text:p text:style-name="P1772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95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11852850884244" text:continue-numbering="true" text:style-name="L38">
        <text:list-item>
          <text:p text:style-name="P2696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11851995961737" text:continue-numbering="true" text:style-name="L38">
        <text:list-item>
          <text:list>
            <text:list-item>
              <text:p text:style-name="P195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825095976736">
          <table:table-cell table:style-name="Table12.A1" office:value-type="string">
            <text:p text:style-name="P568">Name</text:p>
          </table:table-cell>
          <table:table-cell table:style-name="Table12.A1" office:value-type="string">
            <text:p text:style-name="P568">Data Type</text:p>
          </table:table-cell>
          <table:table-cell table:style-name="Table12.A1" office:value-type="string">
            <text:p text:style-name="P568">Attributes</text:p>
          </table:table-cell>
          <table:table-cell table:style-name="Table12.D1" office:value-type="string">
            <text:p text:style-name="P568">Comment</text:p>
          </table:table-cell>
        </table:table-row>
        <table:table-row table:style-name="TableLine93825096093520">
          <table:table-cell table:style-name="Table12.A2" office:value-type="string">
            <text:p text:style-name="P684">id</text:p>
          </table:table-cell>
          <table:table-cell table:style-name="Table12.A2" office:value-type="string">
            <text:p text:style-name="P685">Big int </text:p>
          </table:table-cell>
          <table:table-cell table:style-name="Table12.A2" office:value-type="string">
            <text:p text:style-name="P685">Unsigned , </text:p>
            <text:p text:style-name="P685">not null , </text:p>
            <text:p text:style-name="P685">index , </text:p>
            <text:p text:style-name="P685">unique , </text:p>
            <text:p text:style-name="P685">primary key , </text:p>
            <text:p text:style-name="P685">autoincrement </text:p>
          </table:table-cell>
          <table:table-cell table:style-name="Table12.D2" office:value-type="string">
            <text:p text:style-name="P510"/>
          </table:table-cell>
        </table:table-row>
        <table:table-row table:style-name="TableLine93825096095520">
          <table:table-cell table:style-name="Table12.A2" office:value-type="string">
            <text:p text:style-name="P684">alt</text:p>
          </table:table-cell>
          <table:table-cell table:style-name="Table12.A2" office:value-type="string">
            <text:p text:style-name="P686">varchar(128)</text:p>
          </table:table-cell>
          <table:table-cell table:style-name="Table12.A2" office:value-type="string">
            <text:p text:style-name="P510"><text:s/><text:span text:style-name="T333">Not null </text:span></text:p>
          </table:table-cell>
          <table:table-cell table:style-name="Table12.D2" office:value-type="string">
            <text:p text:style-name="P510"/>
          </table:table-cell>
        </table:table-row>
        <table:table-row table:style-name="TableLine93825096096448">
          <table:table-cell table:style-name="Table12.A2" office:value-type="string">
            <text:p text:style-name="P684">caption</text:p>
          </table:table-cell>
          <table:table-cell table:style-name="Table12.A2" office:value-type="string">
            <text:p text:style-name="P688">varchar(<text:span text:style-name="T334">255</text:span>)</text:p>
          </table:table-cell>
          <table:table-cell table:style-name="Table12.A2" office:value-type="string">
            <text:p text:style-name="P689">Nullable </text:p>
          </table:table-cell>
          <table:table-cell table:style-name="Table12.D2" office:value-type="string">
            <text:p text:style-name="P510"/>
          </table:table-cell>
        </table:table-row>
        <table:table-row table:style-name="TableLine93825096097424">
          <table:table-cell table:style-name="Table12.A2" office:value-type="string">
            <text:p text:style-name="P684">media_id</text:p>
          </table:table-cell>
          <table:table-cell table:style-name="Table12.A2" office:value-type="string">
            <text:p text:style-name="P687">Big int </text:p>
          </table:table-cell>
          <table:table-cell table:style-name="Table12.A2" office:value-type="string">
            <text:p text:style-name="P690">Unsigned,</text:p>
            <text:p text:style-name="P691">not null , </text:p>
            <text:p text:style-name="P691">foreign key → </text:p>
            <text:p text:style-name="P691">media(id)</text:p>
            <text:p text:style-name="P610"/>
            <text:p text:style-name="P843">on Delete → (<text:span text:style-name="T575">cascade</text:span>)</text:p>
            <text:p text:style-name="P843"/>
            <text:p text:style-name="P84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10"/>
          </table:table-cell>
        </table:table-row>
        <table:table-row table:style-name="TableLine93825096098624">
          <table:table-cell table:style-name="Table12.A2" office:value-type="string">
            <text:p text:style-name="P684">language_id</text:p>
          </table:table-cell>
          <table:table-cell table:style-name="Table12.A2" office:value-type="string">
            <text:p text:style-name="P687">Big int </text:p>
          </table:table-cell>
          <table:table-cell table:style-name="Table12.A2" office:value-type="string">
            <text:p text:style-name="P692">Unsigned , </text:p>
            <text:p text:style-name="P692">not null , </text:p>
            <text:p text:style-name="P692">foreign key → </text:p>
            <text:p text:style-name="P692">languages(id)</text:p>
            <text:p text:style-name="P609"/>
            <text:p text:style-name="P842">on Delete → (<text:span text:style-name="T575">cascade</text:span>)</text:p>
            <text:p text:style-name="P842"/>
            <text:p text:style-name="P842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10"/>
          </table:table-cell>
        </table:table-row>
      </table:table>
      <text:p text:style-name="P420"/>
      <text:list xml:id="list916721591" text:style-name="L39">
        <text:list-item>
          <text:p text:style-name="P1952">روابط :‌</text:p>
          <text:list>
            <text:list-item>
              <text:p text:style-name="P1953">media :‌</text:p>
              <text:list>
                <text:list-item>
                  <text:p text:style-name="P1886">نوع ‌: <text:span text:style-name="T336">1 به </text:span><text:span text:style-name="T337">n </text:span></text:p>
                </text:list-item>
                <text:list-item>
                  <text:p text:style-name="P188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11852052800158" text:continue-numbering="true" text:style-name="L39">
        <text:list-item>
          <text:list>
            <text:list-item>
              <text:p text:style-name="P1954">languages : </text:p>
              <text:list>
                <text:list-item>
                  <text:p text:style-name="P1934">نوع : <text:span text:style-name="T342">1 به n </text:span></text:p>
                </text:list-item>
                <text:list-item>
                  <text:p text:style-name="P195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697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11852644989573" text:continue-numbering="true" text:style-name="L39">
        <text:list-item>
          <text:list>
            <text:list-item>
              <text:p text:style-name="P195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25096040080">
          <table:table-cell table:style-name="Table13.A1" office:value-type="string">
            <text:p text:style-name="P568">Name</text:p>
          </table:table-cell>
          <table:table-cell table:style-name="Table13.A1" office:value-type="string">
            <text:p text:style-name="P568">Data Type</text:p>
          </table:table-cell>
          <table:table-cell table:style-name="Table13.A1" office:value-type="string">
            <text:p text:style-name="P568">Attributes</text:p>
          </table:table-cell>
          <table:table-cell table:style-name="Table13.D1" office:value-type="string">
            <text:p text:style-name="P568">Comment</text:p>
          </table:table-cell>
        </table:table-row>
        <table:table-row table:style-name="TableLine93825096177328">
          <table:table-cell table:style-name="Table13.A2" office:value-type="string">
            <text:p text:style-name="P697">id</text:p>
          </table:table-cell>
          <table:table-cell table:style-name="Table13.A2" office:value-type="string">
            <text:p text:style-name="P698">Big int </text:p>
          </table:table-cell>
          <table:table-cell table:style-name="Table13.A2" office:value-type="string">
            <text:p text:style-name="P699">Unsigned,</text:p>
            <text:p text:style-name="P700">Not null , </text:p>
            <text:p text:style-name="P700">unique , </text:p>
            <text:p text:style-name="P700">index , </text:p>
            <text:p text:style-name="P700">primary key , </text:p>
            <text:p text:style-name="P700">auto increment</text:p>
          </table:table-cell>
          <table:table-cell table:style-name="Table13.D2" office:value-type="string">
            <text:p text:style-name="P510"/>
          </table:table-cell>
        </table:table-row>
        <table:table-row table:style-name="TableLine93825096179680">
          <table:table-cell table:style-name="Table13.A2" office:value-type="string">
            <text:p text:style-name="P697">bio</text:p>
          </table:table-cell>
          <table:table-cell table:style-name="Table13.A2" office:value-type="string">
            <text:p text:style-name="P698">varchar(<text:span text:style-name="T349">400</text:span>)</text:p>
          </table:table-cell>
          <table:table-cell table:style-name="Table13.A2" office:value-type="string">
            <text:p text:style-name="P510"><text:s/><text:span text:style-name="T350">Not null </text:span></text:p>
          </table:table-cell>
          <table:table-cell table:style-name="Table13.D2" office:value-type="string">
            <text:p text:style-name="P510"/>
          </table:table-cell>
        </table:table-row>
        <table:table-row table:style-name="TableLine93825096180608">
          <table:table-cell table:style-name="Table13.A2" office:value-type="string">
            <text:p text:style-name="P697">user_id</text:p>
          </table:table-cell>
          <table:table-cell table:style-name="Table13.A2" office:value-type="string">
            <text:p text:style-name="P696">Big int </text:p>
          </table:table-cell>
          <table:table-cell table:style-name="Table13.A2" office:value-type="string">
            <text:p text:style-name="P693">Unsigned , </text:p>
            <text:p text:style-name="P693">not null ,</text:p>
            <text:p text:style-name="P695">foreign key → </text:p>
            <text:p text:style-name="P695"><text:span text:style-name="T351">users</text:span> (id)</text:p>
            <text:p text:style-name="P612"/>
            <text:p text:style-name="P845">on Delete → (<text:span text:style-name="T575">cascade</text:span>)</text:p>
            <text:p text:style-name="P845"/>
            <text:p text:style-name="P84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10"/>
          </table:table-cell>
        </table:table-row>
        <table:table-row table:style-name="TableLine93825096181584">
          <table:table-cell table:style-name="Table13.A2" office:value-type="string">
            <text:p text:style-name="P697">language_id</text:p>
          </table:table-cell>
          <table:table-cell table:style-name="Table13.A2" office:value-type="string">
            <text:p text:style-name="P696">Big int </text:p>
          </table:table-cell>
          <table:table-cell table:style-name="Table13.A2" office:value-type="string">
            <text:p text:style-name="P693">Unsigned , </text:p>
            <text:p text:style-name="P693">not null , </text:p>
            <text:p text:style-name="P694">foreign key → </text:p>
            <text:p text:style-name="P694">languages (id)</text:p>
            <text:p text:style-name="P611"/>
            <text:p text:style-name="P844">on Delete → (<text:span text:style-name="T575">cascade</text:span>)</text:p>
            <text:p text:style-name="P844"/>
            <text:p text:style-name="P844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10"/>
          </table:table-cell>
        </table:table-row>
      </table:table>
      <text:p text:style-name="P421"/>
      <text:list xml:id="list1035776564" text:style-name="L40">
        <text:list-item>
          <text:p text:style-name="P1957">روابط : </text:p>
          <text:list>
            <text:list-item>
              <text:p text:style-name="P1958">users <text:s/>:</text:p>
              <text:list>
                <text:list-item>
                  <text:p text:style-name="P1841">نوع : <text:span text:style-name="T354">1 به n </text:span></text:p>
                </text:list-item>
                <text:list-item>
                  <text:p text:style-name="P184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11852932852918" text:continue-numbering="true" text:style-name="L40">
        <text:list-item>
          <text:list>
            <text:list-item>
              <text:p text:style-name="P1959">languages : </text:p>
              <text:list>
                <text:list-item>
                  <text:p text:style-name="P1936">نوع :‌ <text:span text:style-name="T358">1 به n </text:span></text:p>
                </text:list-item>
                <text:list-item>
                  <text:p text:style-name="P196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713">font_icons : در این جدول <text:span text:style-name="T365">font icons ها را ذخیره میکند !!!</text:span></text:p>
        </text:list-item>
      </text:list>
      <text:p text:style-name="P59"/>
      <text:list xml:id="list111851455204702" text:continue-numbering="true" text:style-name="L40">
        <text:list-item>
          <text:list>
            <text:list-item>
              <text:p text:style-name="P196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825096142160">
          <table:table-cell table:style-name="Table14.A1" office:value-type="string">
            <text:p text:style-name="P568">Name</text:p>
          </table:table-cell>
          <table:table-cell table:style-name="Table14.A1" office:value-type="string">
            <text:p text:style-name="P568">Data Type</text:p>
          </table:table-cell>
          <table:table-cell table:style-name="Table14.A1" office:value-type="string">
            <text:p text:style-name="P568">Attributes</text:p>
          </table:table-cell>
          <table:table-cell table:style-name="Table14.D1" office:value-type="string">
            <text:p text:style-name="P568">Comment</text:p>
          </table:table-cell>
        </table:table-row>
        <table:table-row table:style-name="TableLine93825096248976">
          <table:table-cell table:style-name="Table14.A2" office:value-type="string">
            <text:p text:style-name="P701">id</text:p>
          </table:table-cell>
          <table:table-cell table:style-name="Table14.A2" office:value-type="string">
            <text:p text:style-name="P702">Big int </text:p>
          </table:table-cell>
          <table:table-cell table:style-name="Table14.A2" office:value-type="string">
            <text:p text:style-name="P702">Unsigned ,<text:span text:style-name="T366">index</text:span></text:p>
            <text:p text:style-name="P703">primary key ,</text:p>
            <text:p text:style-name="P703">unique,</text:p>
            <text:p text:style-name="P703">not null ,</text:p>
            <text:p text:style-name="P703">auto increment</text:p>
          </table:table-cell>
          <table:table-cell table:style-name="Table14.D2" office:value-type="string">
            <text:p text:style-name="P510"/>
          </table:table-cell>
        </table:table-row>
        <table:table-row table:style-name="TableLine93825096250928">
          <table:table-cell table:style-name="Table14.A2" office:value-type="string">
            <text:p text:style-name="P701">name</text:p>
          </table:table-cell>
          <table:table-cell table:style-name="Table14.A2" office:value-type="string">
            <text:p text:style-name="P703">varchar(48)</text:p>
          </table:table-cell>
          <table:table-cell table:style-name="Table14.A2" office:value-type="string">
            <text:p text:style-name="P705">Not null </text:p>
          </table:table-cell>
          <table:table-cell table:style-name="Table14.D2" office:value-type="string">
            <text:p text:style-name="P510"/>
          </table:table-cell>
        </table:table-row>
        <table:table-row table:style-name="TableLine93825096251856">
          <table:table-cell table:style-name="Table14.A2" office:value-type="string">
            <text:p text:style-name="P701">class</text:p>
          </table:table-cell>
          <table:table-cell table:style-name="Table14.A2" office:value-type="string">
            <text:p text:style-name="P52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706">Unique , not null </text:p>
          </table:table-cell>
          <table:table-cell table:style-name="Table14.D2" office:value-type="string">
            <text:p text:style-name="P708">Css class</text:p>
          </table:table-cell>
        </table:table-row>
        <table:table-row table:style-name="TableLine93825096252832">
          <table:table-cell table:style-name="Table14.A2" office:value-type="string">
            <text:p text:style-name="P701">unicode</text:p>
          </table:table-cell>
          <table:table-cell table:style-name="Table14.A2" office:value-type="string">
            <text:p text:style-name="P704">varchar(12)</text:p>
          </table:table-cell>
          <table:table-cell table:style-name="Table14.A2" office:value-type="string">
            <text:p text:style-name="P707">Not null </text:p>
          </table:table-cell>
          <table:table-cell table:style-name="Table14.D2" office:value-type="string">
            <text:p text:style-name="P510"/>
          </table:table-cell>
        </table:table-row>
      </table:table>
      <text:p text:style-name="P422"/>
      <text:list xml:id="list1459017573" text:style-name="L41">
        <text:list-item>
          <text:list>
            <text:list-item>
              <text:p text:style-name="P1962">ارتباطات : </text:p>
              <text:list>
                <text:list-item>
                  <text:p text:style-name="P1963">users : </text:p>
                  <text:list>
                    <text:list-item>
                      <text:p text:style-name="P1964">نوع : <text:span text:style-name="T460">1 به n </text:span></text:p>
                    </text:list-item>
                    <text:list-item>
                      <text:p text:style-name="P1964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11852204419003" text:continue-numbering="true" text:style-name="L41">
        <text:list-item>
          <text:list>
            <text:list-item>
              <text:list>
                <text:list-item>
                  <text:p text:style-name="P1965">dates : </text:p>
                  <text:list>
                    <text:list-item>
                      <text:p text:style-name="P1966">نوع : <text:span text:style-name="T369">1 به n</text:span></text:p>
                    </text:list-item>
                    <text:list-item>
                      <text:p text:style-name="P1773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1851465411291" text:continue-numbering="true" text:style-name="L41">
        <text:list-item>
          <text:list>
            <text:list-item>
              <text:list>
                <text:list-item>
                  <text:p text:style-name="P1967">iconables : </text:p>
                  <text:list>
                    <text:list-item>
                      <text:p text:style-name="P1969">نوع : <text:span text:style-name="T395">1 به n</text:span></text:p>
                    </text:list-item>
                    <text:list-item>
                      <text:p text:style-name="P197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11851193224620" text:continue-numbering="true" text:style-name="L41">
        <text:list-item>
          <text:list>
            <text:list-item>
              <text:list>
                <text:list-item>
                  <text:p text:style-name="P1973">icon_groups : </text:p>
                  <text:list>
                    <text:list-item>
                      <text:p text:style-name="P1975">نوع : </text:p>
                    </text:list-item>
                    <text:list-item>
                      <text:p text:style-name="P197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97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365712418" text:style-name="L42">
        <text:list-item>
          <text:list>
            <text:list-item>
              <text:list>
                <text:list-item>
                  <text:p text:style-name="P1774"><text:span text:style-name="T440">icon_groupables </text:span><text:span text:style-name="T424"><text:s/></text:span></text:p>
                  <text:list>
                    <text:list-item>
                      <text:p text:style-name="P1977">نوع : <text:span text:style-name="T427">1 به n </text:span></text:p>
                    </text:list-item>
                    <text:list-item>
                      <text:p text:style-name="P197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1789792222" text:continue-list="list111851193224620" text:style-name="L41">
        <text:list-item>
          <text:p text:style-name="P2714">custom_icons : <text:span text:style-name="T380">در این جدول ایکون های custom ذخیره میشوند !!!</text:span></text:p>
        </text:list-item>
      </text:list>
      <text:p text:style-name="P60"/>
      <text:list xml:id="list111852026099539" text:continue-numbering="true" text:style-name="L41">
        <text:list-item>
          <text:list>
            <text:list-item>
              <text:p text:style-name="P197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825096347808">
          <table:table-cell table:style-name="Table15.A1" office:value-type="string">
            <text:p text:style-name="P568">Name</text:p>
          </table:table-cell>
          <table:table-cell table:style-name="Table15.A1" office:value-type="string">
            <text:p text:style-name="P568">Data Type</text:p>
          </table:table-cell>
          <table:table-cell table:style-name="Table15.A1" office:value-type="string">
            <text:p text:style-name="P568">Attributes</text:p>
          </table:table-cell>
          <table:table-cell table:style-name="Table15.D1" office:value-type="string">
            <text:p text:style-name="P568">Comment</text:p>
          </table:table-cell>
        </table:table-row>
        <table:table-row table:style-name="TableLine93825096353232">
          <table:table-cell table:style-name="Table15.A2" office:value-type="string">
            <text:p text:style-name="P713">id</text:p>
          </table:table-cell>
          <table:table-cell table:style-name="Table15.A2" office:value-type="string">
            <text:p text:style-name="P712">Big int</text:p>
          </table:table-cell>
          <table:table-cell table:style-name="Table15.A2" office:value-type="string">
            <text:p text:style-name="P712">Unsigned , index , </text:p>
            <text:p text:style-name="P712">not null , </text:p>
            <text:p text:style-name="P709">unique , </text:p>
            <text:p text:style-name="P709">primary key , </text:p>
            <text:p text:style-name="P709">auto increment</text:p>
          </table:table-cell>
          <table:table-cell table:style-name="Table15.D2" office:value-type="string">
            <text:p text:style-name="P510"/>
          </table:table-cell>
        </table:table-row>
        <table:table-row table:style-name="TableLine93825096353792">
          <table:table-cell table:style-name="Table15.A2" office:value-type="string">
            <text:p text:style-name="P713">name</text:p>
          </table:table-cell>
          <table:table-cell table:style-name="Table15.A2" office:value-type="string">
            <text:p text:style-name="P710">varchar(48)</text:p>
          </table:table-cell>
          <table:table-cell table:style-name="Table15.A2" office:value-type="string">
            <text:p text:style-name="P711">Not null </text:p>
          </table:table-cell>
          <table:table-cell table:style-name="Table15.D2" office:value-type="string">
            <text:p text:style-name="P510"/>
          </table:table-cell>
        </table:table-row>
      </table:table>
      <text:p text:style-name="P423"/>
      <text:list xml:id="list3714258897" text:style-name="L43">
        <text:list-item>
          <text:list>
            <text:list-item>
              <text:p text:style-name="P1980">روابط : </text:p>
              <text:list>
                <text:list-item>
                  <text:p text:style-name="P1981">users : </text:p>
                  <text:list>
                    <text:list-item>
                      <text:p text:style-name="P1981">نوع : <text:span text:style-name="T464">1 به n </text:span></text:p>
                    </text:list-item>
                    <text:list-item>
                      <text:p text:style-name="P1982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11852950436557" text:continue-numbering="true" text:style-name="L43">
        <text:list-item>
          <text:list>
            <text:list-item>
              <text:list>
                <text:list-item>
                  <text:p text:style-name="P1980">dates : </text:p>
                  <text:list>
                    <text:list-item>
                      <text:p text:style-name="P1983">نوع : <text:span text:style-name="T382">1 به n</text:span></text:p>
                    </text:list-item>
                    <text:list-item>
                      <text:p text:style-name="P1983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11852633577673" text:continue-numbering="true" text:style-name="L43">
        <text:list-item>
          <text:list>
            <text:list-item>
              <text:list>
                <text:list-item>
                  <text:p text:style-name="P1984">media : </text:p>
                  <text:list>
                    <text:list-item>
                      <text:p text:style-name="P1914">نوع : <text:span text:style-name="T387">1 به 1 </text:span></text:p>
                    </text:list-item>
                    <text:list-item>
                      <text:p text:style-name="P191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11851401381729" text:continue-numbering="true" text:style-name="L43">
        <text:list-item>
          <text:list>
            <text:list-item>
              <text:list>
                <text:list-item>
                  <text:p text:style-name="P1968">iconables : </text:p>
                  <text:list>
                    <text:list-item>
                      <text:p text:style-name="P1971">نوع : <text:span text:style-name="T395">1 به n</text:span></text:p>
                    </text:list-item>
                    <text:list-item>
                      <text:p text:style-name="P197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11851274563527" text:continue-numbering="true" text:style-name="L43">
        <text:list-item>
          <text:list>
            <text:list-item>
              <text:list>
                <text:list-item>
                  <text:p text:style-name="P1985"><text:soft-page-break/>icon_groups : </text:p>
                  <text:list>
                    <text:list-item>
                      <text:p text:style-name="P1987">نوع :‌<text:span text:style-name="T415">n به n</text:span></text:p>
                    </text:list-item>
                    <text:list-item>
                      <text:p text:style-name="P198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98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184525860" text:style-name="L44">
        <text:list-item>
          <text:list>
            <text:list-item>
              <text:list>
                <text:list-item>
                  <text:p text:style-name="P1776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11852085005647" text:continue-list="list365712418" text:style-name="L42">
        <text:list-item>
          <text:list>
            <text:list-item>
              <text:list>
                <text:list-item>
                  <text:list>
                    <text:list-item>
                      <text:p text:style-name="P1991">نوع : <text:span text:style-name="T433">1 به n </text:span></text:p>
                    </text:list-item>
                    <text:list-item>
                      <text:p text:style-name="P199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11851350624779" text:continue-list="list111851274563527" text:style-name="L43">
        <text:list-item>
          <text:p text:style-name="P271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11852428530016" text:continue-numbering="true" text:style-name="L43">
        <text:list-header>
          <text:p text:style-name="P1993"/>
        </text:list-header>
      </text:list>
      <text:p text:style-name="P63"/>
      <text:list xml:id="list111853012556238" text:continue-numbering="true" text:style-name="L43">
        <text:list-item>
          <text:list>
            <text:list-item>
              <text:p text:style-name="P199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825096471072">
          <table:table-cell table:style-name="Table16.A1" office:value-type="string">
            <text:p text:style-name="P568">Name</text:p>
          </table:table-cell>
          <table:table-cell table:style-name="Table16.A1" office:value-type="string">
            <text:p text:style-name="P568">Data Type</text:p>
          </table:table-cell>
          <table:table-cell table:style-name="Table16.A1" office:value-type="string">
            <text:p text:style-name="P568">Attributes</text:p>
          </table:table-cell>
          <table:table-cell table:style-name="Table16.D1" office:value-type="string">
            <text:p text:style-name="P568">Comment</text:p>
          </table:table-cell>
        </table:table-row>
        <table:table-row table:style-name="TableLine93825096489472">
          <table:table-cell table:style-name="Table16.A2" office:value-type="string">
            <text:p text:style-name="P714">id</text:p>
          </table:table-cell>
          <table:table-cell table:style-name="Table16.A2" office:value-type="string">
            <text:p text:style-name="P717">Big int </text:p>
          </table:table-cell>
          <table:table-cell table:style-name="Table16.A2" office:value-type="string">
            <text:p text:style-name="P717">Unsigned , </text:p>
            <text:p text:style-name="P718">not null , </text:p>
            <text:p text:style-name="P719">primary key , </text:p>
            <text:p text:style-name="P719">auto increment,</text:p>
            <text:p text:style-name="P720">unique , </text:p>
            <text:p text:style-name="P721">index </text:p>
          </table:table-cell>
          <table:table-cell table:style-name="Table16.D2" office:value-type="string">
            <text:p text:style-name="P510"/>
          </table:table-cell>
        </table:table-row>
        <table:table-row table:style-name="TableLine93825096490864">
          <table:table-cell table:style-name="Table16.A2" office:value-type="string">
            <text:p text:style-name="P715">object_type</text:p>
          </table:table-cell>
          <table:table-cell table:style-name="Table16.A2" office:value-type="string">
            <text:p text:style-name="P723">varchar(255)</text:p>
          </table:table-cell>
          <table:table-cell table:style-name="Table16.A2" office:value-type="string">
            <text:p text:style-name="P729">Not null </text:p>
          </table:table-cell>
          <table:table-cell table:style-name="Table16.D2" office:value-type="string">
            <text:p text:style-name="P510"/>
          </table:table-cell>
        </table:table-row>
        <table:table-row table:style-name="TableLine93825096491792">
          <table:table-cell table:style-name="Table16.A2" office:value-type="string">
            <text:p text:style-name="P715">object_id</text:p>
          </table:table-cell>
          <table:table-cell table:style-name="Table16.A2" office:value-type="string">
            <text:p text:style-name="P725">Big int </text:p>
          </table:table-cell>
          <table:table-cell table:style-name="Table16.A2" office:value-type="string">
            <text:p text:style-name="P724">Unsigned ,</text:p>
            <text:p text:style-name="P724"><text:s/><text:span text:style-name="T394">not null </text:span></text:p>
          </table:table-cell>
          <table:table-cell table:style-name="Table16.D2" office:value-type="string">
            <text:p text:style-name="P510"/>
          </table:table-cell>
        </table:table-row>
        <table:table-row table:style-name="TableLine93825096492768">
          <table:table-cell table:style-name="Table16.A2" office:value-type="string">
            <text:p text:style-name="P716">icon_type</text:p>
          </table:table-cell>
          <table:table-cell table:style-name="Table16.A2" office:value-type="string">
            <text:p text:style-name="P722">varchar(255)</text:p>
          </table:table-cell>
          <table:table-cell table:style-name="Table16.A2" office:value-type="string">
            <text:p text:style-name="P729">Not null </text:p>
          </table:table-cell>
          <table:table-cell table:style-name="Table16.D2" office:value-type="string">
            <text:p text:style-name="P730">Custom || font </text:p>
          </table:table-cell>
        </table:table-row>
        <table:table-row table:style-name="TableLine93825096493968">
          <table:table-cell table:style-name="Table16.A2" office:value-type="string">
            <text:p text:style-name="P716">icon_id</text:p>
          </table:table-cell>
          <table:table-cell table:style-name="Table16.A2" office:value-type="string">
            <text:p text:style-name="P725">Big int </text:p>
          </table:table-cell>
          <table:table-cell table:style-name="Table16.A2" office:value-type="string">
            <text:p text:style-name="P724">Unsigned ,</text:p>
            <text:p text:style-name="P724"><text:s/><text:span text:style-name="T394">not null </text:span></text:p>
          </table:table-cell>
          <table:table-cell table:style-name="Table16.D2" office:value-type="string">
            <text:p text:style-name="P510"/>
          </table:table-cell>
        </table:table-row>
      </table:table>
      <text:p text:style-name="P424"/>
      <text:list xml:id="list1234215747" text:style-name="L45">
        <text:list-item>
          <text:list>
            <text:list-item>
              <text:p text:style-name="P1995">روابط : </text:p>
              <text:list>
                <text:list-item>
                  <text:p text:style-name="P1996">font_icons : </text:p>
                  <text:list>
                    <text:list-item>
                      <text:p text:style-name="P1997">نوع <text:s/>:‌<text:span text:style-name="T395">1 به n</text:span></text:p>
                    </text:list-item>
                    <text:list-item>
                      <text:p text:style-name="P199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11852154142088" text:continue-numbering="true" text:style-name="L45">
        <text:list-item>
          <text:list>
            <text:list-item>
              <text:list>
                <text:list-item>
                  <text:p text:style-name="P1998">custom_icons : </text:p>
                  <text:list>
                    <text:list-item>
                      <text:p text:style-name="P1998">نوع : <text:span text:style-name="T395">1 به n</text:span></text:p>
                    </text:list-item>
                    <text:list-item>
                      <text:p text:style-name="P199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777"><text:span text:style-name="T408">icon_groups</text:span><text:span text:style-name="T409"> : </text:span></text:p>
                  <text:list>
                    <text:list-item>
                      <text:p text:style-name="P1999">نوع : <text:span text:style-name="T404">1 به 1 </text:span></text:p>
                    </text:list-item>
                    <text:list-item>
                      <text:p text:style-name="P199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6">icon_groups : <text:span text:style-name="T399">این جدول برای ساخت گروه هایی برای icon ساخته شده </text:span></text:p>
        </text:list-item>
      </text:list>
      <text:p text:style-name="P68"/>
      <text:list xml:id="list111852497562389" text:continue-numbering="true" text:style-name="L45">
        <text:list-item>
          <text:list>
            <text:list-item>
              <text:p text:style-name="P200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825096475424">
          <table:table-cell table:style-name="Table17.A1" office:value-type="string">
            <text:p text:style-name="P568">Name</text:p>
          </table:table-cell>
          <table:table-cell table:style-name="Table17.A1" office:value-type="string">
            <text:p text:style-name="P568">Data Type</text:p>
          </table:table-cell>
          <table:table-cell table:style-name="Table17.A1" office:value-type="string">
            <text:p text:style-name="P568">Attributes</text:p>
          </table:table-cell>
          <table:table-cell table:style-name="Table17.D1" office:value-type="string">
            <text:p text:style-name="P568">Comment</text:p>
          </table:table-cell>
        </table:table-row>
        <table:table-row table:style-name="TableLine93825096559232">
          <table:table-cell table:style-name="Table17.A2" office:value-type="string">
            <text:p text:style-name="P714">id</text:p>
          </table:table-cell>
          <table:table-cell table:style-name="Table17.A2" office:value-type="string">
            <text:p text:style-name="P717">Big int </text:p>
          </table:table-cell>
          <table:table-cell table:style-name="Table17.A2" office:value-type="string">
            <text:p text:style-name="P717">Unsigned , </text:p>
            <text:p text:style-name="P718">not null , </text:p>
            <text:p text:style-name="P719">primary key , </text:p>
            <text:p text:style-name="P719">auto increment,</text:p>
            <text:p text:style-name="P720">unique , </text:p>
            <text:p text:style-name="P721">index </text:p>
          </table:table-cell>
          <table:table-cell table:style-name="Table17.D2" office:value-type="string">
            <text:p text:style-name="P510"/>
          </table:table-cell>
        </table:table-row>
        <table:table-row table:style-name="TableLine93825096560624">
          <table:table-cell table:style-name="Table17.A2" office:value-type="string">
            <text:p text:style-name="P726">name</text:p>
          </table:table-cell>
          <table:table-cell table:style-name="Table17.A2" office:value-type="string">
            <text:p text:style-name="P727">varchar(48)</text:p>
          </table:table-cell>
          <table:table-cell table:style-name="Table17.A2" office:value-type="string">
            <text:p text:style-name="P728">Not null , <text:span text:style-name="T400">unique </text:span></text:p>
          </table:table-cell>
          <table:table-cell table:style-name="Table17.D2" office:value-type="string">
            <text:p text:style-name="P510"/>
          </table:table-cell>
        </table:table-row>
      </table:table>
      <text:p text:style-name="P425"/>
      <text:p text:style-name="P425"/>
      <text:list xml:id="list2784826244" text:style-name="L46">
        <text:list-item>
          <text:list>
            <text:list-item>
              <text:p text:style-name="P2002">روابط :‌</text:p>
            </text:list-item>
          </text:list>
        </text:list-item>
      </text:list>
      <text:p text:style-name="P81"/>
      <text:list xml:id="list111851548771416" text:continue-numbering="true" text:style-name="L46">
        <text:list-item>
          <text:list>
            <text:list-item>
              <text:list>
                <text:list-item>
                  <text:p text:style-name="P2003">users : </text:p>
                  <text:list>
                    <text:list-item>
                      <text:p text:style-name="P2004">نوع : <text:span text:style-name="T469">1 به n </text:span></text:p>
                    </text:list-item>
                    <text:list-item>
                      <text:p text:style-name="P2004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11852751397910" text:continue-numbering="true" text:style-name="L46">
        <text:list-item>
          <text:list>
            <text:list-item>
              <text:list>
                <text:list-item>
                  <text:p text:style-name="P2005">dates : </text:p>
                  <text:list>
                    <text:list-item>
                      <text:p text:style-name="P2005">نوع : <text:span text:style-name="T401">1 به N </text:span></text:p>
                    </text:list-item>
                    <text:list-item>
                      <text:p text:style-name="P2005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11852776398919" text:continue-numbering="true" text:style-name="L46">
        <text:list-item>
          <text:list>
            <text:list-item>
              <text:list>
                <text:list-item>
                  <text:p text:style-name="P2006">iconable : </text:p>
                  <text:list>
                    <text:list-item>
                      <text:p text:style-name="P2000">نوع : <text:span text:style-name="T404">1 به 1 </text:span></text:p>
                    </text:list-item>
                    <text:list-item>
                      <text:p text:style-name="P200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11851469430481" text:continue-list="list111852026099539" text:style-name="L41">
        <text:list-item>
          <text:list>
            <text:list-item>
              <text:list>
                <text:list-item>
                  <text:p text:style-name="P1974"><text:span text:style-name="T412">font_icons</text:span> : </text:p>
                  <text:list>
                    <text:list-item>
                      <text:p text:style-name="P1976">نوع : </text:p>
                    </text:list-item>
                    <text:list-item>
                      <text:p text:style-name="P197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97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733"/>
      <text:list xml:id="list111852289353087" text:continue-list="list111853012556238" text:style-name="L43">
        <text:list-item>
          <text:list>
            <text:list-item>
              <text:list>
                <text:list-item>
                  <text:p text:style-name="P1986"><text:span text:style-name="T416"><text:s/>custom_icons</text:span> : </text:p>
                  <text:list>
                    <text:list-item>
                      <text:p text:style-name="P1988">نوع :‌<text:span text:style-name="T415">n به n</text:span></text:p>
                    </text:list-item>
                    <text:list-item>
                      <text:p text:style-name="P199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99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11853175766577" text:continue-list="list111852085005647" text:style-name="L42">
        <text:list-item>
          <text:list>
            <text:list-item>
              <text:list>
                <text:list-item>
                  <text:p text:style-name="P1775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2007">نوع : <text:span text:style-name="T441">1 به n </text:span></text:p>
                    </text:list-item>
                    <text:list-item>
                      <text:p text:style-name="P200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0632385" text:style-name="L47">
        <text:list-item>
          <text:p text:style-name="P2698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11852228251376" text:continue-numbering="true" text:style-name="L47">
        <text:list-item>
          <text:list>
            <text:list-item>
              <text:p text:style-name="P200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825096649232">
          <table:table-cell table:style-name="Table18.A1" office:value-type="string">
            <text:p text:style-name="P568">Name</text:p>
          </table:table-cell>
          <table:table-cell table:style-name="Table18.A1" office:value-type="string">
            <text:p text:style-name="P568">Data Type</text:p>
          </table:table-cell>
          <table:table-cell table:style-name="Table18.A1" office:value-type="string">
            <text:p text:style-name="P568">Attributes</text:p>
          </table:table-cell>
          <table:table-cell table:style-name="Table18.D1" office:value-type="string">
            <text:p text:style-name="P568">Comment</text:p>
          </table:table-cell>
        </table:table-row>
        <table:table-row table:style-name="TableLine93825096679760">
          <table:table-cell table:style-name="Table18.A2" office:value-type="string">
            <text:p text:style-name="P731">id</text:p>
          </table:table-cell>
          <table:table-cell table:style-name="Table18.A2" office:value-type="string">
            <text:p text:style-name="P734">Big int </text:p>
          </table:table-cell>
          <table:table-cell table:style-name="Table18.A2" office:value-type="string">
            <text:p text:style-name="P739">Unsigned ,</text:p>
            <text:p text:style-name="P741">not null ,</text:p>
            <text:p text:style-name="P740">unique , </text:p>
            <text:p text:style-name="P740">primary key , </text:p>
            <text:p text:style-name="P740">auto increment , </text:p>
            <text:p text:style-name="P740">index , </text:p>
          </table:table-cell>
          <table:table-cell table:style-name="Table18.D2" office:value-type="string">
            <text:p text:style-name="P510"/>
          </table:table-cell>
        </table:table-row>
        <table:table-row table:style-name="TableLine93825096682224">
          <table:table-cell table:style-name="Table18.A2" office:value-type="string">
            <text:p text:style-name="P732">icon_type</text:p>
          </table:table-cell>
          <table:table-cell table:style-name="Table18.A2" office:value-type="string">
            <text:p text:style-name="P735">varchar(255)</text:p>
          </table:table-cell>
          <table:table-cell table:style-name="Table18.A2" office:value-type="string">
            <text:p text:style-name="P742">not null ,</text:p>
          </table:table-cell>
          <table:table-cell table:style-name="Table18.D2" office:value-type="string">
            <text:p text:style-name="P510"/>
          </table:table-cell>
        </table:table-row>
        <table:table-row table:style-name="TableLine93825096683152">
          <table:table-cell table:style-name="Table18.A2" office:value-type="string">
            <text:p text:style-name="P732">icon_id</text:p>
          </table:table-cell>
          <table:table-cell table:style-name="Table18.A2" office:value-type="string">
            <text:p text:style-name="P736">Big int </text:p>
          </table:table-cell>
          <table:table-cell table:style-name="Table18.A2" office:value-type="string">
            <text:p text:style-name="P738">Unsigned ,</text:p>
            <text:p text:style-name="P742">not null ,</text:p>
          </table:table-cell>
          <table:table-cell table:style-name="Table18.D2" office:value-type="string">
            <text:p text:style-name="P510"/>
          </table:table-cell>
        </table:table-row>
        <table:table-row table:style-name="TableLine93825096684128">
          <table:table-cell table:style-name="Table18.A2" office:value-type="string">
            <text:p text:style-name="P733">icon_group_id</text:p>
          </table:table-cell>
          <table:table-cell table:style-name="Table18.A2" office:value-type="string">
            <text:p text:style-name="P737">Big int </text:p>
          </table:table-cell>
          <table:table-cell table:style-name="Table18.A2" office:value-type="string">
            <text:p text:style-name="P738">Unsigned ,</text:p>
            <text:p text:style-name="P742">not null ,</text:p>
            <text:p text:style-name="P858">foreign key icon_groups(id)</text:p>
            <text:p text:style-name="P613"/>
            <text:p text:style-name="P846">on Delete → (<text:span text:style-name="T575">cascade</text:span>)</text:p>
            <text:p text:style-name="P846"/>
            <text:p text:style-name="P846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510"/>
          </table:table-cell>
        </table:table-row>
      </table:table>
      <text:p text:style-name="P426"/>
      <text:p text:style-name="P426"/>
      <text:list xml:id="list111852773251512" text:continue-list="list111853175766577" text:style-name="L42">
        <text:list-item>
          <text:list>
            <text:list-item>
              <text:p text:style-name="P2010">ارتباطات :‌</text:p>
            </text:list-item>
          </text:list>
        </text:list-item>
      </text:list>
      <text:p text:style-name="P76"/>
      <text:list xml:id="list111851040842703" text:continue-numbering="true" text:style-name="L42">
        <text:list-item>
          <text:list>
            <text:list-item>
              <text:list>
                <text:list-item>
                  <text:p text:style-name="P2011">font_icons </text:p>
                  <text:list>
                    <text:list-item>
                      <text:p text:style-name="P1978">نوع : <text:span text:style-name="T427">1 به n </text:span></text:p>
                    </text:list-item>
                    <text:list-item>
                      <text:p text:style-name="P197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11852732934716" text:continue-numbering="true" text:style-name="L42">
        <text:list-item>
          <text:list>
            <text:list-item>
              <text:list>
                <text:list-item>
                  <text:p text:style-name="P2012">custom_icons : </text:p>
                  <text:list>
                    <text:list-item>
                      <text:p text:style-name="P1992">نوع : <text:span text:style-name="T433">1 به n </text:span></text:p>
                    </text:list-item>
                    <text:list-item>
                      <text:p text:style-name="P199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11852089390623" text:continue-numbering="true" text:style-name="L42">
        <text:list-item>
          <text:list>
            <text:list-item>
              <text:list>
                <text:list-item>
                  <text:p text:style-name="P2013">icon_groups : </text:p>
                  <text:list>
                    <text:list-item>
                      <text:p text:style-name="P2008">نوع : <text:span text:style-name="T441">1 به n </text:span></text:p>
                    </text:list-item>
                    <text:list-item>
                      <text:p text:style-name="P200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4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11851183624943" text:continue-numbering="true" text:style-name="L42">
        <text:list-item>
          <text:list>
            <text:list-item>
              <text:p text:style-name="P201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825096725584">
          <table:table-cell table:style-name="Table27.A1" office:value-type="string">
            <text:p text:style-name="P568">Name</text:p>
          </table:table-cell>
          <table:table-cell table:style-name="Table27.A1" office:value-type="string">
            <text:p text:style-name="P568">Data Type</text:p>
          </table:table-cell>
          <table:table-cell table:style-name="Table27.A1" office:value-type="string">
            <text:p text:style-name="P568">Attributes</text:p>
          </table:table-cell>
          <table:table-cell table:style-name="Table27.D1" office:value-type="string">
            <text:p text:style-name="P568">Comment</text:p>
          </table:table-cell>
        </table:table-row>
        <table:table-row table:style-name="TableLine93825096744944">
          <table:table-cell table:style-name="Table27.A2" office:value-type="string">
            <text:p text:style-name="P905">id</text:p>
          </table:table-cell>
          <table:table-cell table:style-name="Table27.A2" office:value-type="string">
            <text:p text:style-name="P907">Big int </text:p>
          </table:table-cell>
          <table:table-cell table:style-name="Table27.A2" office:value-type="string">
            <text:p text:style-name="P909">Unsigned , <text:span text:style-name="T642">not null , unique ,</text:span></text:p>
            <text:p text:style-name="P910">primary key , auto increment ,</text:p>
            <text:p text:style-name="P911">index</text:p>
          </table:table-cell>
          <table:table-cell table:style-name="Table27.D2" office:value-type="string">
            <text:p text:style-name="P510"/>
          </table:table-cell>
        </table:table-row>
        <table:table-row table:style-name="TableLine93825096746944">
          <table:table-cell table:style-name="Table27.A2" office:value-type="string">
            <text:p text:style-name="P1384">active</text:p>
          </table:table-cell>
          <table:table-cell table:style-name="Table27.A2" office:value-type="string">
            <text:p text:style-name="P1207">boolean</text:p>
          </table:table-cell>
          <table:table-cell table:style-name="Table27.A2" office:value-type="string">
            <text:p text:style-name="P907">Not null , <text:span text:style-name="T643">defualt </text:span><text:span text:style-name="T644">0</text:span></text:p>
          </table:table-cell>
          <table:table-cell table:style-name="Table27.D2" office:value-type="string">
            <text:p text:style-name="P510"/>
          </table:table-cell>
        </table:table-row>
        <table:table-row table:style-name="TableLine93825096747872">
          <table:table-cell table:style-name="Table27.A2" office:value-type="string">
            <text:p text:style-name="P906">app_setting_id</text:p>
          </table:table-cell>
          <table:table-cell table:style-name="Table27.A2" office:value-type="string">
            <text:p text:style-name="P908">Big int</text:p>
          </table:table-cell>
          <table:table-cell table:style-name="Table27.A2" office:value-type="string">
            <text:p text:style-name="P529"><text:span text:style-name="T645">Nullable </text:span><text:span text:style-name="T646">, </text:span><text:span text:style-name="T650">unsigned</text:span></text:p>
            <text:p text:style-name="P860">foreign key → app_settings(id)</text:p>
            <text:p text:style-name="P620"/>
            <text:p text:style-name="P529"><text:span text:style-name="T574">on Delete → (</text:span><text:span text:style-name="T578">set null</text:span><text:span text:style-name="T574">)</text:span></text:p>
            <text:p text:style-name="P853"/>
            <text:p text:style-name="P853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510"/>
          </table:table-cell>
        </table:table-row>
      </table:table>
      <text:p text:style-name="P437"/>
      <text:list xml:id="list3263054090" text:style-name="L48">
        <text:list-item>
          <text:list>
            <text:list-item>
              <text:p text:style-name="P2016">ارتباطات :‌</text:p>
              <text:list>
                <text:list-item>
                  <text:p text:style-name="P2017">dates :</text:p>
                  <text:list>
                    <text:list-item>
                      <text:p text:style-name="P2018">نوع :‌ <text:span text:style-name="T668">1 به n </text:span></text:p>
                    </text:list-item>
                    <text:list-item>
                      <text:p text:style-name="P2018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11851600109283" text:continue-numbering="true" text:style-name="L48">
        <text:list-item>
          <text:list>
            <text:list-item>
              <text:list>
                <text:list-item>
                  <text:p text:style-name="P2017">users :</text:p>
                  <text:list>
                    <text:list-item>
                      <text:p text:style-name="P2018">نوع :‌<text:span text:style-name="T669">1 به n </text:span></text:p>
                    </text:list-item>
                    <text:list-item>
                      <text:p text:style-name="P2018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11852949321325" text:continue-numbering="true" text:style-name="L48">
        <text:list-item>
          <text:list>
            <text:list-item>
              <text:list>
                <text:list-item>
                  <text:p text:style-name="P2024">app_settings :</text:p>
                  <text:list>
                    <text:list-item>
                      <text:p text:style-name="P2019">نوع :‌<text:span text:style-name="T673">1 به n</text:span></text:p>
                    </text:list-item>
                    <text:list-item>
                      <text:p text:style-name="P2019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11853001294721" text:continue-numbering="true" text:style-name="L48">
        <text:list-item>
          <text:list>
            <text:list-item>
              <text:list>
                <text:list-item>
                  <text:p text:style-name="P2025">media :</text:p>
                  <text:list>
                    <text:list-item>
                      <text:p text:style-name="P2020">نوع :‌ <text:span text:style-name="T674">1 به 1 </text:span></text:p>
                    </text:list-item>
                    <text:list-item>
                      <text:p text:style-name="P2020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11852507573871" text:continue-numbering="true" text:style-name="L48">
        <text:list-item>
          <text:list>
            <text:list-item>
              <text:list>
                <text:list-item>
                  <text:p text:style-name="P1778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2021">نوع :‌<text:span text:style-name="T679">1 به n </text:span></text:p>
                    </text:list-item>
                    <text:list-item>
                      <text:p text:style-name="P202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11852634880119" text:continue-numbering="true" text:style-name="L48">
        <text:list-item>
          <text:p text:style-name="P271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11853155290727" text:continue-numbering="true" text:style-name="L48">
        <text:list-item>
          <text:list>
            <text:list-item>
              <text:p text:style-name="P2026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825096818784">
          <table:table-cell table:style-name="Table28.A1" office:value-type="string">
            <text:p text:style-name="P568">Name</text:p>
          </table:table-cell>
          <table:table-cell table:style-name="Table28.A1" office:value-type="string">
            <text:p text:style-name="P568">Data Type</text:p>
          </table:table-cell>
          <table:table-cell table:style-name="Table28.A1" office:value-type="string">
            <text:p text:style-name="P568">Attributes</text:p>
          </table:table-cell>
          <table:table-cell table:style-name="Table28.D1" office:value-type="string">
            <text:p text:style-name="P568">Comment</text:p>
          </table:table-cell>
        </table:table-row>
        <table:table-row table:style-name="TableLine93825096846368">
          <table:table-cell table:style-name="Table28.A2" office:value-type="string">
            <text:p text:style-name="P912">id</text:p>
          </table:table-cell>
          <table:table-cell table:style-name="Table28.A2" office:value-type="string">
            <text:p text:style-name="P916">Big int</text:p>
          </table:table-cell>
          <table:table-cell table:style-name="Table28.A2" office:value-type="string">
            <text:p text:style-name="P921">Unsigned , <text:span text:style-name="T658">not null , unique , </text:span><text:span text:style-name="T659">index , primary key , </text:span></text:p>
            <text:p text:style-name="P927">auto increment</text:p>
          </table:table-cell>
          <table:table-cell table:style-name="Table28.D2" office:value-type="string">
            <text:p text:style-name="P510"/>
          </table:table-cell>
        </table:table-row>
        <table:table-row table:style-name="TableLine93825096848976">
          <table:table-cell table:style-name="Table28.A2" office:value-type="string">
            <text:p text:style-name="P913">title</text:p>
          </table:table-cell>
          <table:table-cell table:style-name="Table28.A2" office:value-type="string">
            <text:p text:style-name="P53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922">Not null</text:p>
          </table:table-cell>
          <table:table-cell table:style-name="Table28.D2" office:value-type="string">
            <text:p text:style-name="P510"/>
          </table:table-cell>
        </table:table-row>
        <table:table-row table:style-name="TableLine93825096849904">
          <table:table-cell table:style-name="Table28.A2" office:value-type="string">
            <text:p text:style-name="P913">caption</text:p>
          </table:table-cell>
          <table:table-cell table:style-name="Table28.A2" office:value-type="string">
            <text:p text:style-name="P917">varchar(400)</text:p>
          </table:table-cell>
          <table:table-cell table:style-name="Table28.A2" office:value-type="string">
            <text:p text:style-name="P922">Not null</text:p>
          </table:table-cell>
          <table:table-cell table:style-name="Table28.D2" office:value-type="string">
            <text:p text:style-name="P510"/>
          </table:table-cell>
        </table:table-row>
        <table:table-row table:style-name="TableLine93825096850880">
          <table:table-cell table:style-name="Table28.A2" office:value-type="string">
            <text:p text:style-name="P914">job_information_id</text:p>
          </table:table-cell>
          <table:table-cell table:style-name="Table28.A2" office:value-type="string">
            <text:p text:style-name="P918">Big int</text:p>
          </table:table-cell>
          <table:table-cell table:style-name="Table28.A2" office:value-type="string">
            <text:p text:style-name="P920">Unsigned , <text:span text:style-name="T664">not null ,</text:span></text:p>
            <text:p text:style-name="P923">foreign key → job_informations(<text:span text:style-name="T665">id</text:span>)</text:p>
            <text:p text:style-name="P923"/>
            <text:p text:style-name="P924">on Delete → (<text:span text:style-name="T666">cascade</text:span>)</text:p>
            <text:p text:style-name="P924">on Update → (<text:span text:style-name="T667">cascade</text:span>)</text:p>
          </table:table-cell>
          <table:table-cell table:style-name="Table28.D2" office:value-type="string">
            <text:p text:style-name="P510"/>
          </table:table-cell>
        </table:table-row>
        <table:table-row table:style-name="TableLine93825096852160">
          <table:table-cell table:style-name="Table28.A2" office:value-type="string">
            <text:p text:style-name="P915">language_id</text:p>
          </table:table-cell>
          <table:table-cell table:style-name="Table28.A2" office:value-type="string">
            <text:p text:style-name="P919">Big int</text:p>
          </table:table-cell>
          <table:table-cell table:style-name="Table28.A2" office:value-type="string">
            <text:p text:style-name="P920">Unsigned , <text:span text:style-name="T657">not null , </text:span></text:p>
            <text:p text:style-name="P926">foreign key → </text:p>
            <text:p text:style-name="P926"/>
            <text:p text:style-name="P926">languages (id)</text:p>
            <text:p text:style-name="P926"/>
            <text:p text:style-name="P925">on Delete → (<text:span text:style-name="T666">cascade</text:span>)</text:p>
            <text:p text:style-name="P925">on Update → (<text:span text:style-name="T667">cascade</text:span>)</text:p>
          </table:table-cell>
          <table:table-cell table:style-name="Table28.D2" office:value-type="string">
            <text:p text:style-name="P510"/>
          </table:table-cell>
        </table:table-row>
      </table:table>
      <text:p text:style-name="P438"/>
      <text:list xml:id="list383422183" text:style-name="L49">
        <text:list-item>
          <text:list>
            <text:list-item>
              <text:p text:style-name="P2027">ارتباطات :‌</text:p>
              <text:list>
                <text:list-item>
                  <text:p text:style-name="P2028">job_informations : </text:p>
                  <text:list>
                    <text:list-item>
                      <text:p text:style-name="P2023">نوع :‌<text:span text:style-name="T679">1 به n </text:span></text:p>
                    </text:list-item>
                    <text:list-item>
                      <text:p text:style-name="P202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11853008313653" text:continue-numbering="true" text:style-name="L49">
        <text:list-item>
          <text:list>
            <text:list-item>
              <text:list>
                <text:list-item>
                  <text:p text:style-name="P2029">languages : </text:p>
                  <text:list>
                    <text:list-item>
                      <text:p text:style-name="P2030">نوع : <text:span text:style-name="T685">1 به n </text:span></text:p>
                    </text:list-item>
                    <text:list-item>
                      <text:p text:style-name="P2030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2527171042" text:continue-list="list111851183624943" text:style-name="L42">
        <text:list-item>
          <text:p text:style-name="P2699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11852317190642" text:continue-numbering="true" text:style-name="L42">
        <text:list-item>
          <text:list>
            <text:list-item>
              <text:p text:style-name="P203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825096807504">
          <table:table-cell table:style-name="Table19.A1" office:value-type="string">
            <text:p text:style-name="P568">Name</text:p>
          </table:table-cell>
          <table:table-cell table:style-name="Table19.A1" office:value-type="string">
            <text:p text:style-name="P568">Data Type</text:p>
          </table:table-cell>
          <table:table-cell table:style-name="Table19.A1" office:value-type="string">
            <text:p text:style-name="P568">Attributes</text:p>
          </table:table-cell>
          <table:table-cell table:style-name="Table19.D1" office:value-type="string">
            <text:p text:style-name="P568">Comment</text:p>
          </table:table-cell>
        </table:table-row>
        <table:table-row table:style-name="TableLine93825096915840">
          <table:table-cell table:style-name="Table19.A2" office:value-type="string">
            <text:p text:style-name="P751">id</text:p>
          </table:table-cell>
          <table:table-cell table:style-name="Table19.A2" office:value-type="string">
            <text:p text:style-name="P749">Big int </text:p>
          </table:table-cell>
          <table:table-cell table:style-name="Table19.A2" office:value-type="string">
            <text:p text:style-name="P746">Unsigned ,index,unique, </text:p>
            <text:p text:style-name="P747">primary key ,<text:span text:style-name="T449">not null ,</text:span></text:p>
            <text:p text:style-name="P748">auto increment </text:p>
          </table:table-cell>
          <table:table-cell table:style-name="Table19.D2" office:value-type="string">
            <text:p text:style-name="P510"/>
          </table:table-cell>
        </table:table-row>
        <table:table-row table:style-name="TableLine93825096918336">
          <table:table-cell table:style-name="Table19.A2" office:value-type="string">
            <text:p text:style-name="P1385">active</text:p>
          </table:table-cell>
          <table:table-cell table:style-name="Table19.A2" office:value-type="string">
            <text:p text:style-name="P1208">boolean</text:p>
          </table:table-cell>
          <table:table-cell table:style-name="Table19.A2" office:value-type="string">
            <text:p text:style-name="P745">Not null , default ‘0’</text:p>
          </table:table-cell>
          <table:table-cell table:style-name="Table19.D2" office:value-type="string">
            <text:p text:style-name="P510"/>
          </table:table-cell>
        </table:table-row>
        <table:table-row table:style-name="TableLine93825096919264">
          <table:table-cell table:style-name="Table19.A2" office:value-type="string">
            <text:p text:style-name="P751">app_setting_id</text:p>
          </table:table-cell>
          <table:table-cell table:style-name="Table19.A2" office:value-type="string">
            <text:p text:style-name="P750">Big int </text:p>
          </table:table-cell>
          <table:table-cell table:style-name="Table19.A2" office:value-type="string">
            <text:p text:style-name="P528"><text:span text:style-name="T645">Nullable </text:span><text:span text:style-name="T646">, </text:span></text:p>
            <text:p text:style-name="P752">unsigned</text:p>
            <text:p text:style-name="P859">foreign key → app_settings(id)</text:p>
            <text:p text:style-name="P614"/>
            <text:p text:style-name="P526"><text:span text:style-name="T574">on Delete → (</text:span><text:span text:style-name="T578">set null</text:span><text:span text:style-name="T574">)</text:span></text:p>
            <text:p text:style-name="P847"/>
            <text:p text:style-name="P847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510"/>
          </table:table-cell>
        </table:table-row>
      </table:table>
      <text:p text:style-name="P427"/>
      <text:p text:style-name="P427"/>
      <text:list xml:id="list3625272591" text:style-name="L50">
        <text:list-item>
          <text:p text:style-name="P2032">ارتباطات :‌</text:p>
          <text:list>
            <text:list-item>
              <text:p text:style-name="P2033">dates : </text:p>
              <text:list>
                <text:list-item>
                  <text:p text:style-name="P2033">نوع : <text:span text:style-name="T473">1 به n </text:span></text:p>
                </text:list-item>
                <text:list-item>
                  <text:p text:style-name="P2034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11853041059652" text:continue-numbering="true" text:style-name="L50">
        <text:list-item>
          <text:list>
            <text:list-item>
              <text:p text:style-name="P2035">users : </text:p>
              <text:list>
                <text:list-item>
                  <text:p text:style-name="P2036">نوع : <text:span text:style-name="T480">1 به n </text:span></text:p>
                </text:list-item>
                <text:list-item>
                  <text:p text:style-name="P2037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11852832478352" text:continue-numbering="true" text:style-name="L50">
        <text:list-item>
          <text:list>
            <text:list-item>
              <text:p text:style-name="P2038">app_settings : </text:p>
              <text:list>
                <text:list-item>
                  <text:p text:style-name="P2039">نوع : <text:span text:style-name="T485">1 به n</text:span></text:p>
                </text:list-item>
                <text:list-item>
                  <text:p text:style-name="P2040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11851297406835" text:continue-numbering="true" text:style-name="L50">
        <text:list-item>
          <text:list>
            <text:list-item>
              <text:p text:style-name="P2041"><text:soft-page-break/>media : </text:p>
              <text:list>
                <text:list-item>
                  <text:p text:style-name="P2042">نوع :‌<text:span text:style-name="T491">1 به <text:s/>1</text:span></text:p>
                </text:list-item>
                <text:list-item>
                  <text:p text:style-name="P1779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11852823233253" text:continue-numbering="true" text:style-name="L50">
        <text:list-item>
          <text:list>
            <text:list-item>
              <text:p text:style-name="P1780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2043">نوع : <text:span text:style-name="T501">1 به n </text:span></text:p>
                </text:list-item>
                <text:list-item>
                  <text:p text:style-name="P2044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11851300261317" text:continue-list="list111852317190642" text:style-name="L42">
        <text:list-item>
          <text:p text:style-name="P2700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11852175222863" text:continue-numbering="true" text:style-name="L42">
        <text:list-item>
          <text:list>
            <text:list-item>
              <text:p text:style-name="P204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825096984304">
          <table:table-cell table:style-name="Table20.A1" office:value-type="string">
            <text:p text:style-name="P568">Name</text:p>
          </table:table-cell>
          <table:table-cell table:style-name="Table20.A1" office:value-type="string">
            <text:p text:style-name="P568">Data Type</text:p>
          </table:table-cell>
          <table:table-cell table:style-name="Table20.A1" office:value-type="string">
            <text:p text:style-name="P568">Attributes</text:p>
          </table:table-cell>
          <table:table-cell table:style-name="Table20.D1" office:value-type="string">
            <text:p text:style-name="P568">Comment</text:p>
          </table:table-cell>
        </table:table-row>
        <table:table-row table:style-name="TableLine93825097038960">
          <table:table-cell table:style-name="Table20.A2" office:value-type="string">
            <text:p text:style-name="P753">Id</text:p>
          </table:table-cell>
          <table:table-cell table:style-name="Table20.A2" office:value-type="string">
            <text:p text:style-name="P754">Big int </text:p>
          </table:table-cell>
          <table:table-cell table:style-name="Table20.A2" office:value-type="string">
            <text:p text:style-name="P758">Unsigned ,</text:p>
            <text:p text:style-name="P758"><text:s/>not null ,index,</text:p>
            <text:p text:style-name="P759">unique , </text:p>
            <text:p text:style-name="P765">auto increment ,</text:p>
            <text:p text:style-name="P760">primary key </text:p>
          </table:table-cell>
          <table:table-cell table:style-name="Table20.D2" office:value-type="string">
            <text:p text:style-name="P510"/>
          </table:table-cell>
        </table:table-row>
        <table:table-row table:style-name="TableLine93825097041504">
          <table:table-cell table:style-name="Table20.A2" office:value-type="string">
            <text:p text:style-name="P753">title</text:p>
          </table:table-cell>
          <table:table-cell table:style-name="Table20.A2" office:value-type="string">
            <text:p text:style-name="P51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61">Not null </text:p>
          </table:table-cell>
          <table:table-cell table:style-name="Table20.D2" office:value-type="string">
            <text:p text:style-name="P510"/>
          </table:table-cell>
        </table:table-row>
        <table:table-row table:style-name="TableLine93825097042432">
          <table:table-cell table:style-name="Table20.A2" office:value-type="string">
            <text:p text:style-name="P753">caption</text:p>
          </table:table-cell>
          <table:table-cell table:style-name="Table20.A2" office:value-type="string">
            <text:p text:style-name="P755">varchar(400)</text:p>
          </table:table-cell>
          <table:table-cell table:style-name="Table20.A2" office:value-type="string">
            <text:p text:style-name="P762">Not null </text:p>
          </table:table-cell>
          <table:table-cell table:style-name="Table20.D2" office:value-type="string">
            <text:p text:style-name="P510"/>
          </table:table-cell>
        </table:table-row>
        <table:table-row table:style-name="TableLine93825097043408">
          <table:table-cell table:style-name="Table20.A2" office:value-type="string">
            <text:p text:style-name="P903">location</text:p>
          </table:table-cell>
          <table:table-cell table:style-name="Table20.A2" office:value-type="string">
            <text:p text:style-name="P53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904">Not null </text:p>
          </table:table-cell>
          <table:table-cell table:style-name="Table20.D2" office:value-type="string">
            <text:p text:style-name="P510"/>
          </table:table-cell>
        </table:table-row>
        <table:table-row table:style-name="TableLine93825097044608">
          <table:table-cell table:style-name="Table20.A2" office:value-type="string">
            <text:p text:style-name="P901">Developer_</text:p>
            <text:p text:style-name="P901">information_id</text:p>
          </table:table-cell>
          <table:table-cell table:style-name="Table20.A2" office:value-type="string">
            <text:p text:style-name="P756">Big int </text:p>
          </table:table-cell>
          <table:table-cell table:style-name="Table20.A2" office:value-type="string">
            <text:p text:style-name="P763">Unsigned,not null,</text:p>
            <text:p text:style-name="P764">foreign key → </text:p>
            <text:p text:style-name="P764"/>
            <text:p text:style-name="P902">Developer_information<text:span text:style-name="T633">s</text:span><text:span text:style-name="T634">(</text:span><text:span text:style-name="T507">id</text:span><text:span text:style-name="T634">)</text:span></text:p>
            <text:p text:style-name="P615"/>
            <text:p text:style-name="P848">on Delete → (<text:span text:style-name="T575">cascade</text:span>)</text:p>
            <text:p text:style-name="P848"/>
            <text:p text:style-name="P848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10"/>
          </table:table-cell>
        </table:table-row>
        <table:table-row table:style-name="TableLine93825097045488">
          <table:table-cell table:style-name="Table20.A2" office:value-type="string">
            <text:p text:style-name="P518"><text:span text:style-name="T500">language</text:span><text:span text:style-name="T499">_id</text:span></text:p>
          </table:table-cell>
          <table:table-cell table:style-name="Table20.A2" office:value-type="string">
            <text:p text:style-name="P757">Big int </text:p>
          </table:table-cell>
          <table:table-cell table:style-name="Table20.A2" office:value-type="string">
            <text:p text:style-name="P766">Unsigned , not null ,</text:p>
            <text:p text:style-name="P766">foreign key → languages(id)</text:p>
            <text:p text:style-name="P616"/>
            <text:p text:style-name="P849">on Delete → (<text:span text:style-name="T575">cascade</text:span>)</text:p>
            <text:p text:style-name="P849"/>
            <text:p text:style-name="P84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10"/>
          </table:table-cell>
        </table:table-row>
      </table:table>
      <text:p text:style-name="P428"/>
      <text:p text:style-name="P428"/>
      <text:list xml:id="list1472864564" text:style-name="L51">
        <text:list-item>
          <text:list>
            <text:list-item>
              <text:p text:style-name="P2048">ارتباطات :‌</text:p>
            </text:list-item>
          </text:list>
        </text:list-item>
      </text:list>
      <text:p text:style-name="P88"/>
      <text:list xml:id="list111852878513759" text:continue-numbering="true" text:style-name="L51">
        <text:list-item>
          <text:list>
            <text:list-item>
              <text:list>
                <text:list-item>
                  <text:p text:style-name="P1781"><text:span text:style-name="T635">developer_informations</text:span><text:span text:style-name="T636"> : </text:span></text:p>
                  <text:list>
                    <text:list-item>
                      <text:p text:style-name="P2045">نوع : <text:span text:style-name="T501">1 به n </text:span></text:p>
                    </text:list-item>
                    <text:list-item>
                      <text:p text:style-name="P2046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11852816868883" text:continue-numbering="true" text:style-name="L51">
        <text:list-item>
          <text:list>
            <text:list-item>
              <text:list>
                <text:list-item>
                  <text:p text:style-name="P2049"><text:soft-page-break/>languages: </text:p>
                  <text:list>
                    <text:list-item>
                      <text:p text:style-name="P2050">نوع : <text:span text:style-name="T508">1 به n</text:span></text:p>
                    </text:list-item>
                    <text:list-item>
                      <text:p text:style-name="P2051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11851654460620" text:continue-numbering="true" text:style-name="L51">
        <text:list-item>
          <text:list>
            <text:list-item>
              <text:p text:style-name="P2052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825097075536">
          <table:table-cell table:style-name="Table21.A1" office:value-type="string">
            <text:p text:style-name="P568">Name</text:p>
          </table:table-cell>
          <table:table-cell table:style-name="Table21.A1" office:value-type="string">
            <text:p text:style-name="P568">Data Type</text:p>
          </table:table-cell>
          <table:table-cell table:style-name="Table21.A1" office:value-type="string">
            <text:p text:style-name="P568">Attributes</text:p>
          </table:table-cell>
          <table:table-cell table:style-name="Table21.D1" office:value-type="string">
            <text:p text:style-name="P568">Comment</text:p>
          </table:table-cell>
        </table:table-row>
        <table:table-row table:style-name="TableLine93825097109072">
          <table:table-cell table:style-name="Table21.A2" office:value-type="string">
            <text:p text:style-name="P1210">Id</text:p>
          </table:table-cell>
          <table:table-cell table:style-name="Table21.A2" office:value-type="string">
            <text:p text:style-name="P1210">Big int </text:p>
          </table:table-cell>
          <table:table-cell table:style-name="Table21.A2" office:value-type="string">
            <text:p text:style-name="P1210">Unsigned ,<text:span text:style-name="T516">not null ,</text:span><text:span text:style-name="T517">index ,unique ,</text:span></text:p>
            <text:p text:style-name="P1211">primary key ,<text:span text:style-name="T518">auto increment</text:span></text:p>
          </table:table-cell>
          <table:table-cell table:style-name="Table21.D2" office:value-type="string">
            <text:p text:style-name="P510"/>
          </table:table-cell>
        </table:table-row>
        <table:table-row table:style-name="TableLine93825097111680">
          <table:table-cell table:style-name="Table21.A2" office:value-type="string">
            <text:p text:style-name="P1212">Name</text:p>
          </table:table-cell>
          <table:table-cell table:style-name="Table21.A2" office:value-type="string">
            <text:p text:style-name="P1212">varchar(14)</text:p>
          </table:table-cell>
          <table:table-cell table:style-name="Table21.A2" office:value-type="string">
            <text:p text:style-name="P1209">Not null </text:p>
          </table:table-cell>
          <table:table-cell table:style-name="Table21.D2" office:value-type="string">
            <text:p text:style-name="P510"/>
          </table:table-cell>
        </table:table-row>
      </table:table>
      <text:p text:style-name="P429"/>
      <text:list xml:id="list3638746388" text:style-name="L52">
        <text:list-item>
          <text:list>
            <text:list-item>
              <text:p text:style-name="P2053">ارتباطات :‌</text:p>
              <text:list>
                <text:list-item>
                  <text:p text:style-name="P2054">dates : </text:p>
                  <text:list>
                    <text:list-item>
                      <text:p text:style-name="P2055">نوع :‌<text:span text:style-name="T519">1 به n</text:span></text:p>
                    </text:list-item>
                    <text:list-item>
                      <text:p text:style-name="P2055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11851935230947" text:continue-numbering="true" text:style-name="L52">
        <text:list-item>
          <text:list>
            <text:list-item>
              <text:list>
                <text:list-item>
                  <text:p text:style-name="P2056">users : </text:p>
                  <text:list>
                    <text:list-item>
                      <text:p text:style-name="P2056">نوع : <text:span text:style-name="T523">1 به n</text:span></text:p>
                    </text:list-item>
                    <text:list-item>
                      <text:p text:style-name="P2057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11853245442682" text:continue-numbering="true" text:style-name="L52">
        <text:list-item>
          <text:list>
            <text:list-item>
              <text:list>
                <text:list-item>
                  <text:p text:style-name="P2058">iconables : </text:p>
                  <text:list>
                    <text:list-item>
                      <text:p text:style-name="P2059">نوع : <text:span text:style-name="T520">1 به 1 </text:span></text:p>
                    </text:list-item>
                    <text:list-item>
                      <text:p text:style-name="P2059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11852750584750" text:continue-numbering="true" text:style-name="L52">
        <text:list-item>
          <text:p text:style-name="P271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11852284419243" text:continue-numbering="true" text:style-name="L52">
        <text:list-item>
          <text:list>
            <text:list-item>
              <text:p text:style-name="P206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825097100048">
          <table:table-cell table:style-name="Table22.A1" office:value-type="string">
            <text:p text:style-name="P568">Name</text:p>
          </table:table-cell>
          <table:table-cell table:style-name="Table22.A1" office:value-type="string">
            <text:p text:style-name="P568">Data Type</text:p>
          </table:table-cell>
          <table:table-cell table:style-name="Table22.A1" office:value-type="string">
            <text:p text:style-name="P568">Attributes</text:p>
          </table:table-cell>
          <table:table-cell table:style-name="Table22.D1" office:value-type="string">
            <text:p text:style-name="P568">Comment</text:p>
          </table:table-cell>
        </table:table-row>
        <table:table-row table:style-name="TableLine93825097206720">
          <table:table-cell table:style-name="Table22.A2" office:value-type="string">
            <text:p text:style-name="P767">id</text:p>
          </table:table-cell>
          <table:table-cell table:style-name="Table22.A2" office:value-type="string">
            <text:p text:style-name="P770">Big int </text:p>
          </table:table-cell>
          <table:table-cell table:style-name="Table22.A2" office:value-type="string">
            <text:p text:style-name="P770">Unsigned , <text:span text:style-name="T532">not null ,</text:span></text:p>
            <text:p text:style-name="P774">unique , primary key ,</text:p>
            <text:p text:style-name="P775">autoincrement , <text:span text:style-name="T533">index</text:span></text:p>
          </table:table-cell>
          <table:table-cell table:style-name="Table22.D2" office:value-type="string">
            <text:p text:style-name="P510"/>
          </table:table-cell>
        </table:table-row>
        <table:table-row table:style-name="TableLine93825097209104">
          <table:table-cell table:style-name="Table22.A2" office:value-type="string">
            <text:p text:style-name="P768">url</text:p>
          </table:table-cell>
          <table:table-cell table:style-name="Table22.A2" office:value-type="string">
            <text:p text:style-name="P51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76">Not null </text:p>
          </table:table-cell>
          <table:table-cell table:style-name="Table22.D2" office:value-type="string">
            <text:p text:style-name="P510"/>
          </table:table-cell>
        </table:table-row>
        <table:table-row table:style-name="TableLine93825097210032">
          <table:table-cell table:style-name="Table22.A2" office:value-type="string">
            <text:p text:style-name="P768">object_class</text:p>
          </table:table-cell>
          <table:table-cell table:style-name="Table22.A2" office:value-type="string">
            <text:p text:style-name="P771">varchar(255)</text:p>
          </table:table-cell>
          <table:table-cell table:style-name="Table22.A2" office:value-type="string">
            <text:p text:style-name="P777">Not null </text:p>
          </table:table-cell>
          <table:table-cell table:style-name="Table22.D2" office:value-type="string">
            <text:p text:style-name="P510"/>
          </table:table-cell>
        </table:table-row>
        <table:table-row table:style-name="TableLine93825097211008">
          <table:table-cell table:style-name="Table22.A2" office:value-type="string">
            <text:p text:style-name="P768">object_id</text:p>
          </table:table-cell>
          <table:table-cell table:style-name="Table22.A2" office:value-type="string">
            <text:p text:style-name="P772">Big int</text:p>
          </table:table-cell>
          <table:table-cell table:style-name="Table22.A2" office:value-type="string">
            <text:p text:style-name="P777">Unsigned , not null </text:p>
          </table:table-cell>
          <table:table-cell table:style-name="Table22.D2" office:value-type="string">
            <text:p text:style-name="P510"/>
          </table:table-cell>
        </table:table-row>
        <table:table-row table:style-name="Table22.6">
          <table:table-cell table:style-name="Table22.A2" office:value-type="string">
            <text:p text:style-name="P769">social_network_id</text:p>
          </table:table-cell>
          <table:table-cell table:style-name="Table22.A2" office:value-type="string">
            <text:p text:style-name="P773">Big int</text:p>
          </table:table-cell>
          <table:table-cell table:style-name="Table22.A2" office:value-type="string">
            <text:p text:style-name="P778">Unsigned , not null ,</text:p>
            <text:p text:style-name="P861">foreign key → social_networks(id)</text:p>
            <text:p text:style-name="P617"/>
            <text:p text:style-name="P850">on Delete → (<text:span text:style-name="T575">cascade</text:span>)</text:p>
            <text:p text:style-name="P850"/>
            <text:p text:style-name="P850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510"/>
          </table:table-cell>
        </table:table-row>
        <table:table-row table:style-name="Table22.6">
          <table:table-cell table:style-name="Table22.A2" office:value-type="string">
            <text:p text:style-name="P864">sort</text:p>
          </table:table-cell>
          <table:table-cell table:style-name="Table22.A2" office:value-type="string">
            <text:p text:style-name="P865">tinyInt</text:p>
          </table:table-cell>
          <table:table-cell table:style-name="Table22.A2" office:value-type="string">
            <text:p text:style-name="P866">Unsigned , <text:span text:style-name="T579">nullable</text:span></text:p>
          </table:table-cell>
          <table:table-cell table:style-name="Table22.D2" office:value-type="string">
            <text:p text:style-name="P1213">این ستون ترتیب شبکه های اجتماعی که برای هر موجودیت انتخاب شده را مشخص میکند</text:p>
          </table:table-cell>
        </table:table-row>
      </table:table>
      <text:p text:style-name="P430"/>
      <text:list xml:id="list2697828716" text:style-name="L53">
        <text:list-item>
          <text:list>
            <text:list-item>
              <text:p text:style-name="P2061">ارتباطات :‌</text:p>
              <text:list>
                <text:list-item>
                  <text:p text:style-name="P2062">social_networks : </text:p>
                  <text:list>
                    <text:list-item>
                      <text:p text:style-name="P2063">نوع : <text:span text:style-name="T534">1 بع n </text:span></text:p>
                    </text:list-item>
                    <text:list-item>
                      <text:p text:style-name="P2063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11851354588835" text:continue-numbering="true" text:style-name="L53">
        <text:list-item>
          <text:list>
            <text:list-item>
              <text:list>
                <text:list-item>
                  <text:p text:style-name="P2064">app_Settings : </text:p>
                  <text:list>
                    <text:list-item>
                      <text:p text:style-name="P2064">نوع : 1 به n</text:p>
                    </text:list-item>
                    <text:list-item>
                      <text:p text:style-name="P2064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0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11852621128923" text:continue-numbering="true" text:style-name="L53">
        <text:list-item>
          <text:list>
            <text:list-item>
              <text:p text:style-name="P2065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825097255120">
          <table:table-cell table:style-name="Table23.A1" office:value-type="string">
            <text:p text:style-name="P568">Name</text:p>
          </table:table-cell>
          <table:table-cell table:style-name="Table23.A1" office:value-type="string">
            <text:p text:style-name="P568">Data Type</text:p>
          </table:table-cell>
          <table:table-cell table:style-name="Table23.A1" office:value-type="string">
            <text:p text:style-name="P568">Attributes</text:p>
          </table:table-cell>
          <table:table-cell table:style-name="Table23.D1" office:value-type="string">
            <text:p text:style-name="P568">Comment</text:p>
          </table:table-cell>
        </table:table-row>
        <table:table-row table:style-name="TableLine93825097279088">
          <table:table-cell table:style-name="Table23.A2" office:value-type="string">
            <text:p text:style-name="P779">id</text:p>
          </table:table-cell>
          <table:table-cell table:style-name="Table23.A2" office:value-type="string">
            <text:p text:style-name="P781">Big int </text:p>
          </table:table-cell>
          <table:table-cell table:style-name="Table23.A2" office:value-type="string">
            <text:p text:style-name="P783">Unsigned , <text:span text:style-name="T541">not null , index,</text:span></text:p>
            <text:p text:style-name="P784">primary key , unique , </text:p>
            <text:p text:style-name="P787">auto increment</text:p>
          </table:table-cell>
          <table:table-cell table:style-name="Table23.D2" office:value-type="string">
            <text:p text:style-name="P510"/>
          </table:table-cell>
        </table:table-row>
        <table:table-row table:style-name="TableLine93825097281984">
          <table:table-cell table:style-name="Table23.A2" office:value-type="string">
            <text:p text:style-name="P780">name</text:p>
          </table:table-cell>
          <table:table-cell table:style-name="Table23.A2" office:value-type="string">
            <text:p text:style-name="P781">Varchar(<text:span text:style-name="T539">48</text:span>)</text:p>
          </table:table-cell>
          <table:table-cell table:style-name="Table23.A2" office:value-type="string">
            <text:p text:style-name="P782">Not null </text:p>
          </table:table-cell>
          <table:table-cell table:style-name="Table23.D2" office:value-type="string">
            <text:p text:style-name="P510"/>
          </table:table-cell>
        </table:table-row>
        <table:table-row table:style-name="TableLine93825097282912">
          <table:table-cell table:style-name="Table23.A2" office:value-type="string">
            <text:p text:style-name="P780">url</text:p>
          </table:table-cell>
          <table:table-cell table:style-name="Table23.A2" office:value-type="string">
            <text:p text:style-name="P781">varchar(<text:span text:style-name="T540">128</text:span>)</text:p>
          </table:table-cell>
          <table:table-cell table:style-name="Table23.A2" office:value-type="string">
            <text:p text:style-name="P785">Nullable , </text:p>
          </table:table-cell>
          <table:table-cell table:style-name="Table23.D2" office:value-type="string">
            <text:p text:style-name="P510"/>
          </table:table-cell>
        </table:table-row>
        <table:table-row table:style-name="TableLine93825097283888">
          <table:table-cell table:style-name="Table23.A2" office:value-type="string">
            <text:p text:style-name="P1386">active</text:p>
          </table:table-cell>
          <table:table-cell table:style-name="Table23.A2" office:value-type="string">
            <text:p text:style-name="P1214">boolean</text:p>
          </table:table-cell>
          <table:table-cell table:style-name="Table23.A2" office:value-type="string">
            <text:p text:style-name="P786">Not null , <text:span text:style-name="T542">defualt ‘1’</text:span></text:p>
          </table:table-cell>
          <table:table-cell table:style-name="Table23.D2" office:value-type="string">
            <text:p text:style-name="P510"/>
          </table:table-cell>
        </table:table-row>
        <table:table-row table:style-name="TableLine93825097285088">
          <table:table-cell table:style-name="Table23.A2" office:value-type="string">
            <text:p text:style-name="P862">sort</text:p>
          </table:table-cell>
          <table:table-cell table:style-name="Table23.A2" office:value-type="string">
            <text:p text:style-name="P867">TinyInt</text:p>
          </table:table-cell>
          <table:table-cell table:style-name="Table23.A2" office:value-type="string">
            <text:p text:style-name="P788">Nullable , <text:span text:style-name="T580">unsigned</text:span></text:p>
          </table:table-cell>
          <table:table-cell table:style-name="Table23.D2" office:value-type="string">
            <text:p text:style-name="P510"/>
          </table:table-cell>
        </table:table-row>
      </table:table>
      <text:p text:style-name="P431"/>
      <text:list xml:id="list2352363379" text:style-name="L54">
        <text:list-item>
          <text:list>
            <text:list-item>
              <text:p text:style-name="P2066">ارتباطات :</text:p>
              <text:list>
                <text:list-item>
                  <text:p text:style-name="P2067">dates : </text:p>
                  <text:list>
                    <text:list-item>
                      <text:p text:style-name="P2068">نوع :‌<text:span text:style-name="T543">1 به n </text:span></text:p>
                    </text:list-item>
                    <text:list-item>
                      <text:p text:style-name="P2068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11851245448943" text:continue-numbering="true" text:style-name="L54">
        <text:list-item>
          <text:list>
            <text:list-item>
              <text:list>
                <text:list-item>
                  <text:p text:style-name="P2069">users : </text:p>
                  <text:list>
                    <text:list-item>
                      <text:p text:style-name="P2070">نوع :‌<text:span text:style-name="T546">1 به n</text:span></text:p>
                    </text:list-item>
                    <text:list-item>
                      <text:p text:style-name="P2070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11851557143199" text:continue-numbering="true" text:style-name="L54">
        <text:list-item>
          <text:list>
            <text:list-item>
              <text:list>
                <text:list-item>
                  <text:p text:style-name="P2071">icon<text:span text:style-name="T545">ables : </text:span></text:p>
                  <text:list>
                    <text:list-item>
                      <text:p text:style-name="P2072">نوع :‌<text:span text:style-name="T547">1 به 1</text:span></text:p>
                    </text:list-item>
                    <text:list-item>
                      <text:p text:style-name="P2072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11852580518654" text:continue-numbering="true" text:style-name="L54">
        <text:list-item>
          <text:p text:style-name="P272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11851342628900" text:continue-numbering="true" text:style-name="L54">
        <text:list-item>
          <text:list>
            <text:list-item>
              <text:p text:style-name="P2073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25097257040">
          <table:table-cell table:style-name="Table24.A1" office:value-type="string">
            <text:p text:style-name="P568">Name</text:p>
          </table:table-cell>
          <table:table-cell table:style-name="Table24.A1" office:value-type="string">
            <text:p text:style-name="P568">Data Type</text:p>
          </table:table-cell>
          <table:table-cell table:style-name="Table24.A1" office:value-type="string">
            <text:p text:style-name="P568">Attributes</text:p>
          </table:table-cell>
          <table:table-cell table:style-name="Table24.D1" office:value-type="string">
            <text:p text:style-name="P568">Comment</text:p>
          </table:table-cell>
        </table:table-row>
        <table:table-row table:style-name="TableLine93825097363440">
          <table:table-cell table:style-name="Table24.A2" office:value-type="string">
            <text:p text:style-name="P789">id</text:p>
          </table:table-cell>
          <table:table-cell table:style-name="Table24.A2" office:value-type="string">
            <text:p text:style-name="P793">Big int</text:p>
          </table:table-cell>
          <table:table-cell table:style-name="Table24.A2" office:value-type="string">
            <text:p text:style-name="P796">Unsigned,not null,unique,index</text:p>
            <text:p text:style-name="P797">primary key ,auto increment</text:p>
          </table:table-cell>
          <table:table-cell table:style-name="Table24.D2" office:value-type="string">
            <text:p text:style-name="P510"/>
          </table:table-cell>
        </table:table-row>
        <table:table-row table:style-name="TableLine93825097365392">
          <table:table-cell table:style-name="Table24.A2" office:value-type="string">
            <text:p text:style-name="P790">caption</text:p>
          </table:table-cell>
          <table:table-cell table:style-name="Table24.A2" office:value-type="string">
            <text:p text:style-name="P794">varchar(<text:span text:style-name="T553">164</text:span>)</text:p>
          </table:table-cell>
          <table:table-cell table:style-name="Table24.A2" office:value-type="string">
            <text:p text:style-name="P798">Not null </text:p>
          </table:table-cell>
          <table:table-cell table:style-name="Table24.D2" office:value-type="string">
            <text:p text:style-name="P510"/>
          </table:table-cell>
        </table:table-row>
        <table:table-row table:style-name="TableLine93825097366320">
          <table:table-cell table:style-name="Table24.A2" office:value-type="string">
            <text:p text:style-name="P791">favorit_id</text:p>
          </table:table-cell>
          <table:table-cell table:style-name="Table24.A2" office:value-type="string">
            <text:p text:style-name="P795">Big int</text:p>
          </table:table-cell>
          <table:table-cell table:style-name="Table24.A2" office:value-type="string">
            <text:p text:style-name="P799">Unsigned , not null , </text:p>
            <text:p text:style-name="P863">foreign key → favorits(id)</text:p>
            <text:p text:style-name="P618"/>
            <text:p text:style-name="P851">on Delete → (<text:span text:style-name="T575">cascade</text:span>)</text:p>
            <text:p text:style-name="P851"/>
            <text:p text:style-name="P851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10"/>
          </table:table-cell>
        </table:table-row>
        <table:table-row table:style-name="TableLine93825097367296">
          <table:table-cell table:style-name="Table24.A2" office:value-type="string">
            <text:p text:style-name="P792">language_id</text:p>
          </table:table-cell>
          <table:table-cell table:style-name="Table24.A2" office:value-type="string">
            <text:p text:style-name="P795">Big int</text:p>
          </table:table-cell>
          <table:table-cell table:style-name="Table24.A2" office:value-type="string">
            <text:p text:style-name="P800">Unsigned , not null , </text:p>
            <text:p text:style-name="P527"><text:span text:style-name="T554">foreign key → </text:span><text:span text:style-name="T555">languages</text:span><text:span text:style-name="T554">(id)</text:span></text:p>
            <text:p text:style-name="P619"/>
            <text:p text:style-name="P852">on Delete → (<text:span text:style-name="T575">cascade</text:span>)</text:p>
            <text:p text:style-name="P852"/>
            <text:p text:style-name="P85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10"/>
          </table:table-cell>
        </table:table-row>
      </table:table>
      <text:p text:style-name="P432"/>
      <text:list xml:id="list4264208089" text:style-name="L55">
        <text:list-item>
          <text:list>
            <text:list-item>
              <text:p text:style-name="P2074">ارتباطات : </text:p>
              <text:list>
                <text:list-item>
                  <text:p text:style-name="P2074">favorits : </text:p>
                  <text:list>
                    <text:list-item>
                      <text:p text:style-name="P2074">نوع :‌<text:span text:style-name="T556">1 به n</text:span></text:p>
                    </text:list-item>
                    <text:list-item>
                      <text:p text:style-name="P2074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11851674032080" text:continue-numbering="true" text:style-name="L55">
        <text:list-item>
          <text:list>
            <text:list-item>
              <text:list>
                <text:list-item>
                  <text:p text:style-name="P2075">languages : </text:p>
                  <text:list>
                    <text:list-item>
                      <text:p text:style-name="P2076">نوع : <text:span text:style-name="T559">1 به n </text:span></text:p>
                    </text:list-item>
                    <text:list-item>
                      <text:p text:style-name="P2076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2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11851382956807" text:continue-numbering="true" text:style-name="L55">
        <text:list-item>
          <text:list>
            <text:list-item>
              <text:p text:style-name="P207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825097407984">
          <table:table-cell table:style-name="Table25.A1" office:value-type="string">
            <text:p text:style-name="P568">Name</text:p>
          </table:table-cell>
          <table:table-cell table:style-name="Table25.A1" office:value-type="string">
            <text:p text:style-name="P568">Data Type</text:p>
          </table:table-cell>
          <table:table-cell table:style-name="Table25.A1" office:value-type="string">
            <text:p text:style-name="P568">Attributes</text:p>
          </table:table-cell>
          <table:table-cell table:style-name="Table25.D1" office:value-type="string">
            <text:p text:style-name="P568">Comment</text:p>
          </table:table-cell>
        </table:table-row>
        <table:table-row table:style-name="Table25.2">
          <table:table-cell table:style-name="Table25.A2" office:value-type="string">
            <text:p text:style-name="P871">id</text:p>
          </table:table-cell>
          <table:table-cell table:style-name="Table25.A2" office:value-type="string">
            <text:p text:style-name="P874">Big int</text:p>
          </table:table-cell>
          <table:table-cell table:style-name="Table25.A2" office:value-type="string">
            <text:p text:style-name="P877">Unsigned , <text:span text:style-name="T593">not null ,</text:span><text:span text:style-name="T594">unique ,</text:span></text:p>
            <text:p text:style-name="P879">primary key ,auto increment,</text:p>
            <text:p text:style-name="P880">index</text:p>
          </table:table-cell>
          <table:table-cell table:style-name="Table25.D2" office:value-type="string">
            <text:p text:style-name="P510"/>
          </table:table-cell>
        </table:table-row>
        <table:table-row table:style-name="TableLine93825097436816">
          <table:table-cell table:style-name="Table25.A2" office:value-type="string">
            <text:p text:style-name="P1387">active</text:p>
          </table:table-cell>
          <table:table-cell table:style-name="Table25.A2" office:value-type="string">
            <text:p text:style-name="P1215">boolean</text:p>
          </table:table-cell>
          <table:table-cell table:style-name="Table25.A2" office:value-type="string">
            <text:p text:style-name="P881">Not <text:span text:style-name="T596">null , defualt </text:span><text:span text:style-name="T597">0</text:span></text:p>
          </table:table-cell>
          <table:table-cell table:style-name="Table25.D2" office:value-type="string">
            <text:p text:style-name="P510"/>
          </table:table-cell>
        </table:table-row>
        <table:table-row table:style-name="TableLine93825097437744">
          <table:table-cell table:style-name="Table25.A2" office:value-type="string">
            <text:p text:style-name="P872">sort</text:p>
          </table:table-cell>
          <table:table-cell table:style-name="Table25.A2" office:value-type="string">
            <text:p text:style-name="P875">Tiny Int</text:p>
          </table:table-cell>
          <table:table-cell table:style-name="Table25.A2" office:value-type="string">
            <text:p text:style-name="P878">Unsigned , <text:span text:style-name="T595">nullable</text:span></text:p>
          </table:table-cell>
          <table:table-cell table:style-name="Table25.D2" office:value-type="string">
            <text:p text:style-name="P510"/>
          </table:table-cell>
        </table:table-row>
        <table:table-row table:style-name="TableLine93825097438720">
          <table:table-cell table:style-name="Table25.A2" office:value-type="string">
            <text:p text:style-name="P873">app_setting_id</text:p>
          </table:table-cell>
          <table:table-cell table:style-name="Table25.A2" office:value-type="string">
            <text:p text:style-name="P876">Big int</text:p>
          </table:table-cell>
          <table:table-cell table:style-name="Table25.A2" office:value-type="string">
            <text:p text:style-name="P882">Not null , <text:span text:style-name="T598">unsigned , </text:span></text:p>
            <text:p text:style-name="P883">foreign key → app_settings(id)</text:p>
            <text:p text:style-name="P883"/>
            <text:p text:style-name="P884">on Delete → (<text:span text:style-name="T599">cascade</text:span>)</text:p>
            <text:p text:style-name="P884"/>
            <text:p text:style-name="P884">on Update → (<text:span text:style-name="T599">cascade</text:span>)</text:p>
          </table:table-cell>
          <table:table-cell table:style-name="Table25.D2" office:value-type="string">
            <text:p text:style-name="P510"/>
          </table:table-cell>
        </table:table-row>
      </table:table>
      <text:p text:style-name="P435"/>
      <text:list xml:id="list111852662079334" text:continue-numbering="true" text:style-name="L55">
        <text:list-item>
          <text:list>
            <text:list-item>
              <text:p text:style-name="P2078">ارتباطات :‌</text:p>
              <text:list>
                <text:list-item>
                  <text:p text:style-name="P2079">app_settings : </text:p>
                  <text:list>
                    <text:list-item>
                      <text:p text:style-name="P2080">نوع : <text:span text:style-name="T601">1 به n</text:span></text:p>
                    </text:list-item>
                    <text:list-item>
                      <text:p text:style-name="P2086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11851251439366" text:continue-numbering="true" text:style-name="L55">
        <text:list-item>
          <text:list>
            <text:list-item>
              <text:list>
                <text:list-item>
                  <text:p text:style-name="P2090">dates : </text:p>
                  <text:list>
                    <text:list-item>
                      <text:p text:style-name="P2081">نوع : <text:span text:style-name="T603">1 به n </text:span></text:p>
                    </text:list-item>
                    <text:list-item>
                      <text:p text:style-name="P2086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11851282782214" text:continue-numbering="true" text:style-name="L55">
        <text:list-item>
          <text:list>
            <text:list-item>
              <text:list>
                <text:list-item>
                  <text:p text:style-name="P2090">users : </text:p>
                  <text:list>
                    <text:list-item>
                      <text:p text:style-name="P2082">نوع : <text:span text:style-name="T606">1 به n</text:span></text:p>
                    </text:list-item>
                    <text:list-item>
                      <text:p text:style-name="P2087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11851676398755" text:continue-numbering="true" text:style-name="L55">
        <text:list-item>
          <text:list>
            <text:list-item>
              <text:list>
                <text:list-item>
                  <text:p text:style-name="P2090">service_translations : </text:p>
                  <text:list>
                    <text:list-item>
                      <text:p text:style-name="P2083">نوع : <text:span text:style-name="T609">1 به n</text:span></text:p>
                    </text:list-item>
                    <text:list-item>
                      <text:p text:style-name="P208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11852004038371" text:continue-numbering="true" text:style-name="L55">
        <text:list-item>
          <text:list>
            <text:list-item>
              <text:list>
                <text:list-item>
                  <text:p text:style-name="P2091"><text:soft-page-break/>iconables :</text:p>
                  <text:list>
                    <text:list-item>
                      <text:p text:style-name="P2084">نوع : <text:span text:style-name="T611">1 به 1 </text:span></text:p>
                    </text:list-item>
                  </text:list>
                </text:list-item>
                <text:list-item>
                  <text:p text:style-name="P2091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11852471202444" text:continue-numbering="true" text:style-name="L55">
        <text:list-item>
          <text:p text:style-name="P2701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11851881007066" text:continue-numbering="true" text:style-name="L55">
        <text:list-item>
          <text:list>
            <text:list-item>
              <text:p text:style-name="P209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825097480592">
          <table:table-cell table:style-name="Table26.A1" office:value-type="string">
            <text:p text:style-name="P568">Name</text:p>
          </table:table-cell>
          <table:table-cell table:style-name="Table26.A1" office:value-type="string">
            <text:p text:style-name="P568">Data Type</text:p>
          </table:table-cell>
          <table:table-cell table:style-name="Table26.A1" office:value-type="string">
            <text:p text:style-name="P568">Attributes</text:p>
          </table:table-cell>
          <table:table-cell table:style-name="Table26.D1" office:value-type="string">
            <text:p text:style-name="P568">Comment</text:p>
          </table:table-cell>
        </table:table-row>
        <table:table-row table:style-name="TableLine93825097517200">
          <table:table-cell table:style-name="Table26.A2" office:value-type="string">
            <text:p text:style-name="P885">id</text:p>
          </table:table-cell>
          <table:table-cell table:style-name="Table26.A2" office:value-type="string">
            <text:p text:style-name="P886">Big int</text:p>
          </table:table-cell>
          <table:table-cell table:style-name="Table26.A2" office:value-type="string">
            <text:p text:style-name="P891">Unsigned , index , <text:span text:style-name="T614">unique , </text:span><text:span text:style-name="T615">primary key , </text:span><text:span text:style-name="T616">auto increment ,</text:span></text:p>
            <text:p text:style-name="P892">not null </text:p>
          </table:table-cell>
          <table:table-cell table:style-name="Table26.D2" office:value-type="string">
            <text:p text:style-name="P510"/>
          </table:table-cell>
        </table:table-row>
        <table:table-row table:style-name="TableLine93825097519264">
          <table:table-cell table:style-name="Table26.A2" office:value-type="string">
            <text:p text:style-name="P885">title</text:p>
          </table:table-cell>
          <table:table-cell table:style-name="Table26.A2" office:value-type="string">
            <text:p text:style-name="P887">varchar(64)</text:p>
          </table:table-cell>
          <table:table-cell table:style-name="Table26.A2" office:value-type="string">
            <text:p text:style-name="P893">Not null </text:p>
          </table:table-cell>
          <table:table-cell table:style-name="Table26.D2" office:value-type="string">
            <text:p text:style-name="P510"/>
          </table:table-cell>
        </table:table-row>
        <table:table-row table:style-name="TableLine93825097520192">
          <table:table-cell table:style-name="Table26.A2" office:value-type="string">
            <text:p text:style-name="P885">content</text:p>
          </table:table-cell>
          <table:table-cell table:style-name="Table26.A2" office:value-type="string">
            <text:p text:style-name="P888">varchar(<text:span text:style-name="T613">400</text:span>)</text:p>
          </table:table-cell>
          <table:table-cell table:style-name="Table26.A2" office:value-type="string">
            <text:p text:style-name="P894">Not null </text:p>
          </table:table-cell>
          <table:table-cell table:style-name="Table26.D2" office:value-type="string">
            <text:p text:style-name="P510"/>
          </table:table-cell>
        </table:table-row>
        <table:table-row table:style-name="TableLine93825097521168">
          <table:table-cell table:style-name="Table26.A2" office:value-type="string">
            <text:p text:style-name="P885">service_id</text:p>
          </table:table-cell>
          <table:table-cell table:style-name="Table26.A2" office:value-type="string">
            <text:p text:style-name="P889">Big int </text:p>
          </table:table-cell>
          <table:table-cell table:style-name="Table26.A2" office:value-type="string">
            <text:p text:style-name="P895">Not null , <text:span text:style-name="T618">unsigned ,</text:span></text:p>
            <text:p text:style-name="P900">foreign key → servicers (id) ,</text:p>
            <text:p text:style-name="P895"/>
            <text:p text:style-name="P896">on Delete → (cascade) ,</text:p>
            <text:p text:style-name="P897">on Update → <text:span text:style-name="T617">(cascade) ,</text:span></text:p>
          </table:table-cell>
          <table:table-cell table:style-name="Table26.D2" office:value-type="string">
            <text:p text:style-name="P510"/>
          </table:table-cell>
        </table:table-row>
        <table:table-row table:style-name="TableLine93825097522368">
          <table:table-cell table:style-name="Table26.A2" office:value-type="string">
            <text:p text:style-name="P885">language_id</text:p>
          </table:table-cell>
          <table:table-cell table:style-name="Table26.A2" office:value-type="string">
            <text:p text:style-name="P890">Big int </text:p>
          </table:table-cell>
          <table:table-cell table:style-name="Table26.A2" office:value-type="string">
            <text:p text:style-name="P898">Not null , unsigned , </text:p>
            <text:p text:style-name="P898"><text:span text:style-name="T619">foreign key →</text:span><text:span text:style-name="T620"> </text:span><text:span text:style-name="T621">languages(id)</text:span></text:p>
            <text:p text:style-name="P898"/>
            <text:p text:style-name="P899">on Delete → (<text:span text:style-name="T622">cascade</text:span>)</text:p>
            <text:p text:style-name="P899">on Update → (<text:span text:style-name="T623">cascade</text:span>)</text:p>
          </table:table-cell>
          <table:table-cell table:style-name="Table26.D2" office:value-type="string">
            <text:p text:style-name="P510"/>
          </table:table-cell>
        </table:table-row>
      </table:table>
      <text:p text:style-name="P436"/>
      <text:list xml:id="list111852665190387" text:continue-numbering="true" text:style-name="L55">
        <text:list-item>
          <text:list>
            <text:list-item>
              <text:p text:style-name="P2093">ارتباطات :‌</text:p>
              <text:list>
                <text:list-item>
                  <text:p text:style-name="P2093">services : </text:p>
                  <text:list>
                    <text:list-item>
                      <text:p text:style-name="P2085">نوع : <text:span text:style-name="T609">1 به n</text:span></text:p>
                    </text:list-item>
                    <text:list-item>
                      <text:p text:style-name="P208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11852430461866" text:continue-numbering="true" text:style-name="L55">
        <text:list-item>
          <text:list>
            <text:list-item>
              <text:list>
                <text:list-item>
                  <text:p text:style-name="P2094">languages : </text:p>
                  <text:list>
                    <text:list-item>
                      <text:p text:style-name="P2095">نوع :‌<text:span text:style-name="T624">1 به n </text:span></text:p>
                    </text:list-item>
                    <text:list-item>
                      <text:p text:style-name="P2095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3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11853272001007" text:continue-numbering="true" text:style-name="L55">
        <text:list-item>
          <text:list>
            <text:list-item>
              <text:p text:style-name="P2096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825097411936">
          <table:table-cell table:style-name="Table29.A1" office:value-type="string">
            <text:p text:style-name="P568">Name</text:p>
          </table:table-cell>
          <table:table-cell table:style-name="Table29.A1" office:value-type="string">
            <text:p text:style-name="P568">Data Type</text:p>
          </table:table-cell>
          <table:table-cell table:style-name="Table29.A1" office:value-type="string">
            <text:p text:style-name="P568">Attributes</text:p>
          </table:table-cell>
          <table:table-cell table:style-name="Table29.D1" office:value-type="string">
            <text:p text:style-name="P568">Comment</text:p>
          </table:table-cell>
        </table:table-row>
        <table:table-row table:style-name="TableLine93825097577888">
          <table:table-cell table:style-name="Table29.A2" office:value-type="string">
            <text:p text:style-name="P928">Id</text:p>
          </table:table-cell>
          <table:table-cell table:style-name="Table29.A2" office:value-type="string">
            <text:p text:style-name="P928">Big int</text:p>
          </table:table-cell>
          <table:table-cell table:style-name="Table29.A2" office:value-type="string">
            <text:p text:style-name="P935">Unsigned , not null ,<text:span text:style-name="T692">index,</text:span></text:p>
            <text:p text:style-name="P936">unique ,<text:span text:style-name="T693">primary key ,</text:span></text:p>
            <text:p text:style-name="P939"><text:s/>auto increment</text:p>
          </table:table-cell>
          <table:table-cell table:style-name="Table29.D2" office:value-type="string">
            <text:p text:style-name="P510"/>
          </table:table-cell>
        </table:table-row>
        <table:table-row table:style-name="TableLine93825097580656">
          <table:table-cell table:style-name="Table29.A2" office:value-type="string">
            <text:p text:style-name="P929">name</text:p>
          </table:table-cell>
          <table:table-cell table:style-name="Table29.A2" office:value-type="string">
            <text:p text:style-name="P929">varchar(<text:span text:style-name="T689">50</text:span>)</text:p>
          </table:table-cell>
          <table:table-cell table:style-name="Table29.A2" office:value-type="string">
            <text:p text:style-name="P937">Not null</text:p>
          </table:table-cell>
          <table:table-cell table:style-name="Table29.D2" office:value-type="string">
            <text:p text:style-name="P510"/>
          </table:table-cell>
        </table:table-row>
        <table:table-row table:style-name="TableLine93825097581584">
          <table:table-cell table:style-name="Table29.A2" office:value-type="string">
            <text:p text:style-name="P532"><text:span text:style-name="T690">p</text:span><text:span text:style-name="T691">ercent</text:span></text:p>
          </table:table-cell>
          <table:table-cell table:style-name="Table29.A2" office:value-type="string">
            <text:p text:style-name="P933">Tiny Int</text:p>
          </table:table-cell>
          <table:table-cell table:style-name="Table29.A2" office:value-type="string">
            <text:p text:style-name="P934">Unsigned , not null ,</text:p>
          </table:table-cell>
          <table:table-cell table:style-name="Table29.D2" office:value-type="string">
            <text:p text:style-name="P510"/>
          </table:table-cell>
        </table:table-row>
        <table:table-row table:style-name="TableLine93825097582560">
          <table:table-cell table:style-name="Table29.A2" office:value-type="string">
            <text:p text:style-name="P1388">active</text:p>
          </table:table-cell>
          <table:table-cell table:style-name="Table29.A2" office:value-type="string">
            <text:p text:style-name="P1216">boolean</text:p>
          </table:table-cell>
          <table:table-cell table:style-name="Table29.A2" office:value-type="string">
            <text:p text:style-name="P938">Not null defualt ‘<text:span text:style-name="T694">1</text:span>’</text:p>
          </table:table-cell>
          <table:table-cell table:style-name="Table29.D2" office:value-type="string">
            <text:p text:style-name="P510"/>
          </table:table-cell>
        </table:table-row>
        <table:table-row table:style-name="TableLine93825097583760">
          <table:table-cell table:style-name="Table29.A2" office:value-type="string">
            <text:p text:style-name="P930">sort</text:p>
          </table:table-cell>
          <table:table-cell table:style-name="Table29.A2" office:value-type="string">
            <text:p text:style-name="P931">Tiny int</text:p>
          </table:table-cell>
          <table:table-cell table:style-name="Table29.A2" office:value-type="string">
            <text:p text:style-name="P932">Unsigned , nullable</text:p>
          </table:table-cell>
          <table:table-cell table:style-name="Table29.D2" office:value-type="string">
            <text:p text:style-name="P510"/>
          </table:table-cell>
        </table:table-row>
        <table:table-row table:style-name="TableLine93825097584720">
          <table:table-cell table:style-name="Table29.A2" office:value-type="string">
            <text:p text:style-name="P940">app_setting_id</text:p>
          </table:table-cell>
          <table:table-cell table:style-name="Table29.A2" office:value-type="string">
            <text:p text:style-name="P941">Big int</text:p>
          </table:table-cell>
          <table:table-cell table:style-name="Table29.A2" office:value-type="string">
            <text:p text:style-name="P942">Unsigned , <text:span text:style-name="T695">not null , foreign key → app_settings(id)</text:span></text:p>
            <text:p text:style-name="P942"/>
            <text:p text:style-name="P943">on Delete → (<text:span text:style-name="T696">cascade</text:span>)</text:p>
            <text:p text:style-name="P943">on Update → (<text:span text:style-name="T696">cascade</text:span>)</text:p>
          </table:table-cell>
          <table:table-cell table:style-name="Table29.D2" office:value-type="string">
            <text:p text:style-name="P510"/>
          </table:table-cell>
        </table:table-row>
      </table:table>
      <text:p text:style-name="P439"/>
      <text:list xml:id="list3696799555" text:style-name="L56">
        <text:list-item>
          <text:list>
            <text:list-item>
              <text:p text:style-name="P2097">روابط :‌</text:p>
              <text:list>
                <text:list-item>
                  <text:p text:style-name="P2098">app_Settings : </text:p>
                  <text:list>
                    <text:list-item>
                      <text:p text:style-name="P2099">نوع‌: <text:span text:style-name="T697">1 به n</text:span></text:p>
                    </text:list-item>
                    <text:list-item>
                      <text:p text:style-name="P2100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11853301604946" text:continue-numbering="true" text:style-name="L56">
        <text:list-item>
          <text:list>
            <text:list-item>
              <text:list>
                <text:list-item>
                  <text:p text:style-name="P2104">dates : </text:p>
                  <text:list>
                    <text:list-item>
                      <text:p text:style-name="P2101">نوع‌: <text:span text:style-name="T697">1 به n </text:span></text:p>
                    </text:list-item>
                    <text:list-item>
                      <text:p text:style-name="P2101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11851271433474" text:continue-numbering="true" text:style-name="L56">
        <text:list-item>
          <text:list>
            <text:list-item>
              <text:list>
                <text:list-item>
                  <text:p text:style-name="P2104">users :</text:p>
                  <text:list>
                    <text:list-item>
                      <text:p text:style-name="P2100">نوع‌:<text:span text:style-name="T699">1 به n </text:span></text:p>
                    </text:list-item>
                    <text:list-item>
                      <text:p text:style-name="P2102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11852313990735" text:continue-numbering="true" text:style-name="L56">
        <text:list-item>
          <text:list>
            <text:list-item>
              <text:list>
                <text:list-item>
                  <text:p text:style-name="P2105">iconables : </text:p>
                  <text:list>
                    <text:list-item>
                      <text:p text:style-name="P2103"><text:soft-page-break/>نوع‌:<text:span text:style-name="T698">1 به 1</text:span></text:p>
                    </text:list-item>
                    <text:list-item>
                      <text:p text:style-name="P2103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736"/>
      <text:list xml:id="list111853084024477" text:continue-numbering="true" text:style-name="L56">
        <text:list-item>
          <text:p text:style-name="P1782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782"/>
          <text:list>
            <text:list-item>
              <text:p text:style-name="P2106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825097549008">
          <table:table-cell table:style-name="Table30.A1" office:value-type="string">
            <text:p text:style-name="P568">Name</text:p>
          </table:table-cell>
          <table:table-cell table:style-name="Table30.A1" office:value-type="string">
            <text:p text:style-name="P568">Data Type</text:p>
          </table:table-cell>
          <table:table-cell table:style-name="Table30.A1" office:value-type="string">
            <text:p text:style-name="P568">Attributes</text:p>
          </table:table-cell>
          <table:table-cell table:style-name="Table30.D1" office:value-type="string">
            <text:p text:style-name="P568">Comment</text:p>
          </table:table-cell>
        </table:table-row>
        <table:table-row table:style-name="TableLine93825097681648">
          <table:table-cell table:style-name="Table30.A2" office:value-type="string">
            <text:p text:style-name="P944">id</text:p>
          </table:table-cell>
          <table:table-cell table:style-name="Table30.A2" office:value-type="string">
            <text:p text:style-name="P945">Big int</text:p>
          </table:table-cell>
          <table:table-cell table:style-name="Table30.A2" office:value-type="string">
            <text:p text:style-name="P948">Unsigned , not null , index,</text:p>
            <text:p text:style-name="P949">unique , primary key , </text:p>
            <text:p text:style-name="P963">auto increment</text:p>
          </table:table-cell>
          <table:table-cell table:style-name="Table30.D2" office:value-type="string">
            <text:p text:style-name="P510"/>
          </table:table-cell>
        </table:table-row>
        <table:table-row table:style-name="TableLine93825097683888">
          <table:table-cell table:style-name="Table30.A2" office:value-type="string">
            <text:p text:style-name="P944">name</text:p>
          </table:table-cell>
          <table:table-cell table:style-name="Table30.A2" office:value-type="string">
            <text:p text:style-name="P54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50">Not null</text:p>
          </table:table-cell>
          <table:table-cell table:style-name="Table30.D2" office:value-type="string">
            <text:p text:style-name="P510"/>
          </table:table-cell>
        </table:table-row>
        <table:table-row table:style-name="TableLine93825097684816">
          <table:table-cell table:style-name="Table30.A2" office:value-type="string">
            <text:p text:style-name="P533"><text:span text:style-name="T690">p</text:span><text:span text:style-name="T691">ercent</text:span></text:p>
          </table:table-cell>
          <table:table-cell table:style-name="Table30.A2" office:value-type="string">
            <text:p text:style-name="P946">Tiny int</text:p>
          </table:table-cell>
          <table:table-cell table:style-name="Table30.A2" office:value-type="string">
            <text:p text:style-name="P951">Unsigned , not null </text:p>
          </table:table-cell>
          <table:table-cell table:style-name="Table30.D2" office:value-type="string">
            <text:p text:style-name="P510"/>
          </table:table-cell>
        </table:table-row>
        <table:table-row table:style-name="TableLine93825097685792">
          <table:table-cell table:style-name="Table30.A2" office:value-type="string">
            <text:p text:style-name="P944">sort</text:p>
          </table:table-cell>
          <table:table-cell table:style-name="Table30.A2" office:value-type="string">
            <text:p text:style-name="P947">Tiny int</text:p>
          </table:table-cell>
          <table:table-cell table:style-name="Table30.A2" office:value-type="string">
            <text:p text:style-name="P952">Unsigned , nullable</text:p>
          </table:table-cell>
          <table:table-cell table:style-name="Table30.D2" office:value-type="string">
            <text:p text:style-name="P510"/>
          </table:table-cell>
        </table:table-row>
        <table:table-row table:style-name="TableLine93825097687072">
          <table:table-cell table:style-name="Table30.A2" office:value-type="string">
            <text:p text:style-name="P1389">active</text:p>
          </table:table-cell>
          <table:table-cell table:style-name="Table30.A2" office:value-type="string">
            <text:p text:style-name="P1217">boolean</text:p>
          </table:table-cell>
          <table:table-cell table:style-name="Table30.A2" office:value-type="string">
            <text:p text:style-name="P953">Not null , defualt <text:span text:style-name="T711">1</text:span></text:p>
          </table:table-cell>
          <table:table-cell table:style-name="Table30.D2" office:value-type="string">
            <text:p text:style-name="P510"/>
          </table:table-cell>
        </table:table-row>
        <table:table-row table:style-name="TableLine93825097688112">
          <table:table-cell table:style-name="Table30.A2" office:value-type="string">
            <text:p text:style-name="P944">skill_group_id</text:p>
          </table:table-cell>
          <table:table-cell table:style-name="Table30.A2" office:value-type="string">
            <text:p text:style-name="P947">Big int</text:p>
          </table:table-cell>
          <table:table-cell table:style-name="Table30.A2" office:value-type="string">
            <text:p text:style-name="P954">Unsigned , <text:span text:style-name="T712">nullable , </text:span></text:p>
            <text:p text:style-name="P955">foreign key → <text:span text:style-name="T713">skill_groups(</text:span><text:span text:style-name="T714">id</text:span><text:span text:style-name="T713">)</text:span></text:p>
            <text:p text:style-name="P955"/>
            <text:p text:style-name="P956">on Delete → (set null)</text:p>
            <text:p text:style-name="P957">on Update → (cascade)</text:p>
          </table:table-cell>
          <table:table-cell table:style-name="Table30.D2" office:value-type="string">
            <text:p text:style-name="P510"/>
          </table:table-cell>
        </table:table-row>
      </table:table>
      <text:p text:style-name="P434"/>
      <text:list xml:id="list2279672271" text:style-name="L57">
        <text:list-item>
          <text:list>
            <text:list-item>
              <text:p text:style-name="P2107">ارتباط ها :‌</text:p>
              <text:list>
                <text:list-item>
                  <text:p text:style-name="P2108">skill_groups : </text:p>
                  <text:list>
                    <text:list-item>
                      <text:p text:style-name="P2109">نوع : <text:span text:style-name="T715">1 به n </text:span></text:p>
                    </text:list-item>
                    <text:list-item>
                      <text:p text:style-name="P2109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11851385277411" text:continue-numbering="true" text:style-name="L57">
        <text:list-item>
          <text:list>
            <text:list-item>
              <text:list>
                <text:list-item>
                  <text:p text:style-name="P2108">dates : </text:p>
                  <text:list>
                    <text:list-item>
                      <text:p text:style-name="P2109">نوع : <text:span text:style-name="T717">1 به n </text:span></text:p>
                    </text:list-item>
                    <text:list-item>
                      <text:p text:style-name="P2109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11851988960703" text:continue-numbering="true" text:style-name="L57">
        <text:list-item>
          <text:list>
            <text:list-item>
              <text:list>
                <text:list-item>
                  <text:p text:style-name="P2108">users : </text:p>
                  <text:list>
                    <text:list-item>
                      <text:p text:style-name="P2110">نوع : <text:s/><text:span text:style-name="T717">1 به n </text:span></text:p>
                    </text:list-item>
                    <text:list-item>
                      <text:p text:style-name="P2109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4">single_skills : در این جدول skill های تکی که عضو هیچ گروهی نیستند <text:span text:style-name="T721">ذخیره میشود !!!</text:span></text:p>
          <text:list>
            <text:list-item>
              <text:p text:style-name="P2111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825097658432">
          <table:table-cell table:style-name="Table31.A1" office:value-type="string">
            <text:p text:style-name="P568">Name</text:p>
          </table:table-cell>
          <table:table-cell table:style-name="Table31.A1" office:value-type="string">
            <text:p text:style-name="P568">Data Type</text:p>
          </table:table-cell>
          <table:table-cell table:style-name="Table31.A1" office:value-type="string">
            <text:p text:style-name="P568">Attributes</text:p>
          </table:table-cell>
          <table:table-cell table:style-name="Table31.D1" office:value-type="string">
            <text:p text:style-name="P568">Comment</text:p>
          </table:table-cell>
        </table:table-row>
        <table:table-row table:style-name="TableLine93825097760592">
          <table:table-cell table:style-name="Table31.A2" office:value-type="string">
            <text:p text:style-name="P959">id</text:p>
          </table:table-cell>
          <table:table-cell table:style-name="Table31.A2" office:value-type="string">
            <text:p text:style-name="P962">Big int</text:p>
          </table:table-cell>
          <table:table-cell table:style-name="Table31.A2" office:value-type="string">
            <text:p text:style-name="P962">Unsigned , not null ,index,</text:p>
            <text:p text:style-name="P962">unique , primary key , </text:p>
            <text:p text:style-name="P962">auto increment</text:p>
          </table:table-cell>
          <table:table-cell table:style-name="Table31.D2" office:value-type="string">
            <text:p text:style-name="P510"/>
          </table:table-cell>
        </table:table-row>
        <table:table-row table:style-name="TableLine93825097762544">
          <table:table-cell table:style-name="Table31.A2" office:value-type="string">
            <text:p text:style-name="P959">name</text:p>
          </table:table-cell>
          <table:table-cell table:style-name="Table31.A2" office:value-type="string">
            <text:p text:style-name="P54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62">Not null</text:p>
          </table:table-cell>
          <table:table-cell table:style-name="Table31.D2" office:value-type="string">
            <text:p text:style-name="P510"/>
          </table:table-cell>
        </table:table-row>
        <table:table-row table:style-name="TableLine93825097763472">
          <table:table-cell table:style-name="Table31.A2" office:value-type="string">
            <text:p text:style-name="P958"><text:span text:style-name="T690">p</text:span><text:span text:style-name="T691">ercent</text:span></text:p>
          </table:table-cell>
          <table:table-cell table:style-name="Table31.A2" office:value-type="string">
            <text:p text:style-name="P962">Tiny int</text:p>
          </table:table-cell>
          <table:table-cell table:style-name="Table31.A2" office:value-type="string">
            <text:p text:style-name="P962"><text:s/>Unsigned , Not null</text:p>
          </table:table-cell>
          <table:table-cell table:style-name="Table31.D2" office:value-type="string">
            <text:p text:style-name="P510"/>
          </table:table-cell>
        </table:table-row>
        <table:table-row table:style-name="TableLine93825097764448">
          <table:table-cell table:style-name="Table31.A2" office:value-type="string">
            <text:p text:style-name="P1390">active</text:p>
          </table:table-cell>
          <table:table-cell table:style-name="Table31.A2" office:value-type="string">
            <text:p text:style-name="P1218">boolean</text:p>
          </table:table-cell>
          <table:table-cell table:style-name="Table31.A2" office:value-type="string">
            <text:p text:style-name="P964">No null ,defualt 1</text:p>
          </table:table-cell>
          <table:table-cell table:style-name="Table31.D2" office:value-type="string">
            <text:p text:style-name="P510"/>
          </table:table-cell>
        </table:table-row>
        <table:table-row table:style-name="TableLine93825097765888">
          <table:table-cell table:style-name="Table31.A2" office:value-type="string">
            <text:p text:style-name="P960">sort</text:p>
          </table:table-cell>
          <table:table-cell table:style-name="Table31.A2" office:value-type="string">
            <text:p text:style-name="P962">Tiny int</text:p>
          </table:table-cell>
          <table:table-cell table:style-name="Table31.A2" office:value-type="string">
            <text:p text:style-name="P965">Nullable , unsigned</text:p>
          </table:table-cell>
          <table:table-cell table:style-name="Table31.D2" office:value-type="string">
            <text:p text:style-name="P510"/>
          </table:table-cell>
        </table:table-row>
        <table:table-row table:style-name="TableLine93825097766928">
          <table:table-cell table:style-name="Table31.A2" office:value-type="string">
            <text:p text:style-name="P961">app_setting_id</text:p>
          </table:table-cell>
          <table:table-cell table:style-name="Table31.A2" office:value-type="string">
            <text:p text:style-name="P962">Big int</text:p>
          </table:table-cell>
          <table:table-cell table:style-name="Table31.A2" office:value-type="string">
            <text:p text:style-name="P966">Unsigned , nullable , </text:p>
            <text:p text:style-name="P966">foreign key → app_settings(id)</text:p>
            <text:p text:style-name="P966"/>
            <text:p text:style-name="P967">on Delete → (set null) </text:p>
            <text:p text:style-name="P967">on Update → (cascade) </text:p>
          </table:table-cell>
          <table:table-cell table:style-name="Table31.D2" office:value-type="string">
            <text:p text:style-name="P510"/>
          </table:table-cell>
        </table:table-row>
      </table:table>
      <text:p text:style-name="P440"/>
      <text:list xml:id="list3311139898" text:style-name="L58">
        <text:list-item>
          <text:list>
            <text:list-item>
              <text:p text:style-name="P2112">ارتباطات : </text:p>
              <text:list>
                <text:list-item>
                  <text:p text:style-name="P2113">dates : </text:p>
                  <text:list>
                    <text:list-item>
                      <text:p text:style-name="P2113">نوع : <text:span text:style-name="T722">1 به n</text:span></text:p>
                    </text:list-item>
                    <text:list-item>
                      <text:p text:style-name="P2113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11851521686600" text:continue-numbering="true" text:style-name="L58">
        <text:list-item>
          <text:list>
            <text:list-item>
              <text:list>
                <text:list-item>
                  <text:p text:style-name="P2114">users : </text:p>
                  <text:list>
                    <text:list-item>
                      <text:p text:style-name="P2114">نوع : <text:span text:style-name="T723">1 به n </text:span></text:p>
                    </text:list-item>
                    <text:list-item>
                      <text:p text:style-name="P2115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11853318739463" text:continue-numbering="true" text:style-name="L58">
        <text:list-item>
          <text:list>
            <text:list-item>
              <text:list>
                <text:list-item>
                  <text:p text:style-name="P2116">app_settings : </text:p>
                  <text:list>
                    <text:list-item>
                      <text:p text:style-name="P2116">نوع :‌<text:span text:style-name="T724">1 به n </text:span></text:p>
                    </text:list-item>
                    <text:list-item>
                      <text:p text:style-name="P2116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11852265801267" text:continue-numbering="true" text:style-name="L58">
        <text:list-item>
          <text:list>
            <text:list-item>
              <text:p text:style-name="P2117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25097819648">
          <table:table-cell table:style-name="Table32.A1" office:value-type="string">
            <text:p text:style-name="P568">Name</text:p>
          </table:table-cell>
          <table:table-cell table:style-name="Table32.A1" office:value-type="string">
            <text:p text:style-name="P568">Data Type</text:p>
          </table:table-cell>
          <table:table-cell table:style-name="Table32.A1" office:value-type="string">
            <text:p text:style-name="P568">Attributes</text:p>
          </table:table-cell>
          <table:table-cell table:style-name="Table32.D1" office:value-type="string">
            <text:p text:style-name="P568">Comment</text:p>
          </table:table-cell>
        </table:table-row>
        <table:table-row table:style-name="TableLine93825097844864">
          <table:table-cell table:style-name="Table32.A2" office:value-type="string">
            <text:p text:style-name="P968">id</text:p>
          </table:table-cell>
          <table:table-cell table:style-name="Table32.A2" office:value-type="string">
            <text:p text:style-name="P970">Big int</text:p>
          </table:table-cell>
          <table:table-cell table:style-name="Table32.A2" office:value-type="string">
            <text:p text:style-name="P972">Unsigned, not null , index </text:p>
            <text:p text:style-name="P973">unique , primary key , auto increment </text:p>
          </table:table-cell>
          <table:table-cell table:style-name="Table32.D2" office:value-type="string">
            <text:p text:style-name="P510"/>
          </table:table-cell>
        </table:table-row>
        <table:table-row table:style-name="TableLine93825097847504">
          <table:table-cell table:style-name="Table32.A2" office:value-type="string">
            <text:p text:style-name="P968">message</text:p>
          </table:table-cell>
          <table:table-cell table:style-name="Table32.A2" office:value-type="string">
            <text:p text:style-name="P971">varchar(<text:span text:style-name="T730">128</text:span>)</text:p>
          </table:table-cell>
          <table:table-cell table:style-name="Table32.A2" office:value-type="string">
            <text:p text:style-name="P974">Not null</text:p>
          </table:table-cell>
          <table:table-cell table:style-name="Table32.D2" office:value-type="string">
            <text:p text:style-name="P510"/>
          </table:table-cell>
        </table:table-row>
        <table:table-row table:style-name="TableLine93825097848432">
          <table:table-cell table:style-name="Table32.A2" office:value-type="string">
            <text:p text:style-name="P1391">active</text:p>
          </table:table-cell>
          <table:table-cell table:style-name="Table32.A2" office:value-type="string">
            <text:p text:style-name="P1219">boolean</text:p>
          </table:table-cell>
          <table:table-cell table:style-name="Table32.A2" office:value-type="string">
            <text:p text:style-name="P975">Not nul<text:span text:style-name="T731">l , </text:span><text:span text:style-name="T732">defualt 1 </text:span></text:p>
          </table:table-cell>
          <table:table-cell table:style-name="Table32.D2" office:value-type="string">
            <text:p text:style-name="P510"/>
          </table:table-cell>
        </table:table-row>
        <table:table-row table:style-name="TableLine93825097849408">
          <table:table-cell table:style-name="Table32.A2" office:value-type="string">
            <text:p text:style-name="P969">app_Setting_id</text:p>
          </table:table-cell>
          <table:table-cell table:style-name="Table32.A2" office:value-type="string">
            <text:p text:style-name="P970">Big int</text:p>
          </table:table-cell>
          <table:table-cell table:style-name="Table32.A2" office:value-type="string">
            <text:p text:style-name="P977">Nullable , <text:span text:style-name="T787">unsigned ,</text:span></text:p>
            <text:p text:style-name="P1000">foreign key → app_settings(id)</text:p>
            <text:p text:style-name="P976"/>
            <text:p text:style-name="P978">On Delete → (set null) ,</text:p>
            <text:p text:style-name="P978">On Update → (cascade) ,</text:p>
          </table:table-cell>
          <table:table-cell table:style-name="Table32.D2" office:value-type="string">
            <text:p text:style-name="P510"/>
          </table:table-cell>
        </table:table-row>
        <table:table-row table:style-name="TableLine93825097850768">
          <table:table-cell table:style-name="Table32.A2" office:value-type="string">
            <text:p text:style-name="P969">language_id</text:p>
          </table:table-cell>
          <table:table-cell table:style-name="Table32.A2" office:value-type="string">
            <text:p text:style-name="P970">Big int</text:p>
          </table:table-cell>
          <table:table-cell table:style-name="Table32.A2" office:value-type="string">
            <text:p text:style-name="P993">Not null , <text:span text:style-name="T787">unsigned ,</text:span></text:p>
            <text:p text:style-name="P990">foreign key → languages(id)</text:p>
            <text:p text:style-name="P990"/>
            <text:p text:style-name="P979">On Delete → (cascade) ,</text:p>
            <text:p text:style-name="P980">On Update → (cascade) ,</text:p>
          </table:table-cell>
          <table:table-cell table:style-name="Table32.D2" office:value-type="string">
            <text:p text:style-name="P510"/>
          </table:table-cell>
        </table:table-row>
      </table:table>
      <text:p text:style-name="P441"/>
      <text:list xml:id="list3586033584" text:style-name="L59">
        <text:list-item>
          <text:list>
            <text:list-item>
              <text:p text:style-name="P2118">ارتباطات : </text:p>
              <text:list>
                <text:list-item>
                  <text:p text:style-name="P2119">app_settings : </text:p>
                  <text:list>
                    <text:list-item>
                      <text:p text:style-name="P2120">نوع : <text:span text:style-name="T734">1 به n </text:span></text:p>
                    </text:list-item>
                    <text:list-item>
                      <text:p text:style-name="P1783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11851752822249" text:continue-numbering="true" text:style-name="L59">
        <text:list-item>
          <text:list>
            <text:list-item>
              <text:list>
                <text:list-item>
                  <text:p text:style-name="P2119">languages : </text:p>
                  <text:list>
                    <text:list-item>
                      <text:p text:style-name="P2120">نوع : <text:span text:style-name="T737">1 به n</text:span></text:p>
                    </text:list-item>
                    <text:list-item>
                      <text:p text:style-name="P2121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11851619061077" text:continue-numbering="true" text:style-name="L59">
        <text:list-item>
          <text:list>
            <text:list-item>
              <text:list>
                <text:list-item>
                  <text:p text:style-name="P2119">dates : </text:p>
                  <text:list>
                    <text:list-item>
                      <text:p text:style-name="P2120">نوع : <text:span text:style-name="T738">1 به n </text:span></text:p>
                    </text:list-item>
                    <text:list-item>
                      <text:p text:style-name="P2121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11852034051541" text:continue-numbering="true" text:style-name="L59">
        <text:list-item>
          <text:list>
            <text:list-item>
              <text:list>
                <text:list-item>
                  <text:p text:style-name="P2119"><text:soft-page-break/>users : </text:p>
                  <text:list>
                    <text:list-item>
                      <text:p text:style-name="P2120">نوع : <text:span text:style-name="T741">1 به n</text:span></text:p>
                    </text:list-item>
                    <text:list-item>
                      <text:p text:style-name="P2121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11851961531201" text:continue-numbering="true" text:style-name="L59">
        <text:list-item>
          <text:p text:style-name="P272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11851547354349" text:continue-numbering="true" text:style-name="L59">
        <text:list-item>
          <text:list>
            <text:list-item>
              <text:p text:style-name="P2122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825097894368">
          <table:table-cell table:style-name="Table33.A1" office:value-type="string">
            <text:p text:style-name="P568">Name</text:p>
          </table:table-cell>
          <table:table-cell table:style-name="Table33.A1" office:value-type="string">
            <text:p text:style-name="P568">Data Type</text:p>
          </table:table-cell>
          <table:table-cell table:style-name="Table33.A1" office:value-type="string">
            <text:p text:style-name="P568">Attributes</text:p>
          </table:table-cell>
          <table:table-cell table:style-name="Table33.D1" office:value-type="string">
            <text:p text:style-name="P568">Comment</text:p>
          </table:table-cell>
        </table:table-row>
        <table:table-row table:style-name="TableLine93825097928704">
          <table:table-cell table:style-name="Table33.A2" office:value-type="string">
            <text:p text:style-name="P1001">id</text:p>
          </table:table-cell>
          <table:table-cell table:style-name="Table33.A2" office:value-type="string">
            <text:p text:style-name="P1002">Big int</text:p>
          </table:table-cell>
          <table:table-cell table:style-name="Table33.A2" office:value-type="string">
            <text:p text:style-name="P1005">Unsigned , not null , index ,</text:p>
            <text:p text:style-name="P1005">unique , primary key , </text:p>
            <text:p text:style-name="P1005">auto increment</text:p>
          </table:table-cell>
          <table:table-cell table:style-name="Table33.D2" office:value-type="string">
            <text:p text:style-name="P510"/>
          </table:table-cell>
        </table:table-row>
        <table:table-row table:style-name="TableLine93825097931184">
          <table:table-cell table:style-name="Table33.A2" office:value-type="string">
            <text:p text:style-name="P1001">sort</text:p>
          </table:table-cell>
          <table:table-cell table:style-name="Table33.A2" office:value-type="string">
            <text:p text:style-name="P1003">Tiny int</text:p>
          </table:table-cell>
          <table:table-cell table:style-name="Table33.A2" office:value-type="string">
            <text:p text:style-name="P1006">Nullable , unsigned </text:p>
          </table:table-cell>
          <table:table-cell table:style-name="Table33.D2" office:value-type="string">
            <text:p text:style-name="P510"/>
          </table:table-cell>
        </table:table-row>
        <table:table-row table:style-name="TableLine93825097932112">
          <table:table-cell table:style-name="Table33.A2" office:value-type="string">
            <text:p text:style-name="P1392">active</text:p>
          </table:table-cell>
          <table:table-cell table:style-name="Table33.A2" office:value-type="string">
            <text:p text:style-name="P1220">boolean</text:p>
          </table:table-cell>
          <table:table-cell table:style-name="Table33.A2" office:value-type="string">
            <text:p text:style-name="P1007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510"/>
          </table:table-cell>
        </table:table-row>
        <table:table-row table:style-name="TableLine93825097933088">
          <table:table-cell table:style-name="Table33.A2" office:value-type="string">
            <text:p text:style-name="P1001">app_setting_id</text:p>
          </table:table-cell>
          <table:table-cell table:style-name="Table33.A2" office:value-type="string">
            <text:p text:style-name="P1004">Big int</text:p>
          </table:table-cell>
          <table:table-cell table:style-name="Table33.A2" office:value-type="string">
            <text:p text:style-name="P1009">Not null , <text:span text:style-name="T787">unsigned ,</text:span></text:p>
            <text:p text:style-name="P1013">foreign key → app_settings(id)</text:p>
            <text:p text:style-name="P1008"/>
            <text:p text:style-name="P1011">On Delete → (cascade)</text:p>
            <text:p text:style-name="P1011">On Update → (cascade)</text:p>
          </table:table-cell>
          <table:table-cell table:style-name="Table33.D2" office:value-type="string">
            <text:p text:style-name="P510"/>
          </table:table-cell>
        </table:table-row>
      </table:table>
      <text:p text:style-name="P442"/>
      <text:p text:style-name="P442"/>
      <text:list xml:id="list359117996" text:style-name="L60">
        <text:list-item>
          <text:list>
            <text:list-item>
              <text:p text:style-name="P2123">ارتباطات : </text:p>
              <text:list>
                <text:list-item>
                  <text:p text:style-name="P2124">dates <text:s/>:<text:tab/></text:p>
                  <text:list>
                    <text:list-item>
                      <text:p text:style-name="P2125">نوع : <text:span text:style-name="T748">1 به n </text:span></text:p>
                    </text:list-item>
                    <text:list-item>
                      <text:p text:style-name="P2125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11851962562526" text:continue-numbering="true" text:style-name="L60">
        <text:list-item>
          <text:list>
            <text:list-item>
              <text:list>
                <text:list-item>
                  <text:p text:style-name="P2124">users : </text:p>
                  <text:list>
                    <text:list-item>
                      <text:p text:style-name="P2125">نوع : <text:span text:style-name="T749">1 به n </text:span></text:p>
                    </text:list-item>
                    <text:list-item>
                      <text:p text:style-name="P2125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11852039560999" text:continue-numbering="true" text:style-name="L60">
        <text:list-item>
          <text:list>
            <text:list-item>
              <text:list>
                <text:list-item>
                  <text:p text:style-name="P2124">app_settings : </text:p>
                  <text:list>
                    <text:list-item>
                      <text:p text:style-name="P2125">نوع : <text:span text:style-name="T755">1 به n</text:span></text:p>
                    </text:list-item>
                    <text:list-item>
                      <text:p text:style-name="P2125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11851973346147" text:continue-numbering="true" text:style-name="L60">
        <text:list-item>
          <text:list>
            <text:list-item>
              <text:list>
                <text:list-item>
                  <text:p text:style-name="P2124">iconables : </text:p>
                  <text:list>
                    <text:list-item>
                      <text:p text:style-name="P2125">نوع : <text:span text:style-name="T754">1 به 1 </text:span></text:p>
                    </text:list-item>
                    <text:list-item>
                      <text:p text:style-name="P2125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126"><text:soft-page-break/>contact_subject_translations : </text:p>
                  <text:list>
                    <text:list-item>
                      <text:p text:style-name="P2127">نوع : <text:span text:style-name="T770">1 به n</text:span></text:p>
                    </text:list-item>
                    <text:list-item>
                      <text:p text:style-name="P2127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900070087" text:style-name="L61">
        <text:list-item>
          <text:list>
            <text:list-item>
              <text:list>
                <text:list-item>
                  <text:p text:style-name="P2130">contacts : </text:p>
                  <text:list>
                    <text:list-item>
                      <text:p text:style-name="P2132">نوع ‌: <text:span text:style-name="T789">1 به n </text:span></text:p>
                    </text:list-item>
                    <text:list-item>
                      <text:p text:style-name="P213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11852023228440" text:continue-list="list111851973346147" text:style-name="L60">
        <text:list-item>
          <text:p text:style-name="P272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11852456025235" text:continue-numbering="true" text:style-name="L60">
        <text:list-item>
          <text:list>
            <text:list-item>
              <text:p text:style-name="P2136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825098018064">
          <table:table-cell table:style-name="Table34.A1" office:value-type="string">
            <text:p text:style-name="P568">Name</text:p>
          </table:table-cell>
          <table:table-cell table:style-name="Table34.A1" office:value-type="string">
            <text:p text:style-name="P568">Data Type</text:p>
          </table:table-cell>
          <table:table-cell table:style-name="Table34.A1" office:value-type="string">
            <text:p text:style-name="P568">Attributes</text:p>
          </table:table-cell>
          <table:table-cell table:style-name="Table34.D1" office:value-type="string">
            <text:p text:style-name="P568">Comment</text:p>
          </table:table-cell>
        </table:table-row>
        <table:table-row table:style-name="TableLine93825098048464">
          <table:table-cell table:style-name="Table34.A2" office:value-type="string">
            <text:p text:style-name="P1015">id</text:p>
          </table:table-cell>
          <table:table-cell table:style-name="Table34.A2" office:value-type="string">
            <text:p text:style-name="P1016">Big int</text:p>
          </table:table-cell>
          <table:table-cell table:style-name="Table34.A2" office:value-type="string">
            <text:p text:style-name="P1019">Unsigned , not null ,</text:p>
            <text:p text:style-name="P1019">index , <text:span text:style-name="T763">unique , </text:span></text:p>
            <text:p text:style-name="P1020">primary key , <text:span text:style-name="T764">auto increment</text:span></text:p>
          </table:table-cell>
          <table:table-cell table:style-name="Table34.D2" office:value-type="string">
            <text:p text:style-name="P510"/>
          </table:table-cell>
        </table:table-row>
        <table:table-row table:style-name="TableLine93825098051232">
          <table:table-cell table:style-name="Table34.A2" office:value-type="string">
            <text:p text:style-name="P1015">name</text:p>
          </table:table-cell>
          <table:table-cell table:style-name="Table34.A2" office:value-type="string">
            <text:p text:style-name="P1016">varchar(<text:span text:style-name="T765">50</text:span>)</text:p>
          </table:table-cell>
          <table:table-cell table:style-name="Table34.A2" office:value-type="string">
            <text:p text:style-name="P1021">Not null</text:p>
          </table:table-cell>
          <table:table-cell table:style-name="Table34.D2" office:value-type="string">
            <text:p text:style-name="P510"/>
          </table:table-cell>
        </table:table-row>
        <table:table-row table:style-name="TableLine93825098052160">
          <table:table-cell table:style-name="Table34.A2" office:value-type="string">
            <text:p text:style-name="P1015">contact_subject_id</text:p>
          </table:table-cell>
          <table:table-cell table:style-name="Table34.A2" office:value-type="string">
            <text:p text:style-name="P1017">Big int</text:p>
          </table:table-cell>
          <table:table-cell table:style-name="Table34.A2" office:value-type="string">
            <text:p text:style-name="P1023">Not null , <text:span text:style-name="T787">unsigned ,</text:span></text:p>
            <text:p text:style-name="P1022">foreign key → contact_subjects(id)</text:p>
            <text:p text:style-name="P1022"/>
            <text:p text:style-name="P1024">On Delete → (cascade)</text:p>
            <text:p text:style-name="P1024">On Update → (cascade)</text:p>
          </table:table-cell>
          <table:table-cell table:style-name="Table34.D2" office:value-type="string">
            <text:p text:style-name="P510"/>
          </table:table-cell>
        </table:table-row>
        <table:table-row table:style-name="TableLine93825098053136">
          <table:table-cell table:style-name="Table34.A2" office:value-type="string">
            <text:p text:style-name="P1015">language_id</text:p>
          </table:table-cell>
          <table:table-cell table:style-name="Table34.A2" office:value-type="string">
            <text:p text:style-name="P1018">Big int</text:p>
          </table:table-cell>
          <table:table-cell table:style-name="Table34.A2" office:value-type="string">
            <text:p text:style-name="P992">Not null , <text:span text:style-name="T787">unsigned ,</text:span> </text:p>
            <text:p text:style-name="P991">foreign key → languages(id)</text:p>
            <text:p text:style-name="P991"/>
            <text:p text:style-name="P981">On Delete → (cascade) ,</text:p>
            <text:p text:style-name="P981">On Update → (cascade) ,</text:p>
          </table:table-cell>
          <table:table-cell table:style-name="Table34.D2" office:value-type="string">
            <text:p text:style-name="P510"/>
          </table:table-cell>
        </table:table-row>
      </table:table>
      <text:p text:style-name="P443"/>
      <text:list xml:id="list2622002946" text:style-name="L62">
        <text:list-item>
          <text:list>
            <text:list-item>
              <text:p text:style-name="P2137">ارتباطات :‌</text:p>
              <text:list>
                <text:list-item>
                  <text:p text:style-name="P2138">languages : </text:p>
                  <text:list>
                    <text:list-item>
                      <text:p text:style-name="P2128">نوع : <text:span text:style-name="T766">1 به n</text:span></text:p>
                    </text:list-item>
                    <text:list-item>
                      <text:p text:style-name="P2129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11852865052786" text:continue-numbering="true" text:style-name="L62">
        <text:list-item>
          <text:list>
            <text:list-item>
              <text:list>
                <text:list-item>
                  <text:p text:style-name="P2139">contact_subjects : </text:p>
                  <text:list>
                    <text:list-item>
                      <text:p text:style-name="P2128">نوع : <text:span text:style-name="T770">1 به n</text:span></text:p>
                    </text:list-item>
                    <text:list-item>
                      <text:p text:style-name="P2128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8">contacts : <text:span text:style-name="T775">در این جدول message های تماس با ما ذخیره میشود !!! که فورم ان در صفحه index است . </text:span></text:p>
          <text:p text:style-name="P2140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11851598606894" text:continue-numbering="true" text:style-name="L62">
        <text:list-item>
          <text:list>
            <text:list-item>
              <text:p text:style-name="P2141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825098019904">
          <table:table-cell table:style-name="Table35.A1" office:value-type="string">
            <text:p text:style-name="P568">Name</text:p>
          </table:table-cell>
          <table:table-cell table:style-name="Table35.A1" office:value-type="string">
            <text:p text:style-name="P568">Data Type</text:p>
          </table:table-cell>
          <table:table-cell table:style-name="Table35.A1" office:value-type="string">
            <text:p text:style-name="P568">Attributes</text:p>
          </table:table-cell>
          <table:table-cell table:style-name="Table35.D1" office:value-type="string">
            <text:p text:style-name="P568">Comment</text:p>
          </table:table-cell>
        </table:table-row>
        <table:table-row table:style-name="TableLine93825098150608">
          <table:table-cell table:style-name="Table35.A2" office:value-type="string">
            <text:p text:style-name="P1025">id</text:p>
          </table:table-cell>
          <table:table-cell table:style-name="Table35.A2" office:value-type="string">
            <text:p text:style-name="P1027">Big int</text:p>
          </table:table-cell>
          <table:table-cell table:style-name="Table35.A2" office:value-type="string">
            <text:p text:style-name="P1033">Unsigned , index, </text:p>
            <text:p text:style-name="P1034">not null ,<text:span text:style-name="T776">primary key , unique ,</text:span></text:p>
            <text:p text:style-name="P1034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2656">
          <table:table-cell table:style-name="Table35.A2" office:value-type="string">
            <text:p text:style-name="P1025">name</text:p>
          </table:table-cell>
          <table:table-cell table:style-name="Table35.A2" office:value-type="string">
            <text:p text:style-name="P1028">varchar(<text:span text:style-name="T778">48</text:span>)</text:p>
          </table:table-cell>
          <table:table-cell table:style-name="Table35.A2" office:value-type="string">
            <text:p text:style-name="P1229">nullable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3584">
          <table:table-cell table:style-name="Table35.A2" office:value-type="string">
            <text:p text:style-name="P1025">email</text:p>
          </table:table-cell>
          <table:table-cell table:style-name="Table35.A2" office:value-type="string">
            <text:p text:style-name="P1029">varchar(<text:span text:style-name="T779">64</text:span>)</text:p>
          </table:table-cell>
          <table:table-cell table:style-name="Table35.A2" office:value-type="string">
            <text:p text:style-name="P1229">nullable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4560">
          <table:table-cell table:style-name="Table35.A2" office:value-type="string">
            <text:p text:style-name="P1025">message</text:p>
          </table:table-cell>
          <table:table-cell table:style-name="Table35.A2" office:value-type="string">
            <text:p text:style-name="P1043">text</text:p>
          </table:table-cell>
          <table:table-cell table:style-name="Table35.A2" office:value-type="string">
            <text:p text:style-name="P1035">Not null 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5760">
          <table:table-cell table:style-name="Table35.A2" office:value-type="string">
            <text:p text:style-name="P1025">ip</text:p>
          </table:table-cell>
          <table:table-cell table:style-name="Table35.A2" office:value-type="string">
            <text:p text:style-name="P1032">int</text:p>
          </table:table-cell>
          <table:table-cell table:style-name="Table35.A2" office:value-type="string">
            <text:p text:style-name="P1036">Unsigned , not null 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6640">
          <table:table-cell table:style-name="Table35.A2" office:value-type="string">
            <text:p text:style-name="P1025">contact_subject_id</text:p>
          </table:table-cell>
          <table:table-cell table:style-name="Table35.A2" office:value-type="string">
            <text:p text:style-name="P1030">Big int</text:p>
          </table:table-cell>
          <table:table-cell table:style-name="Table35.A2" office:value-type="string">
            <text:p text:style-name="P1038">Nullable , <text:span text:style-name="T787">unsigned</text:span></text:p>
            <text:p text:style-name="P1038"><text:s/><text:span text:style-name="T781">foreign key → </text:span><text:span text:style-name="T782">contact_subjects(id)</text:span></text:p>
            <text:p text:style-name="P1037"/>
            <text:p text:style-name="P1040">On Delete → <text:span text:style-name="T783">(set Null)</text:span></text:p>
            <text:p text:style-name="P53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10"/>
          </table:table-cell>
        </table:table-row>
        <table:table-row table:style-name="TableLine93825098157568">
          <table:table-cell table:style-name="Table35.A2" office:value-type="string">
            <text:p text:style-name="P1026">language_id</text:p>
          </table:table-cell>
          <table:table-cell table:style-name="Table35.A2" office:value-type="string">
            <text:p text:style-name="P1031">Big int</text:p>
          </table:table-cell>
          <table:table-cell table:style-name="Table35.A2" office:value-type="string">
            <text:p text:style-name="P1039">Nullable , <text:span text:style-name="T787">unsigned</text:span></text:p>
            <text:p text:style-name="P535"><text:span text:style-name="T780"><text:s/></text:span><text:span text:style-name="T781">foreign key → </text:span><text:span text:style-name="T788">languages</text:span><text:span text:style-name="T782">(id)</text:span></text:p>
            <text:p text:style-name="P1039"/>
            <text:p text:style-name="P1041">On Delete → <text:span text:style-name="T783">(set Null)</text:span></text:p>
            <text:p text:style-name="P104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10"/>
          </table:table-cell>
        </table:table-row>
      </table:table>
      <text:p text:style-name="P464"/>
      <text:list xml:id="list111852180599221" text:continue-list="list1900070087" text:style-name="L61">
        <text:list-item>
          <text:list>
            <text:list-item>
              <text:p text:style-name="P2142">ارتباطات :‌</text:p>
              <text:list>
                <text:list-item>
                  <text:p text:style-name="P2131">languages : </text:p>
                  <text:list>
                    <text:list-item>
                      <text:p text:style-name="P2133">نوع ‌: <text:span text:style-name="T789">1 به n</text:span></text:p>
                    </text:list-item>
                    <text:list-item>
                      <text:p text:style-name="P2133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11852493318327" text:continue-numbering="true" text:style-name="L61">
        <text:list-item>
          <text:list>
            <text:list-item>
              <text:list>
                <text:list-item>
                  <text:p text:style-name="P2131">contact_subjects : </text:p>
                  <text:list>
                    <text:list-item>
                      <text:p text:style-name="P2134">نوع ‌: <text:span text:style-name="T789">1 به n </text:span></text:p>
                    </text:list-item>
                    <text:list-item>
                      <text:p text:style-name="P213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143">dates : </text:p>
                  <text:list>
                    <text:list-item>
                      <text:p text:style-name="P2135"><text:soft-page-break/>نوع ‌: <text:span text:style-name="T795">1 به n </text:span></text:p>
                    </text:list-item>
                    <text:list-item>
                      <text:p text:style-name="P2135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11853275975993" text:continue-numbering="true" text:style-name="L61">
        <text:list-item>
          <text:list>
            <text:list-item>
              <text:list>
                <text:list-item>
                  <text:p text:style-name="P2144">contact_replies : </text:p>
                  <text:list>
                    <text:list-item>
                      <text:p text:style-name="P2145">نوع : <text:span text:style-name="T802">1 به n </text:span></text:p>
                    </text:list-item>
                    <text:list-item>
                      <text:p text:style-name="P214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11851372941649" text:continue-numbering="true" text:style-name="L61">
        <text:list-item>
          <text:list>
            <text:list-item>
              <text:list>
                <text:list-item>
                  <text:p text:style-name="P2148">users : </text:p>
                  <text:list>
                    <text:list-item>
                      <text:p text:style-name="P2148">نوع :‌ 1 به n </text:p>
                    </text:list-item>
                    <text:list-item>
                      <text:p text:style-name="P2148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9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11853455133614" text:continue-numbering="true" text:style-name="L61">
        <text:list-item>
          <text:list>
            <text:list-item>
              <text:p text:style-name="P2149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25098204992">
          <table:table-cell table:style-name="Table36.A1" office:value-type="string">
            <text:p text:style-name="P568">Name</text:p>
          </table:table-cell>
          <table:table-cell table:style-name="Table36.A1" office:value-type="string">
            <text:p text:style-name="P568">Data Type</text:p>
          </table:table-cell>
          <table:table-cell table:style-name="Table36.A1" office:value-type="string">
            <text:p text:style-name="P568">Attributes</text:p>
          </table:table-cell>
          <table:table-cell table:style-name="Table36.D1" office:value-type="string">
            <text:p text:style-name="P568">Comment</text:p>
          </table:table-cell>
        </table:table-row>
        <table:table-row table:style-name="TableLine93825098227040">
          <table:table-cell table:style-name="Table36.A2" office:value-type="string">
            <text:p text:style-name="P1044">id</text:p>
          </table:table-cell>
          <table:table-cell table:style-name="Table36.A2" office:value-type="string">
            <text:p text:style-name="P1046">Big int</text:p>
          </table:table-cell>
          <table:table-cell table:style-name="Table36.A2" office:value-type="string">
            <text:p text:style-name="P1049">Unsigned , index , primary key ,</text:p>
            <text:p text:style-name="P1050">unique , auto increment , </text:p>
            <text:p text:style-name="P1052">not null </text:p>
          </table:table-cell>
          <table:table-cell table:style-name="Table36.D2" office:value-type="string">
            <text:p text:style-name="P510"/>
          </table:table-cell>
        </table:table-row>
        <table:table-row table:style-name="TableLine93825098225072">
          <table:table-cell table:style-name="Table36.A2" office:value-type="string">
            <text:p text:style-name="P1044">subject</text:p>
          </table:table-cell>
          <table:table-cell table:style-name="Table36.A2" office:value-type="string">
            <text:p text:style-name="P1048">varchar(128)</text:p>
          </table:table-cell>
          <table:table-cell table:style-name="Table36.A2" office:value-type="string">
            <text:p text:style-name="P1051">Not null </text:p>
          </table:table-cell>
          <table:table-cell table:style-name="Table36.D2" office:value-type="string">
            <text:p text:style-name="P510"/>
          </table:table-cell>
        </table:table-row>
        <table:table-row table:style-name="TableLine93825098226000">
          <table:table-cell table:style-name="Table36.A2" office:value-type="string">
            <text:p text:style-name="P1044">message</text:p>
          </table:table-cell>
          <table:table-cell table:style-name="Table36.A2" office:value-type="string">
            <text:p text:style-name="P1048">text</text:p>
          </table:table-cell>
          <table:table-cell table:style-name="Table36.A2" office:value-type="string">
            <text:p text:style-name="P1051">Not null </text:p>
          </table:table-cell>
          <table:table-cell table:style-name="Table36.D2" office:value-type="string">
            <text:p text:style-name="P510"/>
          </table:table-cell>
        </table:table-row>
        <table:table-row table:style-name="TableLine93825098230288">
          <table:table-cell table:style-name="Table36.A2" office:value-type="string">
            <text:p text:style-name="P1045">contact_id</text:p>
          </table:table-cell>
          <table:table-cell table:style-name="Table36.A2" office:value-type="string">
            <text:p text:style-name="P1047">Big int</text:p>
          </table:table-cell>
          <table:table-cell table:style-name="Table36.A2" office:value-type="string">
            <text:p text:style-name="P1053">Unsigned , Not null , </text:p>
            <text:p text:style-name="P1053"><text:span text:style-name="T797">foreign key → </text:span><text:span text:style-name="T798">contacts(id)</text:span></text:p>
            <text:p text:style-name="P1053"/>
            <text:p text:style-name="P1053"/>
            <text:p text:style-name="P1054">On Delete →<text:span text:style-name="T800"> </text:span>(‘<text:span text:style-name="T800">cascade</text:span>’)</text:p>
            <text:p text:style-name="P53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510"/>
          </table:table-cell>
        </table:table-row>
      </table:table>
      <text:p text:style-name="P444"/>
      <text:list xml:id="list3903038033" text:style-name="L63">
        <text:list-item>
          <text:list>
            <text:list-item>
              <text:p text:style-name="P2150">ارتباطات :‌</text:p>
              <text:list>
                <text:list-item>
                  <text:p text:style-name="P2150">contacts :</text:p>
                  <text:list>
                    <text:list-item>
                      <text:p text:style-name="P2146">نوع : <text:span text:style-name="T802">1 به n </text:span></text:p>
                    </text:list-item>
                    <text:list-item>
                      <text:p text:style-name="P214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11852571358697" text:continue-numbering="true" text:style-name="L63">
        <text:list-item>
          <text:list>
            <text:list-item>
              <text:list>
                <text:list-item>
                  <text:p text:style-name="P2150">dates : </text:p>
                  <text:list>
                    <text:list-item>
                      <text:p text:style-name="P2151">نوع <text:s/>:<text:span text:style-name="T804">1 به n </text:span></text:p>
                    </text:list-item>
                    <text:list-item>
                      <text:p text:style-name="P2152">توضیحات : <text:span text:style-name="T804">هر یک </text:span><text:span text:style-name="T805">reply دارای چندین date است</text:span></text:p>
                      <text:p text:style-name="P2152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11851634908364" text:continue-numbering="true" text:style-name="L63">
        <text:list-item>
          <text:list>
            <text:list-item>
              <text:list>
                <text:list-item>
                  <text:p text:style-name="P2150">users :</text:p>
                  <text:list>
                    <text:list-item>
                      <text:p text:style-name="P2147">نوع : <text:span text:style-name="T807">1 به n </text:span></text:p>
                    </text:list-item>
                    <text:list-item>
                      <text:p text:style-name="P2147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11851439220086" text:continue-numbering="true" text:style-name="L63">
        <text:list-item>
          <text:p text:style-name="P2730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11851900272484" text:continue-numbering="true" text:style-name="L63">
        <text:list-item>
          <text:list>
            <text:list-item>
              <text:p text:style-name="P2153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825098206704">
          <table:table-cell table:style-name="Table37.A1" office:value-type="string">
            <text:p text:style-name="P568">Name</text:p>
          </table:table-cell>
          <table:table-cell table:style-name="Table37.A1" office:value-type="string">
            <text:p text:style-name="P568">Data Type</text:p>
          </table:table-cell>
          <table:table-cell table:style-name="Table37.A1" office:value-type="string">
            <text:p text:style-name="P568">Attributes</text:p>
          </table:table-cell>
          <table:table-cell table:style-name="Table37.D1" office:value-type="string">
            <text:p text:style-name="P568">Comment</text:p>
          </table:table-cell>
        </table:table-row>
        <table:table-row table:style-name="TableLine93825098309344">
          <table:table-cell table:style-name="Table37.A2" office:value-type="string">
            <text:p text:style-name="P1055">id</text:p>
          </table:table-cell>
          <table:table-cell table:style-name="Table37.A2" office:value-type="string">
            <text:p text:style-name="P1056">Big int</text:p>
          </table:table-cell>
          <table:table-cell table:style-name="Table37.A2" office:value-type="string">
            <text:p text:style-name="P1062">Not null , unsigned ,</text:p>
            <text:p text:style-name="P1063">index , unique , primary key , </text:p>
            <text:p text:style-name="P1063">auto increment</text:p>
          </table:table-cell>
          <table:table-cell table:style-name="Table37.D2" office:value-type="string">
            <text:p text:style-name="P510"/>
          </table:table-cell>
        </table:table-row>
        <table:table-row table:style-name="TableLine93825098312240">
          <table:table-cell table:style-name="Table37.A2" office:value-type="string">
            <text:p text:style-name="P1055">number</text:p>
          </table:table-cell>
          <table:table-cell table:style-name="Table37.A2" office:value-type="string">
            <text:p text:style-name="P1064">Big int</text:p>
          </table:table-cell>
          <table:table-cell table:style-name="Table37.A2" office:value-type="string">
            <text:p text:style-name="P1061">Not null <text:s/>, <text:span text:style-name="T809">unsigned</text:span></text:p>
          </table:table-cell>
          <table:table-cell table:style-name="Table37.D2" office:value-type="string">
            <text:p text:style-name="P510"/>
          </table:table-cell>
        </table:table-row>
        <table:table-row table:style-name="TableLine93825098313168">
          <table:table-cell table:style-name="Table37.A2" office:value-type="string">
            <text:p text:style-name="P1393">active</text:p>
          </table:table-cell>
          <table:table-cell table:style-name="Table37.A2" office:value-type="string">
            <text:p text:style-name="P1221">boolean</text:p>
          </table:table-cell>
          <table:table-cell table:style-name="Table37.A2" office:value-type="string">
            <text:p text:style-name="P1060">Not null , defualt 1 </text:p>
          </table:table-cell>
          <table:table-cell table:style-name="Table37.D2" office:value-type="string">
            <text:p text:style-name="P510"/>
          </table:table-cell>
        </table:table-row>
        <table:table-row table:style-name="TableLine93825098314144">
          <table:table-cell table:style-name="Table37.A2" office:value-type="string">
            <text:p text:style-name="P1055">sort</text:p>
          </table:table-cell>
          <table:table-cell table:style-name="Table37.A2" office:value-type="string">
            <text:p text:style-name="P1057">Tiny int</text:p>
          </table:table-cell>
          <table:table-cell table:style-name="Table37.A2" office:value-type="string">
            <text:p text:style-name="P1057">Unsigned , nullable</text:p>
          </table:table-cell>
          <table:table-cell table:style-name="Table37.D2" office:value-type="string">
            <text:p text:style-name="P510"/>
          </table:table-cell>
        </table:table-row>
        <table:table-row table:style-name="Table37.6">
          <table:table-cell table:style-name="Table37.A2" office:value-type="string">
            <text:p text:style-name="P1055">app_setting_id</text:p>
          </table:table-cell>
          <table:table-cell table:style-name="Table37.A2" office:value-type="string">
            <text:p text:style-name="P1058">Big int</text:p>
          </table:table-cell>
          <table:table-cell table:style-name="Table37.A2" office:value-type="string">
            <text:p text:style-name="P1065">Unsigned , not null </text:p>
            <text:p text:style-name="P1014">foreign key → app_settings(id)</text:p>
            <text:p text:style-name="P1010"/>
            <text:p text:style-name="P1012">On Delete → (cascade)</text:p>
            <text:p text:style-name="P1059"><text:span text:style-name="T810">On Update → (cascade)</text:span> </text:p>
          </table:table-cell>
          <table:table-cell table:style-name="Table37.D2" office:value-type="string">
            <text:p text:style-name="P510"/>
          </table:table-cell>
        </table:table-row>
      </table:table>
      <text:p text:style-name="P445"/>
      <text:p text:style-name="P445"/>
      <text:list xml:id="list2655597109" text:style-name="L64">
        <text:list-item>
          <text:list>
            <text:list-item>
              <text:p text:style-name="P2154">رابطه ها : </text:p>
              <text:list>
                <text:list-item>
                  <text:p text:style-name="P2154">dates : </text:p>
                  <text:list>
                    <text:list-item>
                      <text:p text:style-name="P2155">نوع :‌ <text:span text:style-name="T811">1 به n</text:span></text:p>
                    </text:list-item>
                    <text:list-item>
                      <text:p text:style-name="P2155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11852291698173" text:continue-numbering="true" text:style-name="L64">
        <text:list-item>
          <text:list>
            <text:list-item>
              <text:list>
                <text:list-item>
                  <text:p text:style-name="P2154">users : </text:p>
                  <text:list>
                    <text:list-item>
                      <text:p text:style-name="P2155">نوع :‌ <text:span text:style-name="T811">1 به n</text:span></text:p>
                    </text:list-item>
                    <text:list-item>
                      <text:p text:style-name="P2155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11852880884482" text:continue-numbering="true" text:style-name="L64">
        <text:list-item>
          <text:list>
            <text:list-item>
              <text:list>
                <text:list-item>
                  <text:p text:style-name="P2158">iconables : </text:p>
                  <text:list>
                    <text:list-item>
                      <text:p text:style-name="P2156">نوع :‌ <text:span text:style-name="T811">1 به 1</text:span></text:p>
                    </text:list-item>
                    <text:list-item>
                      <text:p text:style-name="P2156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735"/>
      <text:list xml:id="list111852017717783" text:continue-numbering="true" text:style-name="L64">
        <text:list-item>
          <text:list>
            <text:list-item>
              <text:list>
                <text:list-item>
                  <text:p text:style-name="P2159">counter_translations :</text:p>
                  <text:list>
                    <text:list-item>
                      <text:p text:style-name="P2160">نوع : <text:span text:style-name="T827">1 به n</text:span></text:p>
                    </text:list-item>
                    <text:list-item>
                      <text:p text:style-name="P216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11852872914315" text:continue-numbering="true" text:style-name="L64">
        <text:list-item>
          <text:list>
            <text:list-item>
              <text:list>
                <text:list-item>
                  <text:p text:style-name="P2163">app_settings : </text:p>
                  <text:list>
                    <text:list-item>
                      <text:p text:style-name="P2157">نوع :‌<text:span text:style-name="T817">1 به n</text:span></text:p>
                    </text:list-item>
                    <text:list-item>
                      <text:p text:style-name="P2157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11851352361890" text:continue-numbering="true" text:style-name="L64">
        <text:list-item>
          <text:p text:style-name="P2164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11852629499697" text:continue-numbering="true" text:style-name="L64">
        <text:list-item>
          <text:list>
            <text:list-item>
              <text:p text:style-name="P2165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825098416112">
          <table:table-cell table:style-name="Table38.A1" office:value-type="string">
            <text:p text:style-name="P568">Name</text:p>
          </table:table-cell>
          <table:table-cell table:style-name="Table38.A1" office:value-type="string">
            <text:p text:style-name="P568">Data Type</text:p>
          </table:table-cell>
          <table:table-cell table:style-name="Table38.A1" office:value-type="string">
            <text:p text:style-name="P568">Attributes</text:p>
          </table:table-cell>
          <table:table-cell table:style-name="Table38.D1" office:value-type="string">
            <text:p text:style-name="P568">Comment</text:p>
          </table:table-cell>
        </table:table-row>
        <table:table-row table:style-name="TableLine93825098046560">
          <table:table-cell table:style-name="Table38.A2" office:value-type="string">
            <text:p text:style-name="P1066">id</text:p>
          </table:table-cell>
          <table:table-cell table:style-name="Table38.A2" office:value-type="string">
            <text:p text:style-name="P1067">Big int</text:p>
          </table:table-cell>
          <table:table-cell table:style-name="Table38.A2" office:value-type="string">
            <text:p text:style-name="P1070">Unsigned , <text:span text:style-name="T822">index , unique,</text:span></text:p>
            <text:p text:style-name="P1072">primary key ,</text:p>
            <text:p text:style-name="P1072"><text:s/>auto increment , <text:span text:style-name="T823">not null <text:s/></text:span></text:p>
          </table:table-cell>
          <table:table-cell table:style-name="Table38.D2" office:value-type="string">
            <text:p text:style-name="P510"/>
          </table:table-cell>
        </table:table-row>
        <table:table-row table:style-name="TableLine93825098418352">
          <table:table-cell table:style-name="Table38.A2" office:value-type="string">
            <text:p text:style-name="P1066">Title</text:p>
          </table:table-cell>
          <table:table-cell table:style-name="Table38.A2" office:value-type="string">
            <text:p text:style-name="P53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71">Not null </text:p>
          </table:table-cell>
          <table:table-cell table:style-name="Table38.D2" office:value-type="string">
            <text:p text:style-name="P510"/>
          </table:table-cell>
        </table:table-row>
        <table:table-row table:style-name="TableLine93825098388672">
          <table:table-cell table:style-name="Table38.A2" office:value-type="string">
            <text:p text:style-name="P1066">language_id</text:p>
          </table:table-cell>
          <table:table-cell table:style-name="Table38.A2" office:value-type="string">
            <text:p text:style-name="P1068">Big int</text:p>
          </table:table-cell>
          <table:table-cell table:style-name="Table38.A2" office:value-type="string">
            <text:p text:style-name="P994">Not null , <text:span text:style-name="T787">unsigned ,</text:span> </text:p>
            <text:p text:style-name="P994">foreign key → languages(id)</text:p>
            <text:p text:style-name="P994"/>
            <text:p text:style-name="P982">On Delete → (cascade) ,</text:p>
            <text:p text:style-name="P982">On Update → (cascade) ,</text:p>
          </table:table-cell>
          <table:table-cell table:style-name="Table38.D2" office:value-type="string">
            <text:p text:style-name="P510"/>
          </table:table-cell>
        </table:table-row>
        <table:table-row table:style-name="TableLine93825098385680">
          <table:table-cell table:style-name="Table38.A2" office:value-type="string">
            <text:p text:style-name="P1066">counter_id</text:p>
          </table:table-cell>
          <table:table-cell table:style-name="Table38.A2" office:value-type="string">
            <text:p text:style-name="P1069">Big int</text:p>
          </table:table-cell>
          <table:table-cell table:style-name="Table38.A2" office:value-type="string">
            <text:p text:style-name="P995">Not null , <text:span text:style-name="T787">unsigned ,</text:span> </text:p>
            <text:p text:style-name="P537"><text:span text:style-name="T824">foreign key → </text:span><text:span text:style-name="T825">counters</text:span><text:span text:style-name="T824">(id)</text:span></text:p>
            <text:p text:style-name="P995"/>
            <text:p text:style-name="P983">On Delete → (cascade) ,</text:p>
            <text:p text:style-name="P983">On Update → (cascade) ,</text:p>
          </table:table-cell>
          <table:table-cell table:style-name="Table38.D2" office:value-type="string">
            <text:p text:style-name="P510"/>
          </table:table-cell>
        </table:table-row>
      </table:table>
      <text:p text:style-name="P446"/>
      <text:p text:style-name="P446"/>
      <text:list xml:id="list3722362409" text:style-name="L65">
        <text:list-item>
          <text:list>
            <text:list-item>
              <text:p text:style-name="P2166">ارتباطات :‌</text:p>
              <text:list>
                <text:list-item>
                  <text:p text:style-name="P2166">languages : </text:p>
                  <text:list>
                    <text:list-item>
                      <text:p text:style-name="P2161">نوع : <text:span text:style-name="T827">1 به n</text:span></text:p>
                    </text:list-item>
                    <text:list-item>
                      <text:p text:style-name="P2161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1851432331669" text:continue-numbering="true" text:style-name="L65">
        <text:list-item>
          <text:list>
            <text:list-item>
              <text:list>
                <text:list-item>
                  <text:p text:style-name="P2166">counters : </text:p>
                  <text:list>
                    <text:list-item>
                      <text:p text:style-name="P2162">نوع : <text:span text:style-name="T827">1 به n</text:span></text:p>
                    </text:list-item>
                    <text:list-item>
                      <text:p text:style-name="P216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1853335415253" text:continue-numbering="true" text:style-name="L65">
        <text:list-item>
          <text:p text:style-name="P2731">teams : در این جدول <text:span text:style-name="T831">team ها ذخیره میشوند !!</text:span></text:p>
        </text:list-item>
      </text:list>
      <text:p text:style-name="P162"/>
      <text:list xml:id="list111851395003465" text:continue-numbering="true" text:style-name="L65">
        <text:list-item>
          <text:list>
            <text:list-item>
              <text:p text:style-name="P2167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825098417888">
          <table:table-cell table:style-name="Table39.A1" office:value-type="string">
            <text:p text:style-name="P568">Name</text:p>
          </table:table-cell>
          <table:table-cell table:style-name="Table39.A1" office:value-type="string">
            <text:p text:style-name="P568">Data Type</text:p>
          </table:table-cell>
          <table:table-cell table:style-name="Table39.A1" office:value-type="string">
            <text:p text:style-name="P568">Attributes</text:p>
          </table:table-cell>
          <table:table-cell table:style-name="Table39.D1" office:value-type="string">
            <text:p text:style-name="P568">Comment</text:p>
          </table:table-cell>
        </table:table-row>
        <table:table-row table:style-name="TableLine93825098485248">
          <table:table-cell table:style-name="Table39.A2" office:value-type="string">
            <text:p text:style-name="P1073">id</text:p>
          </table:table-cell>
          <table:table-cell table:style-name="Table39.A2" office:value-type="string">
            <text:p text:style-name="P1074">Big int</text:p>
          </table:table-cell>
          <table:table-cell table:style-name="Table39.A2" office:value-type="string">
            <text:p text:style-name="P1075">Not null , unsigned ,index ,</text:p>
            <text:p text:style-name="P1075">unique , primary key ,</text:p>
            <text:p text:style-name="P1075"><text:s/>auto increment</text:p>
          </table:table-cell>
          <table:table-cell table:style-name="Table39.D2" office:value-type="string">
            <text:p text:style-name="P510"/>
          </table:table-cell>
        </table:table-row>
        <table:table-row table:style-name="TableLine93825098488032">
          <table:table-cell table:style-name="Table39.A2" office:value-type="string">
            <text:p text:style-name="P1394">active</text:p>
          </table:table-cell>
          <table:table-cell table:style-name="Table39.A2" office:value-type="string">
            <text:p text:style-name="P1222">boolean</text:p>
          </table:table-cell>
          <table:table-cell table:style-name="Table39.A2" office:value-type="string">
            <text:p text:style-name="P1076">Not null , defualt 1</text:p>
          </table:table-cell>
          <table:table-cell table:style-name="Table39.D2" office:value-type="string">
            <text:p text:style-name="P510"/>
          </table:table-cell>
        </table:table-row>
      </table:table>
      <text:p text:style-name="P447"/>
      <text:p text:style-name="P447"/>
      <text:list xml:id="list463749025" text:style-name="L66">
        <text:list-item>
          <text:list>
            <text:list-item>
              <text:p text:style-name="P2168">ارتباطات :‌</text:p>
            </text:list-item>
          </text:list>
        </text:list-item>
      </text:list>
      <text:p text:style-name="P164"/>
      <text:list xml:id="list111851937080273" text:continue-numbering="true" text:style-name="L66">
        <text:list-item>
          <text:list>
            <text:list-item>
              <text:list>
                <text:list-item>
                  <text:p text:style-name="P2168">dates : </text:p>
                  <text:list>
                    <text:list-item>
                      <text:p text:style-name="P2169">نوع :‌<text:span text:style-name="T838">1 به n</text:span></text:p>
                    </text:list-item>
                    <text:list-item>
                      <text:p text:style-name="P2169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1852154514035" text:continue-numbering="true" text:style-name="L66">
        <text:list-item>
          <text:list>
            <text:list-item>
              <text:list>
                <text:list-item>
                  <text:p text:style-name="P2168">users : </text:p>
                  <text:list>
                    <text:list-item>
                      <text:p text:style-name="P2169">نوع :‌ <text:span text:style-name="T836">1 به n </text:span></text:p>
                    </text:list-item>
                    <text:list-item>
                      <text:p text:style-name="P2169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1852895377437" text:continue-numbering="true" text:style-name="L66">
        <text:list-item>
          <text:list>
            <text:list-item>
              <text:list>
                <text:list-item>
                  <text:p text:style-name="P2168">socialables : </text:p>
                  <text:list>
                    <text:list-item>
                      <text:p text:style-name="P2169">نوع :‌<text:span text:style-name="T841">1 به n</text:span></text:p>
                    </text:list-item>
                    <text:list-item>
                      <text:p text:style-name="P2169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1852652925069" text:continue-numbering="true" text:style-name="L66">
        <text:list-item>
          <text:list>
            <text:list-item>
              <text:list>
                <text:list-item>
                  <text:p text:style-name="P2172">team_translations : </text:p>
                  <text:list>
                    <text:list-item>
                      <text:p text:style-name="P2169">نوع :‌ <text:span text:style-name="T834">1 به n</text:span></text:p>
                    </text:list-item>
                    <text:list-item>
                      <text:p text:style-name="P2169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1853096740836" text:continue-numbering="true" text:style-name="L66">
        <text:list-item>
          <text:list>
            <text:list-item>
              <text:list>
                <text:list-item>
                  <text:p text:style-name="P1784"><text:span text:style-name="T975">iconables</text:span><text:span text:style-name="T976"> : </text:span></text:p>
                  <text:list>
                    <text:list-item>
                      <text:p text:style-name="P2169">نوع :‌<text:span text:style-name="T832">1 به 1 </text:span></text:p>
                    </text:list-item>
                    <text:list-item>
                      <text:p text:style-name="P2170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1851698055007" text:continue-numbering="true" text:style-name="L66">
        <text:list-item>
          <text:list>
            <text:list-item>
              <text:list>
                <text:list-item>
                  <text:p text:style-name="P2702"><text:span text:style-name="T971">portfolios</text:span><text:span text:style-name="T968"> : </text:span></text:p>
                  <text:list>
                    <text:list-item>
                      <text:p text:style-name="P2173">نوع :‌1 به n </text:p>
                    </text:list-item>
                    <text:list-item>
                      <text:p text:style-name="P217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11852060429226" text:continue-numbering="true" text:style-name="L66">
        <text:list-item>
          <text:list>
            <text:list-item>
              <text:p text:style-name="P2177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825098558624">
          <table:table-cell table:style-name="Table40.A1" office:value-type="string">
            <text:p text:style-name="P568">Name</text:p>
          </table:table-cell>
          <table:table-cell table:style-name="Table40.A1" office:value-type="string">
            <text:p text:style-name="P568">Data Type</text:p>
          </table:table-cell>
          <table:table-cell table:style-name="Table40.A1" office:value-type="string">
            <text:p text:style-name="P568">Attributes</text:p>
          </table:table-cell>
          <table:table-cell table:style-name="Table40.D1" office:value-type="string">
            <text:p text:style-name="P568">Comment</text:p>
          </table:table-cell>
        </table:table-row>
        <table:table-row table:style-name="TableLine93825098584608">
          <table:table-cell table:style-name="Table40.A2" office:value-type="string">
            <text:p text:style-name="P1077">id</text:p>
          </table:table-cell>
          <table:table-cell table:style-name="Table40.A2" office:value-type="string">
            <text:p text:style-name="P1079">Big int</text:p>
          </table:table-cell>
          <table:table-cell table:style-name="Table40.A2" office:value-type="string">
            <text:p text:style-name="P1083">Not null , unsigned , unique ,</text:p>
            <text:p text:style-name="P1083">index , primary key , </text:p>
            <text:p text:style-name="P1083">auto increment ,</text:p>
          </table:table-cell>
          <table:table-cell table:style-name="Table40.D2" office:value-type="string">
            <text:p text:style-name="P510"/>
          </table:table-cell>
        </table:table-row>
        <table:table-row table:style-name="TableLine93825098587120">
          <table:table-cell table:style-name="Table40.A2" office:value-type="string">
            <text:p text:style-name="P1077">title</text:p>
          </table:table-cell>
          <table:table-cell table:style-name="Table40.A2" office:value-type="string">
            <text:p text:style-name="P53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84">Not null </text:p>
          </table:table-cell>
          <table:table-cell table:style-name="Table40.D2" office:value-type="string">
            <text:p text:style-name="P510"/>
          </table:table-cell>
        </table:table-row>
        <table:table-row table:style-name="TableLine93825098588048">
          <table:table-cell table:style-name="Table40.A2" office:value-type="string">
            <text:p text:style-name="P1080">describe</text:p>
          </table:table-cell>
          <table:table-cell table:style-name="Table40.A2" office:value-type="string">
            <text:p text:style-name="P1082">varchar(800)</text:p>
          </table:table-cell>
          <table:table-cell table:style-name="Table40.A2" office:value-type="string">
            <text:p text:style-name="P1084">Not null </text:p>
          </table:table-cell>
          <table:table-cell table:style-name="Table40.D2" office:value-type="string">
            <text:p text:style-name="P510"/>
          </table:table-cell>
        </table:table-row>
        <table:table-row table:style-name="TableLine93825098589024">
          <table:table-cell table:style-name="Table40.A2" office:value-type="string">
            <text:p text:style-name="P1078">language_id</text:p>
          </table:table-cell>
          <table:table-cell table:style-name="Table40.A2" office:value-type="string">
            <text:p text:style-name="P1081">Big int</text:p>
          </table:table-cell>
          <table:table-cell table:style-name="Table40.A2" office:value-type="string">
            <text:p text:style-name="P996">Not null , <text:span text:style-name="T787">unsigned ,</text:span> </text:p>
            <text:p text:style-name="P996">foreign key → languages(id)</text:p>
            <text:p text:style-name="P996"/>
            <text:p text:style-name="P984">On Delete → (cascade) ,</text:p>
            <text:p text:style-name="P984">On Update → (cascade) ,</text:p>
          </table:table-cell>
          <table:table-cell table:style-name="Table40.D2" office:value-type="string">
            <text:p text:style-name="P510"/>
          </table:table-cell>
        </table:table-row>
        <table:table-row table:style-name="TableLine93825098590304">
          <table:table-cell table:style-name="Table40.A2" office:value-type="string">
            <text:p text:style-name="P1078">team_id</text:p>
          </table:table-cell>
          <table:table-cell table:style-name="Table40.A2" office:value-type="string">
            <text:p text:style-name="P1081">Big int</text:p>
          </table:table-cell>
          <table:table-cell table:style-name="Table40.A2" office:value-type="string">
            <text:p text:style-name="P1085">Not null , unsigned ,</text:p>
            <text:p text:style-name="P1085">foreign key → teams(id)</text:p>
            <text:p text:style-name="P1085"/>
            <text:p text:style-name="P1085">On Delete → (cascade) ,</text:p>
            <text:p text:style-name="P1085">On <text:span text:style-name="T846">Update</text:span> → (cascade) ,</text:p>
          </table:table-cell>
          <table:table-cell table:style-name="Table40.D2" office:value-type="string">
            <text:p text:style-name="P510"/>
          </table:table-cell>
        </table:table-row>
      </table:table>
      <text:p text:style-name="P448"/>
      <text:p text:style-name="P448"/>
      <text:list xml:id="list382949106" text:style-name="L67">
        <text:list-item>
          <text:list>
            <text:list-item>
              <text:p text:style-name="P2178">ارتباطات :‌</text:p>
              <text:list>
                <text:list-item>
                  <text:p text:style-name="P2178">teams : </text:p>
                  <text:list>
                    <text:list-item>
                      <text:p text:style-name="P2171">نوع :‌ <text:span text:style-name="T834">1 به n</text:span></text:p>
                    </text:list-item>
                    <text:list-item>
                      <text:p text:style-name="P2171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11852367185352" text:continue-numbering="true" text:style-name="L67">
        <text:list-item>
          <text:list>
            <text:list-item>
              <text:list>
                <text:list-item>
                  <text:p text:style-name="P2178">languages : </text:p>
                  <text:list>
                    <text:list-item>
                      <text:p text:style-name="P2179">نوع : <text:span text:style-name="T847">1 به n </text:span></text:p>
                    </text:list-item>
                    <text:list-item>
                      <text:p text:style-name="P2179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11852922358955" text:continue-numbering="true" text:style-name="L67">
        <text:list-item>
          <text:p text:style-name="P2703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11852353864034" text:continue-numbering="true" text:style-name="L67">
        <text:list-item>
          <text:list>
            <text:list-item>
              <text:p text:style-name="P2180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825098564752">
          <table:table-cell table:style-name="Table42.A1" office:value-type="string">
            <text:p text:style-name="P568">Name</text:p>
          </table:table-cell>
          <table:table-cell table:style-name="Table42.A1" office:value-type="string">
            <text:p text:style-name="P568">Data Type</text:p>
          </table:table-cell>
          <table:table-cell table:style-name="Table42.A1" office:value-type="string">
            <text:p text:style-name="P568">Attributes</text:p>
          </table:table-cell>
          <table:table-cell table:style-name="Table42.D1" office:value-type="string">
            <text:p text:style-name="P568">Comment</text:p>
          </table:table-cell>
        </table:table-row>
        <table:table-row table:style-name="TableLine93825098657584">
          <table:table-cell table:style-name="Table42.A2" office:value-type="string">
            <text:p text:style-name="P1093">id</text:p>
          </table:table-cell>
          <table:table-cell table:style-name="Table42.A2" office:value-type="string">
            <text:p text:style-name="P1093">Big int</text:p>
          </table:table-cell>
          <table:table-cell table:style-name="Table42.A2" office:value-type="string">
            <text:p text:style-name="P1095">Not null , unsigned , index , </text:p>
            <text:p text:style-name="P1095">unique , primary key , </text:p>
            <text:p text:style-name="P1095">auto increment</text:p>
          </table:table-cell>
          <table:table-cell table:style-name="Table42.D2" office:value-type="string">
            <text:p text:style-name="P510"/>
          </table:table-cell>
        </table:table-row>
        <table:table-row table:style-name="TableLine93825098660480">
          <table:table-cell table:style-name="Table42.A2" office:value-type="string">
            <text:p text:style-name="P1093">object_class</text:p>
          </table:table-cell>
          <table:table-cell table:style-name="Table42.A2" office:value-type="string">
            <text:p text:style-name="P1095">varchar(255)</text:p>
          </table:table-cell>
          <table:table-cell table:style-name="Table42.A2" office:value-type="string">
            <text:p text:style-name="P1095">Not null</text:p>
          </table:table-cell>
          <table:table-cell table:style-name="Table42.D2" office:value-type="string">
            <text:p text:style-name="P510"/>
          </table:table-cell>
        </table:table-row>
        <table:table-row table:style-name="TableLine93825098661408">
          <table:table-cell table:style-name="Table42.A2" office:value-type="string">
            <text:p text:style-name="P1093">object_id</text:p>
          </table:table-cell>
          <table:table-cell table:style-name="Table42.A2" office:value-type="string">
            <text:p text:style-name="P1094">Big int</text:p>
          </table:table-cell>
          <table:table-cell table:style-name="Table42.A2" office:value-type="string">
            <text:p text:style-name="P1095">Not null , <text:span text:style-name="T865">unsigned</text:span></text:p>
          </table:table-cell>
          <table:table-cell table:style-name="Table42.D2" office:value-type="string">
            <text:p text:style-name="P510"/>
          </table:table-cell>
        </table:table-row>
        <table:table-row table:style-name="TableLine93825098662384">
          <table:table-cell table:style-name="Table42.A2" office:value-type="string">
            <text:p text:style-name="P1093">star</text:p>
          </table:table-cell>
          <table:table-cell table:style-name="Table42.A2" office:value-type="string">
            <text:p text:style-name="P1097">Float(4,2)</text:p>
          </table:table-cell>
          <table:table-cell table:style-name="Table42.A2" office:value-type="string">
            <text:p text:style-name="P1096">Not null , <text:span text:style-name="T866">unsigned</text:span></text:p>
          </table:table-cell>
          <table:table-cell table:style-name="Table42.D2" office:value-type="string">
            <text:p text:style-name="P510"/>
          </table:table-cell>
        </table:table-row>
        <table:table-row table:style-name="TableLine93825098663584">
          <table:table-cell table:style-name="Table42.A2" office:value-type="string">
            <text:p text:style-name="P1515">summable</text:p>
          </table:table-cell>
          <table:table-cell table:style-name="Table42.A2" office:value-type="string">
            <text:p text:style-name="P1515">boolean</text:p>
          </table:table-cell>
          <table:table-cell table:style-name="Table42.A2" office:value-type="string">
            <text:p text:style-name="P1516">Not null , default <text:span text:style-name="T1328">true</text:span></text:p>
          </table:table-cell>
          <table:table-cell table:style-name="Table42.D2" office:value-type="string">
            <text:p text:style-name="P510"/>
          </table:table-cell>
        </table:table-row>
      </table:table>
      <text:p text:style-name="P450"/>
      <text:list xml:id="list1311293651" text:style-name="L68">
        <text:list-item>
          <text:list>
            <text:list-item>
              <text:p text:style-name="P2181">ارتباط ها : </text:p>
              <text:list>
                <text:list-item>
                  <text:p text:style-name="P218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11851828310300" text:continue-numbering="true" text:style-name="L68">
        <text:list-item>
          <text:list>
            <text:list-item>
              <text:list>
                <text:list-item>
                  <text:p text:style-name="P2182">dates : </text:p>
                  <text:list>
                    <text:list-item>
                      <text:p text:style-name="P2182">نوع :‌ <text:span text:style-name="T1323">1 به n </text:span></text:p>
                    </text:list-item>
                    <text:list-item>
                      <text:p text:style-name="P2182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183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11852426561665" text:continue-numbering="true" text:style-name="L68">
        <text:list-item>
          <text:list>
            <text:list-item>
              <text:list>
                <text:list-item>
                  <text:p text:style-name="P2182">users : </text:p>
                  <text:list>
                    <text:list-item>
                      <text:p text:style-name="P2182">نوع :‌ <text:span text:style-name="T1326">1 به n </text:span></text:p>
                    </text:list-item>
                    <text:list-item>
                      <text:p text:style-name="P2182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3">likeables : در این جدول تعداد لایک های هر <text:s/>یک رکورد از جداول را ذخیره میکنیم </text:p>
        </text:list-item>
      </text:list>
      <text:p text:style-name="P179"/>
      <text:list xml:id="list111852459492934" text:continue-numbering="true" text:style-name="L68">
        <text:list-item>
          <text:list>
            <text:list-item>
              <text:p text:style-name="P2184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25098638592">
          <table:table-cell table:style-name="Table44.A1" office:value-type="string">
            <text:p text:style-name="P568">Name</text:p>
          </table:table-cell>
          <table:table-cell table:style-name="Table44.A1" office:value-type="string">
            <text:p text:style-name="P568">Data Type</text:p>
          </table:table-cell>
          <table:table-cell table:style-name="Table44.A1" office:value-type="string">
            <text:p text:style-name="P568">Attributes</text:p>
          </table:table-cell>
          <table:table-cell table:style-name="Table44.D1" office:value-type="string">
            <text:p text:style-name="P568">Comment</text:p>
          </table:table-cell>
        </table:table-row>
        <table:table-row table:style-name="TableLine93825098735440">
          <table:table-cell table:style-name="Table44.A2" office:value-type="string">
            <text:p text:style-name="P1108">id</text:p>
          </table:table-cell>
          <table:table-cell table:style-name="Table44.A2" office:value-type="string">
            <text:p text:style-name="P1108">Big int</text:p>
          </table:table-cell>
          <table:table-cell table:style-name="Table44.A2" office:value-type="string">
            <text:p text:style-name="P1110">Unsigned , not null , unique ,</text:p>
            <text:p text:style-name="P1110">primary key ,auto increment , </text:p>
            <text:p text:style-name="P1110">index</text:p>
          </table:table-cell>
          <table:table-cell table:style-name="Table44.D2" office:value-type="string">
            <text:p text:style-name="P510"/>
          </table:table-cell>
        </table:table-row>
        <table:table-row table:style-name="TableLine93825098738224">
          <table:table-cell table:style-name="Table44.A2" office:value-type="string">
            <text:p text:style-name="P1108">object_class</text:p>
          </table:table-cell>
          <table:table-cell table:style-name="Table44.A2" office:value-type="string">
            <text:p text:style-name="P1108">varchar(255)</text:p>
          </table:table-cell>
          <table:table-cell table:style-name="Table44.A2" office:value-type="string">
            <text:p text:style-name="P1110">Not null </text:p>
          </table:table-cell>
          <table:table-cell table:style-name="Table44.D2" office:value-type="string">
            <text:p text:style-name="P510"/>
          </table:table-cell>
        </table:table-row>
        <table:table-row table:style-name="TableLine93825098739152">
          <table:table-cell table:style-name="Table44.A2" office:value-type="string">
            <text:p text:style-name="P1108">object_id</text:p>
          </table:table-cell>
          <table:table-cell table:style-name="Table44.A2" office:value-type="string">
            <text:p text:style-name="P1108">Big int</text:p>
          </table:table-cell>
          <table:table-cell table:style-name="Table44.A2" office:value-type="string">
            <text:p text:style-name="P1110">Not null , unsigned </text:p>
          </table:table-cell>
          <table:table-cell table:style-name="Table44.D2" office:value-type="string">
            <text:p text:style-name="P510"/>
          </table:table-cell>
        </table:table-row>
        <table:table-row table:style-name="TableLine93825098740128">
          <table:table-cell table:style-name="Table44.A2" office:value-type="string">
            <text:p text:style-name="P1108">like</text:p>
          </table:table-cell>
          <table:table-cell table:style-name="Table44.A2" office:value-type="string">
            <text:p text:style-name="P1109">Big int</text:p>
          </table:table-cell>
          <table:table-cell table:style-name="Table44.A2" office:value-type="string">
            <text:p text:style-name="P1110">Not null , unsigned</text:p>
            <text:p text:style-name="P1240">defualt 0 </text:p>
          </table:table-cell>
          <table:table-cell table:style-name="Table44.D2" office:value-type="string">
            <text:p text:style-name="P510"/>
          </table:table-cell>
        </table:table-row>
        <table:table-row table:style-name="TableLine93825098741488">
          <table:table-cell table:style-name="Table44.A2" office:value-type="string">
            <text:p text:style-name="P1237">disliked</text:p>
          </table:table-cell>
          <table:table-cell table:style-name="Table44.A2" office:value-type="string">
            <text:p text:style-name="P1238">Big int</text:p>
          </table:table-cell>
          <table:table-cell table:style-name="Table44.A2" office:value-type="string">
            <text:p text:style-name="P1239">Not null , unsigned , </text:p>
            <text:p text:style-name="P1239">defualt 0 </text:p>
          </table:table-cell>
          <table:table-cell table:style-name="Table44.D2" office:value-type="string">
            <text:p text:style-name="P510"/>
          </table:table-cell>
        </table:table-row>
      </table:table>
      <text:p text:style-name="P452"/>
      <text:p text:style-name="P452"/>
      <text:list xml:id="list1680707829" text:style-name="L69">
        <text:list-item>
          <text:list>
            <text:list-item>
              <text:p text:style-name="P2185">ارتباطات :‌</text:p>
              <text:list>
                <text:list-item>
                  <text:p text:style-name="P2185">dates : </text:p>
                  <text:list>
                    <text:list-item>
                      <text:p text:style-name="P2185">نوع : <text:span text:style-name="T1070">1 به n </text:span></text:p>
                    </text:list-item>
                    <text:list-item>
                      <text:p text:style-name="P1785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11851986800849" text:continue-numbering="true" text:style-name="L69">
        <text:list-item>
          <text:list>
            <text:list-item>
              <text:list>
                <text:list-item>
                  <text:p text:style-name="P2185">users </text:p>
                  <text:list>
                    <text:list-item>
                      <text:p text:style-name="P2185">نوع :<text:span text:style-name="T887">n به n </text:span></text:p>
                    </text:list-item>
                    <text:list-item>
                      <text:p text:style-name="P1786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786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786"/>
                      <text:p text:style-name="P1786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11852242056791" text:continue-numbering="true" text:style-name="L69">
        <text:list-item>
          <text:p text:style-name="P273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186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187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11852623969502" text:continue-numbering="true" text:style-name="L69">
        <text:list-item>
          <text:list>
            <text:list-item>
              <text:p text:style-name="P2188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25093474704">
          <table:table-cell table:style-name="Table56.A1" office:value-type="string">
            <text:p text:style-name="P568">Name</text:p>
          </table:table-cell>
          <table:table-cell table:style-name="Table56.A1" office:value-type="string">
            <text:p text:style-name="P568">Data Type</text:p>
          </table:table-cell>
          <table:table-cell table:style-name="Table56.A1" office:value-type="string">
            <text:p text:style-name="P568">Attributes</text:p>
          </table:table-cell>
          <table:table-cell table:style-name="Table56.D1" office:value-type="string">
            <text:p text:style-name="P568">Comment</text:p>
          </table:table-cell>
        </table:table-row>
        <table:table-row table:style-name="TableLine93825098862032">
          <table:table-cell table:style-name="Table56.A2" office:value-type="string">
            <text:p text:style-name="P1230">id</text:p>
          </table:table-cell>
          <table:table-cell table:style-name="Table56.A2" office:value-type="string">
            <text:p text:style-name="P1231">Big int</text:p>
          </table:table-cell>
          <table:table-cell table:style-name="Table56.A2" office:value-type="string">
            <text:p text:style-name="P1233">Not null , unsigned , index ,</text:p>
            <text:p text:style-name="P1233">priamry key , unique ,</text:p>
            <text:p text:style-name="P1233">auto increment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4928">
          <table:table-cell table:style-name="Table56.A2" office:value-type="string">
            <text:p text:style-name="P1230">name</text:p>
          </table:table-cell>
          <table:table-cell table:style-name="Table56.A2" office:value-type="string">
            <text:p text:style-name="P1232">varchar(<text:span text:style-name="T1038">50</text:span>)</text:p>
          </table:table-cell>
          <table:table-cell table:style-name="Table56.A2" office:value-type="string">
            <text:p text:style-name="P1234">nullable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5856">
          <table:table-cell table:style-name="Table56.A2" office:value-type="string">
            <text:p text:style-name="P1230">email</text:p>
          </table:table-cell>
          <table:table-cell table:style-name="Table56.A2" office:value-type="string">
            <text:p text:style-name="P1232">varchar(<text:span text:style-name="T1038">64</text:span>)</text:p>
          </table:table-cell>
          <table:table-cell table:style-name="Table56.A2" office:value-type="string">
            <text:p text:style-name="P1234">Nullable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6832">
          <table:table-cell table:style-name="Table56.A2" office:value-type="string">
            <text:p text:style-name="P1230">url</text:p>
          </table:table-cell>
          <table:table-cell table:style-name="Table56.A2" office:value-type="string">
            <text:p text:style-name="P1232">varchar(<text:span text:style-name="T1039">32</text:span>)</text:p>
          </table:table-cell>
          <table:table-cell table:style-name="Table56.A2" office:value-type="string">
            <text:p text:style-name="P1234">nullable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8192">
          <table:table-cell table:style-name="Table56.A2" office:value-type="string">
            <text:p text:style-name="P1230">body</text:p>
          </table:table-cell>
          <table:table-cell table:style-name="Table56.A2" office:value-type="string">
            <text:p text:style-name="P1232">varchar(<text:span text:style-name="T1040">4000</text:span>)</text:p>
          </table:table-cell>
          <table:table-cell table:style-name="Table56.A2" office:value-type="string">
            <text:p text:style-name="P1234">Not null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9232">
          <table:table-cell table:style-name="Table56.A2" office:value-type="string">
            <text:p text:style-name="P1230">object_class</text:p>
          </table:table-cell>
          <table:table-cell table:style-name="Table56.A2" office:value-type="string">
            <text:p text:style-name="P1232">varchar(255)</text:p>
          </table:table-cell>
          <table:table-cell table:style-name="Table56.A2" office:value-type="string">
            <text:p text:style-name="P1234">Not null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70320">
          <table:table-cell table:style-name="Table56.A2" office:value-type="string">
            <text:p text:style-name="P1230">object_id</text:p>
          </table:table-cell>
          <table:table-cell table:style-name="Table56.A2" office:value-type="string">
            <text:p text:style-name="P1232">Big int</text:p>
          </table:table-cell>
          <table:table-cell table:style-name="Table56.A2" office:value-type="string">
            <text:p text:style-name="P1234">Not null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71408">
          <table:table-cell table:style-name="Table56.A2" office:value-type="string">
            <text:p text:style-name="P1230">comment_id</text:p>
          </table:table-cell>
          <table:table-cell table:style-name="Table56.A2" office:value-type="string">
            <text:p text:style-name="P1232">Big int</text:p>
          </table:table-cell>
          <table:table-cell table:style-name="Table56.A2" office:value-type="string">
            <text:p text:style-name="P1234">nullable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67488">
          <table:table-cell table:style-name="Table56.A2" office:value-type="string">
            <text:p text:style-name="P1230">ip</text:p>
          </table:table-cell>
          <table:table-cell table:style-name="Table56.A2" office:value-type="string">
            <text:p text:style-name="P1232">int</text:p>
          </table:table-cell>
          <table:table-cell table:style-name="Table56.A2" office:value-type="string">
            <text:p text:style-name="P1234">Not null</text:p>
          </table:table-cell>
          <table:table-cell table:style-name="Table56.D2" office:value-type="string">
            <text:p text:style-name="P510"/>
          </table:table-cell>
        </table:table-row>
        <table:table-row table:style-name="TableLine93825098873232">
          <table:table-cell table:style-name="Table56.A2" office:value-type="string">
            <text:p text:style-name="P1230">language_id</text:p>
          </table:table-cell>
          <table:table-cell table:style-name="Table56.A2" office:value-type="string">
            <text:p text:style-name="P1232">Big int</text:p>
          </table:table-cell>
          <table:table-cell table:style-name="Table56.A2" office:value-type="string">
            <text:p text:style-name="P1234">Not null</text:p>
          </table:table-cell>
          <table:table-cell table:style-name="Table56.D2" office:value-type="string">
            <text:p text:style-name="P510"/>
          </table:table-cell>
        </table:table-row>
      </table:table>
      <text:p text:style-name="P465"/>
      <text:p text:style-name="P465"/>
      <text:list xml:id="list1450162862" text:style-name="L70">
        <text:list-item>
          <text:list>
            <text:list-item>
              <text:p text:style-name="P2189">ارتباط ها : </text:p>
              <text:list>
                <text:list-item>
                  <text:p text:style-name="P2189">dates : </text:p>
                  <text:list>
                    <text:list-item>
                      <text:p text:style-name="P2189">نوع : <text:span text:style-name="T1045">1 به n </text:span></text:p>
                    </text:list-item>
                    <text:list-item>
                      <text:p text:style-name="P2189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11851840920833" text:continue-numbering="true" text:style-name="L70">
        <text:list-item>
          <text:list>
            <text:list-item>
              <text:list>
                <text:list-item>
                  <text:p text:style-name="P1787"><text:span text:style-name="T1042">languages</text:span><text:span text:style-name="T1041"> : </text:span></text:p>
                  <text:list>
                    <text:list-item>
                      <text:p text:style-name="P2189">نوع :<text:span text:style-name="T1046">1 به n </text:span></text:p>
                    </text:list-item>
                    <text:list-item>
                      <text:p text:style-name="P2189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737"/>
      <text:list xml:id="list111853179062333" text:continue-numbering="true" text:style-name="L70">
        <text:list-item>
          <text:list>
            <text:list-item>
              <text:list>
                <text:list-item>
                  <text:p text:style-name="P1788"><text:span text:style-name="T1044">users</text:span><text:span text:style-name="T1041"> : </text:span></text:p>
                  <text:list>
                    <text:list-item>
                      <text:p text:style-name="P2190">نوع :<text:span text:style-name="T1050">1 به n </text:span></text:p>
                    </text:list-item>
                    <text:list-item>
                      <text:p text:style-name="P2190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11852004790068" text:continue-numbering="true" text:style-name="L70">
        <text:list-item>
          <text:list>
            <text:list-item>
              <text:list>
                <text:list-item>
                  <text:p text:style-name="P2192">comments : </text:p>
                  <text:list>
                    <text:list-item>
                      <text:p text:style-name="P2192">نوع :‌ <text:span text:style-name="T1054">1 به n </text:span></text:p>
                    </text:list-item>
                    <text:list-item>
                      <text:p text:style-name="P2192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193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11851936464725" text:continue-numbering="true" text:style-name="L70">
        <text:list-item>
          <text:list>
            <text:list-item>
              <text:list>
                <text:list-item>
                  <text:p text:style-name="P1789"><text:span text:style-name="T1043">likeables</text:span><text:span text:style-name="T1041"> : </text:span></text:p>
                  <text:list>
                    <text:list-item>
                      <text:p text:style-name="P2191">نوع : <text:span text:style-name="T1060">1 به 1</text:span></text:p>
                    </text:list-item>
                    <text:list-item>
                      <text:p text:style-name="P2191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11853551897366" text:continue-numbering="true" text:style-name="L70">
        <text:list-item>
          <text:list>
            <text:list-item>
              <text:list>
                <text:list-item>
                  <text:p text:style-name="P2194">starables : </text:p>
                  <text:list>
                    <text:list-item>
                      <text:p text:style-name="P2194">نوع : 1 به n </text:p>
                    </text:list-item>
                    <text:list-item>
                      <text:p text:style-name="P2194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3190945277" text:continue-list="list111852623969502" text:style-name="L69">
        <text:list-item>
          <text:p text:style-name="P2704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11853094910834" text:continue-numbering="true" text:style-name="L69">
        <text:list-item>
          <text:list>
            <text:list-item>
              <text:p text:style-name="P2195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825098941648">
          <table:table-cell table:style-name="Table45.A1" office:value-type="string">
            <text:p text:style-name="P568">Name</text:p>
          </table:table-cell>
          <table:table-cell table:style-name="Table45.A1" office:value-type="string">
            <text:p text:style-name="P568">Data Type</text:p>
          </table:table-cell>
          <table:table-cell table:style-name="Table45.A1" office:value-type="string">
            <text:p text:style-name="P568">Attributes</text:p>
          </table:table-cell>
          <table:table-cell table:style-name="Table45.D1" office:value-type="string">
            <text:p text:style-name="P568">Comment</text:p>
          </table:table-cell>
        </table:table-row>
        <table:table-row table:style-name="TableLine93825098967024">
          <table:table-cell table:style-name="Table45.A2" office:value-type="string">
            <text:p text:style-name="P1112">id</text:p>
          </table:table-cell>
          <table:table-cell table:style-name="Table45.A2" office:value-type="string">
            <text:p text:style-name="P1113">Big int</text:p>
          </table:table-cell>
          <table:table-cell table:style-name="Table45.A2" office:value-type="string">
            <text:p text:style-name="P1116">Not null ,unsigned ,index ,</text:p>
            <text:p text:style-name="P1116">unique , primary key , </text:p>
            <text:p text:style-name="P1116">auto increment</text:p>
          </table:table-cell>
          <table:table-cell table:style-name="Table45.D2" office:value-type="string">
            <text:p text:style-name="P510"/>
          </table:table-cell>
        </table:table-row>
        <table:table-row table:style-name="TableLine93825098969760">
          <table:table-cell table:style-name="Table45.A2" office:value-type="string">
            <text:p text:style-name="P1113">url</text:p>
          </table:table-cell>
          <table:table-cell table:style-name="Table45.A2" office:value-type="string">
            <text:p text:style-name="P1114">varchar(<text:span text:style-name="T898">32</text:span>)</text:p>
          </table:table-cell>
          <table:table-cell table:style-name="Table45.A2" office:value-type="string">
            <text:p text:style-name="P1119">nullable</text:p>
          </table:table-cell>
          <table:table-cell table:style-name="Table45.D2" office:value-type="string">
            <text:p text:style-name="P510"/>
          </table:table-cell>
        </table:table-row>
        <table:table-row table:style-name="TableLine93825098970688">
          <table:table-cell table:style-name="Table45.A2" office:value-type="string">
            <text:p text:style-name="P1166">show_brand</text:p>
          </table:table-cell>
          <table:table-cell table:style-name="Table45.A2" office:value-type="string">
            <text:p text:style-name="P1223">boolean</text:p>
          </table:table-cell>
          <table:table-cell table:style-name="Table45.A2" office:value-type="string">
            <text:p text:style-name="P1120">Not null , <text:span text:style-name="T897">defualt 1 </text:span></text:p>
          </table:table-cell>
          <table:table-cell table:style-name="Table45.D2" office:value-type="string">
            <text:p text:style-name="P1165">نمایش ان در لیست برند ها</text:p>
          </table:table-cell>
        </table:table-row>
        <table:table-row table:style-name="TableLine93825098971664">
          <table:table-cell table:style-name="Table45.A2" office:value-type="string">
            <text:p text:style-name="P1113">sort</text:p>
          </table:table-cell>
          <table:table-cell table:style-name="Table45.A2" office:value-type="string">
            <text:p text:style-name="P1115">Tiny int</text:p>
          </table:table-cell>
          <table:table-cell table:style-name="Table45.A2" office:value-type="string">
            <text:p text:style-name="P1115">Nullable , unsigned</text:p>
          </table:table-cell>
          <table:table-cell table:style-name="Table45.D2" office:value-type="string">
            <text:p text:style-name="P510"/>
          </table:table-cell>
        </table:table-row>
      </table:table>
      <text:p text:style-name="P453"/>
      <text:p text:style-name="P453"/>
      <text:list xml:id="list4017039355" text:style-name="L71">
        <text:list-item>
          <text:list>
            <text:list-item>
              <text:p text:style-name="P2196">ارتباط ها :‌</text:p>
              <text:list>
                <text:list-item>
                  <text:p text:style-name="P2196">dates : </text:p>
                  <text:list>
                    <text:list-item>
                      <text:p text:style-name="P2197">نوع : <text:span text:style-name="T900">1 به n</text:span></text:p>
                    </text:list-item>
                    <text:list-item>
                      <text:p text:style-name="P219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11852893233505" text:continue-numbering="true" text:style-name="L71">
        <text:list-item>
          <text:list>
            <text:list-item>
              <text:list>
                <text:list-item>
                  <text:p text:style-name="P2196">users : </text:p>
                  <text:list>
                    <text:list-item>
                      <text:p text:style-name="P2197">نوع : <text:span text:style-name="T902">1 به n </text:span></text:p>
                    </text:list-item>
                    <text:list-item>
                      <text:p text:style-name="P219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11852327143956" text:continue-numbering="true" text:style-name="L71">
        <text:list-item>
          <text:list>
            <text:list-item>
              <text:list>
                <text:list-item>
                  <text:p text:style-name="P1790"><text:span text:style-name="T916">iconables</text:span><text:span text:style-name="T917"> : </text:span></text:p>
                  <text:list>
                    <text:list-item>
                      <text:p text:style-name="P2197">نوع : <text:span text:style-name="T903">1 به 1</text:span></text:p>
                    </text:list-item>
                    <text:list-item>
                      <text:p text:style-name="P219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11852680241253" text:continue-numbering="true" text:style-name="L71">
        <text:list-item>
          <text:list>
            <text:list-item>
              <text:list>
                <text:list-item>
                  <text:p text:style-name="P1791"><text:span text:style-name="T965">client</text:span><text:span text:style-name="T966">_translations : </text:span></text:p>
                  <text:list>
                    <text:list-item>
                      <text:p text:style-name="P2197">نوع : <text:span text:style-name="T907">1 به n </text:span></text:p>
                    </text:list-item>
                    <text:list-item>
                      <text:p text:style-name="P1792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11852090874122" text:continue-numbering="true" text:style-name="L71">
        <text:list-item>
          <text:list>
            <text:list-item>
              <text:list>
                <text:list-item>
                  <text:p text:style-name="P1793"><text:span text:style-name="T973">portfolios</text:span><text:span text:style-name="T969"> : </text:span></text:p>
                  <text:list>
                    <text:list-item>
                      <text:p text:style-name="P2174">نوع :‌1 به n </text:p>
                    </text:list-item>
                    <text:list-item>
                      <text:p text:style-name="P217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201"><text:soft-page-break/>media : </text:p>
                  <text:list>
                    <text:list-item>
                      <text:p text:style-name="P2201">نوع : <text:span text:style-name="T1020">1 به 1</text:span></text:p>
                    </text:list-item>
                    <text:list-item>
                      <text:p text:style-name="P1794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11852132658734" text:continue-numbering="true" text:style-name="L71">
        <text:list-item>
          <text:list>
            <text:list-item>
              <text:p text:style-name="P2202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825099018800">
          <table:table-cell table:style-name="Table46.A1" office:value-type="string">
            <text:p text:style-name="P568">Name</text:p>
          </table:table-cell>
          <table:table-cell table:style-name="Table46.A1" office:value-type="string">
            <text:p text:style-name="P568">Data Type</text:p>
          </table:table-cell>
          <table:table-cell table:style-name="Table46.A1" office:value-type="string">
            <text:p text:style-name="P568">Attributes</text:p>
          </table:table-cell>
          <table:table-cell table:style-name="Table46.D1" office:value-type="string">
            <text:p text:style-name="P568">Comment</text:p>
          </table:table-cell>
        </table:table-row>
        <table:table-row table:style-name="TableLine93825099070528">
          <table:table-cell table:style-name="Table46.A2" office:value-type="string">
            <text:p text:style-name="P1121">id</text:p>
          </table:table-cell>
          <table:table-cell table:style-name="Table46.A2" office:value-type="string">
            <text:p text:style-name="P1123">Big int</text:p>
          </table:table-cell>
          <table:table-cell table:style-name="Table46.A2" office:value-type="string">
            <text:p text:style-name="P1117">Not null , unsigned ,index ,</text:p>
            <text:p text:style-name="P1117">unique , primary key , </text:p>
            <text:p text:style-name="P1117">auto increment</text:p>
          </table:table-cell>
          <table:table-cell table:style-name="Table46.D2" office:value-type="string">
            <text:p text:style-name="P510"/>
          </table:table-cell>
        </table:table-row>
        <table:table-row table:style-name="TableLine93825099073168">
          <table:table-cell table:style-name="Table46.A2" office:value-type="string">
            <text:p text:style-name="P1121">name</text:p>
          </table:table-cell>
          <table:table-cell table:style-name="Table46.A2" office:value-type="string">
            <text:p text:style-name="P1123">varchar(<text:span text:style-name="T911">64</text:span>)</text:p>
          </table:table-cell>
          <table:table-cell table:style-name="Table46.A2" office:value-type="string">
            <text:p text:style-name="P1132">Not null </text:p>
          </table:table-cell>
          <table:table-cell table:style-name="Table46.D2" office:value-type="string">
            <text:p text:style-name="P510"/>
          </table:table-cell>
        </table:table-row>
        <table:table-row table:style-name="TableLine93825099074096">
          <table:table-cell table:style-name="Table46.A2" office:value-type="string">
            <text:p text:style-name="P1122"><text:span text:style-name="T965">client</text:span>_id</text:p>
          </table:table-cell>
          <table:table-cell table:style-name="Table46.A2" office:value-type="string">
            <text:p text:style-name="P1123">Big int</text:p>
          </table:table-cell>
          <table:table-cell table:style-name="Table46.A2" office:value-type="string">
            <text:p text:style-name="P1124">Not null , unsigned , </text:p>
            <text:p text:style-name="P1127">fo<text:span text:style-name="T909">reign</text:span> key → brands(id)</text:p>
            <text:p text:style-name="P1127"/>
            <text:p text:style-name="P1128">On Delete → (cascade) ,</text:p>
            <text:p text:style-name="P1128">On Update →<text:span text:style-name="T910"> </text:span>(cascade) ,</text:p>
          </table:table-cell>
          <table:table-cell table:style-name="Table46.D2" office:value-type="string">
            <text:p text:style-name="P510"/>
          </table:table-cell>
        </table:table-row>
        <table:table-row table:style-name="TableLine93825099075072">
          <table:table-cell table:style-name="Table46.A2" office:value-type="string">
            <text:p text:style-name="P1121">language_id</text:p>
          </table:table-cell>
          <table:table-cell table:style-name="Table46.A2" office:value-type="string">
            <text:p text:style-name="P1123">Big int</text:p>
          </table:table-cell>
          <table:table-cell table:style-name="Table46.A2" office:value-type="string">
            <text:p text:style-name="P1125">Not null , unsigned</text:p>
            <text:p text:style-name="P1125"/>
            <text:p text:style-name="P1129">foreign key → languages(id)</text:p>
            <text:p text:style-name="P1129"/>
            <text:p text:style-name="P986">On Delete → (cascade) ,</text:p>
            <text:p text:style-name="P986">On Update → (cascade) ,</text:p>
          </table:table-cell>
          <table:table-cell table:style-name="Table46.D2" office:value-type="string">
            <text:p text:style-name="P510"/>
          </table:table-cell>
        </table:table-row>
      </table:table>
      <text:p text:style-name="P454"/>
      <text:list xml:id="list1510681628" text:style-name="L72">
        <text:list-item>
          <text:list>
            <text:list-item>
              <text:p text:style-name="P2203">ارتباط ها : </text:p>
              <text:list>
                <text:list-item>
                  <text:p text:style-name="P2204"><text:span text:style-name="T965">clients</text:span> : </text:p>
                  <text:list>
                    <text:list-item>
                      <text:p text:style-name="P2199">نوع : <text:span text:style-name="T907">1 به n </text:span></text:p>
                    </text:list-item>
                    <text:list-item>
                      <text:p text:style-name="P220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11852498987064" text:continue-numbering="true" text:style-name="L72">
        <text:list-item>
          <text:list>
            <text:list-item>
              <text:list>
                <text:list-item>
                  <text:p text:style-name="P2203">languages : </text:p>
                  <text:list>
                    <text:list-item>
                      <text:p text:style-name="P2205">نوع : 1 به n </text:p>
                    </text:list-item>
                    <text:list-item>
                      <text:p text:style-name="P220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11853134382040" text:continue-numbering="true" text:style-name="L72">
        <text:list-item>
          <text:p text:style-name="P2705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11852409478318" text:continue-numbering="true" text:style-name="L72">
        <text:list-item>
          <text:list>
            <text:list-item>
              <text:p text:style-name="P2206">ستون ها : </text:p>
            </text:list-item>
          </text:list>
        </text:list-item>
      </text:list>
      <text:p text:style-name="P45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825099041120">
          <table:table-cell table:style-name="Table47.A1" office:value-type="string">
            <text:p text:style-name="P568">Name</text:p>
          </table:table-cell>
          <table:table-cell table:style-name="Table47.A1" office:value-type="string">
            <text:p text:style-name="P568">Data Type</text:p>
          </table:table-cell>
          <table:table-cell table:style-name="Table47.A1" office:value-type="string">
            <text:p text:style-name="P568">Attributes</text:p>
          </table:table-cell>
          <table:table-cell table:style-name="Table47.D1" office:value-type="string">
            <text:p text:style-name="P568">Comment</text:p>
          </table:table-cell>
        </table:table-row>
        <table:table-row table:style-name="TableLine93825099138000">
          <table:table-cell table:style-name="Table47.A2" office:value-type="string">
            <text:p text:style-name="P1133">id</text:p>
          </table:table-cell>
          <table:table-cell table:style-name="Table47.A2" office:value-type="string">
            <text:p text:style-name="P1134">Big int</text:p>
          </table:table-cell>
          <table:table-cell table:style-name="Table47.A2" office:value-type="string">
            <text:p text:style-name="P1118">Not null , unsigned ,index ,</text:p>
            <text:p text:style-name="P1118">unique , primary key , </text:p>
            <text:p text:style-name="P1118">auto increment</text:p>
          </table:table-cell>
          <table:table-cell table:style-name="Table47.D2" office:value-type="string">
            <text:p text:style-name="P510"/>
          </table:table-cell>
        </table:table-row>
        <table:table-row table:style-name="TableLine93825099140384">
          <table:table-cell table:style-name="Table47.A2" office:value-type="string">
            <text:p text:style-name="P1133">name</text:p>
          </table:table-cell>
          <table:table-cell table:style-name="Table47.A2" office:value-type="string">
            <text:p text:style-name="P54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35">Not null </text:p>
          </table:table-cell>
          <table:table-cell table:style-name="Table47.D2" office:value-type="string">
            <text:p text:style-name="P510"/>
          </table:table-cell>
        </table:table-row>
        <table:table-row table:style-name="TableLine93825099141312">
          <table:table-cell table:style-name="Table47.A2" office:value-type="string">
            <text:p text:style-name="P1170">url</text:p>
          </table:table-cell>
          <table:table-cell table:style-name="Table47.A2" office:value-type="string">
            <text:p text:style-name="P1170">varchar(64)</text:p>
          </table:table-cell>
          <table:table-cell table:style-name="Table47.A2" office:value-type="string">
            <text:p text:style-name="P1170">nullable</text:p>
          </table:table-cell>
          <table:table-cell table:style-name="Table47.D2" office:value-type="string">
            <text:p text:style-name="P510"/>
          </table:table-cell>
        </table:table-row>
      </table:table>
      <text:p text:style-name="P455"/>
      <text:list xml:id="list83839509" text:style-name="L73">
        <text:list-item>
          <text:list>
            <text:list-item>
              <text:p text:style-name="P2207">ارتباط ها : </text:p>
              <text:list>
                <text:list-item>
                  <text:p text:style-name="P2207">dates : </text:p>
                  <text:list>
                    <text:list-item>
                      <text:p text:style-name="P2208">نوع : <text:span text:style-name="T918">1 به n </text:span></text:p>
                    </text:list-item>
                    <text:list-item>
                      <text:p text:style-name="P220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11852848628047" text:continue-numbering="true" text:style-name="L73">
        <text:list-item>
          <text:list>
            <text:list-item>
              <text:list>
                <text:list-item>
                  <text:p text:style-name="P2207">users : </text:p>
                  <text:list>
                    <text:list-item>
                      <text:p text:style-name="P2208">نوع : <text:span text:style-name="T919">1 به n </text:span></text:p>
                    </text:list-item>
                    <text:list-item>
                      <text:p text:style-name="P220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11851669907591" text:continue-numbering="true" text:style-name="L73">
        <text:list-item>
          <text:list>
            <text:list-item>
              <text:list>
                <text:list-item>
                  <text:p text:style-name="P2207">technology_translations : </text:p>
                  <text:list>
                    <text:list-item>
                      <text:p text:style-name="P2208">نوع : <text:span text:style-name="T921">1 به n </text:span></text:p>
                    </text:list-item>
                    <text:list-item>
                      <text:p text:style-name="P220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11853056741238" text:continue-numbering="true" text:style-name="L73">
        <text:list-item>
          <text:list>
            <text:list-item>
              <text:list>
                <text:list-item>
                  <text:p text:style-name="P2210">iconables : </text:p>
                  <text:list>
                    <text:list-item>
                      <text:p text:style-name="P2211">نوع : <text:span text:style-name="T924">1 به 1 </text:span></text:p>
                    </text:list-item>
                    <text:list-item>
                      <text:p text:style-name="P221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11853160068575" text:continue-numbering="true" text:style-name="L73">
        <text:list-item>
          <text:list>
            <text:list-item>
              <text:list>
                <text:list-item>
                  <text:p text:style-name="P1795"><text:span text:style-name="T952">portfolio</text:span><text:span text:style-name="T950">: </text:span></text:p>
                  <text:list>
                    <text:list-item>
                      <text:p text:style-name="P2212">نوع :‌<text:span text:style-name="T951">m به n </text:span></text:p>
                    </text:list-item>
                    <text:list-item>
                      <text:p text:style-name="P221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21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6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11853485403868" text:continue-numbering="true" text:style-name="L73">
        <text:list-item>
          <text:list>
            <text:list-item>
              <text:p text:style-name="P2215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25097171296">
          <table:table-cell table:style-name="Table48.A1" office:value-type="string">
            <text:p text:style-name="P568">Name</text:p>
          </table:table-cell>
          <table:table-cell table:style-name="Table48.A1" office:value-type="string">
            <text:p text:style-name="P568">Data Type</text:p>
          </table:table-cell>
          <table:table-cell table:style-name="Table48.A1" office:value-type="string">
            <text:p text:style-name="P568">Attributes</text:p>
          </table:table-cell>
          <table:table-cell table:style-name="Table48.D1" office:value-type="string">
            <text:p text:style-name="P568">Comment</text:p>
          </table:table-cell>
        </table:table-row>
        <table:table-row table:style-name="TableLine93825099231440">
          <table:table-cell table:style-name="Table48.A2" office:value-type="string">
            <text:p text:style-name="P1137">id</text:p>
          </table:table-cell>
          <table:table-cell table:style-name="Table48.A2" office:value-type="string">
            <text:p text:style-name="P1138">Big int</text:p>
          </table:table-cell>
          <table:table-cell table:style-name="Table48.A2" office:value-type="string">
            <text:p text:style-name="P1138">Unsigned , index ,unique , <text:span text:style-name="T927">primary key , auto increment,</text:span></text:p>
            <text:p text:style-name="P1139">not null </text:p>
          </table:table-cell>
          <table:table-cell table:style-name="Table48.D2" office:value-type="string">
            <text:p text:style-name="P510"/>
          </table:table-cell>
        </table:table-row>
        <table:table-row table:style-name="TableLine93825099234336">
          <table:table-cell table:style-name="Table48.A2" office:value-type="string">
            <text:p text:style-name="P1137">describe</text:p>
          </table:table-cell>
          <table:table-cell table:style-name="Table48.A2" office:value-type="string">
            <text:p text:style-name="P1138">varchar(<text:span text:style-name="T928">164</text:span>)</text:p>
          </table:table-cell>
          <table:table-cell table:style-name="Table48.A2" office:value-type="string">
            <text:p text:style-name="P1140">Not null </text:p>
          </table:table-cell>
          <table:table-cell table:style-name="Table48.D2" office:value-type="string">
            <text:p text:style-name="P510"/>
          </table:table-cell>
        </table:table-row>
        <table:table-row table:style-name="TableLine93825099235264">
          <table:table-cell table:style-name="Table48.A2" office:value-type="string">
            <text:p text:style-name="P1137">technology_id</text:p>
          </table:table-cell>
          <table:table-cell table:style-name="Table48.A2" office:value-type="string">
            <text:p text:style-name="P1141">Big int</text:p>
          </table:table-cell>
          <table:table-cell table:style-name="Table48.A2" office:value-type="string">
            <text:p text:style-name="P1142">Not null , unsigned ,</text:p>
            <text:p text:style-name="P1142">foreign key → technologies(id)</text:p>
            <text:p text:style-name="P1142"/>
            <text:p text:style-name="P1143">on Delete → (cascade) ,</text:p>
            <text:p text:style-name="P1143">on update → (cascade) ,</text:p>
          </table:table-cell>
          <table:table-cell table:style-name="Table48.D2" office:value-type="string">
            <text:p text:style-name="P510"/>
          </table:table-cell>
        </table:table-row>
        <table:table-row table:style-name="TableLine93825099236240">
          <table:table-cell table:style-name="Table48.A2" office:value-type="string">
            <text:p text:style-name="P1137">language_id</text:p>
          </table:table-cell>
          <table:table-cell table:style-name="Table48.A2" office:value-type="string">
            <text:p text:style-name="P1141">Big int</text:p>
          </table:table-cell>
          <table:table-cell table:style-name="Table48.A2" office:value-type="string">
            <text:p text:style-name="P1126">Not null , unsigned</text:p>
            <text:p text:style-name="P1126"/>
            <text:p text:style-name="P1130">foreign key → languages(id)</text:p>
            <text:p text:style-name="P1130"/>
            <text:p text:style-name="P987">On Delete → (cascade) ,</text:p>
            <text:p text:style-name="P987">On Update → (cascade) ,</text:p>
          </table:table-cell>
          <table:table-cell table:style-name="Table48.D2" office:value-type="string">
            <text:p text:style-name="P510"/>
          </table:table-cell>
        </table:table-row>
      </table:table>
      <text:p text:style-name="P456"/>
      <text:p text:style-name="P456"/>
      <text:list xml:id="list836067425" text:style-name="L74">
        <text:list-item>
          <text:list>
            <text:list-item>
              <text:p text:style-name="P2216">ارتباط ها :‌</text:p>
              <text:list>
                <text:list-item>
                  <text:p text:style-name="P2217">technologies :</text:p>
                  <text:list>
                    <text:list-item>
                      <text:p text:style-name="P2209">نوع : <text:span text:style-name="T921">1 به n </text:span></text:p>
                    </text:list-item>
                    <text:list-item>
                      <text:p text:style-name="P221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11853171629501" text:continue-numbering="true" text:style-name="L74">
        <text:list-item>
          <text:list>
            <text:list-item>
              <text:list>
                <text:list-item>
                  <text:p text:style-name="P2216">languages : </text:p>
                  <text:list>
                    <text:list-item>
                      <text:p text:style-name="P2218">نوع : 1 به n </text:p>
                    </text:list-item>
                    <text:list-item>
                      <text:p text:style-name="P1796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1597207596" text:continue-list="list111852353864034" text:style-name="L67">
        <text:list-item>
          <text:p text:style-name="P2737">portfolios : در این جدول نمونه کار ها ذخیره میشود !!</text:p>
        </text:list-item>
      </text:list>
      <text:p text:style-name="P169"/>
      <text:list xml:id="list111853405798653" text:continue-numbering="true" text:style-name="L67">
        <text:list-item>
          <text:list>
            <text:list-item>
              <text:p text:style-name="P2219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825099213312">
          <table:table-cell table:style-name="Table41.A1" office:value-type="string">
            <text:p text:style-name="P568">Name</text:p>
          </table:table-cell>
          <table:table-cell table:style-name="Table41.A1" office:value-type="string">
            <text:p text:style-name="P568">Data Type</text:p>
          </table:table-cell>
          <table:table-cell table:style-name="Table41.A1" office:value-type="string">
            <text:p text:style-name="P568">Attributes</text:p>
          </table:table-cell>
          <table:table-cell table:style-name="Table41.D1" office:value-type="string">
            <text:p text:style-name="P568">Comment</text:p>
          </table:table-cell>
        </table:table-row>
        <table:table-row table:style-name="TableLine93825099314160">
          <table:table-cell table:style-name="Table41.A2" office:value-type="string">
            <text:p text:style-name="P1086">id</text:p>
          </table:table-cell>
          <table:table-cell table:style-name="Table41.A2" office:value-type="string">
            <text:p text:style-name="P1088">Big int</text:p>
          </table:table-cell>
          <table:table-cell table:style-name="Table41.A2" office:value-type="string">
            <text:p text:style-name="P1090">Unsigned , not null , index , <text:span text:style-name="T860">unique ,primary key ,auto increment</text:span></text:p>
          </table:table-cell>
          <table:table-cell table:style-name="Table41.D2" office:value-type="string">
            <text:p text:style-name="P510"/>
          </table:table-cell>
        </table:table-row>
        <table:table-row table:style-name="TableLine93825099316928">
          <table:table-cell table:style-name="Table41.A2" office:value-type="string">
            <text:p text:style-name="P1087">url</text:p>
          </table:table-cell>
          <table:table-cell table:style-name="Table41.A2" office:value-type="string">
            <text:p text:style-name="P1089">varchar(<text:span text:style-name="T856">32</text:span>)</text:p>
          </table:table-cell>
          <table:table-cell table:style-name="Table41.A2" office:value-type="string">
            <text:p text:style-name="P1092">Not null </text:p>
          </table:table-cell>
          <table:table-cell table:style-name="Table41.D2" office:value-type="string">
            <text:p text:style-name="P510"/>
          </table:table-cell>
        </table:table-row>
        <table:table-row table:style-name="TableLine93825099317856">
          <table:table-cell table:style-name="Table41.A2" office:value-type="string">
            <text:p text:style-name="P1131">role</text:p>
          </table:table-cell>
          <table:table-cell table:style-name="Table41.A2" office:value-type="string">
            <text:p text:style-name="P54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31">Nullable </text:p>
          </table:table-cell>
          <table:table-cell table:style-name="Table41.D2" office:value-type="string">
            <text:p text:style-name="P1136">نقش من در این پروژه مثلا front , android developer </text:p>
          </table:table-cell>
        </table:table-row>
        <table:table-row table:style-name="TableLine93825099318832">
          <table:table-cell table:style-name="Table41.A2" office:value-type="string">
            <text:p text:style-name="P1395">active</text:p>
          </table:table-cell>
          <table:table-cell table:style-name="Table41.A2" office:value-type="string">
            <text:p text:style-name="P1224">boolean</text:p>
          </table:table-cell>
          <table:table-cell table:style-name="Table41.A2" office:value-type="string">
            <text:p text:style-name="P499">Not null , defualt 1</text:p>
          </table:table-cell>
          <table:table-cell table:style-name="Table41.D2" office:value-type="string">
            <text:p text:style-name="P540"/>
          </table:table-cell>
        </table:table-row>
        <table:table-row table:style-name="TableLine93825099320192">
          <table:table-cell table:style-name="Table41.A2" office:value-type="string">
            <text:p text:style-name="P1150">completed</text:p>
          </table:table-cell>
          <table:table-cell table:style-name="Table41.A2" office:value-type="string">
            <text:p text:style-name="P1224">boolean</text:p>
          </table:table-cell>
          <table:table-cell table:style-name="Table41.A2" office:value-type="string">
            <text:p text:style-name="P500">Not null , defualt 0 </text:p>
          </table:table-cell>
          <table:table-cell table:style-name="Table41.D2" office:value-type="string">
            <text:p text:style-name="P540"/>
          </table:table-cell>
        </table:table-row>
        <table:table-row table:style-name="TableLine93825099321232">
          <table:table-cell table:style-name="Table41.A2" office:value-type="string">
            <text:p text:style-name="P1201">commentable</text:p>
          </table:table-cell>
          <table:table-cell table:style-name="Table41.A2" office:value-type="string">
            <text:p text:style-name="P1224">boolean</text:p>
          </table:table-cell>
          <table:table-cell table:style-name="Table41.A2" office:value-type="string">
            <text:p text:style-name="P504">Not null , default 1</text:p>
          </table:table-cell>
          <table:table-cell table:style-name="Table41.D2" office:value-type="string">
            <text:p text:style-name="P1202">نمونه کار کامنت پذیر است یا خیر‌ !!!</text:p>
          </table:table-cell>
        </table:table-row>
        <table:table-row table:style-name="TableLine93825099322320">
          <table:table-cell table:style-name="Table41.A2" office:value-type="string">
            <text:p text:style-name="P1167">team_id</text:p>
          </table:table-cell>
          <table:table-cell table:style-name="Table41.A2" office:value-type="string">
            <text:p text:style-name="P1167">Big int</text:p>
          </table:table-cell>
          <table:table-cell table:style-name="Table41.A2" office:value-type="string">
            <text:p text:style-name="P501">Nullable , unsigned , </text:p>
            <text:p text:style-name="P502">foreign key → <text:span text:style-name="T974">teams(id)</text:span></text:p>
            <text:p text:style-name="P502"/>
            <text:p text:style-name="P503">On Delete → (set null)</text:p>
            <text:p text:style-name="P503">On Delete → (cascade) </text:p>
          </table:table-cell>
          <table:table-cell table:style-name="Table41.D2" office:value-type="string">
            <text:p text:style-name="P540"/>
          </table:table-cell>
        </table:table-row>
        <table:table-row table:style-name="TableLine93825099323408">
          <table:table-cell table:style-name="Table41.A2" office:value-type="string">
            <text:p text:style-name="P1168">Client_id</text:p>
          </table:table-cell>
          <table:table-cell table:style-name="Table41.A2" office:value-type="string">
            <text:p text:style-name="P1169">Big int</text:p>
          </table:table-cell>
          <table:table-cell table:style-name="Table41.A2" office:value-type="string">
            <text:p text:style-name="P501">Nullable , unsigned , </text:p>
            <text:p text:style-name="P501"/>
            <text:p text:style-name="P503">On Delete → (set null)</text:p>
            <text:p text:style-name="P503">On Delete → (cascade) </text:p>
          </table:table-cell>
          <table:table-cell table:style-name="Table41.D2" office:value-type="string">
            <text:p text:style-name="P540"/>
          </table:table-cell>
        </table:table-row>
      </table:table>
      <text:p text:style-name="P449"/>
      <text:list xml:id="list2196324377" text:style-name="L75">
        <text:list-item>
          <text:list>
            <text:list-item>
              <text:p text:style-name="P2220">ارتباطات : </text:p>
              <text:list>
                <text:list-item>
                  <text:p text:style-name="P2220">dates : </text:p>
                  <text:list>
                    <text:list-item>
                      <text:p text:style-name="P2221">نوع :‌ <text:span text:style-name="T850">1 به n </text:span></text:p>
                    </text:list-item>
                    <text:list-item>
                      <text:p text:style-name="P222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22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11852130795643" text:continue-numbering="true" text:style-name="L75">
        <text:list-item>
          <text:list>
            <text:list-item>
              <text:list>
                <text:list-item>
                  <text:p text:style-name="P2224">users : </text:p>
                  <text:list>
                    <text:list-item>
                      <text:p text:style-name="P2225">نوع : 1 به n </text:p>
                    </text:list-item>
                    <text:list-item>
                      <text:p text:style-name="P222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11853591697044" text:continue-numbering="true" text:style-name="L75">
        <text:list-item>
          <text:list>
            <text:list-item>
              <text:list>
                <text:list-item>
                  <text:p text:style-name="P2226"><text:soft-page-break/>portfolio_translations : </text:p>
                  <text:list>
                    <text:list-item>
                      <text:p text:style-name="P2226">نوع : <text:span text:style-name="T853">1 به n </text:span></text:p>
                    </text:list-item>
                    <text:list-item>
                      <text:p text:style-name="P222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11851947858329" text:continue-numbering="true" text:style-name="L75">
        <text:list-item>
          <text:list>
            <text:list-item>
              <text:list>
                <text:list-item>
                  <text:p text:style-name="P2228">socialables : </text:p>
                  <text:list>
                    <text:list-item>
                      <text:p text:style-name="P2229">نوع : <text:span text:style-name="T857">1 به n </text:span></text:p>
                    </text:list-item>
                    <text:list-item>
                      <text:p text:style-name="P222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11853173451353" text:continue-numbering="true" text:style-name="L75">
        <text:list-item>
          <text:list>
            <text:list-item>
              <text:list>
                <text:list-item>
                  <text:p text:style-name="P2231">starables : </text:p>
                  <text:list>
                    <text:list-item>
                      <text:p text:style-name="P2231">نوع : <text:span text:style-name="T867">1 به 1 </text:span></text:p>
                    </text:list-item>
                    <text:list-item>
                      <text:p text:style-name="P2231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11853321762289" text:continue-numbering="true" text:style-name="L75">
        <text:list-item>
          <text:list>
            <text:list-item>
              <text:list>
                <text:list-item>
                  <text:p text:style-name="P2232">likeables : </text:p>
                  <text:list>
                    <text:list-item>
                      <text:p text:style-name="P2232">نوع :‌<text:span text:style-name="T1027">1 به 1</text:span></text:p>
                    </text:list-item>
                    <text:list-item>
                      <text:p text:style-name="P223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11851907547246" text:continue-numbering="true" text:style-name="L75">
        <text:list-item>
          <text:list>
            <text:list-item>
              <text:list>
                <text:list-item>
                  <text:p text:style-name="P2233">media : </text:p>
                  <text:list>
                    <text:list-item>
                      <text:p text:style-name="P2229">نوع : <text:span text:style-name="T870">1 به n </text:span></text:p>
                    </text:list-item>
                    <text:list-item>
                      <text:p text:style-name="P223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23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11851714394608" text:continue-numbering="true" text:style-name="L75">
        <text:list-item>
          <text:list>
            <text:list-item>
              <text:list>
                <text:list-item>
                  <text:p text:style-name="P2235">technologies : </text:p>
                  <text:list>
                    <text:list-item>
                      <text:p text:style-name="P2235">نوع : n به n </text:p>
                    </text:list-item>
                    <text:list-item>
                      <text:p text:style-name="P223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21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11853240637545" text:continue-numbering="true" text:style-name="L75">
        <text:list-item>
          <text:list>
            <text:list-item>
              <text:list>
                <text:list-item>
                  <text:p text:style-name="P2175">teams : </text:p>
                  <text:list>
                    <text:list-item>
                      <text:p text:style-name="P2175">نوع :‌1 به n </text:p>
                    </text:list-item>
                    <text:list-item>
                      <text:p text:style-name="P217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11852113493920" text:continue-numbering="true" text:style-name="L75">
        <text:list-item>
          <text:list>
            <text:list-item>
              <text:list>
                <text:list-item>
                  <text:p text:style-name="P2237">clients : </text:p>
                  <text:list>
                    <text:list-item>
                      <text:p text:style-name="P2176">نوع :‌1 به n </text:p>
                    </text:list-item>
                    <text:list-item>
                      <text:p text:style-name="P217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238"/>
                </text:list-item>
                <text:list-item>
                  <text:p text:style-name="P223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239">نوع :‌ <text:s/>n به n </text:p>
                    </text:list-item>
                    <text:list-item>
                      <text:p text:style-name="P224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11852110433109" text:continue-numbering="true" text:style-name="L75">
        <text:list-item>
          <text:list>
            <text:list-item>
              <text:p text:style-name="P2243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825099319488">
          <table:table-cell table:style-name="Table43.A1" office:value-type="string">
            <text:p text:style-name="P568">Name</text:p>
          </table:table-cell>
          <table:table-cell table:style-name="Table43.A1" office:value-type="string">
            <text:p text:style-name="P568">Data Type</text:p>
          </table:table-cell>
          <table:table-cell table:style-name="Table43.A1" office:value-type="string">
            <text:p text:style-name="P568">Attributes</text:p>
          </table:table-cell>
          <table:table-cell table:style-name="Table43.D1" office:value-type="string">
            <text:p text:style-name="P568">Comment</text:p>
          </table:table-cell>
        </table:table-row>
        <table:table-row table:style-name="TableLine93825099499008">
          <table:table-cell table:style-name="Table43.A2" office:value-type="string">
            <text:p text:style-name="P1098">id</text:p>
          </table:table-cell>
          <table:table-cell table:style-name="Table43.A2" office:value-type="string">
            <text:p text:style-name="P1099">Big int</text:p>
          </table:table-cell>
          <table:table-cell table:style-name="Table43.A2" office:value-type="string">
            <text:p text:style-name="P1091">Unsigned , not null , index , <text:span text:style-name="T860">unique ,primary key ,auto increment</text:span>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1648">
          <table:table-cell table:style-name="Table43.A2" office:value-type="string">
            <text:p text:style-name="P1099">title</text:p>
          </table:table-cell>
          <table:table-cell table:style-name="Table43.A2" office:value-type="string">
            <text:p text:style-name="P1101">varchar(<text:span text:style-name="T873">60</text:span>)</text:p>
          </table:table-cell>
          <table:table-cell table:style-name="Table43.A2" office:value-type="string">
            <text:p text:style-name="P1104">Not null ,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2576">
          <table:table-cell table:style-name="Table43.A2" office:value-type="string">
            <text:p text:style-name="P1099">content</text:p>
          </table:table-cell>
          <table:table-cell table:style-name="Table43.A2" office:value-type="string">
            <text:p text:style-name="P1103">text</text:p>
          </table:table-cell>
          <table:table-cell table:style-name="Table43.A2" office:value-type="string">
            <text:p text:style-name="P1104">Not null ,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3552">
          <table:table-cell table:style-name="Table43.A2" office:value-type="string">
            <text:p text:style-name="P1151">Client_</text:p>
            <text:p text:style-name="P1151">review</text:p>
          </table:table-cell>
          <table:table-cell table:style-name="Table43.A2" office:value-type="string">
            <text:p text:style-name="P1152">varchar(4000)</text:p>
          </table:table-cell>
          <table:table-cell table:style-name="Table43.A2" office:value-type="string">
            <text:p text:style-name="P1153">Nullable , 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4912">
          <table:table-cell table:style-name="Table43.A2" office:value-type="string">
            <text:p text:style-name="P1154">location</text:p>
          </table:table-cell>
          <table:table-cell table:style-name="Table43.A2" office:value-type="string">
            <text:p text:style-name="P1155">varchar(30)</text:p>
          </table:table-cell>
          <table:table-cell table:style-name="Table43.A2" office:value-type="string">
            <text:p text:style-name="P1156">Nullable ,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5952">
          <table:table-cell table:style-name="Table43.A2" office:value-type="string">
            <text:p text:style-name="P1099">description</text:p>
          </table:table-cell>
          <table:table-cell table:style-name="Table43.A2" office:value-type="string">
            <text:p text:style-name="P1102">varchar(<text:span text:style-name="T874">160</text:span>)</text:p>
          </table:table-cell>
          <table:table-cell table:style-name="Table43.A2" office:value-type="string">
            <text:p text:style-name="P1104">Not null ,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7040">
          <table:table-cell table:style-name="Table43.A2" office:value-type="string">
            <text:p text:style-name="P1099">keywords</text:p>
          </table:table-cell>
          <table:table-cell table:style-name="Table43.A2" office:value-type="string">
            <text:p text:style-name="P1102">varchar(<text:span text:style-name="T874">255</text:span>)</text:p>
          </table:table-cell>
          <table:table-cell table:style-name="Table43.A2" office:value-type="string">
            <text:p text:style-name="P1104">Not null ,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8128">
          <table:table-cell table:style-name="Table43.A2" office:value-type="string">
            <text:p text:style-name="P1099">portfolio_id</text:p>
          </table:table-cell>
          <table:table-cell table:style-name="Table43.A2" office:value-type="string">
            <text:p text:style-name="P1100">Big int</text:p>
          </table:table-cell>
          <table:table-cell table:style-name="Table43.A2" office:value-type="string">
            <text:p text:style-name="P1105">Unsigned , not null ,</text:p>
            <text:p text:style-name="P1105">foreign key → portfolios(id)</text:p>
            <text:p text:style-name="P1105"/>
            <text:p text:style-name="P1106">On Delete → (<text:span text:style-name="T875">cascade</text:span>)</text:p>
            <text:p text:style-name="P1107">On Update → (cascade)</text:p>
          </table:table-cell>
          <table:table-cell table:style-name="Table43.D2" office:value-type="string">
            <text:p text:style-name="P510"/>
          </table:table-cell>
        </table:table-row>
        <table:table-row table:style-name="TableLine93825099504208">
          <table:table-cell table:style-name="Table43.A2" office:value-type="string">
            <text:p text:style-name="P1099">language_id</text:p>
          </table:table-cell>
          <table:table-cell table:style-name="Table43.A2" office:value-type="string">
            <text:p text:style-name="P1100">Big int</text:p>
          </table:table-cell>
          <table:table-cell table:style-name="Table43.A2" office:value-type="string">
            <text:p text:style-name="P997">Not null , <text:span text:style-name="T787">unsigned ,</text:span> </text:p>
            <text:p text:style-name="P997">foreign key → languages(id)</text:p>
            <text:p text:style-name="P997"/>
            <text:p text:style-name="P985">On Delete → (cascade) ,</text:p>
            <text:p text:style-name="P985">On Update → (cascade) ,</text:p>
          </table:table-cell>
          <table:table-cell table:style-name="Table43.D2" office:value-type="string">
            <text:p text:style-name="P510"/>
          </table:table-cell>
        </table:table-row>
      </table:table>
      <text:p text:style-name="P451"/>
      <text:p text:style-name="P451"/>
      <text:list xml:id="list1664810038" text:style-name="L76">
        <text:list-item>
          <text:list>
            <text:list-item>
              <text:p text:style-name="P2244">ارتباط ها :‌</text:p>
              <text:list>
                <text:list-item>
                  <text:p text:style-name="P2245">languages : </text:p>
                  <text:list>
                    <text:list-item>
                      <text:p text:style-name="P2246">نوع <text:s/>: <text:span text:style-name="T880">1 به N </text:span></text:p>
                    </text:list-item>
                    <text:list-item>
                      <text:p text:style-name="P1797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11852312607655" text:continue-numbering="true" text:style-name="L76">
        <text:list-item>
          <text:list>
            <text:list-item>
              <text:list>
                <text:list-item>
                  <text:p text:style-name="P2247">portfolios : </text:p>
                  <text:list>
                    <text:list-item>
                      <text:p text:style-name="P2227">نوع : <text:span text:style-name="T853">1 به n </text:span></text:p>
                    </text:list-item>
                    <text:list-item>
                      <text:p text:style-name="P222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11853535780707" text:continue-numbering="true" text:style-name="L76">
        <text:list-item>
          <text:p text:style-name="P2706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11851877811032" text:continue-numbering="true" text:style-name="L76">
        <text:list-item>
          <text:list>
            <text:list-item>
              <text:p text:style-name="P2248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825099473504">
          <table:table-cell table:style-name="Table49.A1" office:value-type="string">
            <text:p text:style-name="P568">Name</text:p>
          </table:table-cell>
          <table:table-cell table:style-name="Table49.A1" office:value-type="string">
            <text:p text:style-name="P568">Data Type</text:p>
          </table:table-cell>
          <table:table-cell table:style-name="Table49.A1" office:value-type="string">
            <text:p text:style-name="P568">Attributes</text:p>
          </table:table-cell>
          <table:table-cell table:style-name="Table49.D1" office:value-type="string">
            <text:p text:style-name="P568">Comment</text:p>
          </table:table-cell>
        </table:table-row>
        <table:table-row table:style-name="TableLine93825099577152">
          <table:table-cell table:style-name="Table49.A2" office:value-type="string">
            <text:p text:style-name="P1144">id</text:p>
          </table:table-cell>
          <table:table-cell table:style-name="Table49.A2" office:value-type="string">
            <text:p text:style-name="P1145">Big int</text:p>
          </table:table-cell>
          <table:table-cell table:style-name="Table49.A2" office:value-type="string">
            <text:p text:style-name="P1146">Not null , unsigned , unique ,</text:p>
            <text:p text:style-name="P1146">primary key , auto increment ,</text:p>
            <text:p text:style-name="P1146">index</text:p>
          </table:table-cell>
          <table:table-cell table:style-name="Table49.D2" office:value-type="string">
            <text:p text:style-name="P510"/>
          </table:table-cell>
        </table:table-row>
        <table:table-row table:style-name="TableLine93825099579760">
          <table:table-cell table:style-name="Table49.A2" office:value-type="string">
            <text:p text:style-name="P1144">portfolio_id</text:p>
          </table:table-cell>
          <table:table-cell table:style-name="Table49.A2" office:value-type="string">
            <text:p text:style-name="P1145">Big int</text:p>
          </table:table-cell>
          <table:table-cell table:style-name="Table49.A2" office:value-type="string">
            <text:p text:style-name="P1147">Not null , unsigned , </text:p>
            <text:p text:style-name="P1148">foreign key → portfolios(id)</text:p>
            <text:p text:style-name="P1148"/>
            <text:p text:style-name="P1148">On Delete → (cascade) ,</text:p>
            <text:p text:style-name="P1148">On Update → (cascade) ,</text:p>
          </table:table-cell>
          <table:table-cell table:style-name="Table49.D2" office:value-type="string">
            <text:p text:style-name="P510"/>
          </table:table-cell>
        </table:table-row>
        <table:table-row table:style-name="TableLine93825099580688">
          <table:table-cell table:style-name="Table49.A2" office:value-type="string">
            <text:p text:style-name="P1144">technology_id</text:p>
          </table:table-cell>
          <table:table-cell table:style-name="Table49.A2" office:value-type="string">
            <text:p text:style-name="P1145">Big int</text:p>
          </table:table-cell>
          <table:table-cell table:style-name="Table49.A2" office:value-type="string">
            <text:p text:style-name="P543"><text:span text:style-name="T938">foreign key → </text:span><text:span text:style-name="T939">technology</text:span><text:span text:style-name="T938">(id)</text:span></text:p>
            <text:p text:style-name="P1148"/>
            <text:p text:style-name="P1148">On Delete → (cascade) ,</text:p>
            <text:p text:style-name="P1148">On Update → (cascade) ,</text:p>
          </table:table-cell>
          <table:table-cell table:style-name="Table49.D2" office:value-type="string">
            <text:p text:style-name="P510"/>
          </table:table-cell>
        </table:table-row>
        <table:table-row table:style-name="TableLine93825099581664">
          <table:table-cell table:style-name="Table49.A2" office:value-type="string">
            <text:p text:style-name="P1145">sort</text:p>
          </table:table-cell>
          <table:table-cell table:style-name="Table49.A2" office:value-type="string">
            <text:p text:style-name="P1145">Tiny int</text:p>
          </table:table-cell>
          <table:table-cell table:style-name="Table49.A2" office:value-type="string">
            <text:p text:style-name="P1149">Unsigned , nullable</text:p>
          </table:table-cell>
          <table:table-cell table:style-name="Table49.D2" office:value-type="string">
            <text:p text:style-name="P1225">ترتیب نمایش تکنولوژی ها </text:p>
          </table:table-cell>
        </table:table-row>
      </table:table>
      <text:p text:style-name="P457"/>
      <text:p text:style-name="P457"/>
      <text:list xml:id="list1688742495" text:style-name="L77">
        <text:list-item>
          <text:list>
            <text:list-item>
              <text:p text:style-name="P2249">ارتباط ها :‌</text:p>
              <text:list>
                <text:list-item>
                  <text:p text:style-name="P2249">portfolios : </text:p>
                  <text:list>
                    <text:list-item>
                      <text:p text:style-name="P2250">نوع : <text:span text:style-name="T940">1 به n </text:span></text:p>
                    </text:list-item>
                    <text:list-item>
                      <text:p text:style-name="P225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11852707175559" text:continue-numbering="true" text:style-name="L77">
        <text:list-item>
          <text:list>
            <text:list-item>
              <text:list>
                <text:list-item>
                  <text:p text:style-name="P2249">technologies : </text:p>
                  <text:list>
                    <text:list-item>
                      <text:p text:style-name="P2252">نوع : <text:span text:style-name="T944">1 به n </text:span></text:p>
                    </text:list-item>
                    <text:list-item>
                      <text:p text:style-name="P2252">توضیحات : <text:span text:style-name="T944">هر یک </text:span><text:span text:style-name="T945">technology دارای چندین رکورد در جدول </text:span></text:p>
                      <text:p text:style-name="P2253"><text:span text:style-name="T942">portfolio_technology </text:span><text:span text:style-name="T946">است و هر یک رکورد از جدول </text:span></text:p>
                      <text:p text:style-name="P225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11852145918545" text:continue-numbering="true" text:style-name="L77">
        <text:list-item>
          <text:p text:style-name="P273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11852204745874" text:continue-numbering="true" text:style-name="L77">
        <text:list-item>
          <text:list>
            <text:list-item>
              <text:p text:style-name="P2254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825099609488">
          <table:table-cell table:style-name="Table50.A1" office:value-type="string">
            <text:p text:style-name="P568">Name</text:p>
          </table:table-cell>
          <table:table-cell table:style-name="Table50.A1" office:value-type="string">
            <text:p text:style-name="P568">Data Type</text:p>
          </table:table-cell>
          <table:table-cell table:style-name="Table50.A1" office:value-type="string">
            <text:p text:style-name="P568">Attributes</text:p>
          </table:table-cell>
          <table:table-cell table:style-name="Table50.D1" office:value-type="string">
            <text:p text:style-name="P568">Comment</text:p>
          </table:table-cell>
        </table:table-row>
        <table:table-row table:style-name="TableLine93825099656400">
          <table:table-cell table:style-name="Table50.A2" office:value-type="string">
            <text:p text:style-name="P1157">id</text:p>
          </table:table-cell>
          <table:table-cell table:style-name="Table50.A2" office:value-type="string">
            <text:p text:style-name="P1157">Big int</text:p>
          </table:table-cell>
          <table:table-cell table:style-name="Table50.A2" office:value-type="string">
            <text:p text:style-name="P1157">Unsigned , not null , index ,</text:p>
            <text:p text:style-name="P1157">unique , primary key , </text:p>
            <text:p text:style-name="P1157">auto increment</text:p>
          </table:table-cell>
          <table:table-cell table:style-name="Table50.D2" office:value-type="string">
            <text:p text:style-name="P510"/>
          </table:table-cell>
        </table:table-row>
        <table:table-row table:style-name="TableLine93825099659296">
          <table:table-cell table:style-name="Table50.A2" office:value-type="string">
            <text:p text:style-name="P1396">active</text:p>
          </table:table-cell>
          <table:table-cell table:style-name="Table50.A2" office:value-type="string">
            <text:p text:style-name="P1226">boolean</text:p>
          </table:table-cell>
          <table:table-cell table:style-name="Table50.A2" office:value-type="string">
            <text:p text:style-name="P1158">Not null , <text:span text:style-name="T956">defualt 1</text:span></text:p>
          </table:table-cell>
          <table:table-cell table:style-name="Table50.D2" office:value-type="string">
            <text:p text:style-name="P510"/>
          </table:table-cell>
        </table:table-row>
        <table:table-row table:style-name="TableLine93825099660224">
          <table:table-cell table:style-name="Table50.A2" office:value-type="string">
            <text:p text:style-name="P1157">sort</text:p>
          </table:table-cell>
          <table:table-cell table:style-name="Table50.A2" office:value-type="string">
            <text:p text:style-name="P1157">Tiny int</text:p>
          </table:table-cell>
          <table:table-cell table:style-name="Table50.A2" office:value-type="string">
            <text:p text:style-name="P1159">Nullable , unsigned </text:p>
          </table:table-cell>
          <table:table-cell table:style-name="Table50.D2" office:value-type="string">
            <text:p text:style-name="P510"/>
          </table:table-cell>
        </table:table-row>
        <table:table-row table:style-name="TableLine93825099661200">
          <table:table-cell table:style-name="Table50.A2" office:value-type="string">
            <text:p text:style-name="P1157">portfolio_id</text:p>
          </table:table-cell>
          <table:table-cell table:style-name="Table50.A2" office:value-type="string">
            <text:p text:style-name="P1157">Big int</text:p>
          </table:table-cell>
          <table:table-cell table:style-name="Table50.A2" office:value-type="string">
            <text:p text:style-name="P1160">Unsigned , not null , </text:p>
            <text:p text:style-name="P1160">foreign key → portfolios(id) ,</text:p>
            <text:p text:style-name="P1160"/>
            <text:p text:style-name="P1161">On Delete → (cascade) ,</text:p>
            <text:p text:style-name="P1161">On <text:span text:style-name="T957">Update</text:span> → (cascade) ,</text:p>
          </table:table-cell>
          <table:table-cell table:style-name="Table50.D2" office:value-type="string">
            <text:p text:style-name="P510"/>
          </table:table-cell>
        </table:table-row>
      </table:table>
      <text:p text:style-name="P458"/>
      <text:list xml:id="list3068209950" text:style-name="L78">
        <text:list-item>
          <text:list>
            <text:list-item>
              <text:p text:style-name="P2255">ارتباطات : </text:p>
              <text:list>
                <text:list-item>
                  <text:p text:style-name="P2255">portfolios : </text:p>
                  <text:list>
                    <text:list-item>
                      <text:p text:style-name="P2256">نوع : <text:span text:style-name="T958">1 به N</text:span></text:p>
                    </text:list-item>
                    <text:list-item>
                      <text:p text:style-name="P225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11851881811485" text:continue-numbering="true" text:style-name="L78">
        <text:list-item>
          <text:list>
            <text:list-item>
              <text:list>
                <text:list-item>
                  <text:p text:style-name="P2255">portfolio_challenge_translations : </text:p>
                  <text:list>
                    <text:list-item>
                      <text:p text:style-name="P2257">نوع :‌ 1 به n </text:p>
                    </text:list-item>
                    <text:list-item>
                      <text:p text:style-name="P225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11852586078513" text:continue-numbering="true" text:style-name="L78">
        <text:list-item>
          <text:p text:style-name="P274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11851937234880" text:continue-numbering="true" text:style-name="L78">
        <text:list-item>
          <text:list>
            <text:list-item>
              <text:p text:style-name="P2259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825099637904">
          <table:table-cell table:style-name="Table51.A1" office:value-type="string">
            <text:p text:style-name="P568">Name</text:p>
          </table:table-cell>
          <table:table-cell table:style-name="Table51.A1" office:value-type="string">
            <text:p text:style-name="P568">Data Type</text:p>
          </table:table-cell>
          <table:table-cell table:style-name="Table51.A1" office:value-type="string">
            <text:p text:style-name="P568">Attributes</text:p>
          </table:table-cell>
          <table:table-cell table:style-name="Table51.D1" office:value-type="string">
            <text:p text:style-name="P568">Comment</text:p>
          </table:table-cell>
        </table:table-row>
        <table:table-row table:style-name="TableLine93825099729360">
          <table:table-cell table:style-name="Table51.A2" office:value-type="string">
            <text:p text:style-name="P1162">id</text:p>
          </table:table-cell>
          <table:table-cell table:style-name="Table51.A2" office:value-type="string">
            <text:p text:style-name="P1162">Big int</text:p>
          </table:table-cell>
          <table:table-cell table:style-name="Table51.A2" office:value-type="string">
            <text:p text:style-name="P1157">Unsigned , not null , index ,</text:p>
            <text:p text:style-name="P1157">unique , primary key , </text:p>
            <text:p text:style-name="P1157">auto increment</text:p>
          </table:table-cell>
          <table:table-cell table:style-name="Table51.D2" office:value-type="string">
            <text:p text:style-name="P510"/>
          </table:table-cell>
        </table:table-row>
        <table:table-row table:style-name="TableLine93825099731968">
          <table:table-cell table:style-name="Table51.A2" office:value-type="string">
            <text:p text:style-name="P1162">content</text:p>
          </table:table-cell>
          <table:table-cell table:style-name="Table51.A2" office:value-type="string">
            <text:p text:style-name="P1163">varchar(<text:span text:style-name="T962">4000</text:span>)</text:p>
          </table:table-cell>
          <table:table-cell table:style-name="Table51.A2" office:value-type="string">
            <text:p text:style-name="P1164">Not null</text:p>
          </table:table-cell>
          <table:table-cell table:style-name="Table51.D2" office:value-type="string">
            <text:p text:style-name="P510"/>
          </table:table-cell>
        </table:table-row>
        <table:table-row table:style-name="TableLine93825099732896">
          <table:table-cell table:style-name="Table51.A2" office:value-type="string">
            <text:p text:style-name="P1162">Portfolio</text:p>
            <text:p text:style-name="P1162">_challenge</text:p>
            <text:p text:style-name="P1162">_id</text:p>
          </table:table-cell>
          <table:table-cell table:style-name="Table51.A2" office:value-type="string">
            <text:p text:style-name="P1163">Big int</text:p>
          </table:table-cell>
          <table:table-cell table:style-name="Table51.A2" office:value-type="string">
            <text:p text:style-name="P1164">Not null , unsigned , </text:p>
            <text:p text:style-name="P1164">foreign key → portfolio_challenges_id(id)</text:p>
            <text:p text:style-name="P1164"/>
            <text:p text:style-name="P1164">On Delete → (cascade) , </text:p>
            <text:p text:style-name="P1164">On Update → (cascade) , </text:p>
          </table:table-cell>
          <table:table-cell table:style-name="Table51.D2" office:value-type="string">
            <text:p text:style-name="P510"/>
          </table:table-cell>
        </table:table-row>
        <table:table-row table:style-name="TableLine93825099733872">
          <table:table-cell table:style-name="Table51.A2" office:value-type="string">
            <text:p text:style-name="P1162">language_id</text:p>
          </table:table-cell>
          <table:table-cell table:style-name="Table51.A2" office:value-type="string">
            <text:p text:style-name="P1163">Big int</text:p>
          </table:table-cell>
          <table:table-cell table:style-name="Table51.A2" office:value-type="string">
            <text:p text:style-name="P998">Not null , <text:span text:style-name="T787">unsigned ,</text:span> </text:p>
            <text:p text:style-name="P998">foreign key → languages(id)</text:p>
            <text:p text:style-name="P998"/>
            <text:p text:style-name="P988">On Delete → (cascade) ,</text:p>
            <text:p text:style-name="P988">On Update → (cascade) ,</text:p>
          </table:table-cell>
          <table:table-cell table:style-name="Table51.D2" office:value-type="string">
            <text:p text:style-name="P510"/>
          </table:table-cell>
        </table:table-row>
      </table:table>
      <text:p text:style-name="P459"/>
      <text:list xml:id="list2477497763" text:style-name="L79">
        <text:list-item>
          <text:list>
            <text:list-item>
              <text:p text:style-name="P2260">ارتباط ها :‌</text:p>
              <text:list>
                <text:list-item>
                  <text:p text:style-name="P2260">portfolio_challenges : </text:p>
                  <text:list>
                    <text:list-item>
                      <text:p text:style-name="P2258">نوع :‌ 1 به n </text:p>
                    </text:list-item>
                    <text:list-item>
                      <text:p text:style-name="P225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11853291873214" text:continue-numbering="true" text:style-name="L79">
        <text:list-item>
          <text:list>
            <text:list-item>
              <text:list>
                <text:list-item>
                  <text:p text:style-name="P2260">languages : </text:p>
                  <text:list>
                    <text:list-item>
                      <text:p text:style-name="P2261">نوع : 1 به n </text:p>
                    </text:list-item>
                    <text:list-item>
                      <text:p text:style-name="P226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11853282472272" text:continue-numbering="true" text:style-name="L79">
        <text:list-item>
          <text:p text:style-name="P274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11852545101240" text:continue-numbering="true" text:style-name="L79">
        <text:list-item>
          <text:list>
            <text:list-item>
              <text:p text:style-name="P2262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25099706816">
          <table:table-cell table:style-name="Table52.A1" office:value-type="string">
            <text:p text:style-name="P568">Name</text:p>
          </table:table-cell>
          <table:table-cell table:style-name="Table52.A1" office:value-type="string">
            <text:p text:style-name="P568">Data Type</text:p>
          </table:table-cell>
          <table:table-cell table:style-name="Table52.A1" office:value-type="string">
            <text:p text:style-name="P568">Attributes</text:p>
          </table:table-cell>
          <table:table-cell table:style-name="Table52.D1" office:value-type="string">
            <text:p text:style-name="P568">Comment</text:p>
          </table:table-cell>
        </table:table-row>
        <table:table-row table:style-name="TableLine93825099806464">
          <table:table-cell table:style-name="Table52.A2" office:value-type="string">
            <text:p text:style-name="P1171">id</text:p>
          </table:table-cell>
          <table:table-cell table:style-name="Table52.A2" office:value-type="string">
            <text:p text:style-name="P1172">Big int</text:p>
          </table:table-cell>
          <table:table-cell table:style-name="Table52.A2" office:value-type="string">
            <text:p text:style-name="P1175">Not null , unsigned , unique ,</text:p>
            <text:p text:style-name="P1175">primary key , auto increment ,</text:p>
            <text:p text:style-name="P1175">index </text:p>
          </table:table-cell>
          <table:table-cell table:style-name="Table52.D2" office:value-type="string">
            <text:p text:style-name="P510"/>
          </table:table-cell>
        </table:table-row>
        <table:table-row table:style-name="TableLine93825099809328">
          <table:table-cell table:style-name="Table52.A2" office:value-type="string">
            <text:p text:style-name="P1171">sort</text:p>
          </table:table-cell>
          <table:table-cell table:style-name="Table52.A2" office:value-type="string">
            <text:p text:style-name="P1173">Tiny int</text:p>
          </table:table-cell>
          <table:table-cell table:style-name="Table52.A2" office:value-type="string">
            <text:p text:style-name="P1173">Nullable , unsigned</text:p>
          </table:table-cell>
          <table:table-cell table:style-name="Table52.D2" office:value-type="string">
            <text:p text:style-name="P510"/>
          </table:table-cell>
        </table:table-row>
        <table:table-row table:style-name="TableLine93825099810256">
          <table:table-cell table:style-name="Table52.A2" office:value-type="string">
            <text:p text:style-name="P1397">active</text:p>
          </table:table-cell>
          <table:table-cell table:style-name="Table52.A2" office:value-type="string">
            <text:p text:style-name="P1227">boolean</text:p>
          </table:table-cell>
          <table:table-cell table:style-name="Table52.A2" office:value-type="string">
            <text:p text:style-name="P1178">Not null , default 1</text:p>
          </table:table-cell>
          <table:table-cell table:style-name="Table52.D2" office:value-type="string">
            <text:p text:style-name="P1177">این گروه در فیلتر ها نمایش داده شود یا خیر</text:p>
          </table:table-cell>
        </table:table-row>
        <table:table-row table:style-name="TableLine93825099811232">
          <table:table-cell table:style-name="Table52.A2" office:value-type="string">
            <text:p text:style-name="P1171">type</text:p>
          </table:table-cell>
          <table:table-cell table:style-name="Table52.A2" office:value-type="string">
            <text:p text:style-name="P1174">Tiny int </text:p>
          </table:table-cell>
          <table:table-cell table:style-name="Table52.A2" office:value-type="string">
            <text:p text:style-name="P1174">Not null , unsigned</text:p>
          </table:table-cell>
          <table:table-cell table:style-name="Table52.D2" office:value-type="string">
            <text:p text:style-name="P1179">نوع هر یک از گروه :</text:p>
            <text:p text:style-name="P1179">checkbox , radio ,</text:p>
            <text:p text:style-name="P1179">color , </text:p>
          </table:table-cell>
        </table:table-row>
      </table:table>
      <text:p text:style-name="P460"/>
      <text:p text:style-name="P460"/>
      <text:list xml:id="list681905755" text:style-name="L80">
        <text:list-item>
          <text:list>
            <text:list-item>
              <text:p text:style-name="P2263">ارتباط ها : </text:p>
              <text:list>
                <text:list-item>
                  <text:p text:style-name="P2264">dates : </text:p>
                  <text:list>
                    <text:list-item>
                      <text:p text:style-name="P2265">نوع : <text:span text:style-name="T986">1 به n </text:span></text:p>
                    </text:list-item>
                    <text:list-item>
                      <text:p text:style-name="P226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11851918807618" text:continue-numbering="true" text:style-name="L80">
        <text:list-item>
          <text:list>
            <text:list-item>
              <text:list>
                <text:list-item>
                  <text:p text:style-name="P2264">users : </text:p>
                  <text:list>
                    <text:list-item>
                      <text:p text:style-name="P2265">نوع : <text:span text:style-name="T990">1 به n</text:span></text:p>
                    </text:list-item>
                    <text:list-item>
                      <text:p text:style-name="P226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11851595685523" text:continue-numbering="true" text:style-name="L80">
        <text:list-item>
          <text:list>
            <text:list-item>
              <text:list>
                <text:list-item>
                  <text:p text:style-name="P2264">iconables : </text:p>
                  <text:list>
                    <text:list-item>
                      <text:p text:style-name="P2265">نوع : <text:span text:style-name="T992">1 به 1</text:span></text:p>
                    </text:list-item>
                    <text:list-item>
                      <text:p text:style-name="P226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11853083471136" text:continue-numbering="true" text:style-name="L80">
        <text:list-item>
          <text:list>
            <text:list-item>
              <text:list>
                <text:list-item>
                  <text:p text:style-name="P2267"><text:soft-page-break/>portfolio_attribute_items : </text:p>
                  <text:list>
                    <text:list-item>
                      <text:p text:style-name="P2265">نوع : <text:span text:style-name="T987">1 به n </text:span></text:p>
                    </text:list-item>
                    <text:list-item>
                      <text:p text:style-name="P226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11852915883572" text:continue-numbering="true" text:style-name="L80">
        <text:list-item>
          <text:list>
            <text:list-item>
              <text:list>
                <text:list-item>
                  <text:p text:style-name="P2268">portfolio_attribute_translations : </text:p>
                </text:list-item>
              </text:list>
            </text:list-item>
          </text:list>
        </text:list-item>
      </text:list>
      <text:list xml:id="list914569648" text:style-name="L81">
        <text:list-item>
          <text:list>
            <text:list-item>
              <text:list>
                <text:list-item>
                  <text:list>
                    <text:list-item>
                      <text:p text:style-name="P2271">نوع :‌1 به n </text:p>
                    </text:list-item>
                    <text:list-item>
                      <text:p text:style-name="P227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11852732498334" text:continue-list="list111852915883572" text:style-name="L80">
        <text:list-item>
          <text:p text:style-name="P274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11853614615879" text:continue-numbering="true" text:style-name="L80">
        <text:list-item>
          <text:list>
            <text:list-item>
              <text:p text:style-name="P2277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825099884512">
          <table:table-cell table:style-name="Table53.A1" office:value-type="string">
            <text:p text:style-name="P568">Name</text:p>
          </table:table-cell>
          <table:table-cell table:style-name="Table53.A1" office:value-type="string">
            <text:p text:style-name="P568">Data Type</text:p>
          </table:table-cell>
          <table:table-cell table:style-name="Table53.A1" office:value-type="string">
            <text:p text:style-name="P568">Attributes</text:p>
          </table:table-cell>
          <table:table-cell table:style-name="Table53.D1" office:value-type="string">
            <text:p text:style-name="P568">Comment</text:p>
          </table:table-cell>
        </table:table-row>
        <table:table-row table:style-name="TableLine93825099898800">
          <table:table-cell table:style-name="Table53.A2" office:value-type="string">
            <text:p text:style-name="P1180">id</text:p>
          </table:table-cell>
          <table:table-cell table:style-name="Table53.A2" office:value-type="string">
            <text:p text:style-name="P1180">Big int</text:p>
          </table:table-cell>
          <table:table-cell table:style-name="Table53.A2" office:value-type="string">
            <text:p text:style-name="P1176">Not null , unsigned , unique ,</text:p>
            <text:p text:style-name="P1176">primary key , auto increment ,</text:p>
            <text:p text:style-name="P1176">index </text:p>
          </table:table-cell>
          <table:table-cell table:style-name="Table53.D2" office:value-type="string">
            <text:p text:style-name="P510"/>
          </table:table-cell>
        </table:table-row>
        <table:table-row table:style-name="TableLine93825099901472">
          <table:table-cell table:style-name="Table53.A2" office:value-type="string">
            <text:p text:style-name="P1180">sort</text:p>
          </table:table-cell>
          <table:table-cell table:style-name="Table53.A2" office:value-type="string">
            <text:p text:style-name="P1180">Tiny int</text:p>
          </table:table-cell>
          <table:table-cell table:style-name="Table53.A2" office:value-type="string">
            <text:p text:style-name="P1182">Nullable , unsigned</text:p>
          </table:table-cell>
          <table:table-cell table:style-name="Table53.D2" office:value-type="string">
            <text:p text:style-name="P510"/>
          </table:table-cell>
        </table:table-row>
        <table:table-row table:style-name="TableLine93825099902400">
          <table:table-cell table:style-name="Table53.A2" office:value-type="string">
            <text:p text:style-name="P1180">portfolio_attribute_group_id</text:p>
          </table:table-cell>
          <table:table-cell table:style-name="Table53.A2" office:value-type="string">
            <text:p text:style-name="P1181">Big int</text:p>
          </table:table-cell>
          <table:table-cell table:style-name="Table53.A2" office:value-type="string">
            <text:p text:style-name="P1183">Not null , unsigned , </text:p>
            <text:p text:style-name="P1183">foreign key → portfolio_attribute_groups(id)</text:p>
            <text:p text:style-name="P1183"/>
            <text:p text:style-name="P1184">On Delete → (cascade) ,</text:p>
            <text:p text:style-name="P1184">On Update → (cascade) ,</text:p>
          </table:table-cell>
          <table:table-cell table:style-name="Table53.D2" office:value-type="string">
            <text:p text:style-name="P510"/>
          </table:table-cell>
        </table:table-row>
      </table:table>
      <text:p text:style-name="P461"/>
      <text:list xml:id="list111852368456393" text:continue-list="list914569648" text:style-name="L81">
        <text:list-item>
          <text:list>
            <text:list-item>
              <text:p text:style-name="P2278">ارتباط ها : </text:p>
              <text:list>
                <text:list-item>
                  <text:p text:style-name="P2279">portfolio_attribute_grou<text:span text:style-name="T985">ps : </text:span><text:span text:style-name="T989"><text:s/></text:span></text:p>
                  <text:list>
                    <text:list-item>
                      <text:p text:style-name="P2266">نوع : <text:span text:style-name="T987">1 به n </text:span></text:p>
                    </text:list-item>
                    <text:list-item>
                      <text:p text:style-name="P226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11852777423038" text:continue-numbering="true" text:style-name="L81">
        <text:list-item>
          <text:list>
            <text:list-item>
              <text:list>
                <text:list-item>
                  <text:p text:style-name="P2280">iconables : </text:p>
                </text:list-item>
                <text:list-item>
                  <text:p text:style-name="P2281">نوع :‌<text:span text:style-name="T996">1 به 1</text:span></text:p>
                </text:list-item>
                <text:list-item>
                  <text:p text:style-name="P228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11853188554019" text:continue-numbering="true" text:style-name="L81">
        <text:list-item>
          <text:list>
            <text:list-item>
              <text:list>
                <text:list-item>
                  <text:p text:style-name="P2282">dates : </text:p>
                  <text:list>
                    <text:list-item>
                      <text:p text:style-name="P2283">نوع :‌<text:span text:style-name="T993">1 به n </text:span></text:p>
                    </text:list-item>
                    <text:list-item>
                      <text:p text:style-name="P228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11852510455329" text:continue-numbering="true" text:style-name="L81">
        <text:list-item>
          <text:list>
            <text:list-item>
              <text:list>
                <text:list-item>
                  <text:p text:style-name="P2282">users : </text:p>
                  <text:list>
                    <text:list-item>
                      <text:p text:style-name="P2284">نوع :‌<text:span text:style-name="T993">1 به n </text:span></text:p>
                    </text:list-item>
                    <text:list-item>
                      <text:p text:style-name="P228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11853367130511" text:continue-numbering="true" text:style-name="L81">
        <text:list-item>
          <text:list>
            <text:list-item>
              <text:list>
                <text:list-item>
                  <text:p text:style-name="P2743">portfolio_attribute_translations : </text:p>
                  <text:list>
                    <text:list-item>
                      <text:p text:style-name="P2269">نوع :‌ <text:span text:style-name="T999">1 به n </text:span></text:p>
                    </text:list-item>
                    <text:list-item>
                      <text:p text:style-name="P226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11853133368471" text:continue-numbering="true" text:style-name="L81">
        <text:list-item>
          <text:list>
            <text:list-item>
              <text:list>
                <text:list-item>
                  <text:p text:style-name="P2240">portfolios : </text:p>
                  <text:list>
                    <text:list-item>
                      <text:p text:style-name="P2240">نوع :‌ <text:s/>n به n </text:p>
                    </text:list-item>
                    <text:list-item>
                      <text:p text:style-name="P224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11852929119841" text:continue-numbering="true" text:style-name="L81">
        <text:list-item>
          <text:list>
            <text:list-item>
              <text:p text:style-name="P2285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825099960240">
          <table:table-cell table:style-name="Table54.A1" office:value-type="string">
            <text:p text:style-name="P568">Name</text:p>
          </table:table-cell>
          <table:table-cell table:style-name="Table54.A1" office:value-type="string">
            <text:p text:style-name="P568">Data Type</text:p>
          </table:table-cell>
          <table:table-cell table:style-name="Table54.A1" office:value-type="string">
            <text:p text:style-name="P568">Attributes</text:p>
          </table:table-cell>
          <table:table-cell table:style-name="Table54.D1" office:value-type="string">
            <text:p text:style-name="P568">Comment</text:p>
          </table:table-cell>
        </table:table-row>
        <table:table-row table:style-name="TableLine93825099990784">
          <table:table-cell table:style-name="Table54.A2" office:value-type="string">
            <text:p text:style-name="P1185">id</text:p>
          </table:table-cell>
          <table:table-cell table:style-name="Table54.A2" office:value-type="string">
            <text:p text:style-name="P1185">Big int</text:p>
          </table:table-cell>
          <table:table-cell table:style-name="Table54.A2" office:value-type="string">
            <text:p text:style-name="P1185">Unsigned , not null , index , unique , primary key , </text:p>
            <text:p text:style-name="P1185">auto increment</text:p>
          </table:table-cell>
          <table:table-cell table:style-name="Table54.D2" office:value-type="string">
            <text:p text:style-name="P510"/>
          </table:table-cell>
        </table:table-row>
        <table:table-row table:style-name="TableLine93825099992864">
          <table:table-cell table:style-name="Table54.A2" office:value-type="string">
            <text:p text:style-name="P1185">object_class</text:p>
          </table:table-cell>
          <table:table-cell table:style-name="Table54.A2" office:value-type="string">
            <text:p text:style-name="P1185">varchar(255)</text:p>
          </table:table-cell>
          <table:table-cell table:style-name="Table54.A2" office:value-type="string">
            <text:p text:style-name="P1191">Not null ,</text:p>
          </table:table-cell>
          <table:table-cell table:style-name="Table54.D2" office:value-type="string">
            <text:p text:style-name="P510"/>
          </table:table-cell>
        </table:table-row>
        <table:table-row table:style-name="TableLine93825099993792">
          <table:table-cell table:style-name="Table54.A2" office:value-type="string">
            <text:p text:style-name="P1185">name</text:p>
          </table:table-cell>
          <table:table-cell table:style-name="Table54.A2" office:value-type="string">
            <text:p text:style-name="P1185">varchar(30)</text:p>
          </table:table-cell>
          <table:table-cell table:style-name="Table54.A2" office:value-type="string">
            <text:p text:style-name="P1191">Not null ,</text:p>
          </table:table-cell>
          <table:table-cell table:style-name="Table54.D2" office:value-type="string">
            <text:p text:style-name="P510"/>
          </table:table-cell>
        </table:table-row>
        <table:table-row table:style-name="TableLine93825099994768">
          <table:table-cell table:style-name="Table54.A2" office:value-type="string">
            <text:p text:style-name="P1185">object_id</text:p>
          </table:table-cell>
          <table:table-cell table:style-name="Table54.A2" office:value-type="string">
            <text:p text:style-name="P1190">Big int</text:p>
          </table:table-cell>
          <table:table-cell table:style-name="Table54.A2" office:value-type="string">
            <text:p text:style-name="P1190">Unsigned , not null </text:p>
          </table:table-cell>
          <table:table-cell table:style-name="Table54.D2" office:value-type="string">
            <text:p text:style-name="P510"/>
          </table:table-cell>
        </table:table-row>
        <table:table-row table:style-name="TableLine93825099996208">
          <table:table-cell table:style-name="Table54.A2" office:value-type="string">
            <text:p text:style-name="P1185">language_id</text:p>
          </table:table-cell>
          <table:table-cell table:style-name="Table54.A2" office:value-type="string">
            <text:p text:style-name="P1190">Big int</text:p>
          </table:table-cell>
          <table:table-cell table:style-name="Table54.A2" office:value-type="string">
            <text:p text:style-name="P999">Not null , <text:span text:style-name="T787">unsigned ,</text:span> </text:p>
            <text:p text:style-name="P999">foreign key → languages(id)</text:p>
            <text:p text:style-name="P999"/>
            <text:p text:style-name="P989">On Delete → (cascade) ,</text:p>
            <text:p text:style-name="P989">On Update → (cascade) ,</text:p>
          </table:table-cell>
          <table:table-cell table:style-name="Table54.D2" office:value-type="string">
            <text:p text:style-name="P510"/>
          </table:table-cell>
        </table:table-row>
      </table:table>
      <text:p text:style-name="P462"/>
      <text:p text:style-name="P66">این جدول بین دو موجودیت portfolio_attribute_groups و portfolio_attribute_items به اشتراک گذاشته میشود !!!</text:p>
      <text:p text:style-name="P66"/>
      <text:list xml:id="list1896892379" text:style-name="L82">
        <text:list-item>
          <text:list>
            <text:list-item>
              <text:p text:style-name="P2273">ارتباط ها :‌</text:p>
              <text:list>
                <text:list-item>
                  <text:p text:style-name="P2274">portfolio_attribute_groups : </text:p>
                  <text:list>
                    <text:list-item>
                      <text:p text:style-name="P2272">نوع :‌1 به n </text:p>
                    </text:list-item>
                    <text:list-item>
                      <text:p text:style-name="P227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11853638613042" text:continue-numbering="true" text:style-name="L82">
        <text:list-item>
          <text:list>
            <text:list-item>
              <text:list>
                <text:list-item>
                  <text:p text:style-name="P2274">portfolio_attribute_items : </text:p>
                  <text:list>
                    <text:list-item>
                      <text:p text:style-name="P2270">نوع :‌ <text:span text:style-name="T999">1 به n </text:span></text:p>
                    </text:list-item>
                    <text:list-item>
                      <text:p text:style-name="P227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11852265344631" text:continue-numbering="true" text:style-name="L82">
        <text:list-item>
          <text:list>
            <text:list-item>
              <text:list>
                <text:list-item>
                  <text:p text:style-name="P2274">languages : </text:p>
                  <text:list>
                    <text:list-item>
                      <text:p text:style-name="P2276">نوع <text:s/>: <text:span text:style-name="T1000">1 به n </text:span></text:p>
                    </text:list-item>
                    <text:list-item>
                      <text:p text:style-name="P227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11852815474166" text:continue-numbering="true" text:style-name="L82">
        <text:list-item>
          <text:p text:style-name="P2707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11853499600966" text:continue-numbering="true" text:style-name="L82">
        <text:list-item>
          <text:list>
            <text:list-item>
              <text:p text:style-name="P2286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825100050192">
          <table:table-cell table:style-name="Table55.A1" office:value-type="string">
            <text:p text:style-name="P568">Name</text:p>
          </table:table-cell>
          <table:table-cell table:style-name="Table55.A1" office:value-type="string">
            <text:p text:style-name="P568">Data Type</text:p>
          </table:table-cell>
          <table:table-cell table:style-name="Table55.A1" office:value-type="string">
            <text:p text:style-name="P568">Attributes</text:p>
          </table:table-cell>
          <table:table-cell table:style-name="Table55.D1" office:value-type="string">
            <text:p text:style-name="P568">Comment</text:p>
          </table:table-cell>
        </table:table-row>
        <table:table-row table:style-name="TableLine93825100070560">
          <table:table-cell table:style-name="Table55.A2" office:value-type="string">
            <text:p text:style-name="P1192">id</text:p>
          </table:table-cell>
          <table:table-cell table:style-name="Table55.A2" office:value-type="string">
            <text:p text:style-name="P1195">Big int</text:p>
          </table:table-cell>
          <table:table-cell table:style-name="Table55.A2" office:value-type="string">
            <text:p text:style-name="P1186">Unsigned , not null , index , unique , primary key , </text:p>
            <text:p text:style-name="P1186">auto increment</text:p>
          </table:table-cell>
          <table:table-cell table:style-name="Table55.D2" office:value-type="string">
            <text:p text:style-name="P510"/>
          </table:table-cell>
        </table:table-row>
        <table:table-row table:style-name="TableLine93825100073168">
          <table:table-cell table:style-name="Table55.A2" office:value-type="string">
            <text:p text:style-name="P1194">sort</text:p>
          </table:table-cell>
          <table:table-cell table:style-name="Table55.A2" office:value-type="string">
            <text:p text:style-name="P1195">Tiny int</text:p>
          </table:table-cell>
          <table:table-cell table:style-name="Table55.A2" office:value-type="string">
            <text:p text:style-name="P1196">Nullable , unsigned </text:p>
          </table:table-cell>
          <table:table-cell table:style-name="Table55.D2" office:value-type="string">
            <text:p text:style-name="P510"/>
          </table:table-cell>
        </table:table-row>
        <table:table-row table:style-name="TableLine93825100074096">
          <table:table-cell table:style-name="Table55.A2" office:value-type="string">
            <text:p text:style-name="P1193">portfolio_id</text:p>
          </table:table-cell>
          <table:table-cell table:style-name="Table55.A2" office:value-type="string">
            <text:p text:style-name="P1195">Big int</text:p>
          </table:table-cell>
          <table:table-cell table:style-name="Table55.A2" office:value-type="string">
            <text:p text:style-name="P1197">Not null , unsigned ,</text:p>
            <text:p text:style-name="P1197">foreign key → portfolios(id)</text:p>
            <text:p text:style-name="P1197"/>
            <text:p text:style-name="P1199">On Delete → (cascade) ,</text:p>
            <text:p text:style-name="P1199">On Update → (cascade) ,</text:p>
          </table:table-cell>
          <table:table-cell table:style-name="Table55.D2" office:value-type="string">
            <text:p text:style-name="P510"/>
          </table:table-cell>
        </table:table-row>
        <table:table-row table:style-name="TableLine93825100075072">
          <table:table-cell table:style-name="Table55.A2" office:value-type="string">
            <text:p text:style-name="P1193">Portfolio_</text:p>
            <text:p text:style-name="P1193">attribute_</text:p>
            <text:p text:style-name="P1193">item_id</text:p>
          </table:table-cell>
          <table:table-cell table:style-name="Table55.A2" office:value-type="string">
            <text:p text:style-name="P1195">Big int</text:p>
          </table:table-cell>
          <table:table-cell table:style-name="Table55.A2" office:value-type="string">
            <text:p text:style-name="P1198">Not null , unsigned ,</text:p>
            <text:p text:style-name="P544"><text:span text:style-name="T1010">foreign key → </text:span><text:span text:style-name="T1011">portfolio_attribute_items</text:span><text:span text:style-name="T1010">(id)</text:span></text:p>
            <text:p text:style-name="P1198"/>
            <text:p text:style-name="P1200">On Delete → (cascade) ,</text:p>
            <text:p text:style-name="P1200">On Update → (cascade) ,</text:p>
          </table:table-cell>
          <table:table-cell table:style-name="Table55.D2" office:value-type="string">
            <text:p text:style-name="P510"/>
          </table:table-cell>
        </table:table-row>
      </table:table>
      <text:p text:style-name="P463"/>
      <text:p text:style-name="P463"/>
      <text:list xml:id="list3543377518" text:style-name="L83">
        <text:list-item>
          <text:list>
            <text:list-item>
              <text:p text:style-name="P2287">ارتباط ها :‌</text:p>
              <text:list>
                <text:list-item>
                  <text:p text:style-name="P2288">portfolios : </text:p>
                  <text:list>
                    <text:list-item>
                      <text:p text:style-name="P2289">نوع : <text:span text:style-name="T1012">1 به n </text:span></text:p>
                    </text:list-item>
                    <text:list-item>
                      <text:p text:style-name="P228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11852510765023" text:continue-numbering="true" text:style-name="L83">
        <text:list-item>
          <text:list>
            <text:list-item>
              <text:list>
                <text:list-item>
                  <text:p text:style-name="P2288">portfolio_attribute_items : </text:p>
                  <text:list>
                    <text:list-item>
                      <text:p text:style-name="P2289">نوع : <text:span text:style-name="T1014">1 به n </text:span></text:p>
                    </text:list-item>
                    <text:list-item>
                      <text:p text:style-name="P228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11852748645234" text:continue-numbering="true" text:style-name="L83">
        <text:list-item>
          <text:p text:style-name="P2745">todo_items : در این جدول todo ها را که در داشبورد ادمین است را ذخیره میکنیم !!!</text:p>
          <text:list>
            <text:list-item>
              <text:p text:style-name="P229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825100051008">
          <table:table-cell table:style-name="Table74.A1" office:value-type="string">
            <text:p text:style-name="P568">Name</text:p>
          </table:table-cell>
          <table:table-cell table:style-name="Table74.A1" office:value-type="string">
            <text:p text:style-name="P568">Data Type</text:p>
          </table:table-cell>
          <table:table-cell table:style-name="Table74.A1" office:value-type="string">
            <text:p text:style-name="P568">Attributes</text:p>
          </table:table-cell>
          <table:table-cell table:style-name="Table74.D1" office:value-type="string">
            <text:p text:style-name="P568">Comment</text:p>
          </table:table-cell>
        </table:table-row>
        <table:table-row table:style-name="TableLine93825100137568">
          <table:table-cell table:style-name="Table74.A2" office:value-type="string">
            <text:p text:style-name="P1362">id</text:p>
          </table:table-cell>
          <table:table-cell table:style-name="Table74.A2" office:value-type="string">
            <text:p text:style-name="P1363">Big int</text:p>
          </table:table-cell>
          <table:table-cell table:style-name="Table74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4.D2" office:value-type="string">
            <text:p text:style-name="P510"/>
          </table:table-cell>
        </table:table-row>
        <table:table-row table:style-name="TableLine93825100140464">
          <table:table-cell table:style-name="Table74.A2" office:value-type="string">
            <text:p text:style-name="P1362">title</text:p>
          </table:table-cell>
          <table:table-cell table:style-name="Table74.A2" office:value-type="string">
            <text:p text:style-name="P1364">varchar(<text:span text:style-name="T1195">255</text:span>)</text:p>
          </table:table-cell>
          <table:table-cell table:style-name="Table74.A2" office:value-type="string">
            <text:p text:style-name="P1366">Not null</text:p>
          </table:table-cell>
          <table:table-cell table:style-name="Table74.D2" office:value-type="string">
            <text:p text:style-name="P510"/>
          </table:table-cell>
        </table:table-row>
        <table:table-row table:style-name="TableLine93825100141392">
          <table:table-cell table:style-name="Table74.A2" office:value-type="string">
            <text:p text:style-name="P1362">describe</text:p>
          </table:table-cell>
          <table:table-cell table:style-name="Table74.A2" office:value-type="string">
            <text:p text:style-name="P1365">text</text:p>
          </table:table-cell>
          <table:table-cell table:style-name="Table74.A2" office:value-type="string">
            <text:p text:style-name="P1366">nullable</text:p>
          </table:table-cell>
          <table:table-cell table:style-name="Table74.D2" office:value-type="string">
            <text:p text:style-name="P510"/>
          </table:table-cell>
        </table:table-row>
        <table:table-row table:style-name="TableLine93825100142368">
          <table:table-cell table:style-name="Table74.A2" office:value-type="string">
            <text:p text:style-name="P1362">done</text:p>
          </table:table-cell>
          <table:table-cell table:style-name="Table74.A2" office:value-type="string">
            <text:p text:style-name="P1364">boolean</text:p>
          </table:table-cell>
          <table:table-cell table:style-name="Table74.A2" office:value-type="string">
            <text:p text:style-name="P1366">Not null , default 0</text:p>
          </table:table-cell>
          <table:table-cell table:style-name="Table74.D2" office:value-type="string">
            <text:p text:style-name="P510"/>
          </table:table-cell>
        </table:table-row>
        <table:table-row table:style-name="TableLine93825100143568">
          <table:table-cell table:style-name="Table74.A2" office:value-type="string">
            <text:p text:style-name="P1362">sort</text:p>
          </table:table-cell>
          <table:table-cell table:style-name="Table74.A2" office:value-type="string">
            <text:p text:style-name="P1370">Tiny int</text:p>
          </table:table-cell>
          <table:table-cell table:style-name="Table74.A2" office:value-type="string">
            <text:p text:style-name="P1366">Nullable , <text:span text:style-name="T1198">unsigned</text:span></text:p>
          </table:table-cell>
          <table:table-cell table:style-name="Table74.D2" office:value-type="string">
            <text:p text:style-name="P510"/>
          </table:table-cell>
        </table:table-row>
      </table:table>
      <text:p text:style-name="P234"/>
      <text:list xml:id="list4236275728" text:style-name="L84">
        <text:list-item>
          <text:list>
            <text:list-item>
              <text:p text:style-name="P2291">ارتباط ها :‌</text:p>
              <text:list>
                <text:list-item>
                  <text:p text:style-name="P2291">dates : </text:p>
                  <text:list>
                    <text:list-item>
                      <text:p text:style-name="P2292">نوع : <text:span text:style-name="T1199">1 به n </text:span></text:p>
                    </text:list-item>
                    <text:list-item>
                      <text:p text:style-name="P229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11852480840816" text:continue-numbering="true" text:style-name="L84">
        <text:list-item>
          <text:list>
            <text:list-item>
              <text:list>
                <text:list-item>
                  <text:p text:style-name="P2291">users : </text:p>
                  <text:list>
                    <text:list-item>
                      <text:p text:style-name="P2293">نوع :‌<text:span text:style-name="T1201">1 به n </text:span></text:p>
                    </text:list-item>
                    <text:list-item>
                      <text:p text:style-name="P2294">توضیحات :‌ <text:span text:style-name="T1201">هر یک todo item <text:s/>متعلق به یک user است و هر یک user میتواند چندین todo item ایجاد کند</text:span></text:p>
                      <text:p text:style-name="P229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11851857656409" text:continue-numbering="true" text:style-name="L84">
        <text:list-item>
          <text:list>
            <text:list-item>
              <text:list>
                <text:list-item>
                  <text:p text:style-name="P1798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296">نوع :‌<text:span text:style-name="T1207">m به n </text:span></text:p>
                    </text:list-item>
                    <text:list-item>
                      <text:p text:style-name="P229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9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6">todo_labels : در این جدول label هایی که برای هر یک از todo ها ایجاد میشود ذخیره میکنیم !!! </text:p>
          <text:list>
            <text:list-item>
              <text:p text:style-name="P230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825100116880">
          <table:table-cell table:style-name="Table75.A1" office:value-type="string">
            <text:p text:style-name="P568">Name</text:p>
          </table:table-cell>
          <table:table-cell table:style-name="Table75.A1" office:value-type="string">
            <text:p text:style-name="P568">Data Type</text:p>
          </table:table-cell>
          <table:table-cell table:style-name="Table75.A1" office:value-type="string">
            <text:p text:style-name="P568">Attributes</text:p>
          </table:table-cell>
          <table:table-cell table:style-name="Table75.D1" office:value-type="string">
            <text:p text:style-name="P568">Comment</text:p>
          </table:table-cell>
        </table:table-row>
        <table:table-row table:style-name="TableLine93825100220112">
          <table:table-cell table:style-name="Table75.A2" office:value-type="string">
            <text:p text:style-name="P1362">id</text:p>
          </table:table-cell>
          <table:table-cell table:style-name="Table75.A2" office:value-type="string">
            <text:p text:style-name="P1363">Big int</text:p>
          </table:table-cell>
          <table:table-cell table:style-name="Table75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5.D2" office:value-type="string">
            <text:p text:style-name="P510"/>
          </table:table-cell>
        </table:table-row>
        <table:table-row table:style-name="TableLine93825100223008">
          <table:table-cell table:style-name="Table75.A2" office:value-type="string">
            <text:p text:style-name="P1367">name</text:p>
          </table:table-cell>
          <table:table-cell table:style-name="Table75.A2" office:value-type="string">
            <text:p text:style-name="P1367">varchar(<text:span text:style-name="T1196">64</text:span>)</text:p>
          </table:table-cell>
          <table:table-cell table:style-name="Table75.A2" office:value-type="string">
            <text:p text:style-name="P1368">Not null </text:p>
          </table:table-cell>
          <table:table-cell table:style-name="Table75.D2" office:value-type="string">
            <text:p text:style-name="P510"/>
          </table:table-cell>
        </table:table-row>
        <table:table-row table:style-name="TableLine93825100223936">
          <table:table-cell table:style-name="Table75.A2" office:value-type="string">
            <text:p text:style-name="P1367">color</text:p>
          </table:table-cell>
          <table:table-cell table:style-name="Table75.A2" office:value-type="string">
            <text:p text:style-name="P1367">varchar(<text:span text:style-name="T1197">7</text:span>)</text:p>
          </table:table-cell>
          <table:table-cell table:style-name="Table75.A2" office:value-type="string">
            <text:p text:style-name="P1369">Nullable , default ‘#512DA8’</text:p>
          </table:table-cell>
          <table:table-cell table:style-name="Table75.D2" office:value-type="string">
            <text:p text:style-name="P510"/>
          </table:table-cell>
        </table:table-row>
      </table:table>
      <text:p text:style-name="P466"/>
      <text:list xml:id="list739337513" text:style-name="L85">
        <text:list-item>
          <text:list>
            <text:list-item>
              <text:p text:style-name="P2301">رابطه ها :‌</text:p>
              <text:list>
                <text:list-item>
                  <text:p text:style-name="P2301">dates : </text:p>
                  <text:list>
                    <text:list-item>
                      <text:p text:style-name="P2302">نوع :‌<text:span text:style-name="T1202">1 به n </text:span></text:p>
                    </text:list-item>
                    <text:list-item>
                      <text:p text:style-name="P230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11852870293643" text:continue-numbering="true" text:style-name="L85">
        <text:list-item>
          <text:list>
            <text:list-item>
              <text:list>
                <text:list-item>
                  <text:p text:style-name="P2301">users : </text:p>
                  <text:list>
                    <text:list-item>
                      <text:p text:style-name="P2302">نوع :‌<text:span text:style-name="T1204">1 به n </text:span></text:p>
                    </text:list-item>
                    <text:list-item>
                      <text:p text:style-name="P230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11851866912953" text:continue-numbering="true" text:style-name="L85">
        <text:list-item>
          <text:list>
            <text:list-item>
              <text:list>
                <text:list-item>
                  <text:p text:style-name="P2301">iconables : </text:p>
                  <text:list>
                    <text:list-item>
                      <text:p text:style-name="P2302">نوع :‌<text:span text:style-name="T1205">1 به 1</text:span></text:p>
                    </text:list-item>
                    <text:list-item>
                      <text:p text:style-name="P230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11852563073010" text:continue-numbering="true" text:style-name="L85">
        <text:list-item>
          <text:list>
            <text:list-item>
              <text:list>
                <text:list-item>
                  <text:p text:style-name="P2297">todo_items : </text:p>
                  <text:list>
                    <text:list-item>
                      <text:p text:style-name="P2297">نوع :‌<text:span text:style-name="T1207">m به n </text:span></text:p>
                    </text:list-item>
                    <text:list-item>
                      <text:p text:style-name="P229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29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11853594673878" text:continue-numbering="true" text:style-name="L85">
        <text:list-item>
          <text:p text:style-name="P274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30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825100206784">
          <table:table-cell table:style-name="Table76.A1" office:value-type="string">
            <text:p text:style-name="P568">Name</text:p>
          </table:table-cell>
          <table:table-cell table:style-name="Table76.A1" office:value-type="string">
            <text:p text:style-name="P568">Data Type</text:p>
          </table:table-cell>
          <table:table-cell table:style-name="Table76.A1" office:value-type="string">
            <text:p text:style-name="P568">Attributes</text:p>
          </table:table-cell>
          <table:table-cell table:style-name="Table76.D1" office:value-type="string">
            <text:p text:style-name="P568">Comment</text:p>
          </table:table-cell>
        </table:table-row>
        <table:table-row table:style-name="TableLine93825100304448">
          <table:table-cell table:style-name="Table76.A2" office:value-type="string">
            <text:p text:style-name="P1362">id</text:p>
          </table:table-cell>
          <table:table-cell table:style-name="Table76.A2" office:value-type="string">
            <text:p text:style-name="P1363">Big int</text:p>
          </table:table-cell>
          <table:table-cell table:style-name="Table76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6.D2" office:value-type="string">
            <text:p text:style-name="P510"/>
          </table:table-cell>
        </table:table-row>
        <table:table-row table:style-name="TableLine93825100307344">
          <table:table-cell table:style-name="Table76.A2" office:value-type="string">
            <text:p text:style-name="P1371">todo_item_id</text:p>
          </table:table-cell>
          <table:table-cell table:style-name="Table76.A2" office:value-type="string">
            <text:p text:style-name="P1371">Big int</text:p>
          </table:table-cell>
          <table:table-cell table:style-name="Table76.A2" office:value-type="string">
            <text:p text:style-name="P1373">Unsigned , <text:span text:style-name="T1212">not null </text:span><text:s/>,</text:p>
            <text:p text:style-name="P1374">foreign key → todo_items(id)</text:p>
            <text:p text:style-name="P1374"/>
            <text:p text:style-name="P1376">On Delete → (cascade) ,</text:p>
            <text:p text:style-name="P1376"><text:s/>On Update → (cascade) ,</text:p>
          </table:table-cell>
          <table:table-cell table:style-name="Table76.D2" office:value-type="string">
            <text:p text:style-name="P510"/>
          </table:table-cell>
        </table:table-row>
        <table:table-row table:style-name="TableLine93825100308272">
          <table:table-cell table:style-name="Table76.A2" office:value-type="string">
            <text:p text:style-name="P1371">todo_label_id</text:p>
          </table:table-cell>
          <table:table-cell table:style-name="Table76.A2" office:value-type="string">
            <text:p text:style-name="P1371">Big int</text:p>
          </table:table-cell>
          <table:table-cell table:style-name="Table76.A2" office:value-type="string">
            <text:p text:style-name="P1373">Unsigned , <text:span text:style-name="T1212">not null</text:span> ,</text:p>
            <text:p text:style-name="P1375">foreign key → todo_<text:span text:style-name="T1213">labels</text:span>(id)</text:p>
            <text:p text:style-name="P1375"/>
            <text:p text:style-name="P1377">On Delete → (cascade) ,</text:p>
            <text:p text:style-name="P1377"><text:s/>On Update → (cascade) ,</text:p>
          </table:table-cell>
          <table:table-cell table:style-name="Table76.D2" office:value-type="string">
            <text:p text:style-name="P510"/>
          </table:table-cell>
        </table:table-row>
        <table:table-row table:style-name="TableLine93825100309248">
          <table:table-cell table:style-name="Table76.A2" office:value-type="string">
            <text:p text:style-name="P1371">sort</text:p>
          </table:table-cell>
          <table:table-cell table:style-name="Table76.A2" office:value-type="string">
            <text:p text:style-name="P1372">Tiny int</text:p>
          </table:table-cell>
          <table:table-cell table:style-name="Table76.A2" office:value-type="string">
            <text:p text:style-name="P1373">Unsigned , <text:span text:style-name="T1214">nullable</text:span></text:p>
          </table:table-cell>
          <table:table-cell table:style-name="Table76.D2" office:value-type="string">
            <text:p text:style-name="P510"/>
          </table:table-cell>
        </table:table-row>
      </table:table>
      <text:p text:style-name="P239"/>
      <text:list xml:id="list1686143681" text:style-name="L86">
        <text:list-item>
          <text:list>
            <text:list-item>
              <text:p text:style-name="P2304">رابطه ها :‌</text:p>
              <text:list>
                <text:list-item>
                  <text:p text:style-name="P2304">todo_labels : </text:p>
                  <text:list>
                    <text:list-item>
                      <text:p text:style-name="P2305">نوع : <text:span text:style-name="T1215">1 به n </text:span></text:p>
                    </text:list-item>
                    <text:list-item>
                      <text:p text:style-name="P230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11853120636477" text:continue-numbering="true" text:style-name="L86">
        <text:list-item>
          <text:list>
            <text:list-item>
              <text:list>
                <text:list-item>
                  <text:p text:style-name="P2304">todo_items : </text:p>
                  <text:list>
                    <text:list-item>
                      <text:p text:style-name="P2305">نوع : <text:span text:style-name="T1216">1 به n </text:span></text:p>
                    </text:list-item>
                    <text:list-item>
                      <text:p text:style-name="P230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11852306901572" text:continue-numbering="true" text:style-name="L86">
        <text:list-item>
          <text:p text:style-name="P2748">tags : در این جدول tag ها نگه داری میشود !!! </text:p>
        </text:list-item>
      </text:list>
      <text:p text:style-name="P242"/>
      <text:list xml:id="list111851654345509" text:continue-numbering="true" text:style-name="L86">
        <text:list-item>
          <text:list>
            <text:list-item>
              <text:p text:style-name="P230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825100285072">
          <table:table-cell table:style-name="Table77.A1" office:value-type="string">
            <text:p text:style-name="P568">Name</text:p>
          </table:table-cell>
          <table:table-cell table:style-name="Table77.A1" office:value-type="string">
            <text:p text:style-name="P568">Data Type</text:p>
          </table:table-cell>
          <table:table-cell table:style-name="Table77.A1" office:value-type="string">
            <text:p text:style-name="P568">Attributes</text:p>
          </table:table-cell>
          <table:table-cell table:style-name="Table77.D1" office:value-type="string">
            <text:p text:style-name="P568">Comment</text:p>
          </table:table-cell>
        </table:table-row>
        <table:table-row table:style-name="TableLine93825100365968">
          <table:table-cell table:style-name="Table77.A2" office:value-type="string">
            <text:p text:style-name="P1362">id</text:p>
          </table:table-cell>
          <table:table-cell table:style-name="Table77.A2" office:value-type="string">
            <text:p text:style-name="P1363">Big int</text:p>
          </table:table-cell>
          <table:table-cell table:style-name="Table77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7.D2" office:value-type="string">
            <text:p text:style-name="P510"/>
          </table:table-cell>
        </table:table-row>
        <table:table-row table:style-name="TableLine93825100368864">
          <table:table-cell table:style-name="Table77.A2" office:value-type="string">
            <text:p text:style-name="P1398">name</text:p>
          </table:table-cell>
          <table:table-cell table:style-name="Table77.A2" office:value-type="string">
            <text:p text:style-name="P1398">varchar(<text:span text:style-name="T1228">64</text:span>)</text:p>
          </table:table-cell>
          <table:table-cell table:style-name="Table77.A2" office:value-type="string">
            <text:p text:style-name="P1399">Not null , <text:span text:style-name="T1236">unique</text:span></text:p>
          </table:table-cell>
          <table:table-cell table:style-name="Table77.D2" office:value-type="string">
            <text:p text:style-name="P510"/>
          </table:table-cell>
        </table:table-row>
      </table:table>
      <text:p text:style-name="P467"/>
      <text:list xml:id="list4257763321" text:style-name="L87">
        <text:list-item>
          <text:list>
            <text:list-item>
              <text:p text:style-name="P2309">ارتباط ها :‌</text:p>
              <text:list>
                <text:list-item>
                  <text:p text:style-name="P2309">dates : </text:p>
                  <text:list>
                    <text:list-item>
                      <text:p text:style-name="P2310">نوع :‌<text:span text:style-name="T1222">1 به n </text:span></text:p>
                    </text:list-item>
                    <text:list-item>
                      <text:p text:style-name="P231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11852048120259" text:continue-numbering="true" text:style-name="L87">
        <text:list-item>
          <text:list>
            <text:list-item>
              <text:list>
                <text:list-item>
                  <text:p text:style-name="P2309">users : </text:p>
                  <text:list>
                    <text:list-item>
                      <text:p text:style-name="P2310">نوع :‌ <text:span text:style-name="T1223">1 به n </text:span></text:p>
                    </text:list-item>
                    <text:list-item>
                      <text:p text:style-name="P231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11852152098794" text:continue-numbering="true" text:style-name="L87">
        <text:list-item>
          <text:list>
            <text:list-item>
              <text:list>
                <text:list-item>
                  <text:p text:style-name="P2311">tagables : </text:p>
                  <text:list>
                    <text:list-item>
                      <text:p text:style-name="P2311">نوع : <text:s/><text:span text:style-name="T1223">1 به n </text:span></text:p>
                    </text:list-item>
                    <text:list-item>
                      <text:p text:style-name="P231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2781938143" text:style-name="L88">
        <text:list-item>
          <text:list>
            <text:list-item>
              <text:list>
                <text:list-item>
                  <text:p text:style-name="P1799"><text:span text:style-name="T1370">articles</text:span><text:span text:style-name="T1360"> : </text:span></text:p>
                  <text:list>
                    <text:list-item>
                      <text:p text:style-name="P1799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13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11852332985011" text:continue-list="list111852152098794" text:style-name="L87">
        <text:list-item>
          <text:list>
            <text:list-item>
              <text:list>
                <text:list-item>
                  <text:p text:style-name="P1806"><text:span text:style-name="T1364">series</text:span><text:span text:style-name="T1365"> : </text:span></text:p>
                  <text:list>
                    <text:list-item>
                      <text:p text:style-name="P2315">نوع :‌n به n به صورت poly morph با استفاده از جدول tagables .</text:p>
                    </text:list-item>
                    <text:list-item>
                      <text:p text:style-name="P231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1115545057" text:style-name="L89">
        <text:list-item>
          <text:list>
            <text:list-item>
              <text:list>
                <text:list-item>
                  <text:p text:style-name="P1807"><text:span text:style-name="T1368">serie_topics</text:span><text:span text:style-name="T1367"> : </text:span></text:p>
                  <text:list>
                    <text:list-item>
                      <text:p text:style-name="P2317">نوع : n به n به صورت poly morph با استفاده از tagables </text:p>
                    </text:list-item>
                    <text:list-item>
                      <text:p text:style-name="P231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11851808193910" text:continue-list="list111852332985011" text:style-name="L87">
        <text:list-item>
          <text:p text:style-name="P274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11853188774282" text:continue-numbering="true" text:style-name="L87">
        <text:list-item>
          <text:list>
            <text:list-item>
              <text:p text:style-name="P2320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825100354672">
          <table:table-cell table:style-name="Table83.A1" office:value-type="string">
            <text:p text:style-name="P568">Name</text:p>
          </table:table-cell>
          <table:table-cell table:style-name="Table83.A1" office:value-type="string">
            <text:p text:style-name="P568">Data Type</text:p>
          </table:table-cell>
          <table:table-cell table:style-name="Table83.A1" office:value-type="string">
            <text:p text:style-name="P568">Attributes</text:p>
          </table:table-cell>
          <table:table-cell table:style-name="Table83.D1" office:value-type="string">
            <text:p text:style-name="P568">Comment</text:p>
          </table:table-cell>
        </table:table-row>
        <table:table-row table:style-name="TableLine93825100497056">
          <table:table-cell table:style-name="Table83.A2" office:value-type="string">
            <text:p text:style-name="P1362">id</text:p>
          </table:table-cell>
          <table:table-cell table:style-name="Table83.A2" office:value-type="string">
            <text:p text:style-name="P1363">Big int</text:p>
          </table:table-cell>
          <table:table-cell table:style-name="Table83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3.D2" office:value-type="string">
            <text:p text:style-name="P510"/>
          </table:table-cell>
        </table:table-row>
        <table:table-row table:style-name="TableLine93825100499840">
          <table:table-cell table:style-name="Table83.A2" office:value-type="string">
            <text:p text:style-name="P1443">keywords</text:p>
          </table:table-cell>
          <table:table-cell table:style-name="Table83.A2" office:value-type="string">
            <text:p text:style-name="P1444">varchar(255)</text:p>
          </table:table-cell>
          <table:table-cell table:style-name="Table83.A2" office:value-type="string">
            <text:p text:style-name="P1447">nullable</text:p>
          </table:table-cell>
          <table:table-cell table:style-name="Table83.D2" office:value-type="string">
            <text:p text:style-name="P510"/>
          </table:table-cell>
        </table:table-row>
        <table:table-row table:style-name="TableLine93825100500768">
          <table:table-cell table:style-name="Table83.A2" office:value-type="string">
            <text:p text:style-name="P1443">description</text:p>
          </table:table-cell>
          <table:table-cell table:style-name="Table83.A2" office:value-type="string">
            <text:p text:style-name="P1444">varchar(164)</text:p>
          </table:table-cell>
          <table:table-cell table:style-name="Table83.A2" office:value-type="string">
            <text:p text:style-name="P1447">nullable</text:p>
          </table:table-cell>
          <table:table-cell table:style-name="Table83.D2" office:value-type="string">
            <text:p text:style-name="P510"/>
          </table:table-cell>
        </table:table-row>
        <table:table-row table:style-name="TableLine93825100501744">
          <table:table-cell table:style-name="Table83.A2" office:value-type="string">
            <text:p text:style-name="P1443">subject</text:p>
          </table:table-cell>
          <table:table-cell table:style-name="Table83.A2" office:value-type="string">
            <text:p text:style-name="P1444">varchar(60)</text:p>
          </table:table-cell>
          <table:table-cell table:style-name="Table83.A2" office:value-type="string">
            <text:p text:style-name="P1447">nullable</text:p>
          </table:table-cell>
          <table:table-cell table:style-name="Table83.D2" office:value-type="string">
            <text:p text:style-name="P510"/>
          </table:table-cell>
        </table:table-row>
        <table:table-row table:style-name="TableLine93825100503184">
          <table:table-cell table:style-name="Table83.A2" office:value-type="string">
            <text:p text:style-name="P1443">tag_id</text:p>
          </table:table-cell>
          <table:table-cell table:style-name="Table83.A2" office:value-type="string">
            <text:p text:style-name="P1445">Big int</text:p>
          </table:table-cell>
          <table:table-cell table:style-name="Table83.A2" office:value-type="string">
            <text:p text:style-name="P1447">Not null , unsigned</text:p>
            <text:p text:style-name="P1448">foreign key → tags(id)</text:p>
            <text:p text:style-name="P1448"/>
            <text:p text:style-name="P1449">On Delete → (cascade) ,</text:p>
            <text:p text:style-name="P1449">On Update → (cascade) ,</text:p>
          </table:table-cell>
          <table:table-cell table:style-name="Table83.D2" office:value-type="string">
            <text:p text:style-name="P510"/>
          </table:table-cell>
        </table:table-row>
        <table:table-row table:style-name="TableLine93825100504224">
          <table:table-cell table:style-name="Table83.A2" office:value-type="string">
            <text:p text:style-name="P1443">language_id</text:p>
          </table:table-cell>
          <table:table-cell table:style-name="Table83.A2" office:value-type="string">
            <text:p text:style-name="P1446">Big int</text:p>
          </table:table-cell>
          <table:table-cell table:style-name="Table83.A2" office:value-type="string">
            <text:p text:style-name="P1451">Not null , unsigned ,</text:p>
            <text:p text:style-name="P1451">foreign key → languages(id)</text:p>
            <text:p text:style-name="P1451"/>
            <text:p text:style-name="P1450">On Delete → (cascade) ,</text:p>
            <text:p text:style-name="P1450">On Update → (cascade) ,</text:p>
          </table:table-cell>
          <table:table-cell table:style-name="Table83.D2" office:value-type="string">
            <text:p text:style-name="P510"/>
          </table:table-cell>
        </table:table-row>
      </table:table>
      <text:p text:style-name="P472"/>
      <text:list xml:id="list2400979084" text:style-name="L90">
        <text:list-item>
          <text:list>
            <text:list-item>
              <text:p text:style-name="P2321">ارتباط ها :‌</text:p>
              <text:list>
                <text:list-item>
                  <text:p text:style-name="P2321">tags : </text:p>
                  <text:list>
                    <text:list-item>
                      <text:p text:style-name="P2322">نوع :‌<text:span text:style-name="T1264">1 به n </text:span></text:p>
                    </text:list-item>
                    <text:list-item>
                      <text:p text:style-name="P2322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11853454620019" text:continue-numbering="true" text:style-name="L90">
        <text:list-item>
          <text:list>
            <text:list-item>
              <text:list>
                <text:list-item>
                  <text:p text:style-name="P2321">languages : </text:p>
                  <text:list>
                    <text:list-item>
                      <text:p text:style-name="P2322">نوع :‌<text:span text:style-name="T1265">1 به n </text:span></text:p>
                    </text:list-item>
                    <text:list-item>
                      <text:p text:style-name="P2322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2407577019" text:continue-list="list111853188774282" text:style-name="L87">
        <text:list-item>
          <text:p text:style-name="P2750">tagables : دراین جدول <text:span text:style-name="T1219">tag هایی که به هر یک از ابجکت ها attach <text:s/>میشود ذخیره میکنیم !! </text:span></text:p>
          <text:p text:style-name="P2323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11853210432788" text:continue-numbering="true" text:style-name="L87">
        <text:list-item>
          <text:list>
            <text:list-item>
              <text:p text:style-name="P2324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825100545232">
          <table:table-cell table:style-name="Table78.A1" office:value-type="string">
            <text:p text:style-name="P568">Name</text:p>
          </table:table-cell>
          <table:table-cell table:style-name="Table78.A1" office:value-type="string">
            <text:p text:style-name="P568">Data Type</text:p>
          </table:table-cell>
          <table:table-cell table:style-name="Table78.A1" office:value-type="string">
            <text:p text:style-name="P568">Attributes</text:p>
          </table:table-cell>
          <table:table-cell table:style-name="Table78.D1" office:value-type="string">
            <text:p text:style-name="P568">Comment</text:p>
          </table:table-cell>
        </table:table-row>
        <table:table-row table:style-name="TableLine93825100578272">
          <table:table-cell table:style-name="Table78.A2" office:value-type="string">
            <text:p text:style-name="P1362">id</text:p>
          </table:table-cell>
          <table:table-cell table:style-name="Table78.A2" office:value-type="string">
            <text:p text:style-name="P1363">Big int</text:p>
          </table:table-cell>
          <table:table-cell table:style-name="Table78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8.D2" office:value-type="string">
            <text:p text:style-name="P510"/>
          </table:table-cell>
        </table:table-row>
        <table:table-row table:style-name="TableLine93825100580656">
          <table:table-cell table:style-name="Table78.A2" office:value-type="string">
            <text:p text:style-name="P1400">object_class</text:p>
          </table:table-cell>
          <table:table-cell table:style-name="Table78.A2" office:value-type="string">
            <text:p text:style-name="P1400">varchar(255)</text:p>
          </table:table-cell>
          <table:table-cell table:style-name="Table78.A2" office:value-type="string">
            <text:p text:style-name="P1401">Not null</text:p>
          </table:table-cell>
          <table:table-cell table:style-name="Table78.D2" office:value-type="string">
            <text:p text:style-name="P510"/>
          </table:table-cell>
        </table:table-row>
        <table:table-row table:style-name="TableLine93825100581584">
          <table:table-cell table:style-name="Table78.A2" office:value-type="string">
            <text:p text:style-name="P1400">object_id</text:p>
          </table:table-cell>
          <table:table-cell table:style-name="Table78.A2" office:value-type="string">
            <text:p text:style-name="P1400">Big int</text:p>
          </table:table-cell>
          <table:table-cell table:style-name="Table78.A2" office:value-type="string">
            <text:p text:style-name="P55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510"/>
          </table:table-cell>
        </table:table-row>
        <table:table-row table:style-name="TableLine93825100582560">
          <table:table-cell table:style-name="Table78.A2" office:value-type="string">
            <text:p text:style-name="P1400">tag_id</text:p>
          </table:table-cell>
          <table:table-cell table:style-name="Table78.A2" office:value-type="string">
            <text:p text:style-name="P1400">Big int</text:p>
          </table:table-cell>
          <table:table-cell table:style-name="Table78.A2" office:value-type="string">
            <text:p text:style-name="P1402">Unsigned , not null</text:p>
            <text:p text:style-name="P1403">foreign key → tags(id)</text:p>
            <text:p text:style-name="P1403"/>
            <text:p text:style-name="P1404">On Delete → (<text:span text:style-name="T1235">cascade</text:span>) ,</text:p>
            <text:p text:style-name="P55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510"/>
          </table:table-cell>
        </table:table-row>
        <table:table-row table:style-name="TableLine93825100583920">
          <table:table-cell table:style-name="Table78.A2" office:value-type="string">
            <text:p text:style-name="P1400">language_id</text:p>
          </table:table-cell>
          <table:table-cell table:style-name="Table78.A2" office:value-type="string">
            <text:p text:style-name="P1400">Big int</text:p>
          </table:table-cell>
          <table:table-cell table:style-name="Table78.A2" office:value-type="string">
            <text:p text:style-name="P1402">Unsigned , not null</text:p>
            <text:p text:style-name="P1405">foreign key → languages(id)</text:p>
            <text:p text:style-name="P1405"/>
            <text:p text:style-name="P1406">On Delete → (cascade) ,</text:p>
            <text:p text:style-name="P1406">On Delete → (cascade) ,</text:p>
          </table:table-cell>
          <table:table-cell table:style-name="Table78.D2" office:value-type="string">
            <text:p text:style-name="P510"/>
          </table:table-cell>
        </table:table-row>
        <table:table-row table:style-name="TableLine93825100584960">
          <table:table-cell table:style-name="Table78.A2" office:value-type="string">
            <text:p text:style-name="P1400">sort</text:p>
          </table:table-cell>
          <table:table-cell table:style-name="Table78.A2" office:value-type="string">
            <text:p text:style-name="P1400">Tiny int</text:p>
          </table:table-cell>
          <table:table-cell table:style-name="Table78.A2" office:value-type="string">
            <text:p text:style-name="P1402">Unsigned , nullable</text:p>
          </table:table-cell>
          <table:table-cell table:style-name="Table78.D2" office:value-type="string">
            <text:p text:style-name="P510"/>
          </table:table-cell>
        </table:table-row>
      </table:table>
      <text:p text:style-name="P468"/>
      <text:list xml:id="list2616299703" text:style-name="L91">
        <text:list-item>
          <text:list>
            <text:list-item>
              <text:p text:style-name="P2325">ارتباط ها :‌</text:p>
              <text:list>
                <text:list-item>
                  <text:p text:style-name="P2326">tags : </text:p>
                  <text:list>
                    <text:list-item>
                      <text:p text:style-name="P2312">نوع : <text:s/><text:span text:style-name="T1223">1 به n </text:span></text:p>
                    </text:list-item>
                    <text:list-item>
                      <text:p text:style-name="P231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11853694332468" text:continue-numbering="true" text:style-name="L91">
        <text:list-item>
          <text:list>
            <text:list-item>
              <text:list>
                <text:list-item>
                  <text:p text:style-name="P2326">languages : </text:p>
                  <text:list>
                    <text:list-item>
                      <text:p text:style-name="P2327">نوع :‌<text:span text:style-name="T1230">1 به n </text:span></text:p>
                    </text:list-item>
                    <text:list-item>
                      <text:p text:style-name="P1811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11851836607671" text:continue-numbering="true" text:style-name="L91">
        <text:list-item>
          <text:p text:style-name="P2751">Categories <text:s/>: در این جدول دسته بندی ها را ذخیره میکنیم !!! </text:p>
        </text:list-item>
      </text:list>
      <text:p text:style-name="P246"/>
      <text:list xml:id="list111853545774373" text:continue-numbering="true" text:style-name="L91">
        <text:list-item>
          <text:list>
            <text:list-item>
              <text:p text:style-name="P2328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825100549088">
          <table:table-cell table:style-name="Table79.A1" office:value-type="string">
            <text:p text:style-name="P568">Name</text:p>
          </table:table-cell>
          <table:table-cell table:style-name="Table79.A1" office:value-type="string">
            <text:p text:style-name="P568">Data Type</text:p>
          </table:table-cell>
          <table:table-cell table:style-name="Table79.A1" office:value-type="string">
            <text:p text:style-name="P568">Attributes</text:p>
          </table:table-cell>
          <table:table-cell table:style-name="Table79.D1" office:value-type="string">
            <text:p text:style-name="P568">Comment</text:p>
          </table:table-cell>
        </table:table-row>
        <table:table-row table:style-name="TableLine93825100648256">
          <table:table-cell table:style-name="Table79.A2" office:value-type="string">
            <text:p text:style-name="P1362">id</text:p>
          </table:table-cell>
          <table:table-cell table:style-name="Table79.A2" office:value-type="string">
            <text:p text:style-name="P1363">Big int</text:p>
          </table:table-cell>
          <table:table-cell table:style-name="Table79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79.D2" office:value-type="string">
            <text:p text:style-name="P510"/>
          </table:table-cell>
        </table:table-row>
        <table:table-row table:style-name="TableLine93825100651024">
          <table:table-cell table:style-name="Table79.A2" office:value-type="string">
            <text:p text:style-name="P1407">active</text:p>
          </table:table-cell>
          <table:table-cell table:style-name="Table79.A2" office:value-type="string">
            <text:p text:style-name="P1408">boolean</text:p>
          </table:table-cell>
          <table:table-cell table:style-name="Table79.A2" office:value-type="string">
            <text:p text:style-name="P1410">Not null , default true </text:p>
          </table:table-cell>
          <table:table-cell table:style-name="Table79.D2" office:value-type="string">
            <text:p text:style-name="P510"/>
          </table:table-cell>
        </table:table-row>
        <table:table-row table:style-name="TableLine93825100651952">
          <table:table-cell table:style-name="Table79.A2" office:value-type="string">
            <text:p text:style-name="P1407">sort</text:p>
          </table:table-cell>
          <table:table-cell table:style-name="Table79.A2" office:value-type="string">
            <text:p text:style-name="P1428">Big int</text:p>
          </table:table-cell>
          <table:table-cell table:style-name="Table79.A2" office:value-type="string">
            <text:p text:style-name="P1429">Unsigned , nullable</text:p>
          </table:table-cell>
          <table:table-cell table:style-name="Table79.D2" office:value-type="string">
            <text:p text:style-name="P510"/>
          </table:table-cell>
        </table:table-row>
        <table:table-row table:style-name="TableLine93825100652928">
          <table:table-cell table:style-name="Table79.A2" office:value-type="string">
            <text:p text:style-name="P1407">category_id</text:p>
          </table:table-cell>
          <table:table-cell table:style-name="Table79.A2" office:value-type="string">
            <text:p text:style-name="P1409">Big int</text:p>
          </table:table-cell>
          <table:table-cell table:style-name="Table79.A2" office:value-type="string">
            <text:p text:style-name="P1430">Unsigned , <text:span text:style-name="T1247">nullable , </text:span></text:p>
            <text:p text:style-name="P1431">foreign key → categories(id)</text:p>
            <text:p text:style-name="P1431"/>
            <text:p text:style-name="P1432">On Delete →(<text:span text:style-name="T1249">set null</text:span>) </text:p>
            <text:p text:style-name="P1432">On Update →(<text:span text:style-name="T1248">cascade</text:span>) </text:p>
          </table:table-cell>
          <table:table-cell table:style-name="Table79.D2" office:value-type="string">
            <text:p text:style-name="P510"/>
          </table:table-cell>
        </table:table-row>
      </table:table>
      <text:p text:style-name="P469"/>
      <text:list xml:id="list1693373925" text:style-name="L92">
        <text:list-item>
          <text:list>
            <text:list-item>
              <text:p text:style-name="P2329">ارتباط ها :‌</text:p>
              <text:list>
                <text:list-item>
                  <text:p text:style-name="P2330">categories : </text:p>
                  <text:list>
                    <text:list-item>
                      <text:p text:style-name="P2331">نوع :‌<text:span text:style-name="T1250">1 به n </text:span></text:p>
                    </text:list-item>
                    <text:list-item>
                      <text:p text:style-name="P2331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1775296099" text:continue-numbering="true" text:style-name="L92">
        <text:list-item>
          <text:list>
            <text:list-item>
              <text:list>
                <text:list-item>
                  <text:p text:style-name="P2334">dates : </text:p>
                  <text:list>
                    <text:list-item>
                      <text:p text:style-name="P2331">نوع :‌<text:span text:style-name="T1252">1 به n </text:span></text:p>
                    </text:list-item>
                    <text:list-item>
                      <text:p text:style-name="P2331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331"/>
                </text:list-item>
                <text:list-item>
                  <text:p text:style-name="P2334">users : </text:p>
                  <text:list>
                    <text:list-item>
                      <text:p text:style-name="P2331">نوع :‌<text:span text:style-name="T1254">1 به n </text:span></text:p>
                    </text:list-item>
                    <text:list-item>
                      <text:p text:style-name="P2331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3682232150" text:continue-numbering="true" text:style-name="L92">
        <text:list-item>
          <text:list>
            <text:list-item>
              <text:list>
                <text:list-item>
                  <text:p text:style-name="P2334">iconables : </text:p>
                  <text:list>
                    <text:list-item>
                      <text:p text:style-name="P2331">نوع :‌ <text:span text:style-name="T1255">1 به n</text:span></text:p>
                    </text:list-item>
                    <text:list-item>
                      <text:p text:style-name="P2331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2441410314" text:continue-numbering="true" text:style-name="L92">
        <text:list-item>
          <text:list>
            <text:list-item>
              <text:list>
                <text:list-item>
                  <text:p text:style-name="P2752">category_translations : </text:p>
                  <text:list>
                    <text:list-item>
                      <text:p text:style-name="P2331">نوع :‌<text:span text:style-name="T1256">1 به N </text:span></text:p>
                    </text:list-item>
                    <text:list-item>
                      <text:p text:style-name="P233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2997177042" text:continue-numbering="true" text:style-name="L92">
        <text:list-item>
          <text:list>
            <text:list-item>
              <text:list>
                <text:list-item>
                  <text:p text:style-name="P2335">category_seo_attributes : </text:p>
                  <text:list>
                    <text:list-item>
                      <text:p text:style-name="P2331">نوع :‌<text:span text:style-name="T1257">1 به n ( به صورت together با جدول category_translations)</text:span></text:p>
                    </text:list-item>
                    <text:list-item>
                      <text:p text:style-name="P233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1810707703" text:continue-numbering="true" text:style-name="L92">
        <text:list-item>
          <text:list>
            <text:list-item>
              <text:list>
                <text:list-item>
                  <text:p text:style-name="P2337">category_translation_descriptions : </text:p>
                  <text:list>
                    <text:list-item>
                      <text:p text:style-name="P2338">نوع :‌<text:span text:style-name="T1260">1به n (به صورت together با جدول category_translations)</text:span></text:p>
                    </text:list-item>
                    <text:list-item>
                      <text:p text:style-name="P233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1852470846433" text:continue-numbering="true" text:style-name="L92">
        <text:list-item>
          <text:list>
            <text:list-item>
              <text:list>
                <text:list-item>
                  <text:p text:style-name="P1812"><text:span text:style-name="T1270">category_attachments</text:span><text:span text:style-name="T1268"> : </text:span></text:p>
                  <text:list>
                    <text:list-item>
                      <text:p text:style-name="P2340">نوع :‌1 به n</text:p>
                    </text:list-item>
                    <text:list-item>
                      <text:p text:style-name="P233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11853208443268" text:continue-list="list2781938143" text:style-name="L88">
        <text:list-item>
          <text:list>
            <text:list-item>
              <text:list>
                <text:list-item>
                  <text:p text:style-name="P1800"><text:span text:style-name="T1369">articles</text:span><text:span text:style-name="T1358"> : </text:span></text:p>
                  <text:list>
                    <text:list-item>
                      <text:p text:style-name="P1800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42"><text:s/>(جدول pivot جدول category_attachments است !!! )</text:p>
                    </text:list-item>
                    <text:list-item>
                      <text:p text:style-name="P2344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654843287" text:style-name="L93">
        <text:list-item>
          <text:list>
            <text:list-item>
              <text:list>
                <text:list-item>
                  <text:p text:style-name="P1813"><text:span text:style-name="T1362">series</text:span><text:span text:style-name="T1363"> : </text:span></text:p>
                  <text:list>
                    <text:list-item>
                      <text:p text:style-name="P2346">نوع : n به n به صورت poly morph </text:p>
                      <text:p text:style-name="P2346">(با استفاده از جدول category_attachments)</text:p>
                    </text:list-item>
                    <text:list-item>
                      <text:p text:style-name="P2346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11852839236884" text:continue-list="list1115545057" text:style-name="L89">
        <text:list-item>
          <text:list>
            <text:list-item>
              <text:list>
                <text:list-item>
                  <text:p text:style-name="P1808"><text:span text:style-name="T1366">serie_topics</text:span><text:span text:style-name="T1367"> : </text:span></text:p>
                  <text:list>
                    <text:list-item>
                      <text:p text:style-name="P2318">نوع : n به n به صورت polymorph با استفاده از </text:p>
                      <text:p text:style-name="P2318">category_attachments </text:p>
                    </text:list-item>
                    <text:list-item>
                      <text:p text:style-name="P2318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11851794720528" text:continue-list="list111852470846433" text:style-name="L92">
        <text:list-item>
          <text:p text:style-name="P275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11852324401583" text:continue-numbering="true" text:style-name="L92">
        <text:list-item>
          <text:list>
            <text:list-item>
              <text:p text:style-name="P2348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825100745760">
          <table:table-cell table:style-name="Table80.A1" office:value-type="string">
            <text:p text:style-name="P568">Name</text:p>
          </table:table-cell>
          <table:table-cell table:style-name="Table80.A1" office:value-type="string">
            <text:p text:style-name="P568">Data Type</text:p>
          </table:table-cell>
          <table:table-cell table:style-name="Table80.A1" office:value-type="string">
            <text:p text:style-name="P568">Attributes</text:p>
          </table:table-cell>
          <table:table-cell table:style-name="Table80.D1" office:value-type="string">
            <text:p text:style-name="P568">Comment</text:p>
          </table:table-cell>
        </table:table-row>
        <table:table-row table:style-name="TableLine93825100752608">
          <table:table-cell table:style-name="Table80.A2" office:value-type="string">
            <text:p text:style-name="P1362">id</text:p>
          </table:table-cell>
          <table:table-cell table:style-name="Table80.A2" office:value-type="string">
            <text:p text:style-name="P1363">Big int</text:p>
          </table:table-cell>
          <table:table-cell table:style-name="Table80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0.D2" office:value-type="string">
            <text:p text:style-name="P510"/>
          </table:table-cell>
        </table:table-row>
        <table:table-row table:style-name="TableLine93825100835744">
          <table:table-cell table:style-name="Table80.A2" office:value-type="string">
            <text:p text:style-name="P1411">slug</text:p>
          </table:table-cell>
          <table:table-cell table:style-name="Table80.A2" office:value-type="string">
            <text:p text:style-name="P55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412">Not null , unique </text:p>
          </table:table-cell>
          <table:table-cell table:style-name="Table80.D2" office:value-type="string">
            <text:p text:style-name="P510"/>
          </table:table-cell>
        </table:table-row>
        <table:table-row table:style-name="TableLine93825100836672">
          <table:table-cell table:style-name="Table80.A2" office:value-type="string">
            <text:p text:style-name="P1411">name</text:p>
          </table:table-cell>
          <table:table-cell table:style-name="Table80.A2" office:value-type="string">
            <text:p text:style-name="P1413">varchar(64)</text:p>
          </table:table-cell>
          <table:table-cell table:style-name="Table80.A2" office:value-type="string">
            <text:p text:style-name="P1415">Not null</text:p>
          </table:table-cell>
          <table:table-cell table:style-name="Table80.D2" office:value-type="string">
            <text:p text:style-name="P510"/>
          </table:table-cell>
        </table:table-row>
        <table:table-row table:style-name="TableLine93825100837648">
          <table:table-cell table:style-name="Table80.A2" office:value-type="string">
            <text:p text:style-name="P1411">category_id</text:p>
          </table:table-cell>
          <table:table-cell table:style-name="Table80.A2" office:value-type="string">
            <text:p text:style-name="P1414">Big int</text:p>
          </table:table-cell>
          <table:table-cell table:style-name="Table80.A2" office:value-type="string">
            <text:p text:style-name="P1416"><text:span text:style-name="T1242">Unsigned </text:span>, Not null </text:p>
            <text:p text:style-name="P1418">foreign key → categories(id)</text:p>
            <text:p text:style-name="P1418"/>
            <text:p text:style-name="P1420">On Delete → (cascade)</text:p>
            <text:p text:style-name="P1420">On Update → (cascade)</text:p>
          </table:table-cell>
          <table:table-cell table:style-name="Table80.D2" office:value-type="string">
            <text:p text:style-name="P510"/>
          </table:table-cell>
        </table:table-row>
        <table:table-row table:style-name="TableLine93825100838928">
          <table:table-cell table:style-name="Table80.A2" office:value-type="string">
            <text:p text:style-name="P1411">language_id</text:p>
          </table:table-cell>
          <table:table-cell table:style-name="Table80.A2" office:value-type="string">
            <text:p text:style-name="P1414">Big int</text:p>
          </table:table-cell>
          <table:table-cell table:style-name="Table80.A2" office:value-type="string">
            <text:p text:style-name="P1417"><text:span text:style-name="T1242">Unsigned </text:span>, Not null </text:p>
            <text:p text:style-name="P1419">foreign key → <text:span text:style-name="T1243">languages</text:span>(id)</text:p>
            <text:p text:style-name="P1419"/>
            <text:p text:style-name="P1421">On Delete → (cascade)</text:p>
            <text:p text:style-name="P1421">On Update → (cascade)</text:p>
          </table:table-cell>
          <table:table-cell table:style-name="Table80.D2" office:value-type="string">
            <text:p text:style-name="P510"/>
          </table:table-cell>
        </table:table-row>
      </table:table>
      <text:p text:style-name="P470"/>
      <text:list xml:id="list8534008" text:style-name="L94">
        <text:list-item>
          <text:list>
            <text:list-item>
              <text:p text:style-name="P2349">ارتباط ها <text:s/>:‌</text:p>
              <text:list>
                <text:list-item>
                  <text:p text:style-name="P2349">categories : </text:p>
                  <text:list>
                    <text:list-item>
                      <text:p text:style-name="P2332">نوع :‌<text:span text:style-name="T1256">1 به N </text:span></text:p>
                    </text:list-item>
                    <text:list-item>
                      <text:p text:style-name="P233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332"/>
                </text:list-item>
                <text:list-item>
                  <text:p text:style-name="P2349">languages : </text:p>
                  <text:list>
                    <text:list-item>
                      <text:p text:style-name="P2350">نوع :‌1 به n </text:p>
                    </text:list-item>
                    <text:list-item>
                      <text:p text:style-name="P2350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11852174808857" text:continue-numbering="true" text:style-name="L94">
        <text:list-item>
          <text:list>
            <text:list-item>
              <text:list>
                <text:list-item>
                  <text:p text:style-name="P2349">category_seo_attributes : </text:p>
                  <text:list>
                    <text:list-item>
                      <text:p text:style-name="P2351">نوع : 1 به 1</text:p>
                    </text:list-item>
                    <text:list-item>
                      <text:p text:style-name="P235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11853068641027" text:continue-numbering="true" text:style-name="L94">
        <text:list-item>
          <text:list>
            <text:list-item>
              <text:list>
                <text:list-item>
                  <text:p text:style-name="P2353">category_translation_descriptions : </text:p>
                  <text:list>
                    <text:list-item>
                      <text:p text:style-name="P2354">نوع : <text:span text:style-name="T1262">1 به 1</text:span></text:p>
                    </text:list-item>
                    <text:list-item>
                      <text:p text:style-name="P235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11852086873158" text:continue-numbering="true" text:style-name="L94">
        <text:list-item>
          <text:list>
            <text:list-item>
              <text:p text:style-name="P2356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825100820480">
          <table:table-cell table:style-name="Table81.A1" office:value-type="string">
            <text:p text:style-name="P568">Name</text:p>
          </table:table-cell>
          <table:table-cell table:style-name="Table81.A1" office:value-type="string">
            <text:p text:style-name="P568">Data Type</text:p>
          </table:table-cell>
          <table:table-cell table:style-name="Table81.A1" office:value-type="string">
            <text:p text:style-name="P568">Attributes</text:p>
          </table:table-cell>
          <table:table-cell table:style-name="Table81.D1" office:value-type="string">
            <text:p text:style-name="P568">Comment</text:p>
          </table:table-cell>
        </table:table-row>
        <table:table-row table:style-name="TableLine93825100920192">
          <table:table-cell table:style-name="Table81.A2" office:value-type="string">
            <text:p text:style-name="P1362">id</text:p>
          </table:table-cell>
          <table:table-cell table:style-name="Table81.A2" office:value-type="string">
            <text:p text:style-name="P1363">Big int</text:p>
          </table:table-cell>
          <table:table-cell table:style-name="Table81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1.D2" office:value-type="string">
            <text:p text:style-name="P510"/>
          </table:table-cell>
        </table:table-row>
        <table:table-row table:style-name="TableLine93825100923088">
          <table:table-cell table:style-name="Table81.A2" office:value-type="string">
            <text:p text:style-name="P1422">description</text:p>
          </table:table-cell>
          <table:table-cell table:style-name="Table81.A2" office:value-type="string">
            <text:p text:style-name="P1433">varchar(164)</text:p>
          </table:table-cell>
          <table:table-cell table:style-name="Table81.A2" office:value-type="string">
            <text:p text:style-name="P1435">nullable</text:p>
          </table:table-cell>
          <table:table-cell table:style-name="Table81.D2" office:value-type="string">
            <text:p text:style-name="P510"/>
          </table:table-cell>
        </table:table-row>
        <table:table-row table:style-name="TableLine93825100924016">
          <table:table-cell table:style-name="Table81.A2" office:value-type="string">
            <text:p text:style-name="P1422">keywords</text:p>
          </table:table-cell>
          <table:table-cell table:style-name="Table81.A2" office:value-type="string">
            <text:p text:style-name="P1433">varchar(255)</text:p>
          </table:table-cell>
          <table:table-cell table:style-name="Table81.A2" office:value-type="string">
            <text:p text:style-name="P1435">nullable</text:p>
          </table:table-cell>
          <table:table-cell table:style-name="Table81.D2" office:value-type="string">
            <text:p text:style-name="P510"/>
          </table:table-cell>
        </table:table-row>
        <table:table-row table:style-name="TableLine93825100924992">
          <table:table-cell table:style-name="Table81.A2" office:value-type="string">
            <text:p text:style-name="P1422">subject</text:p>
          </table:table-cell>
          <table:table-cell table:style-name="Table81.A2" office:value-type="string">
            <text:p text:style-name="P1433">varchar(60)</text:p>
          </table:table-cell>
          <table:table-cell table:style-name="Table81.A2" office:value-type="string">
            <text:p text:style-name="P1435">nullable</text:p>
          </table:table-cell>
          <table:table-cell table:style-name="Table81.D2" office:value-type="string">
            <text:p text:style-name="P510"/>
          </table:table-cell>
        </table:table-row>
        <table:table-row table:style-name="TableLine93825100926352">
          <table:table-cell table:style-name="Table81.A2" office:value-type="string">
            <text:p text:style-name="P1422">Category_</text:p>
            <text:p text:style-name="P1422">translation_id</text:p>
          </table:table-cell>
          <table:table-cell table:style-name="Table81.A2" office:value-type="string">
            <text:p text:style-name="P1434">Big int</text:p>
          </table:table-cell>
          <table:table-cell table:style-name="Table81.A2" office:value-type="string">
            <text:p text:style-name="P1436">Not null , unsigned </text:p>
            <text:p text:style-name="P1436">foreign key → category_translations(id)</text:p>
            <text:p text:style-name="P1436"/>
            <text:p text:style-name="P1439">On Delete → (cascade)</text:p>
            <text:p text:style-name="P1439">On Update → (cascade)</text:p>
          </table:table-cell>
          <table:table-cell table:style-name="Table81.D2" office:value-type="string">
            <text:p text:style-name="P510"/>
          </table:table-cell>
        </table:table-row>
      </table:table>
      <text:p text:style-name="P471"/>
      <text:list xml:id="list2528111287" text:style-name="L95">
        <text:list-item>
          <text:list>
            <text:list-item>
              <text:p text:style-name="P2357">روابط :‌</text:p>
              <text:list>
                <text:list-item>
                  <text:p text:style-name="P2357">category_translations : </text:p>
                  <text:list>
                    <text:list-item>
                      <text:p text:style-name="P2352">نوع : 1 به 1</text:p>
                    </text:list-item>
                    <text:list-item>
                      <text:p text:style-name="P235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11853557041722" text:continue-numbering="true" text:style-name="L95">
        <text:list-item>
          <text:list>
            <text:list-item>
              <text:list>
                <text:list-item>
                  <text:p text:style-name="P2357">category : </text:p>
                  <text:list>
                    <text:list-item>
                      <text:p text:style-name="P2333">نوع :‌<text:span text:style-name="T1257">1 به n ( به صورت together با جدول category_translations)</text:span></text:p>
                    </text:list-item>
                    <text:list-item>
                      <text:p text:style-name="P233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1853146728111" text:continue-numbering="true" text:style-name="L95">
        <text:list-item>
          <text:p text:style-name="P2755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11852501167950" text:continue-numbering="true" text:style-name="L95">
        <text:list-item>
          <text:list>
            <text:list-item>
              <text:p text:style-name="P2358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825100900688">
          <table:table-cell table:style-name="Table82.A1" office:value-type="string">
            <text:p text:style-name="P568">Name</text:p>
          </table:table-cell>
          <table:table-cell table:style-name="Table82.A1" office:value-type="string">
            <text:p text:style-name="P568">Data Type</text:p>
          </table:table-cell>
          <table:table-cell table:style-name="Table82.A1" office:value-type="string">
            <text:p text:style-name="P568">Attributes</text:p>
          </table:table-cell>
          <table:table-cell table:style-name="Table82.D1" office:value-type="string">
            <text:p text:style-name="P568">Comment</text:p>
          </table:table-cell>
        </table:table-row>
        <table:table-row table:style-name="TableLine93825100984272">
          <table:table-cell table:style-name="Table82.A2" office:value-type="string">
            <text:p text:style-name="P1362">id</text:p>
          </table:table-cell>
          <table:table-cell table:style-name="Table82.A2" office:value-type="string">
            <text:p text:style-name="P1363">Big int</text:p>
          </table:table-cell>
          <table:table-cell table:style-name="Table82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2.D2" office:value-type="string">
            <text:p text:style-name="P510"/>
          </table:table-cell>
        </table:table-row>
        <table:table-row table:style-name="TableLine93825100987168">
          <table:table-cell table:style-name="Table82.A2" office:value-type="string">
            <text:p text:style-name="P1424">description</text:p>
          </table:table-cell>
          <table:table-cell table:style-name="Table82.A2" office:value-type="string">
            <text:p text:style-name="P1425">text</text:p>
          </table:table-cell>
          <table:table-cell table:style-name="Table82.A2" office:value-type="string">
            <text:p text:style-name="P1426">Not null</text:p>
          </table:table-cell>
          <table:table-cell table:style-name="Table82.D2" office:value-type="string">
            <text:p text:style-name="P510"/>
          </table:table-cell>
        </table:table-row>
        <table:table-row table:style-name="TableLine93825100988096">
          <table:table-cell table:style-name="Table82.A2" office:value-type="string">
            <text:p text:style-name="P1423">Category_</text:p>
            <text:p text:style-name="P1423">translation_id</text:p>
          </table:table-cell>
          <table:table-cell table:style-name="Table82.A2" office:value-type="string">
            <text:p text:style-name="P1427">Big int</text:p>
          </table:table-cell>
          <table:table-cell table:style-name="Table82.A2" office:value-type="string">
            <text:p text:style-name="P1437">Not null , unsigned </text:p>
            <text:p text:style-name="P1437">foreign key → category_translations(id)</text:p>
            <text:p text:style-name="P1437"/>
            <text:p text:style-name="P1440">On Delete → (cascade)</text:p>
            <text:p text:style-name="P1440">On Update → (cascade)</text:p>
          </table:table-cell>
          <table:table-cell table:style-name="Table82.D2" office:value-type="string">
            <text:p text:style-name="P510"/>
          </table:table-cell>
        </table:table-row>
      </table:table>
      <text:p text:style-name="P251"/>
      <text:list xml:id="list2665493151" text:style-name="L96">
        <text:list-item>
          <text:list>
            <text:list-item>
              <text:p text:style-name="P2359">روابط :‌</text:p>
              <text:list>
                <text:list-item>
                  <text:p text:style-name="P2359">category_translations : </text:p>
                  <text:list>
                    <text:list-item>
                      <text:p text:style-name="P2355">نوع : <text:span text:style-name="T1262">1 به 1</text:span></text:p>
                    </text:list-item>
                    <text:list-item>
                      <text:p text:style-name="P235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11853302663172" text:continue-numbering="true" text:style-name="L96">
        <text:list-item>
          <text:list>
            <text:list-item>
              <text:list>
                <text:list-item>
                  <text:p text:style-name="P2359">categories : </text:p>
                  <text:list>
                    <text:list-item>
                      <text:p text:style-name="P2339">نوع :‌<text:span text:style-name="T1260">1به n (به صورت together با جدول category_translations)</text:span></text:p>
                    </text:list-item>
                    <text:list-item>
                      <text:p text:style-name="P233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11852381000064" text:continue-numbering="true" text:style-name="L96">
        <text:list-item>
          <text:p text:style-name="P275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11853096286184" text:continue-numbering="true" text:style-name="L96">
        <text:list-item>
          <text:list>
            <text:list-item>
              <text:p text:style-name="P2360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825100968416">
          <table:table-cell table:style-name="Table84.A1" office:value-type="string">
            <text:p text:style-name="P568">Name</text:p>
          </table:table-cell>
          <table:table-cell table:style-name="Table84.A1" office:value-type="string">
            <text:p text:style-name="P568">Data Type</text:p>
          </table:table-cell>
          <table:table-cell table:style-name="Table84.A1" office:value-type="string">
            <text:p text:style-name="P568">Attributes</text:p>
          </table:table-cell>
          <table:table-cell table:style-name="Table84.D1" office:value-type="string">
            <text:p text:style-name="P568">Comment</text:p>
          </table:table-cell>
        </table:table-row>
        <table:table-row table:style-name="TableLine93825101050608">
          <table:table-cell table:style-name="Table84.A2" office:value-type="string">
            <text:p text:style-name="P1362">id</text:p>
          </table:table-cell>
          <table:table-cell table:style-name="Table84.A2" office:value-type="string">
            <text:p text:style-name="P1363">Big int</text:p>
          </table:table-cell>
          <table:table-cell table:style-name="Table84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4.D2" office:value-type="string">
            <text:p text:style-name="P510"/>
          </table:table-cell>
        </table:table-row>
        <table:table-row table:style-name="TableLine93825101053440">
          <table:table-cell table:style-name="Table84.A2" office:value-type="string">
            <text:p text:style-name="P1452">object_class</text:p>
          </table:table-cell>
          <table:table-cell table:style-name="Table84.A2" office:value-type="string">
            <text:p text:style-name="P1452">varchar(255)</text:p>
          </table:table-cell>
          <table:table-cell table:style-name="Table84.A2" office:value-type="string">
            <text:p text:style-name="P1452">Not null</text:p>
          </table:table-cell>
          <table:table-cell table:style-name="Table84.D2" office:value-type="string">
            <text:p text:style-name="P510"/>
          </table:table-cell>
        </table:table-row>
        <table:table-row table:style-name="TableLine93825101054368">
          <table:table-cell table:style-name="Table84.A2" office:value-type="string">
            <text:p text:style-name="P1452">object_id</text:p>
          </table:table-cell>
          <table:table-cell table:style-name="Table84.A2" office:value-type="string">
            <text:p text:style-name="P1452">Big int</text:p>
          </table:table-cell>
          <table:table-cell table:style-name="Table84.A2" office:value-type="string">
            <text:p text:style-name="P1452">Not null , <text:span text:style-name="T1271">unsigned</text:span></text:p>
          </table:table-cell>
          <table:table-cell table:style-name="Table84.D2" office:value-type="string">
            <text:p text:style-name="P510"/>
          </table:table-cell>
        </table:table-row>
        <table:table-row table:style-name="TableLine93825101055344">
          <table:table-cell table:style-name="Table84.A2" office:value-type="string">
            <text:p text:style-name="P1454">category_id</text:p>
          </table:table-cell>
          <table:table-cell table:style-name="Table84.A2" office:value-type="string">
            <text:p text:style-name="P1452">Big int</text:p>
          </table:table-cell>
          <table:table-cell table:style-name="Table84.A2" office:value-type="string">
            <text:p text:style-name="P1453">Not null , unsigned , </text:p>
            <text:p text:style-name="P1453">foreign key → tags(id)</text:p>
            <text:p text:style-name="P1438"/>
            <text:p text:style-name="P1441">On Delete → (cascade)</text:p>
            <text:p text:style-name="P1441">On Update → (cascade)</text:p>
          </table:table-cell>
          <table:table-cell table:style-name="Table84.D2" office:value-type="string">
            <text:p text:style-name="P510"/>
          </table:table-cell>
        </table:table-row>
      </table:table>
      <text:p text:style-name="P473"/>
      <text:list xml:id="list111851905451098" text:continue-list="list111853208443268" text:style-name="L88">
        <text:list-item>
          <text:list>
            <text:list-item>
              <text:p text:style-name="P2341">روابط ‌: </text:p>
              <text:list>
                <text:list-item>
                  <text:p text:style-name="P1801"><text:span text:style-name="T1269">categories</text:span><text:span text:style-name="T1268"> : </text:span></text:p>
                  <text:list>
                    <text:list-item>
                      <text:p text:style-name="P2341">نوع :‌1 به n</text:p>
                    </text:list-item>
                    <text:list-item>
                      <text:p text:style-name="P180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3"/>
      <text:list xml:id="list111853282255329" text:continue-numbering="true" text:style-name="L88">
        <text:list-item>
          <text:p text:style-name="P2712"><text:span text:style-name="T1502">download_links : در این جدول لینک های دانلود هر <text:s/>object یا entity نگه داری میشود !!! یک لینک ممکن است cross language باشد </text:span><text:span text:style-name="T1501">و متعلق به همه language ها باشد و یک لینک ممکن است cross language نباشد و فقط متعلق به یک زبان باشد !!! </text:span></text:p>
        </text:list-item>
      </text:list>
      <text:p text:style-name="P1823"/>
      <text:list xml:id="list111853034160537" text:continue-numbering="true" text:style-name="L88">
        <text:list-item>
          <text:list>
            <text:list-item>
              <text:p text:style-name="P2528">ستون ها :‌</text:p>
            </text:list-item>
          </text:list>
        </text:list-item>
      </text:list>
      <text:p text:style-name="P2529"/>
      <table:table table:name="Table106" table:style-name="Table106">
        <table:table-column table:style-name="Table106.A"/>
        <table:table-column table:style-name="Table106.B"/>
        <table:table-column table:style-name="Table106.C"/>
        <table:table-column table:style-name="Table106.D"/>
        <table:table-row table:style-name="TableLine93825076323680">
          <table:table-cell table:style-name="Table106.A1" office:value-type="string">
            <text:p text:style-name="P568">Name</text:p>
          </table:table-cell>
          <table:table-cell table:style-name="Table106.A1" office:value-type="string">
            <text:p text:style-name="P568">Data Type</text:p>
          </table:table-cell>
          <table:table-cell table:style-name="Table106.A1" office:value-type="string">
            <text:p text:style-name="P568">Attributes</text:p>
          </table:table-cell>
          <table:table-cell table:style-name="Table106.D1" office:value-type="string">
            <text:p text:style-name="P568">Comment</text:p>
          </table:table-cell>
        </table:table-row>
        <table:table-row table:style-name="TableLine93825076323680">
          <table:table-cell table:style-name="Table106.A2" office:value-type="string">
            <text:p text:style-name="P2796">id</text:p>
          </table:table-cell>
          <table:table-cell table:style-name="Table106.A2" office:value-type="string">
            <text:p text:style-name="P2796">Big int</text:p>
          </table:table-cell>
          <table:table-cell table:style-name="Table106.A2" office:value-type="string">
            <text:p text:style-name="P2796">Unsigned , not null , primary key , auto increment , unique , index 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796">object_class</text:p>
          </table:table-cell>
          <table:table-cell table:style-name="Table106.A2" office:value-type="string">
            <text:p text:style-name="P2796">varchar(255)</text:p>
          </table:table-cell>
          <table:table-cell table:style-name="Table106.A2" office:value-type="string">
            <text:p text:style-name="P2796">Not null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796">object_id</text:p>
          </table:table-cell>
          <table:table-cell table:style-name="Table106.A2" office:value-type="string">
            <text:p text:style-name="P2796">Big int</text:p>
          </table:table-cell>
          <table:table-cell table:style-name="Table106.A2" office:value-type="string">
            <text:p text:style-name="P2796">Unsigned , not null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798">active</text:p>
          </table:table-cell>
          <table:table-cell table:style-name="Table106.A2" office:value-type="string">
            <text:p text:style-name="P2798">boolean</text:p>
          </table:table-cell>
          <table:table-cell table:style-name="Table106.A2" office:value-type="string">
            <text:p text:style-name="P2799">Not null , <text:span text:style-name="T1503">default true</text:span>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798">Cross</text:p>
            <text:p text:style-name="P2798">_language</text:p>
          </table:table-cell>
          <table:table-cell table:style-name="Table106.A2" office:value-type="string">
            <text:p text:style-name="P2800">boolean</text:p>
          </table:table-cell>
          <table:table-cell table:style-name="Table106.A2" office:value-type="string">
            <text:p text:style-name="P2800">Not null , default <text:span text:style-name="T1504">false</text:span>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804">rel</text:p>
          </table:table-cell>
          <table:table-cell table:style-name="Table106.A2" office:value-type="string">
            <text:p text:style-name="P2801">varchar(<text:span text:style-name="T1506">10</text:span>)</text:p>
          </table:table-cell>
          <table:table-cell table:style-name="Table106.A2" office:value-type="string">
            <text:p text:style-name="P2801"><text:span text:style-name="T1505">nullable</text:span>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802">url</text:p>
          </table:table-cell>
          <table:table-cell table:style-name="Table106.A2" office:value-type="string">
            <text:p text:style-name="P2803">varchar(255)</text:p>
          </table:table-cell>
          <table:table-cell table:style-name="Table106.A2" office:value-type="string">
            <text:p text:style-name="P2805">nullable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802">sort</text:p>
          </table:table-cell>
          <table:table-cell table:style-name="Table106.A2" office:value-type="string">
            <text:p text:style-name="P2807">Big int</text:p>
          </table:table-cell>
          <table:table-cell table:style-name="Table106.A2" office:value-type="string">
            <text:p text:style-name="P2807">Unsigned , nullabe</text:p>
          </table:table-cell>
          <table:table-cell table:style-name="Table106.D2" office:value-type="string">
            <text:p text:style-name="P510"/>
          </table:table-cell>
        </table:table-row>
        <table:table-row table:style-name="TableLine93825076323680">
          <table:table-cell table:style-name="Table106.A2" office:value-type="string">
            <text:p text:style-name="P2802">Download</text:p>
            <text:p text:style-name="P2802">_link_id</text:p>
          </table:table-cell>
          <table:table-cell table:style-name="Table106.A2" office:value-type="string">
            <text:p text:style-name="P2802">Big int</text:p>
          </table:table-cell>
          <table:table-cell table:style-name="Table106.A2" office:value-type="string">
            <text:p text:style-name="P2806">Unsigned , nullable</text:p>
            <text:p text:style-name="P2812">foreign key → download_links(id)</text:p>
            <text:p text:style-name="P2812"/>
            <text:p text:style-name="P2813">On Delete → (set null)</text:p>
            <text:p text:style-name="P2813"><text:span text:style-name="T1513">O</text:span>n Update → (cascade) </text:p>
          </table:table-cell>
          <table:table-cell table:style-name="Table106.D2" office:value-type="string">
            <text:p text:style-name="P510"/>
          </table:table-cell>
        </table:table-row>
      </table:table>
      <text:p text:style-name="P2792"/>
      <text:list xml:id="list3922824458" text:style-name="L115">
        <text:list-item>
          <text:list>
            <text:list-item>
              <text:p text:style-name="P2530">روابط :‌</text:p>
              <text:list>
                <text:list-item>
                  <text:p text:style-name="P2531">donwload_links : </text:p>
                  <text:list>
                    <text:list-item>
                      <text:p text:style-name="P2531">نوع :‌ <text:span text:style-name="T1507">1 به n </text:span></text:p>
                    </text:list-item>
                    <text:list-item>
                      <text:p text:style-name="P2531">توضیحات :‌ <text:span text:style-name="T1507">هر یک link میتواند دارای چندین </text:span><text:span text:style-name="T1508">link دیگر به عنواند</text:span><text:span text:style-name="T1507"> فرزند باشد و هر یک link میتواند متعلق به یک پدر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2"/>
      <text:list xml:id="list111851921963440" text:continue-numbering="true" text:style-name="L115">
        <text:list-item>
          <text:list>
            <text:list-item>
              <text:list>
                <text:list-item>
                  <text:p text:style-name="P2533">download_link_translations : </text:p>
                  <text:list>
                    <text:list-item>
                      <text:p text:style-name="P2533">نوع :‌ 1 به n </text:p>
                    </text:list-item>
                    <text:list-item>
                      <text:p text:style-name="P2533">توضیحات :‌هر یک download link دارای چندین translate میباشد و هر یک <text:span text:style-name="T1509">translate متعلق به یک download link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4"/>
      <text:p text:style-name="P2534"/>
      <text:list xml:id="list111852351257716" text:continue-numbering="true" text:style-name="L115">
        <text:list-item>
          <text:p text:style-name="P2791">download_link_translations : در این جدول translate های <text:span text:style-name="T1510">هر یک از download_links را </text:span><text:span text:style-name="T1511">ذخیره</text:span><text:span text:style-name="T1510"> میکنیم که برای هر یک language ایجاد میشود !!! </text:span></text:p>
        </text:list-item>
      </text:list>
      <text:p text:style-name="P2535"/>
      <text:list xml:id="list111853474543551" text:continue-numbering="true" text:style-name="L115">
        <text:list-item>
          <text:list>
            <text:list-item>
              <text:p text:style-name="P2536">ستون ها :‌</text:p>
            </text:list-item>
          </text:list>
        </text:list-item>
      </text:list>
      <text:p text:style-name="P2793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Line93825112417424">
          <table:table-cell table:style-name="Table107.A1" office:value-type="string">
            <text:p text:style-name="P568">Name</text:p>
          </table:table-cell>
          <table:table-cell table:style-name="Table107.A1" office:value-type="string">
            <text:p text:style-name="P568">Data Type</text:p>
          </table:table-cell>
          <table:table-cell table:style-name="Table107.A1" office:value-type="string">
            <text:p text:style-name="P568">Attributes</text:p>
          </table:table-cell>
          <table:table-cell table:style-name="Table107.D1" office:value-type="string">
            <text:p text:style-name="P568">Comment</text:p>
          </table:table-cell>
        </table:table-row>
        <table:table-row table:style-name="TableLine93825112417424">
          <table:table-cell table:style-name="Table107.A2" office:value-type="string">
            <text:p text:style-name="P2808">id</text:p>
          </table:table-cell>
          <table:table-cell table:style-name="Table107.A2" office:value-type="string">
            <text:p text:style-name="P2808">Big int</text:p>
          </table:table-cell>
          <table:table-cell table:style-name="Table107.A2" office:value-type="string">
            <text:p text:style-name="P2808">Unsigned , not null , index , unique , primary key , </text:p>
            <text:p text:style-name="P2808">auto increment </text:p>
          </table:table-cell>
          <table:table-cell table:style-name="Table107.D2" office:value-type="string">
            <text:p text:style-name="P510"/>
          </table:table-cell>
        </table:table-row>
        <table:table-row table:style-name="TableLine93825112417424">
          <table:table-cell table:style-name="Table107.A2" office:value-type="string">
            <text:p text:style-name="P2808">title</text:p>
          </table:table-cell>
          <table:table-cell table:style-name="Table107.A2" office:value-type="string">
            <text:p text:style-name="P2809">varchar(<text:span text:style-name="T1512">100</text:span>)</text:p>
          </table:table-cell>
          <table:table-cell table:style-name="Table107.A2" office:value-type="string">
            <text:p text:style-name="P2810">Not null</text:p>
          </table:table-cell>
          <table:table-cell table:style-name="Table107.D2" office:value-type="string">
            <text:p text:style-name="P510"/>
          </table:table-cell>
        </table:table-row>
        <table:table-row table:style-name="TableLine93825112417424">
          <table:table-cell table:style-name="Table107.A2" office:value-type="string">
            <text:p text:style-name="P2808">Download</text:p>
            <text:p text:style-name="P2808">_link_id</text:p>
          </table:table-cell>
          <table:table-cell table:style-name="Table107.A2" office:value-type="string">
            <text:p text:style-name="P2810">Big int</text:p>
          </table:table-cell>
          <table:table-cell table:style-name="Table107.A2" office:value-type="string">
            <text:p text:style-name="P2814">Unsigned , not null ,</text:p>
            <text:p text:style-name="P2815">foreign key → download_links(id)</text:p>
            <text:p text:style-name="P2815"/>
            <text:p text:style-name="P2815">On Delete → (cascade)</text:p>
            <text:p text:style-name="P2815">On Update → (cascade)</text:p>
          </table:table-cell>
          <table:table-cell table:style-name="Table107.D2" office:value-type="string">
            <text:p text:style-name="P510"/>
          </table:table-cell>
        </table:table-row>
        <table:table-row table:style-name="TableLine93825112417424">
          <table:table-cell table:style-name="Table107.A2" office:value-type="string">
            <text:p text:style-name="P2808">language_id</text:p>
          </table:table-cell>
          <table:table-cell table:style-name="Table107.A2" office:value-type="string">
            <text:p text:style-name="P2811">Big int</text:p>
          </table:table-cell>
          <table:table-cell table:style-name="Table107.A2" office:value-type="string">
            <text:p text:style-name="P2816">Unsigned , not null , </text:p>
            <text:p text:style-name="P2816">foreign key → languages(id)</text:p>
            <text:p text:style-name="P2816"/>
            <text:p text:style-name="P2816">On Delete → (cascade)</text:p>
            <text:p text:style-name="P2816">On Update → (cascade)</text:p>
          </table:table-cell>
          <table:table-cell table:style-name="Table107.D2" office:value-type="string">
            <text:p text:style-name="P510"/>
          </table:table-cell>
        </table:table-row>
      </table:table>
      <text:p text:style-name="P2794"/>
      <text:list xml:id="list1671123533" text:style-name="L117">
        <text:list-item>
          <text:list>
            <text:list-item>
              <text:p text:style-name="P2537">روابط :‌</text:p>
              <text:list>
                <text:list-item>
                  <text:p text:style-name="P2537">download_links : </text:p>
                  <text:list>
                    <text:list-item>
                      <text:p text:style-name="P2537">نوع : <text:span text:style-name="T1514">1 به n </text:span></text:p>
                    </text:list-item>
                    <text:list-item>
                      <text:p text:style-name="P2537">توضیحات : <text:s/><text:span text:style-name="T1514">هر یک translate متعلق به یک download link میباشد و هر یک download link میتواند دارای چندین translat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8"/>
      <text:list xml:id="list111852691655160" text:continue-numbering="true" text:style-name="L117">
        <text:list-item>
          <text:list>
            <text:list-item>
              <text:list>
                <text:list-item>
                  <text:p text:style-name="P2537">languages : </text:p>
                  <text:list>
                    <text:list-item>
                      <text:p text:style-name="P2537">نوع :‌<text:span text:style-name="T1515">1 به n</text:span></text:p>
                    </text:list-item>
                    <text:list-item>
                      <text:p text:style-name="P2537">توضیحات :‌ <text:span text:style-name="T1515">هر یک language دارای چندین translate میباشد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2266426446" text:continue-list="list111853034160537" text:style-name="L88">
        <text:list-item>
          <text:p text:style-name="P2757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11851917153758" text:continue-numbering="true" text:style-name="L88">
        <text:list-item>
          <text:list>
            <text:list-item>
              <text:p text:style-name="P2361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825101032032">
          <table:table-cell table:style-name="Table91.A1" office:value-type="string">
            <text:p text:style-name="P568">Name</text:p>
          </table:table-cell>
          <table:table-cell table:style-name="Table91.A1" office:value-type="string">
            <text:p text:style-name="P568">Data Type</text:p>
          </table:table-cell>
          <table:table-cell table:style-name="Table91.A1" office:value-type="string">
            <text:p text:style-name="P568">Attributes</text:p>
          </table:table-cell>
          <table:table-cell table:style-name="Table91.D1" office:value-type="string">
            <text:p text:style-name="P568">Comment</text:p>
          </table:table-cell>
        </table:table-row>
        <table:table-row table:style-name="TableLine93825101105008">
          <table:table-cell table:style-name="Table91.A2" office:value-type="string">
            <text:p text:style-name="P1530">id</text:p>
          </table:table-cell>
          <table:table-cell table:style-name="Table91.A2" office:value-type="string">
            <text:p text:style-name="P1531">Big int</text:p>
          </table:table-cell>
          <table:table-cell table:style-name="Table91.A2" office:value-type="string">
            <text:p text:style-name="P1532">Unsigned , not null ,</text:p>
            <text:p text:style-name="P1532">index , unique , </text:p>
            <text:p text:style-name="P1532">primary key , </text:p>
            <text:p text:style-name="P1532">auto increment</text:p>
          </table:table-cell>
          <table:table-cell table:style-name="Table91.D2" office:value-type="string">
            <text:p text:style-name="P510"/>
          </table:table-cell>
        </table:table-row>
        <table:table-row table:style-name="TableLine93825101107792">
          <table:table-cell table:style-name="Table91.A2" office:value-type="string">
            <text:p text:style-name="P1530">object_class</text:p>
          </table:table-cell>
          <table:table-cell table:style-name="Table91.A2" office:value-type="string">
            <text:p text:style-name="P1531">varchar(255)</text:p>
          </table:table-cell>
          <table:table-cell table:style-name="Table91.A2" office:value-type="string">
            <text:p text:style-name="P1532">Not null</text:p>
          </table:table-cell>
          <table:table-cell table:style-name="Table91.D2" office:value-type="string">
            <text:p text:style-name="P510"/>
          </table:table-cell>
        </table:table-row>
        <table:table-row table:style-name="TableLine93825101108720">
          <table:table-cell table:style-name="Table91.A2" office:value-type="string">
            <text:p text:style-name="P1530">object_id</text:p>
          </table:table-cell>
          <table:table-cell table:style-name="Table91.A2" office:value-type="string">
            <text:p text:style-name="P1531">Big int</text:p>
          </table:table-cell>
          <table:table-cell table:style-name="Table91.A2" office:value-type="string">
            <text:p text:style-name="P1532">Unsigned , not null , </text:p>
          </table:table-cell>
          <table:table-cell table:style-name="Table91.D2" office:value-type="string">
            <text:p text:style-name="P510"/>
          </table:table-cell>
        </table:table-row>
        <table:table-row table:style-name="TableLine93825101109696">
          <table:table-cell table:style-name="Table91.A2" office:value-type="string">
            <text:p text:style-name="P1530">recommended_class</text:p>
          </table:table-cell>
          <table:table-cell table:style-name="Table91.A2" office:value-type="string">
            <text:p text:style-name="P1531">varchar(255)</text:p>
          </table:table-cell>
          <table:table-cell table:style-name="Table91.A2" office:value-type="string">
            <text:p text:style-name="P1532">Not null</text:p>
          </table:table-cell>
          <table:table-cell table:style-name="Table91.D2" office:value-type="string">
            <text:p text:style-name="P510"/>
          </table:table-cell>
        </table:table-row>
        <table:table-row table:style-name="TableLine93825101111056">
          <table:table-cell table:style-name="Table91.A2" office:value-type="string">
            <text:p text:style-name="P1530">recommend_id</text:p>
          </table:table-cell>
          <table:table-cell table:style-name="Table91.A2" office:value-type="string">
            <text:p text:style-name="P1531">Big int</text:p>
          </table:table-cell>
          <table:table-cell table:style-name="Table91.A2" office:value-type="string">
            <text:p text:style-name="P1532">Unsigned , not null</text:p>
          </table:table-cell>
          <table:table-cell table:style-name="Table91.D2" office:value-type="string">
            <text:p text:style-name="P510"/>
          </table:table-cell>
        </table:table-row>
        <table:table-row table:style-name="TableLine93825101112096">
          <table:table-cell table:style-name="Table91.A2" office:value-type="string">
            <text:p text:style-name="P1530">sort</text:p>
          </table:table-cell>
          <table:table-cell table:style-name="Table91.A2" office:value-type="string">
            <text:p text:style-name="P1533">Big int</text:p>
          </table:table-cell>
          <table:table-cell table:style-name="Table91.A2" office:value-type="string">
            <text:p text:style-name="P1532">Unsigned , nullable</text:p>
          </table:table-cell>
          <table:table-cell table:style-name="Table91.D2" office:value-type="string">
            <text:p text:style-name="P510"/>
          </table:table-cell>
        </table:table-row>
      </table:table>
      <text:p text:style-name="P1741"/>
      <text:list xml:id="list111852839529747" text:continue-numbering="true" text:style-name="L88">
        <text:list-item>
          <text:p text:style-name="P2758">articles : در این جدول مقاله ها را ذخیره میکنیم !!!</text:p>
        </text:list-item>
      </text:list>
      <text:p text:style-name="P261"/>
      <text:list xml:id="list111852660758586" text:continue-numbering="true" text:style-name="L88">
        <text:list-item>
          <text:list>
            <text:list-item>
              <text:p text:style-name="P2362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825101080048">
          <table:table-cell table:style-name="Table85.A1" office:value-type="string">
            <text:p text:style-name="P568">Name</text:p>
          </table:table-cell>
          <table:table-cell table:style-name="Table85.A1" office:value-type="string">
            <text:p text:style-name="P568">Data Type</text:p>
          </table:table-cell>
          <table:table-cell table:style-name="Table85.A1" office:value-type="string">
            <text:p text:style-name="P568">Attributes</text:p>
          </table:table-cell>
          <table:table-cell table:style-name="Table85.D1" office:value-type="string">
            <text:p text:style-name="P568">Comment</text:p>
          </table:table-cell>
        </table:table-row>
        <table:table-row table:style-name="TableLine93825101143568">
          <table:table-cell table:style-name="Table85.A2" office:value-type="string">
            <text:p text:style-name="P1362">id</text:p>
          </table:table-cell>
          <table:table-cell table:style-name="Table85.A2" office:value-type="string">
            <text:p text:style-name="P1363">Big int</text:p>
          </table:table-cell>
          <table:table-cell table:style-name="Table85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5.D2" office:value-type="string">
            <text:p text:style-name="P510"/>
          </table:table-cell>
        </table:table-row>
        <table:table-row table:style-name="TableLine93825101146032">
          <table:table-cell table:style-name="Table85.A2" office:value-type="string">
            <text:p text:style-name="P1455">active</text:p>
          </table:table-cell>
          <table:table-cell table:style-name="Table85.A2" office:value-type="string">
            <text:p text:style-name="P1456">boolean</text:p>
          </table:table-cell>
          <table:table-cell table:style-name="Table85.A2" office:value-type="string">
            <text:p text:style-name="P1457">Not null , default <text:span text:style-name="T1277">false</text:span></text:p>
          </table:table-cell>
          <table:table-cell table:style-name="Table85.D2" office:value-type="string">
            <text:p text:style-name="P510"/>
          </table:table-cell>
        </table:table-row>
        <table:table-row table:style-name="TableLine93825101146960">
          <table:table-cell table:style-name="Table85.A2" office:value-type="string">
            <text:p text:style-name="P1455">commentable</text:p>
          </table:table-cell>
          <table:table-cell table:style-name="Table85.A2" office:value-type="string">
            <text:p text:style-name="P1459">boolean</text:p>
          </table:table-cell>
          <table:table-cell table:style-name="Table85.A2" office:value-type="string">
            <text:p text:style-name="P1460">Not null , default true</text:p>
          </table:table-cell>
          <table:table-cell table:style-name="Table85.D2" office:value-type="string">
            <text:p text:style-name="P510"/>
          </table:table-cell>
        </table:table-row>
        <table:table-row table:style-name="TableLine93825101147936">
          <table:table-cell table:style-name="Table85.A2" office:value-type="string">
            <text:p text:style-name="P1455">read_time</text:p>
          </table:table-cell>
          <table:table-cell table:style-name="Table85.A2" office:value-type="string">
            <text:p text:style-name="P1458">time</text:p>
          </table:table-cell>
          <table:table-cell table:style-name="Table85.A2" office:value-type="string">
            <text:p text:style-name="P1463">nullable</text:p>
          </table:table-cell>
          <table:table-cell table:style-name="Table85.D2" office:value-type="string">
            <text:p text:style-name="P510"/>
          </table:table-cell>
        </table:table-row>
        <table:table-row table:style-name="TableLine93825101149376">
          <table:table-cell table:style-name="Table85.A2" office:value-type="string">
            <text:p text:style-name="P1455">comment_count</text:p>
          </table:table-cell>
          <table:table-cell table:style-name="Table85.A2" office:value-type="string">
            <text:p text:style-name="P1462">Big int</text:p>
          </table:table-cell>
          <table:table-cell table:style-name="Table85.A2" office:value-type="string">
            <text:p text:style-name="P1464">Unsigned , null<text:span text:style-name="T1278">able</text:span> ,</text:p>
          </table:table-cell>
          <table:table-cell table:style-name="Table85.D2" office:value-type="string">
            <text:p text:style-name="P510"/>
          </table:table-cell>
        </table:table-row>
        <table:table-row table:style-name="TableLine93825101150416">
          <table:table-cell table:style-name="Table85.A2" office:value-type="string">
            <text:p text:style-name="P1455">view_count</text:p>
          </table:table-cell>
          <table:table-cell table:style-name="Table85.A2" office:value-type="string">
            <text:p text:style-name="P1461">Big int</text:p>
          </table:table-cell>
          <table:table-cell table:style-name="Table85.A2" office:value-type="string">
            <text:p text:style-name="P1465">Unsigned , null<text:span text:style-name="T1278">able</text:span> ,</text:p>
          </table:table-cell>
          <table:table-cell table:style-name="Table85.D2" office:value-type="string">
            <text:p text:style-name="P510"/>
          </table:table-cell>
        </table:table-row>
      </table:table>
      <text:p text:style-name="P474"/>
      <text:list xml:id="list111853622283595" text:continue-numbering="true" text:style-name="L88">
        <text:list-item>
          <text:list>
            <text:list-item>
              <text:p text:style-name="P2314">روابط : </text:p>
              <text:list>
                <text:list-item>
                  <text:p text:style-name="P2363">recommendations : </text:p>
                  <text:list>
                    <text:list-item>
                      <text:p text:style-name="P2363">نوع :‌<text:span text:style-name="T1376">1 به n </text:span><text:span text:style-name="T1377">(به صورت polyMorph)</text:span></text:p>
                    </text:list-item>
                    <text:list-item>
                      <text:p text:style-name="P2363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11852409672773" text:continue-numbering="true" text:style-name="L88">
        <text:list-item>
          <text:list>
            <text:list-item>
              <text:list>
                <text:list-item>
                  <text:p text:style-name="P1802"><text:span text:style-name="T1359">tags</text:span><text:span text:style-name="T1360"> : </text:span></text:p>
                  <text:list>
                    <text:list-item>
                      <text:p text:style-name="P1802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314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11852764830945" text:continue-numbering="true" text:style-name="L88">
        <text:list-item>
          <text:list>
            <text:list-item>
              <text:list>
                <text:list-item>
                  <text:p text:style-name="P1803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804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343"><text:s/>(جدول pivot جدول category_attachments است !!! )</text:p>
                    </text:list-item>
                    <text:list-item>
                      <text:p text:style-name="P2345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11852840630387" text:continue-numbering="true" text:style-name="L88">
        <text:list-item>
          <text:list>
            <text:list-item>
              <text:list>
                <text:list-item>
                  <text:p text:style-name="P2364">dates : </text:p>
                  <text:list>
                    <text:list-item>
                      <text:p text:style-name="P2364">نوع : 1 به n </text:p>
                    </text:list-item>
                    <text:list-item>
                      <text:p text:style-name="P236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11853588065054" text:continue-numbering="true" text:style-name="L88">
        <text:list-item>
          <text:list>
            <text:list-item>
              <text:list>
                <text:list-item>
                  <text:p text:style-name="P2759">users : </text:p>
                  <text:list>
                    <text:list-item>
                      <text:p text:style-name="P2365">نوع :‌1 به n </text:p>
                    </text:list-item>
                    <text:list-item>
                      <text:p text:style-name="P236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11853637925882" text:continue-numbering="true" text:style-name="L88">
        <text:list-item>
          <text:list>
            <text:list-item>
              <text:list>
                <text:list-item>
                  <text:p text:style-name="P2366">comments : </text:p>
                  <text:list>
                    <text:list-item>
                      <text:p text:style-name="P2366">نوع : <text:s/>1 به n </text:p>
                    </text:list-item>
                    <text:list-item>
                      <text:p text:style-name="P236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11852866047414" text:continue-numbering="true" text:style-name="L88">
        <text:list-item>
          <text:list>
            <text:list-item>
              <text:list>
                <text:list-item>
                  <text:p text:style-name="P2367">media : </text:p>
                  <text:list>
                    <text:list-item>
                      <text:p text:style-name="P2367">نوع : 1 به n </text:p>
                    </text:list-item>
                    <text:list-item>
                      <text:p text:style-name="P236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11852707796855" text:continue-numbering="true" text:style-name="L88">
        <text:list-item>
          <text:list>
            <text:list-item>
              <text:list>
                <text:list-item>
                  <text:p text:style-name="P2368">likeables : </text:p>
                  <text:list>
                    <text:list-item>
                      <text:p text:style-name="P2368">نوع : 1 به 1</text:p>
                    </text:list-item>
                    <text:list-item>
                      <text:p text:style-name="P236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11852887160144" text:continue-numbering="true" text:style-name="L88">
        <text:list-item>
          <text:list>
            <text:list-item>
              <text:list>
                <text:list-item>
                  <text:p text:style-name="P2369">starables : </text:p>
                  <text:list>
                    <text:list-item>
                      <text:p text:style-name="P1805">نوع : <text:span text:style-name="T1275">1به </text:span><text:span text:style-name="T1334">n</text:span></text:p>
                    </text:list-item>
                    <text:list-item>
                      <text:p text:style-name="P1805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11852445021538" text:continue-numbering="true" text:style-name="L88">
        <text:list-item>
          <text:list>
            <text:list-item>
              <text:list>
                <text:list-item>
                  <text:p text:style-name="P2370">article_translations : </text:p>
                  <text:list>
                    <text:list-item>
                      <text:p text:style-name="P2370">نوع :‌<text:span text:style-name="T1279">1 به n </text:span></text:p>
                    </text:list-item>
                    <text:list-item>
                      <text:p text:style-name="P237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11852230399971" text:continue-numbering="true" text:style-name="L88">
        <text:list-item>
          <text:list>
            <text:list-item>
              <text:list>
                <text:list-item>
                  <text:p text:style-name="P2372">article_<text:span text:style-name="T1293">seo_attributes</text:span> : </text:p>
                  <text:list>
                    <text:list-item>
                      <text:p text:style-name="P237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37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11853599147827" text:continue-numbering="true" text:style-name="L88">
        <text:list-item>
          <text:list>
            <text:list-item>
              <text:list>
                <text:list-item>
                  <text:p text:style-name="P2760">series : </text:p>
                  <text:list>
                    <text:list-item>
                      <text:p text:style-name="P2376">نوع :‌ n به n </text:p>
                      <text:p text:style-name="P2376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37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11852706418220" text:continue-numbering="true" text:style-name="L88">
        <text:list-item>
          <text:list>
            <text:list-item>
              <text:list>
                <text:list-item>
                  <text:p text:style-name="P2376">serie_topics : </text:p>
                  <text:list>
                    <text:list-item>
                      <text:p text:style-name="P2376">نوع :‌ n به n </text:p>
                      <text:p text:style-name="P2377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37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1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11852174149080" text:continue-numbering="true" text:style-name="L88">
        <text:list-item>
          <text:list>
            <text:list-item>
              <text:p text:style-name="P2381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825101117696">
          <table:table-cell table:style-name="Table86.A1" office:value-type="string">
            <text:p text:style-name="P568">Name</text:p>
          </table:table-cell>
          <table:table-cell table:style-name="Table86.A1" office:value-type="string">
            <text:p text:style-name="P568">Data Type</text:p>
          </table:table-cell>
          <table:table-cell table:style-name="Table86.A1" office:value-type="string">
            <text:p text:style-name="P568">Attributes</text:p>
          </table:table-cell>
          <table:table-cell table:style-name="Table86.D1" office:value-type="string">
            <text:p text:style-name="P568">Comment</text:p>
          </table:table-cell>
        </table:table-row>
        <table:table-row table:style-name="TableLine93825101293184">
          <table:table-cell table:style-name="Table86.A2" office:value-type="string">
            <text:p text:style-name="P1362">id</text:p>
          </table:table-cell>
          <table:table-cell table:style-name="Table86.A2" office:value-type="string">
            <text:p text:style-name="P1363">Big int</text:p>
          </table:table-cell>
          <table:table-cell table:style-name="Table86.A2" office:value-type="string">
            <text:p text:style-name="P1187">Unsigned , not null , index , unique , primary key , </text:p>
            <text:p text:style-name="P1187">auto increment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5072">
          <table:table-cell table:style-name="Table86.A2" office:value-type="string">
            <text:p text:style-name="P1466">title</text:p>
          </table:table-cell>
          <table:table-cell table:style-name="Table86.A2" office:value-type="string">
            <text:p text:style-name="P1467">varchar(<text:span text:style-name="T1280">168</text:span>)</text:p>
          </table:table-cell>
          <table:table-cell table:style-name="Table86.A2" office:value-type="string">
            <text:p text:style-name="P1472">Not null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6000">
          <table:table-cell table:style-name="Table86.A2" office:value-type="string">
            <text:p text:style-name="P1466">slug</text:p>
          </table:table-cell>
          <table:table-cell table:style-name="Table86.A2" office:value-type="string">
            <text:p text:style-name="P1468">varchar(168)</text:p>
          </table:table-cell>
          <table:table-cell table:style-name="Table86.A2" office:value-type="string">
            <text:p text:style-name="P1473">Not null , <text:span text:style-name="T1284">unique</text:span>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6976">
          <table:table-cell table:style-name="Table86.A2" office:value-type="string">
            <text:p text:style-name="P1466">summary</text:p>
          </table:table-cell>
          <table:table-cell table:style-name="Table86.A2" office:value-type="string">
            <text:p text:style-name="P1469">varchar(255)</text:p>
          </table:table-cell>
          <table:table-cell table:style-name="Table86.A2" office:value-type="string">
            <text:p text:style-name="P1474">nullable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8176">
          <table:table-cell table:style-name="Table86.A2" office:value-type="string">
            <text:p text:style-name="P1466">body</text:p>
          </table:table-cell>
          <table:table-cell table:style-name="Table86.A2" office:value-type="string">
            <text:p text:style-name="P1470">Medium text</text:p>
          </table:table-cell>
          <table:table-cell table:style-name="Table86.A2" office:value-type="string">
            <text:p text:style-name="P1474">nullable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9056">
          <table:table-cell table:style-name="Table86.A2" office:value-type="string">
            <text:p text:style-name="P1466">article_id</text:p>
          </table:table-cell>
          <table:table-cell table:style-name="Table86.A2" office:value-type="string">
            <text:p text:style-name="P1471">Big int</text:p>
          </table:table-cell>
          <table:table-cell table:style-name="Table86.A2" office:value-type="string">
            <text:p text:style-name="P1474">Unsigned , not null , </text:p>
            <text:p text:style-name="P1474">foreign key → articles(id)</text:p>
            <text:p text:style-name="P1474"/>
            <text:p text:style-name="P1474">On Delete → (cascade) ,</text:p>
            <text:p text:style-name="P1474">On Update → (cascade) ,</text:p>
          </table:table-cell>
          <table:table-cell table:style-name="Table86.D2" office:value-type="string">
            <text:p text:style-name="P510"/>
          </table:table-cell>
        </table:table-row>
        <table:table-row table:style-name="TableLine93825101299984">
          <table:table-cell table:style-name="Table86.A2" office:value-type="string">
            <text:p text:style-name="P1466">language_id</text:p>
          </table:table-cell>
          <table:table-cell table:style-name="Table86.A2" office:value-type="string">
            <text:p text:style-name="P1471">Big <text:span text:style-name="T1281">int</text:span></text:p>
          </table:table-cell>
          <table:table-cell table:style-name="Table86.A2" office:value-type="string">
            <text:p text:style-name="P1475">Unsigned , not null , </text:p>
            <text:p text:style-name="P559"><text:span text:style-name="T1282">foreign key → </text:span><text:span text:style-name="T1283">languages</text:span><text:span text:style-name="T1282">(id)</text:span></text:p>
            <text:p text:style-name="P1475"/>
            <text:p text:style-name="P1475">On Delete → (cascade) ,</text:p>
            <text:p text:style-name="P1475">On Update → (cascade) ,</text:p>
          </table:table-cell>
          <table:table-cell table:style-name="Table86.D2" office:value-type="string">
            <text:p text:style-name="P510"/>
          </table:table-cell>
        </table:table-row>
      </table:table>
      <text:p text:style-name="P475"/>
      <text:list xml:id="list326841555" text:style-name="L97">
        <text:list-item>
          <text:list>
            <text:list-item>
              <text:p text:style-name="P2382">ارتباط ها :‌</text:p>
            </text:list-item>
          </text:list>
        </text:list-item>
      </text:list>
      <text:p text:style-name="P272"/>
      <text:list xml:id="list111852851096677" text:continue-numbering="true" text:style-name="L97">
        <text:list-item>
          <text:list>
            <text:list-item>
              <text:list>
                <text:list-item>
                  <text:p text:style-name="P2382">articles : </text:p>
                  <text:list>
                    <text:list-item>
                      <text:p text:style-name="P2371">نوع :‌<text:span text:style-name="T1279">1 به n </text:span></text:p>
                    </text:list-item>
                    <text:list-item>
                      <text:p text:style-name="P237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11852855876893" text:continue-numbering="true" text:style-name="L97">
        <text:list-item>
          <text:list>
            <text:list-item>
              <text:list>
                <text:list-item>
                  <text:p text:style-name="P2383">languages : </text:p>
                  <text:list>
                    <text:list-item>
                      <text:p text:style-name="P2383">نوع :‌<text:span text:style-name="T1285">1 به n </text:span></text:p>
                    </text:list-item>
                    <text:list-item>
                      <text:p text:style-name="P2383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11852140239117" text:continue-numbering="true" text:style-name="L97">
        <text:list-item>
          <text:list>
            <text:list-item>
              <text:list>
                <text:list-item>
                  <text:p text:style-name="P2384">article_seo_attributes : </text:p>
                  <text:list>
                    <text:list-item>
                      <text:p text:style-name="P2384">نوع : 1 به 1</text:p>
                    </text:list-item>
                    <text:list-item>
                      <text:p text:style-name="P2384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08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11853156313779" text:continue-numbering="true" text:style-name="L97">
        <text:list-item>
          <text:list>
            <text:list-item>
              <text:p text:style-name="P2386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825101275536">
          <table:table-cell table:style-name="Table87.A1" office:value-type="string">
            <text:p text:style-name="P568">Name</text:p>
          </table:table-cell>
          <table:table-cell table:style-name="Table87.A1" office:value-type="string">
            <text:p text:style-name="P568">Data Type</text:p>
          </table:table-cell>
          <table:table-cell table:style-name="Table87.A1" office:value-type="string">
            <text:p text:style-name="P568">Attributes</text:p>
          </table:table-cell>
          <table:table-cell table:style-name="Table87.D1" office:value-type="string">
            <text:p text:style-name="P568">Comment</text:p>
          </table:table-cell>
        </table:table-row>
        <table:table-row table:style-name="TableLine93825101370912">
          <table:table-cell table:style-name="Table87.A2" office:value-type="string">
            <text:p text:style-name="P1362">id</text:p>
          </table:table-cell>
          <table:table-cell table:style-name="Table87.A2" office:value-type="string">
            <text:p text:style-name="P1363">Big int</text:p>
          </table:table-cell>
          <table:table-cell table:style-name="Table87.A2" office:value-type="string">
            <text:p text:style-name="P1188">Unsigned , not null , index , unique , primary key , </text:p>
            <text:p text:style-name="P1188">auto increment</text:p>
          </table:table-cell>
          <table:table-cell table:style-name="Table87.D2" office:value-type="string">
            <text:p text:style-name="P510"/>
          </table:table-cell>
        </table:table-row>
        <table:table-row table:style-name="TableLine93825101372912">
          <table:table-cell table:style-name="Table87.A2" office:value-type="string">
            <text:p text:style-name="P1476">description</text:p>
          </table:table-cell>
          <table:table-cell table:style-name="Table87.A2" office:value-type="string">
            <text:p text:style-name="P1478">varchar(164)</text:p>
          </table:table-cell>
          <table:table-cell table:style-name="Table87.A2" office:value-type="string">
            <text:p text:style-name="P1479">nullable</text:p>
          </table:table-cell>
          <table:table-cell table:style-name="Table87.D2" office:value-type="string">
            <text:p text:style-name="P510"/>
          </table:table-cell>
        </table:table-row>
        <table:table-row table:style-name="TableLine93825101373840">
          <table:table-cell table:style-name="Table87.A2" office:value-type="string">
            <text:p text:style-name="P1476">subject</text:p>
          </table:table-cell>
          <table:table-cell table:style-name="Table87.A2" office:value-type="string">
            <text:p text:style-name="P1478">varchar(60)</text:p>
          </table:table-cell>
          <table:table-cell table:style-name="Table87.A2" office:value-type="string">
            <text:p text:style-name="P1479">nullable</text:p>
          </table:table-cell>
          <table:table-cell table:style-name="Table87.D2" office:value-type="string">
            <text:p text:style-name="P510"/>
          </table:table-cell>
        </table:table-row>
        <table:table-row table:style-name="TableLine93825101374816">
          <table:table-cell table:style-name="Table87.A2" office:value-type="string">
            <text:p text:style-name="P1476">keywords</text:p>
          </table:table-cell>
          <table:table-cell table:style-name="Table87.A2" office:value-type="string">
            <text:p text:style-name="P1478">varchar(255)</text:p>
          </table:table-cell>
          <table:table-cell table:style-name="Table87.A2" office:value-type="string">
            <text:p text:style-name="P1479">nullable</text:p>
          </table:table-cell>
          <table:table-cell table:style-name="Table87.D2" office:value-type="string">
            <text:p text:style-name="P510"/>
          </table:table-cell>
        </table:table-row>
        <table:table-row table:style-name="TableLine93825101376176">
          <table:table-cell table:style-name="Table87.A2" office:value-type="string">
            <text:p text:style-name="P1476">Article_</text:p>
            <text:p text:style-name="P1477">translation_id</text:p>
          </table:table-cell>
          <table:table-cell table:style-name="Table87.A2" office:value-type="string">
            <text:p text:style-name="P1478">Big int</text:p>
          </table:table-cell>
          <table:table-cell table:style-name="Table87.A2" office:value-type="string">
            <text:p text:style-name="P1479">Not null , unsigned , unique</text:p>
            <text:p text:style-name="P1479"/>
            <text:p text:style-name="P1479">foreign key → article_translations(id)</text:p>
            <text:p text:style-name="P560"/>
            <text:p text:style-name="P1480">On Delete → (cascade)</text:p>
            <text:p text:style-name="P1480">On Update → (cascade)</text:p>
          </table:table-cell>
          <table:table-cell table:style-name="Table87.D2" office:value-type="string">
            <text:p text:style-name="P510"/>
          </table:table-cell>
        </table:table-row>
      </table:table>
      <text:p text:style-name="P476"/>
      <text:list xml:id="list1700729088" text:style-name="L98">
        <text:list-item>
          <text:list>
            <text:list-item>
              <text:p text:style-name="P2373">ارتباط ها :‌</text:p>
              <text:list>
                <text:list-item>
                  <text:p text:style-name="P2373">article_translations : </text:p>
                  <text:list>
                    <text:list-item>
                      <text:p text:style-name="P2385">نوع : 1 به 1</text:p>
                    </text:list-item>
                    <text:list-item>
                      <text:p text:style-name="P238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11852874377866" text:continue-numbering="true" text:style-name="L98">
        <text:list-item>
          <text:list>
            <text:list-item>
              <text:list>
                <text:list-item>
                  <text:p text:style-name="P2373">articles : </text:p>
                  <text:list>
                    <text:list-item>
                      <text:p text:style-name="P237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37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11852927763983" text:continue-numbering="true" text:style-name="L98">
        <text:list-item>
          <text:p text:style-name="P2762">podcasts : در این جدول podcast هارا ذخیره میکنیم !!!</text:p>
        </text:list-item>
      </text:list>
      <text:p text:style-name="P316"/>
      <text:list xml:id="list111853679431773" text:continue-numbering="true" text:style-name="L98">
        <text:list-item>
          <text:list>
            <text:list-item>
              <text:p text:style-name="P2387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3825101340624">
          <table:table-cell table:style-name="Table94.A1" office:value-type="string">
            <text:p text:style-name="P568">Name</text:p>
          </table:table-cell>
          <table:table-cell table:style-name="Table94.A1" office:value-type="string">
            <text:p text:style-name="P568">Data Type</text:p>
          </table:table-cell>
          <table:table-cell table:style-name="Table94.A1" office:value-type="string">
            <text:p text:style-name="P568">Attributes</text:p>
          </table:table-cell>
          <table:table-cell table:style-name="Table94.D1" office:value-type="string">
            <text:p text:style-name="P568">Comment</text:p>
          </table:table-cell>
        </table:table-row>
        <table:table-row table:style-name="TableLine93825101440560">
          <table:table-cell table:style-name="Table94.A2" office:value-type="string">
            <text:p text:style-name="P1537">id</text:p>
          </table:table-cell>
          <table:table-cell table:style-name="Table94.A2" office:value-type="string">
            <text:p text:style-name="P1537">Big int</text:p>
          </table:table-cell>
          <table:table-cell table:style-name="Table94.A2" office:value-type="string">
            <text:p text:style-name="P1537">Unsigned , not null ,index , unique , primary key , </text:p>
            <text:p text:style-name="P1537">auto increment</text:p>
          </table:table-cell>
          <table:table-cell table:style-name="Table94.D2" office:value-type="string">
            <text:p text:style-name="P510"/>
          </table:table-cell>
        </table:table-row>
        <table:table-row table:style-name="TableLine93825101443344">
          <table:table-cell table:style-name="Table94.A2" office:value-type="string">
            <text:p text:style-name="P1537">active</text:p>
          </table:table-cell>
          <table:table-cell table:style-name="Table94.A2" office:value-type="string">
            <text:p text:style-name="P1537">boolean</text:p>
          </table:table-cell>
          <table:table-cell table:style-name="Table94.A2" office:value-type="string">
            <text:p text:style-name="P1537">Not null , default false</text:p>
          </table:table-cell>
          <table:table-cell table:style-name="Table94.D2" office:value-type="string">
            <text:p text:style-name="P510"/>
          </table:table-cell>
        </table:table-row>
        <table:table-row table:style-name="TableLine93825101444272">
          <table:table-cell table:style-name="Table94.A2" office:value-type="string">
            <text:p text:style-name="P1537">commentable</text:p>
          </table:table-cell>
          <table:table-cell table:style-name="Table94.A2" office:value-type="string">
            <text:p text:style-name="P1537">boolean</text:p>
          </table:table-cell>
          <table:table-cell table:style-name="Table94.A2" office:value-type="string">
            <text:p text:style-name="P1538">Not null , default true </text:p>
          </table:table-cell>
          <table:table-cell table:style-name="Table94.D2" office:value-type="string">
            <text:p text:style-name="P510"/>
          </table:table-cell>
        </table:table-row>
        <table:table-row table:style-name="TableLine93825101445248">
          <table:table-cell table:style-name="Table94.A2" office:value-type="string">
            <text:p text:style-name="P1537">comment_count</text:p>
          </table:table-cell>
          <table:table-cell table:style-name="Table94.A2" office:value-type="string">
            <text:p text:style-name="P1537">Big int</text:p>
          </table:table-cell>
          <table:table-cell table:style-name="Table94.A2" office:value-type="string">
            <text:p text:style-name="P1539">Unsigned , nullable</text:p>
          </table:table-cell>
          <table:table-cell table:style-name="Table94.D2" office:value-type="string">
            <text:p text:style-name="P510"/>
          </table:table-cell>
        </table:table-row>
        <table:table-row table:style-name="TableLine93825101446608">
          <table:table-cell table:style-name="Table94.A2" office:value-type="string">
            <text:p text:style-name="P1537">view_count</text:p>
          </table:table-cell>
          <table:table-cell table:style-name="Table94.A2" office:value-type="string">
            <text:p text:style-name="P1537">Big int</text:p>
          </table:table-cell>
          <table:table-cell table:style-name="Table94.A2" office:value-type="string">
            <text:p text:style-name="P1539">Unsigned , nullable</text:p>
          </table:table-cell>
          <table:table-cell table:style-name="Table94.D2" office:value-type="string">
            <text:p text:style-name="P510"/>
          </table:table-cell>
        </table:table-row>
        <table:table-row table:style-name="TableLine93825101447648">
          <table:table-cell table:style-name="Table94.A2" office:value-type="string">
            <text:p text:style-name="P1552">Download_</text:p>
            <text:p text:style-name="P1552">count</text:p>
          </table:table-cell>
          <table:table-cell table:style-name="Table94.A2" office:value-type="string">
            <text:p text:style-name="P1553">Big int</text:p>
          </table:table-cell>
          <table:table-cell table:style-name="Table94.A2" office:value-type="string">
            <text:p text:style-name="P1554">Unsigned , nullable</text:p>
          </table:table-cell>
          <table:table-cell table:style-name="Table94.D2" office:value-type="string">
            <text:p text:style-name="P510"/>
          </table:table-cell>
        </table:table-row>
      </table:table>
      <text:p text:style-name="P481"/>
      <text:list xml:id="list2514508329" text:style-name="L99">
        <text:list-item>
          <text:list>
            <text:list-item>
              <text:p text:style-name="P2388">روابط :‌</text:p>
              <text:list>
                <text:list-item>
                  <text:p text:style-name="P2389">podcast_translations : </text:p>
                  <text:list>
                    <text:list-item>
                      <text:p text:style-name="P2389">نوع :‌1 به n </text:p>
                    </text:list-item>
                    <text:list-item>
                      <text:p text:style-name="P2389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11853093293443" text:continue-numbering="true" text:style-name="L99">
        <text:list-item>
          <text:list>
            <text:list-item>
              <text:list>
                <text:list-item>
                  <text:p text:style-name="P2390">podcast_seo_attributes : </text:p>
                  <text:list>
                    <text:list-item>
                      <text:p text:style-name="P2391">نوع :‌<text:span text:style-name="T1392">1 به n <text:s/>به صورت together با جدول podcast_translations</text:span></text:p>
                    </text:list-item>
                    <text:list-item>
                      <text:p text:style-name="P2391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11853831193771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389"/>
                    </text:list-header>
                  </text:list>
                </text:list-item>
                <text:list-item>
                  <text:p text:style-name="P2388">dates : </text:p>
                  <text:list>
                    <text:list-item>
                      <text:p text:style-name="P2388">نوع :‌ <text:span text:style-name="T1387">1 به n </text:span></text:p>
                    </text:list-item>
                    <text:list-item>
                      <text:p text:style-name="P2388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11852840819886" text:continue-numbering="true" text:style-name="L99">
        <text:list-item>
          <text:list>
            <text:list-item>
              <text:list>
                <text:list-item>
                  <text:p text:style-name="P2392">users : </text:p>
                  <text:list>
                    <text:list-item>
                      <text:p text:style-name="P2392">نوع :‌1 به n </text:p>
                    </text:list-item>
                    <text:list-item>
                      <text:p text:style-name="P2392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11852893162266" text:continue-numbering="true" text:style-name="L99">
        <text:list-item>
          <text:list>
            <text:list-item>
              <text:list>
                <text:list-item>
                  <text:p text:style-name="P2763">recommendations : </text:p>
                  <text:list>
                    <text:list-item>
                      <text:p text:style-name="P2393">نوع : 1 به n </text:p>
                    </text:list-item>
                    <text:list-item>
                      <text:p text:style-name="P2393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394">media : </text:p>
                  <text:list>
                    <text:list-item>
                      <text:p text:style-name="P2394">نوع : <text:span text:style-name="T1388">1 به n </text:span></text:p>
                    </text:list-item>
                    <text:list-item>
                      <text:p text:style-name="P2394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11852107003824" text:continue-numbering="true" text:style-name="L99">
        <text:list-item>
          <text:list>
            <text:list-item>
              <text:list>
                <text:list-item>
                  <text:p text:style-name="P2395">comments : </text:p>
                  <text:list>
                    <text:list-item>
                      <text:p text:style-name="P2395">نوع : 1 به n </text:p>
                    </text:list-item>
                    <text:list-item>
                      <text:p text:style-name="P2395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11852557007793" text:continue-numbering="true" text:style-name="L99">
        <text:list-item>
          <text:list>
            <text:list-item>
              <text:list>
                <text:list-item>
                  <text:p text:style-name="P2396">categories : </text:p>
                  <text:list>
                    <text:list-item>
                      <text:p text:style-name="P2396">نوع : <text:s/>n به n به صورت poly morph </text:p>
                    </text:list-item>
                    <text:list-item>
                      <text:p text:style-name="P2396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11853052810942" text:continue-numbering="true" text:style-name="L99">
        <text:list-item>
          <text:list>
            <text:list-item>
              <text:list>
                <text:list-item>
                  <text:p text:style-name="P2397">tags : </text:p>
                  <text:list>
                    <text:list-item>
                      <text:p text:style-name="P2397">نوع :‌ n به n به صورت poly morph <text:s/></text:p>
                    </text:list-item>
                    <text:list-item>
                      <text:p text:style-name="P2397">توضیحات : <text:s/>هر یک podcast میتواند متعلق به چندین tag باشد و هر یک tag دارای چندین podcast میباشد !!!</text:p>
                      <text:p text:style-name="P2396"><text:s/></text:p>
                    </text:list-item>
                  </text:list>
                </text:list-item>
                <text:list-item>
                  <text:p text:style-name="P2398">likeables : </text:p>
                  <text:list>
                    <text:list-item>
                      <text:p text:style-name="P2398">نوع :‌ <text:span text:style-name="T1390">1 به 1 </text:span></text:p>
                    </text:list-item>
                    <text:list-item>
                      <text:p text:style-name="P2398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11853361291814" text:continue-numbering="true" text:style-name="L99">
        <text:list-item>
          <text:list>
            <text:list-item>
              <text:list>
                <text:list-item>
                  <text:p text:style-name="P2398">staralbes : </text:p>
                  <text:list>
                    <text:list-item>
                      <text:p text:style-name="P2398">نوع :‌<text:span text:style-name="T1391">1 به n </text:span></text:p>
                    </text:list-item>
                    <text:list-item>
                      <text:p text:style-name="P2399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11853698676027" text:continue-numbering="true" text:style-name="L99">
        <text:list-item>
          <text:list>
            <text:list-item>
              <text:list>
                <text:list-item>
                  <text:p text:style-name="P2764">series : </text:p>
                  <text:list>
                    <text:list-item>
                      <text:p text:style-name="P2400">نوع :‌ <text:span text:style-name="T1389">n به n به صورت poly morph </text:span></text:p>
                    </text:list-item>
                    <text:list-item>
                      <text:p text:style-name="P2400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11853922744015" text:continue-numbering="true" text:style-name="L99">
        <text:list-item>
          <text:list>
            <text:list-item>
              <text:list>
                <text:list-item>
                  <text:p text:style-name="P2402">serie_topics : </text:p>
                  <text:list>
                    <text:list-item>
                      <text:p text:style-name="P2401">نوع :‌ <text:span text:style-name="T1389">n به n به صورت poly morph </text:span></text:p>
                    </text:list-item>
                    <text:list-item>
                      <text:p text:style-name="P2400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11853127206846" text:continue-numbering="true" text:style-name="L99">
        <text:list-item>
          <text:p text:style-name="P2765">podcast_translations : در این جدول ترجمه های podcast که برای هر زبان ایجاد میشود را ذخیره میکنیم . </text:p>
        </text:list-item>
      </text:list>
      <text:p text:style-name="P324"/>
      <text:list xml:id="list111853838990494" text:continue-numbering="true" text:style-name="L99">
        <text:list-item>
          <text:list>
            <text:list-item>
              <text:p text:style-name="P2403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3825101417216">
          <table:table-cell table:style-name="Table95.A1" office:value-type="string">
            <text:p text:style-name="P568">Name</text:p>
          </table:table-cell>
          <table:table-cell table:style-name="Table95.A1" office:value-type="string">
            <text:p text:style-name="P568">Data Type</text:p>
          </table:table-cell>
          <table:table-cell table:style-name="Table95.A1" office:value-type="string">
            <text:p text:style-name="P568">Attributes</text:p>
          </table:table-cell>
          <table:table-cell table:style-name="Table95.D1" office:value-type="string">
            <text:p text:style-name="P568">Comment</text:p>
          </table:table-cell>
        </table:table-row>
        <table:table-row table:style-name="TableLine93825101616000">
          <table:table-cell table:style-name="Table95.A2" office:value-type="string">
            <text:p text:style-name="P1541">id</text:p>
          </table:table-cell>
          <table:table-cell table:style-name="Table95.A2" office:value-type="string">
            <text:p text:style-name="P1541">Big int</text:p>
          </table:table-cell>
          <table:table-cell table:style-name="Table95.A2" office:value-type="string">
            <text:p text:style-name="P1541">Unsigned , not null , index , unique , primay key , </text:p>
            <text:p text:style-name="P1541">auto increment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18512">
          <table:table-cell table:style-name="Table95.A2" office:value-type="string">
            <text:p text:style-name="P1541">title</text:p>
          </table:table-cell>
          <table:table-cell table:style-name="Table95.A2" office:value-type="string">
            <text:p text:style-name="P1542">varchar(168)</text:p>
          </table:table-cell>
          <table:table-cell table:style-name="Table95.A2" office:value-type="string">
            <text:p text:style-name="P1542">Not null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19440">
          <table:table-cell table:style-name="Table95.A2" office:value-type="string">
            <text:p text:style-name="P1541">slug</text:p>
          </table:table-cell>
          <table:table-cell table:style-name="Table95.A2" office:value-type="string">
            <text:p text:style-name="P1542">varchar(168)</text:p>
          </table:table-cell>
          <table:table-cell table:style-name="Table95.A2" office:value-type="string">
            <text:p text:style-name="P1542">Not null , unique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20416">
          <table:table-cell table:style-name="Table95.A2" office:value-type="string">
            <text:p text:style-name="P564"><text:span text:style-name="T1403">time_</text:span><text:span text:style-name="T1402">duration</text:span></text:p>
          </table:table-cell>
          <table:table-cell table:style-name="Table95.A2" office:value-type="string">
            <text:p text:style-name="P1537">time</text:p>
          </table:table-cell>
          <table:table-cell table:style-name="Table95.A2" office:value-type="string">
            <text:p text:style-name="P1540">Not null , default 00:00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21776">
          <table:table-cell table:style-name="Table95.A2" office:value-type="string">
            <text:p text:style-name="P1541">summary</text:p>
          </table:table-cell>
          <table:table-cell table:style-name="Table95.A2" office:value-type="string">
            <text:p text:style-name="P1542">varchar(255)</text:p>
          </table:table-cell>
          <table:table-cell table:style-name="Table95.A2" office:value-type="string">
            <text:p text:style-name="P1542">nullable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22816">
          <table:table-cell table:style-name="Table95.A2" office:value-type="string">
            <text:p text:style-name="P1541">body</text:p>
          </table:table-cell>
          <table:table-cell table:style-name="Table95.A2" office:value-type="string">
            <text:p text:style-name="P1542">Medium text</text:p>
          </table:table-cell>
          <table:table-cell table:style-name="Table95.A2" office:value-type="string">
            <text:p text:style-name="P1542">nullable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23904">
          <table:table-cell table:style-name="Table95.A2" office:value-type="string">
            <text:p text:style-name="P1541">podcast_id</text:p>
          </table:table-cell>
          <table:table-cell table:style-name="Table95.A2" office:value-type="string">
            <text:p text:style-name="P1542">Big int</text:p>
          </table:table-cell>
          <table:table-cell table:style-name="Table95.A2" office:value-type="string">
            <text:p text:style-name="P1542">Unsigned , <text:span text:style-name="T1395">not null ,</text:span></text:p>
            <text:p text:style-name="P1546">foreign key → podcasts(id)</text:p>
            <text:p text:style-name="P1546"/>
            <text:p text:style-name="P1546">On Delete → (cascade) ,</text:p>
            <text:p text:style-name="P1546">On Update → (cascade) ,</text:p>
          </table:table-cell>
          <table:table-cell table:style-name="Table95.D2" office:value-type="string">
            <text:p text:style-name="P510"/>
          </table:table-cell>
        </table:table-row>
        <table:table-row table:style-name="TableLine93825101624992">
          <table:table-cell table:style-name="Table95.A2" office:value-type="string">
            <text:p text:style-name="P1541">language_id</text:p>
          </table:table-cell>
          <table:table-cell table:style-name="Table95.A2" office:value-type="string">
            <text:p text:style-name="P1542">Big int</text:p>
          </table:table-cell>
          <table:table-cell table:style-name="Table95.A2" office:value-type="string">
            <text:p text:style-name="P1543">Unsigned , <text:span text:style-name="T1394">not null , </text:span></text:p>
            <text:p text:style-name="P1544">foreign key → languages(id)</text:p>
            <text:p text:style-name="P1544"/>
            <text:p text:style-name="P1545">On Delete → (cascade)</text:p>
            <text:p text:style-name="P1545">On Update → (cascade)</text:p>
          </table:table-cell>
          <table:table-cell table:style-name="Table95.D2" office:value-type="string">
            <text:p text:style-name="P510"/>
          </table:table-cell>
        </table:table-row>
      </table:table>
      <text:p text:style-name="P482"/>
      <text:list xml:id="list2474144027" text:style-name="L100">
        <text:list-item>
          <text:list>
            <text:list-item>
              <text:p text:style-name="P2404">ارتباط ها :‌</text:p>
              <text:list>
                <text:list-item>
                  <text:p text:style-name="P2404">languages : </text:p>
                  <text:list>
                    <text:list-item>
                      <text:p text:style-name="P2404">نوع : <text:span text:style-name="T1393">1 به n </text:span></text:p>
                    </text:list-item>
                    <text:list-item>
                      <text:p text:style-name="P2404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11852408545855" text:continue-numbering="true" text:style-name="L100">
        <text:list-item>
          <text:list>
            <text:list-item>
              <text:list>
                <text:list-item>
                  <text:p text:style-name="P2404">podcasts : </text:p>
                  <text:list>
                    <text:list-item>
                      <text:p text:style-name="P2404">نوع : <text:span text:style-name="T1396">1 به n </text:span></text:p>
                    </text:list-item>
                    <text:list-item>
                      <text:p text:style-name="P2404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11851816563958" text:continue-numbering="true" text:style-name="L100">
        <text:list-item>
          <text:list>
            <text:list-item>
              <text:list>
                <text:list-item>
                  <text:p text:style-name="P2405">podcast_<text:span text:style-name="T1423">seo_attributes</text:span> : </text:p>
                  <text:list>
                    <text:list-item>
                      <text:p text:style-name="P2405">نوع :‌<text:span text:style-name="T1401">1 به 1</text:span></text:p>
                    </text:list-item>
                    <text:list-item>
                      <text:p text:style-name="P2405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6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11852822919287" text:continue-numbering="true" text:style-name="L100">
        <text:list-item>
          <text:list>
            <text:list-item>
              <text:p text:style-name="P2407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3825101621072">
          <table:table-cell table:style-name="Table96.A1" office:value-type="string">
            <text:p text:style-name="P568">Name</text:p>
          </table:table-cell>
          <table:table-cell table:style-name="Table96.A1" office:value-type="string">
            <text:p text:style-name="P568">Data Type</text:p>
          </table:table-cell>
          <table:table-cell table:style-name="Table96.A1" office:value-type="string">
            <text:p text:style-name="P568">Attributes</text:p>
          </table:table-cell>
          <table:table-cell table:style-name="Table96.D1" office:value-type="string">
            <text:p text:style-name="P568">Comment</text:p>
          </table:table-cell>
        </table:table-row>
        <table:table-row table:style-name="TableLine93825101692288">
          <table:table-cell table:style-name="Table96.A2" office:value-type="string">
            <text:p text:style-name="P1547">id</text:p>
          </table:table-cell>
          <table:table-cell table:style-name="Table96.A2" office:value-type="string">
            <text:p text:style-name="P1547">Big int</text:p>
          </table:table-cell>
          <table:table-cell table:style-name="Table96.A2" office:value-type="string">
            <text:p text:style-name="P1547">Unsigned , index , not null , unique , primary key , auto increment</text:p>
          </table:table-cell>
          <table:table-cell table:style-name="Table96.D2" office:value-type="string">
            <text:p text:style-name="P510"/>
          </table:table-cell>
        </table:table-row>
        <table:table-row table:style-name="TableLine93825101694928">
          <table:table-cell table:style-name="Table96.A2" office:value-type="string">
            <text:p text:style-name="P1548">description</text:p>
          </table:table-cell>
          <table:table-cell table:style-name="Table96.A2" office:value-type="string">
            <text:p text:style-name="P1550">varchar(164)</text:p>
          </table:table-cell>
          <table:table-cell table:style-name="Table96.A2" office:value-type="string">
            <text:p text:style-name="P1551">nullable</text:p>
          </table:table-cell>
          <table:table-cell table:style-name="Table96.D2" office:value-type="string">
            <text:p text:style-name="P510"/>
          </table:table-cell>
        </table:table-row>
        <table:table-row table:style-name="TableLine93825101695856">
          <table:table-cell table:style-name="Table96.A2" office:value-type="string">
            <text:p text:style-name="P1548">subject</text:p>
          </table:table-cell>
          <table:table-cell table:style-name="Table96.A2" office:value-type="string">
            <text:p text:style-name="P1550">varchar(60)</text:p>
          </table:table-cell>
          <table:table-cell table:style-name="Table96.A2" office:value-type="string">
            <text:p text:style-name="P1551">nullable</text:p>
          </table:table-cell>
          <table:table-cell table:style-name="Table96.D2" office:value-type="string">
            <text:p text:style-name="P510"/>
          </table:table-cell>
        </table:table-row>
        <table:table-row table:style-name="TableLine93825101696832">
          <table:table-cell table:style-name="Table96.A2" office:value-type="string">
            <text:p text:style-name="P1548">keywords</text:p>
          </table:table-cell>
          <table:table-cell table:style-name="Table96.A2" office:value-type="string">
            <text:p text:style-name="P1550">varchar(255)</text:p>
          </table:table-cell>
          <table:table-cell table:style-name="Table96.A2" office:value-type="string">
            <text:p text:style-name="P1551">nullable</text:p>
          </table:table-cell>
          <table:table-cell table:style-name="Table96.D2" office:value-type="string">
            <text:p text:style-name="P510"/>
          </table:table-cell>
        </table:table-row>
        <table:table-row table:style-name="TableLine93825101698272">
          <table:table-cell table:style-name="Table96.A2" office:value-type="string">
            <text:p text:style-name="P563"><text:span text:style-name="T1400">p</text:span><text:span text:style-name="T1399">odcast_</text:span></text:p>
            <text:p text:style-name="P1549">translations</text:p>
          </table:table-cell>
          <table:table-cell table:style-name="Table96.A2" office:value-type="string">
            <text:p text:style-name="P1550">Big int</text:p>
          </table:table-cell>
          <table:table-cell table:style-name="Table96.A2" office:value-type="string">
            <text:p text:style-name="P1551">Unsigned , not null ,unique ,</text:p>
            <text:p text:style-name="P1551">foreign key → podcast_translations(id)</text:p>
            <text:p text:style-name="P1551"/>
            <text:p text:style-name="P1551">On Delete → (cascade) ,</text:p>
            <text:p text:style-name="P1551">On Update → (cascade) ,</text:p>
          </table:table-cell>
          <table:table-cell table:style-name="Table96.D2" office:value-type="string">
            <text:p text:style-name="P510"/>
          </table:table-cell>
        </table:table-row>
      </table:table>
      <text:p text:style-name="P483"/>
      <text:list xml:id="list833163821" text:style-name="L101">
        <text:list-item>
          <text:list>
            <text:list-item>
              <text:p text:style-name="P2406">روابط :‌</text:p>
              <text:list>
                <text:list-item>
                  <text:p text:style-name="P2406">podcast_translations : </text:p>
                  <text:list>
                    <text:list-item>
                      <text:p text:style-name="P2406">نوع :‌<text:span text:style-name="T1401">1 به 1</text:span></text:p>
                    </text:list-item>
                    <text:list-item>
                      <text:p text:style-name="P2406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8"/>
      <text:p text:style-name="P328"/>
      <text:list xml:id="list111852400572430" text:continue-numbering="true" text:style-name="L101">
        <text:list-item>
          <text:p text:style-name="P2767">courses : در این جدول دوره های اموزشی را ذخیره میکنیم !!! </text:p>
        </text:list-item>
      </text:list>
      <text:p text:style-name="P329"/>
      <text:list xml:id="list111853111046508" text:continue-numbering="true" text:style-name="L101">
        <text:list-item>
          <text:list>
            <text:list-item>
              <text:p text:style-name="P2408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3825101671184">
          <table:table-cell table:style-name="Table97.A1" office:value-type="string">
            <text:p text:style-name="P568">Name</text:p>
          </table:table-cell>
          <table:table-cell table:style-name="Table97.A1" office:value-type="string">
            <text:p text:style-name="P568">Data Type</text:p>
          </table:table-cell>
          <table:table-cell table:style-name="Table97.A1" office:value-type="string">
            <text:p text:style-name="P568">Attributes</text:p>
          </table:table-cell>
          <table:table-cell table:style-name="Table97.D1" office:value-type="string">
            <text:p text:style-name="P568">Comment</text:p>
          </table:table-cell>
        </table:table-row>
        <table:table-row table:style-name="TableLine93825101774160">
          <table:table-cell table:style-name="Table97.A2" office:value-type="string">
            <text:p text:style-name="P1555">id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7">Unsigned , not null , index ,</text:p>
            <text:p text:style-name="P1557">primary key , unique ,</text:p>
            <text:p text:style-name="P1557">auto increment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76944">
          <table:table-cell table:style-name="Table97.A2" office:value-type="string">
            <text:p text:style-name="P1555">active</text:p>
          </table:table-cell>
          <table:table-cell table:style-name="Table97.A2" office:value-type="string">
            <text:p text:style-name="P1556">Boolean</text:p>
          </table:table-cell>
          <table:table-cell table:style-name="Table97.A2" office:value-type="string">
            <text:p text:style-name="P1557">Not null , default false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77872">
          <table:table-cell table:style-name="Table97.A2" office:value-type="string">
            <text:p text:style-name="P1555">commentable</text:p>
          </table:table-cell>
          <table:table-cell table:style-name="Table97.A2" office:value-type="string">
            <text:p text:style-name="P1556">boolean</text:p>
          </table:table-cell>
          <table:table-cell table:style-name="Table97.A2" office:value-type="string">
            <text:p text:style-name="P1557">Not null , default true 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78848">
          <table:table-cell table:style-name="Table97.A2" office:value-type="string">
            <text:p text:style-name="P1555">complete_percent</text:p>
          </table:table-cell>
          <table:table-cell table:style-name="Table97.A2" office:value-type="string">
            <text:p text:style-name="P1556">Tiny int</text:p>
          </table:table-cell>
          <table:table-cell table:style-name="Table97.A2" office:value-type="string">
            <text:p text:style-name="P1558">Unsigned , not null , </text:p>
            <text:p text:style-name="P1558">default 0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0208">
          <table:table-cell table:style-name="Table97.A2" office:value-type="string">
            <text:p text:style-name="P1555">support_month_</text:p>
            <text:p text:style-name="P1555">duration</text:p>
          </table:table-cell>
          <table:table-cell table:style-name="Table97.A2" office:value-type="string">
            <text:p text:style-name="P1556">Tiny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1248">
          <table:table-cell table:style-name="Table97.A2" office:value-type="string">
            <text:p text:style-name="P1555">comment_count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2336">
          <table:table-cell table:style-name="Table97.A2" office:value-type="string">
            <text:p text:style-name="P1555">view_count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3424">
          <table:table-cell table:style-name="Table97.A2" office:value-type="string">
            <text:p text:style-name="P1555">session_count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79504">
          <table:table-cell table:style-name="Table97.A2" office:value-type="string">
            <text:p text:style-name="P1555">topic_count</text:p>
          </table:table-cell>
          <table:table-cell table:style-name="Table97.A2" office:value-type="string">
            <text:p text:style-name="P1556">Bin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5248">
          <table:table-cell table:style-name="Table97.A2" office:value-type="string">
            <text:p text:style-name="P1555">quiz_count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  <table:table-row table:style-name="TableLine93825101786336">
          <table:table-cell table:style-name="Table97.A2" office:value-type="string">
            <text:p text:style-name="P1555">student_count</text:p>
          </table:table-cell>
          <table:table-cell table:style-name="Table97.A2" office:value-type="string">
            <text:p text:style-name="P1556">Big int</text:p>
          </table:table-cell>
          <table:table-cell table:style-name="Table97.A2" office:value-type="string">
            <text:p text:style-name="P1559">Unsigned , nullable ,</text:p>
          </table:table-cell>
          <table:table-cell table:style-name="Table97.D2" office:value-type="string">
            <text:p text:style-name="P510"/>
          </table:table-cell>
        </table:table-row>
      </table:table>
      <text:p text:style-name="P484"/>
      <text:list xml:id="list1912833381" text:style-name="L102">
        <text:list-item>
          <text:list>
            <text:list-item>
              <text:p text:style-name="P2409">روابط :‌</text:p>
              <text:list>
                <text:list-item>
                  <text:p text:style-name="P2409">course_translations : </text:p>
                  <text:list>
                    <text:list-item>
                      <text:p text:style-name="P2411">نوع : <text:s/>1 به n </text:p>
                    </text:list-item>
                    <text:list-item>
                      <text:p text:style-name="P2411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11852454070714" text:continue-numbering="true" text:style-name="L102">
        <text:list-item>
          <text:list>
            <text:list-item>
              <text:list>
                <text:list-item>
                  <text:p text:style-name="P2409">course_seo_attributes : </text:p>
                  <text:list>
                    <text:list-item>
                      <text:p text:style-name="P2413">نوع :‌1 به n به صورت <text:span text:style-name="T1415">together با جدول course_translations </text:span></text:p>
                    </text:list-item>
                    <text:list-item>
                      <text:p text:style-name="P2413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11853051809849" text:continue-numbering="true" text:style-name="L102">
        <text:list-item>
          <text:list>
            <text:list-item>
              <text:list>
                <text:list-item>
                  <text:p text:style-name="P2415">media : </text:p>
                  <text:list>
                    <text:list-item>
                      <text:p text:style-name="P2415">نوع :‌ 1 به n </text:p>
                    </text:list-item>
                    <text:list-item>
                      <text:p text:style-name="P2415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p text:style-name="P1739"/>
      <text:list xml:id="list111852983982759" text:continue-numbering="true" text:style-name="L102">
        <text:list-item>
          <text:list>
            <text:list-item>
              <text:list>
                <text:list-item>
                  <text:p text:style-name="P2416">comment<text:span text:style-name="T1406">s</text:span>:</text:p>
                  <text:list>
                    <text:list-item>
                      <text:p text:style-name="P2417">نوع :‌ <text:span text:style-name="T1406">1 به n </text:span></text:p>
                    </text:list-item>
                    <text:list-item>
                      <text:p text:style-name="P2417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list xml:id="list111852782614074" text:continue-numbering="true" text:style-name="L102">
        <text:list-item>
          <text:list>
            <text:list-item>
              <text:list>
                <text:list-item>
                  <text:p text:style-name="P2418">recommends : </text:p>
                  <text:list>
                    <text:list-item>
                      <text:p text:style-name="P2418">نوع : <text:span text:style-name="T1407">1 به n </text:span></text:p>
                    </text:list-item>
                    <text:list-item>
                      <text:p text:style-name="P2418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11852468986469" text:continue-numbering="true" text:style-name="L102">
        <text:list-item>
          <text:list>
            <text:list-item>
              <text:list>
                <text:list-item>
                  <text:p text:style-name="P2419">tags : </text:p>
                  <text:list>
                    <text:list-item>
                      <text:p text:style-name="P2420">نوع :‌<text:span text:style-name="T1408">n به n </text:span></text:p>
                    </text:list-item>
                    <text:list-item>
                      <text:p text:style-name="P2420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11852661643278" text:continue-numbering="true" text:style-name="L102">
        <text:list-item>
          <text:list>
            <text:list-item>
              <text:list>
                <text:list-item>
                  <text:p text:style-name="P2419">categories : </text:p>
                  <text:list>
                    <text:list-item>
                      <text:p text:style-name="P2420">نوع :‌ <text:span text:style-name="T1408">n به n </text:span></text:p>
                    </text:list-item>
                    <text:list-item>
                      <text:p text:style-name="P2420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420"/>
                </text:list-item>
                <text:list-item>
                  <text:p text:style-name="P2419">dates : </text:p>
                  <text:list>
                    <text:list-item>
                      <text:p text:style-name="P2420">نوع :‌<text:span text:style-name="T1409">1 به n </text:span></text:p>
                    </text:list-item>
                    <text:list-item>
                      <text:p text:style-name="P2420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420"/>
                </text:list-item>
                <text:list-item>
                  <text:p text:style-name="P2419">users : </text:p>
                  <text:list>
                    <text:list-item>
                      <text:p text:style-name="P2420">نوع :‌ <text:span text:style-name="T1410">1 به n </text:span></text:p>
                    </text:list-item>
                    <text:list-item>
                      <text:p text:style-name="P2420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11853499181806" text:continue-numbering="true" text:style-name="L102">
        <text:list-item>
          <text:list>
            <text:list-item>
              <text:list>
                <text:list-item>
                  <text:p text:style-name="P2421">likeables : </text:p>
                  <text:list>
                    <text:list-item>
                      <text:p text:style-name="P2422">نوع : <text:span text:style-name="T1411">1 به 1 </text:span><text:span text:style-name="T1413">به صورت poly morph </text:span></text:p>
                    </text:list-item>
                    <text:list-item>
                      <text:p text:style-name="P2421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11853839541310" text:continue-numbering="true" text:style-name="L102">
        <text:list-item>
          <text:list>
            <text:list-item>
              <text:list>
                <text:list-item>
                  <text:p text:style-name="P2768">starables : </text:p>
                  <text:list>
                    <text:list-item>
                      <text:p text:style-name="P2422">نوع :‌ <text:span text:style-name="T1412">1 به n </text:span><text:span text:style-name="T1413">به صورت poly morph </text:span></text:p>
                    </text:list-item>
                    <text:list-item>
                      <text:p text:style-name="P2421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11852223171771" text:continue-numbering="true" text:style-name="L102">
        <text:list-item>
          <text:list>
            <text:list-item>
              <text:list>
                <text:list-item>
                  <text:p text:style-name="P2423">course_topics : </text:p>
                  <text:list>
                    <text:list-item>
                      <text:p text:style-name="P2423">نوع : <text:span text:style-name="T1424">1 به n </text:span></text:p>
                    </text:list-item>
                    <text:list-item>
                      <text:p text:style-name="P2423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11853705174587" text:continue-numbering="true" text:style-name="L102">
        <text:list-item>
          <text:list>
            <text:list-item>
              <text:list>
                <text:list-item>
                  <text:p text:style-name="P1816"><text:span text:style-name="T1474">course_sessions</text:span><text:span text:style-name="T1473"> : </text:span></text:p>
                  <text:list>
                    <text:list-item>
                      <text:p text:style-name="P2425">نوع : 1 به n </text:p>
                    </text:list-item>
                    <text:list-item>
                      <text:p text:style-name="P2425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2"/>
      <text:list xml:id="list111853496201504" text:continue-numbering="true" text:style-name="L102">
        <text:list-item>
          <text:list>
            <text:list-item>
              <text:list>
                <text:list-item>
                  <text:p text:style-name="P2427">series : </text:p>
                  <text:list>
                    <text:list-item>
                      <text:p text:style-name="P2427">نوع :‌ <text:span text:style-name="T1413">n به n به صورت poly morph </text:span></text:p>
                    </text:list-item>
                    <text:list-item>
                      <text:p text:style-name="P2427">توضیحات : <text:span text:style-name="T1414">هر یک course میتواند متعلق به چندین serie باشد و هر یک serie میتواند چندین course داشته باشد !!! </text:span></text:p>
                      <text:p text:style-name="P2428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11853280640456" text:continue-numbering="true" text:style-name="L102">
        <text:list-item>
          <text:list>
            <text:list-item>
              <text:list>
                <text:list-item>
                  <text:p text:style-name="P2429">serie_topics : </text:p>
                  <text:list>
                    <text:list-item>
                      <text:p text:style-name="P2429">نوع : n به n به صورت polymorph</text:p>
                    </text:list-item>
                    <text:list-item>
                      <text:p text:style-name="P2429">توضیحات :‌ هر یک course میتواند متعلق به چندین topic باشد و هر یک topic میتواند دارای چندین course باشد !!! </text:p>
                      <text:p text:style-name="P2430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p text:style-name="P332"/>
      <text:list xml:id="list111851859117119" text:continue-numbering="true" text:style-name="L102">
        <text:list-item>
          <text:p text:style-name="P2769">course_translations : در این جدول ترجمه های هر یک از course که برای هر یک از language ایجاد میشود ذخیره میکنیم !!! </text:p>
        </text:list-item>
      </text:list>
      <text:p text:style-name="P338"/>
      <text:list xml:id="list111853552509071" text:continue-numbering="true" text:style-name="L102">
        <text:list-item>
          <text:list>
            <text:list-item>
              <text:p text:style-name="P2431">ستون ها : </text:p>
            </text:list-item>
          </text:list>
        </text:list-item>
      </text:list>
      <text:p text:style-name="P339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3825101922080">
          <table:table-cell table:style-name="Table98.A1" office:value-type="string">
            <text:p text:style-name="P568">Name</text:p>
          </table:table-cell>
          <table:table-cell table:style-name="Table98.A1" office:value-type="string">
            <text:p text:style-name="P568">Data Type</text:p>
          </table:table-cell>
          <table:table-cell table:style-name="Table98.A1" office:value-type="string">
            <text:p text:style-name="P568">Attributes</text:p>
          </table:table-cell>
          <table:table-cell table:style-name="Table98.D1" office:value-type="string">
            <text:p text:style-name="P568">Comment</text:p>
          </table:table-cell>
        </table:table-row>
        <table:table-row table:style-name="TableLine93825101964304">
          <table:table-cell table:style-name="Table98.A2" office:value-type="string">
            <text:p text:style-name="P1560">id</text:p>
          </table:table-cell>
          <table:table-cell table:style-name="Table98.A2" office:value-type="string">
            <text:p text:style-name="P1560">Big int</text:p>
          </table:table-cell>
          <table:table-cell table:style-name="Table98.A2" office:value-type="string">
            <text:p text:style-name="P1561">Unsigned , index ,unique ,</text:p>
            <text:p text:style-name="P1561">not null ,primary key , </text:p>
            <text:p text:style-name="P1561">auto increment <text:s/>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67072">
          <table:table-cell table:style-name="Table98.A2" office:value-type="string">
            <text:p text:style-name="P1560">title</text:p>
          </table:table-cell>
          <table:table-cell table:style-name="Table98.A2" office:value-type="string">
            <text:p text:style-name="P1560">varchar(168)</text:p>
          </table:table-cell>
          <table:table-cell table:style-name="Table98.A2" office:value-type="string">
            <text:p text:style-name="P1562">Not null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68000">
          <table:table-cell table:style-name="Table98.A2" office:value-type="string">
            <text:p text:style-name="P1560">slug</text:p>
          </table:table-cell>
          <table:table-cell table:style-name="Table98.A2" office:value-type="string">
            <text:p text:style-name="P1560">varchar(168)</text:p>
          </table:table-cell>
          <table:table-cell table:style-name="Table98.A2" office:value-type="string">
            <text:p text:style-name="P1560">Unique , <text:span text:style-name="T1416">not null</text:span>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68976">
          <table:table-cell table:style-name="Table98.A2" office:value-type="string">
            <text:p text:style-name="P1560">price</text:p>
          </table:table-cell>
          <table:table-cell table:style-name="Table98.A2" office:value-type="string">
            <text:p text:style-name="P1563">Decimal(11,2)</text:p>
          </table:table-cell>
          <table:table-cell table:style-name="Table98.A2" office:value-type="string">
            <text:p text:style-name="P1564">Not null , unsigned , default 0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70336">
          <table:table-cell table:style-name="Table98.A2" office:value-type="string">
            <text:p text:style-name="P1560">time_duration</text:p>
          </table:table-cell>
          <table:table-cell table:style-name="Table98.A2" office:value-type="string">
            <text:p text:style-name="P1567">time</text:p>
          </table:table-cell>
          <table:table-cell table:style-name="Table98.A2" office:value-type="string">
            <text:p text:style-name="P1568">Not null , default 0:0:0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71376">
          <table:table-cell table:style-name="Table98.A2" office:value-type="string">
            <text:p text:style-name="P1560">learn_duration</text:p>
          </table:table-cell>
          <table:table-cell table:style-name="Table98.A2" office:value-type="string">
            <text:p text:style-name="P1565">varchar(64)</text:p>
          </table:table-cell>
          <table:table-cell table:style-name="Table98.A2" office:value-type="string">
            <text:p text:style-name="P1569">nullable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72464">
          <table:table-cell table:style-name="Table98.A2" office:value-type="string">
            <text:p text:style-name="P1560">summary</text:p>
          </table:table-cell>
          <table:table-cell table:style-name="Table98.A2" office:value-type="string">
            <text:p text:style-name="P1565">varchar(255)</text:p>
          </table:table-cell>
          <table:table-cell table:style-name="Table98.A2" office:value-type="string">
            <text:p text:style-name="P1565">nullable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73552">
          <table:table-cell table:style-name="Table98.A2" office:value-type="string">
            <text:p text:style-name="P1560">body</text:p>
          </table:table-cell>
          <table:table-cell table:style-name="Table98.A2" office:value-type="string">
            <text:p text:style-name="P1565">Medium text</text:p>
          </table:table-cell>
          <table:table-cell table:style-name="Table98.A2" office:value-type="string">
            <text:p text:style-name="P1565">nullable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69632">
          <table:table-cell table:style-name="Table98.A2" office:value-type="string">
            <text:p text:style-name="P1560">course_id</text:p>
          </table:table-cell>
          <table:table-cell table:style-name="Table98.A2" office:value-type="string">
            <text:p text:style-name="P1566">Big int</text:p>
          </table:table-cell>
          <table:table-cell table:style-name="Table98.A2" office:value-type="string">
            <text:p text:style-name="P1566">Unsigned , <text:span text:style-name="T1418">not null ,</text:span></text:p>
            <text:p text:style-name="P1570">foreign key → courses(id)</text:p>
            <text:p text:style-name="P1570"/>
            <text:p text:style-name="P1570">On Delete → (cascade)</text:p>
            <text:p text:style-name="P1570">On Update → (cascade)</text:p>
          </table:table-cell>
          <table:table-cell table:style-name="Table98.D2" office:value-type="string">
            <text:p text:style-name="P510"/>
          </table:table-cell>
        </table:table-row>
        <table:table-row table:style-name="TableLine93825101975376">
          <table:table-cell table:style-name="Table98.A2" office:value-type="string">
            <text:p text:style-name="P1560">language_id</text:p>
          </table:table-cell>
          <table:table-cell table:style-name="Table98.A2" office:value-type="string">
            <text:p text:style-name="P1566">Big int</text:p>
          </table:table-cell>
          <table:table-cell table:style-name="Table98.A2" office:value-type="string">
            <text:p text:style-name="P1566">Unsigned , <text:span text:style-name="T1418">not null ,</text:span></text:p>
            <text:p text:style-name="P1570">foreign key → languages(id) </text:p>
            <text:p text:style-name="P1570"/>
            <text:p text:style-name="P1570">On Delete → (cascade)</text:p>
            <text:p text:style-name="P1570">On Update → (cascade)</text:p>
          </table:table-cell>
          <table:table-cell table:style-name="Table98.D2" office:value-type="string">
            <text:p text:style-name="P510"/>
          </table:table-cell>
        </table:table-row>
      </table:table>
      <text:p text:style-name="P485"/>
      <text:list xml:id="list2894166813" text:style-name="L103">
        <text:list-item>
          <text:list>
            <text:list-item>
              <text:p text:style-name="P2432">روابط :‌</text:p>
              <text:list>
                <text:list-item>
                  <text:p text:style-name="P2432">courses : </text:p>
                  <text:list>
                    <text:list-item>
                      <text:p text:style-name="P2412">نوع : <text:s/>1 به n </text:p>
                    </text:list-item>
                    <text:list-item>
                      <text:p text:style-name="P2412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11853320652987" text:continue-numbering="true" text:style-name="L103">
        <text:list-item>
          <text:list>
            <text:list-item>
              <text:list>
                <text:list-item>
                  <text:p text:style-name="P2433">course_seo_attributes : </text:p>
                  <text:list>
                    <text:list-item>
                      <text:p text:style-name="P2433">نوع :‌ <text:span text:style-name="T1417">1 به 1</text:span></text:p>
                    </text:list-item>
                    <text:list-item>
                      <text:p text:style-name="P2434">توضیحات :‌ <text:span text:style-name="T1417">هر یک translate دارای یک رکورد در جدول </text:span></text:p>
                      <text:p text:style-name="P2436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0"/>
      <text:list xml:id="list111853808036696" text:continue-numbering="true" text:style-name="L103">
        <text:list-item>
          <text:list>
            <text:list-item>
              <text:list>
                <text:list-item>
                  <text:p text:style-name="P2770">languages : </text:p>
                  <text:list>
                    <text:list-item>
                      <text:p text:style-name="P2438">نوع :‌<text:span text:style-name="T1419">1 به n </text:span></text:p>
                    </text:list-item>
                    <text:list-item>
                      <text:p text:style-name="P2438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p text:style-name="P342"/>
      <text:list xml:id="list111851967101837" text:continue-numbering="true" text:style-name="L103">
        <text:list-item>
          <text:p text:style-name="P2771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3"/>
      <text:list xml:id="list111853291276460" text:continue-numbering="true" text:style-name="L103">
        <text:list-item>
          <text:list>
            <text:list-item>
              <text:p text:style-name="P2439">ستون ها :‌</text:p>
            </text:list-item>
          </text:list>
        </text:list-item>
      </text:list>
      <text:p text:style-name="P344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3825102034064">
          <table:table-cell table:style-name="Table99.A1" office:value-type="string">
            <text:p text:style-name="P568">Name</text:p>
          </table:table-cell>
          <table:table-cell table:style-name="Table99.A1" office:value-type="string">
            <text:p text:style-name="P568">Data Type</text:p>
          </table:table-cell>
          <table:table-cell table:style-name="Table99.A1" office:value-type="string">
            <text:p text:style-name="P568">Attributes</text:p>
          </table:table-cell>
          <table:table-cell table:style-name="Table99.D1" office:value-type="string">
            <text:p text:style-name="P568">Comment</text:p>
          </table:table-cell>
        </table:table-row>
        <table:table-row table:style-name="TableLine93825102057616">
          <table:table-cell table:style-name="Table99.A2" office:value-type="string">
            <text:p text:style-name="P1571">id</text:p>
          </table:table-cell>
          <table:table-cell table:style-name="Table99.A2" office:value-type="string">
            <text:p text:style-name="P1571">Big int</text:p>
          </table:table-cell>
          <table:table-cell table:style-name="Table99.A2" office:value-type="string">
            <text:p text:style-name="P1575">Unsigned , not null , index , unique , </text:p>
            <text:p text:style-name="P1575">primary key , auto increment</text:p>
          </table:table-cell>
          <table:table-cell table:style-name="Table99.D2" office:value-type="string">
            <text:p text:style-name="P510"/>
          </table:table-cell>
        </table:table-row>
        <table:table-row table:style-name="TableLine93825102060512">
          <table:table-cell table:style-name="Table99.A2" office:value-type="string">
            <text:p text:style-name="P1571">description</text:p>
          </table:table-cell>
          <table:table-cell table:style-name="Table99.A2" office:value-type="string">
            <text:p text:style-name="P1572">varchar(<text:span text:style-name="T1422">164</text:span>)</text:p>
          </table:table-cell>
          <table:table-cell table:style-name="Table99.A2" office:value-type="string">
            <text:p text:style-name="P1574">nullable</text:p>
          </table:table-cell>
          <table:table-cell table:style-name="Table99.D2" office:value-type="string">
            <text:p text:style-name="P510"/>
          </table:table-cell>
        </table:table-row>
        <table:table-row table:style-name="TableLine93825102061440">
          <table:table-cell table:style-name="Table99.A2" office:value-type="string">
            <text:p text:style-name="P1571">subject</text:p>
          </table:table-cell>
          <table:table-cell table:style-name="Table99.A2" office:value-type="string">
            <text:p text:style-name="P1572">varchar(<text:span text:style-name="T1422">60</text:span>)</text:p>
          </table:table-cell>
          <table:table-cell table:style-name="Table99.A2" office:value-type="string">
            <text:p text:style-name="P1574">nullable</text:p>
          </table:table-cell>
          <table:table-cell table:style-name="Table99.D2" office:value-type="string">
            <text:p text:style-name="P510"/>
          </table:table-cell>
        </table:table-row>
        <table:table-row table:style-name="TableLine93825102062416">
          <table:table-cell table:style-name="Table99.A2" office:value-type="string">
            <text:p text:style-name="P1571">keywords</text:p>
          </table:table-cell>
          <table:table-cell table:style-name="Table99.A2" office:value-type="string">
            <text:p text:style-name="P1572">varchar(<text:span text:style-name="T1422">255</text:span>)</text:p>
          </table:table-cell>
          <table:table-cell table:style-name="Table99.A2" office:value-type="string">
            <text:p text:style-name="P1574">nullable</text:p>
          </table:table-cell>
          <table:table-cell table:style-name="Table99.D2" office:value-type="string">
            <text:p text:style-name="P510"/>
          </table:table-cell>
        </table:table-row>
        <table:table-row table:style-name="TableLine93825102063776">
          <table:table-cell table:style-name="Table99.A2" office:value-type="string">
            <text:p text:style-name="P1571">Course_</text:p>
            <text:p text:style-name="P1571">translation_id</text:p>
          </table:table-cell>
          <table:table-cell table:style-name="Table99.A2" office:value-type="string">
            <text:p text:style-name="P1572">Big int</text:p>
          </table:table-cell>
          <table:table-cell table:style-name="Table99.A2" office:value-type="string">
            <text:p text:style-name="P1573">Unsigned , <text:span text:style-name="T1421">not null , </text:span></text:p>
            <text:p text:style-name="P1576">foreign key → course_translations (id)</text:p>
            <text:p text:style-name="P1576"/>
            <text:p text:style-name="P1576">On Delete → (cascade)</text:p>
            <text:p text:style-name="P1576">On Update → (cascade)</text:p>
          </table:table-cell>
          <table:table-cell table:style-name="Table99.D2" office:value-type="string">
            <text:p text:style-name="P510"/>
          </table:table-cell>
        </table:table-row>
      </table:table>
      <text:p text:style-name="P486"/>
      <text:list xml:id="list3940346548" text:style-name="L104">
        <text:list-item>
          <text:list>
            <text:list-item>
              <text:p text:style-name="P2440">روابط :‌</text:p>
              <text:list>
                <text:list-item>
                  <text:p text:style-name="P2440">course_translations : </text:p>
                  <text:list>
                    <text:list-item>
                      <text:p text:style-name="P2435">نوع :‌ <text:span text:style-name="T1417">1 به 1</text:span></text:p>
                    </text:list-item>
                    <text:list-item>
                      <text:p text:style-name="P2435">توضیحات :‌ <text:span text:style-name="T1417">هر یک translate دارای یک رکورد در جدول </text:span></text:p>
                      <text:p text:style-name="P2437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11853203302535" text:continue-numbering="true" text:style-name="L104">
        <text:list-item>
          <text:list>
            <text:list-item>
              <text:list>
                <text:list-item>
                  <text:p text:style-name="P2410">courses : </text:p>
                  <text:list>
                    <text:list-item>
                      <text:p text:style-name="P2414">نوع :‌1 به n به صورت <text:span text:style-name="T1415">together با جدول course_translations </text:span></text:p>
                    </text:list-item>
                    <text:list-item>
                      <text:p text:style-name="P2414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5"/>
      <text:p text:style-name="P345"/>
      <text:list xml:id="list111852986968182" text:continue-numbering="true" text:style-name="L104">
        <text:list-item>
          <text:p text:style-name="P2772">course_topics : در این جدول سرفصل های هر یک از course را ذخیره میکنیم !!! </text:p>
        </text:list-item>
      </text:list>
      <text:p text:style-name="P348"/>
      <text:list xml:id="list111853775258565" text:continue-numbering="true" text:style-name="L104">
        <text:list-item>
          <text:list>
            <text:list-item>
              <text:p text:style-name="P2441">ستون ها : </text:p>
            </text:list-item>
          </text:list>
        </text:list-item>
      </text:list>
      <text:p text:style-name="P348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3825102036032">
          <table:table-cell table:style-name="Table100.A1" office:value-type="string">
            <text:p text:style-name="P568">Name</text:p>
          </table:table-cell>
          <table:table-cell table:style-name="Table100.A1" office:value-type="string">
            <text:p text:style-name="P568">Data Type</text:p>
          </table:table-cell>
          <table:table-cell table:style-name="Table100.A1" office:value-type="string">
            <text:p text:style-name="P568">Attributes</text:p>
          </table:table-cell>
          <table:table-cell table:style-name="Table100.D1" office:value-type="string">
            <text:p text:style-name="P568">Comment</text:p>
          </table:table-cell>
        </table:table-row>
        <table:table-row table:style-name="TableLine93825102164800">
          <table:table-cell table:style-name="Table100.A2" office:value-type="string">
            <text:p text:style-name="P1577">id</text:p>
          </table:table-cell>
          <table:table-cell table:style-name="Table100.A2" office:value-type="string">
            <text:p text:style-name="P1578">Big int</text:p>
          </table:table-cell>
          <table:table-cell table:style-name="Table100.A2" office:value-type="string">
            <text:p text:style-name="P1579">Unsigned , <text:span text:style-name="T1425">not null , </text:span>index , unique , primary key , </text:p>
            <text:p text:style-name="P1578">auto increment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67440">
          <table:table-cell table:style-name="Table100.A2" office:value-type="string">
            <text:p text:style-name="P1580">active</text:p>
          </table:table-cell>
          <table:table-cell table:style-name="Table100.A2" office:value-type="string">
            <text:p text:style-name="P1580">boolean</text:p>
          </table:table-cell>
          <table:table-cell table:style-name="Table100.A2" office:value-type="string">
            <text:p text:style-name="P1580">Not null , default fals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68368">
          <table:table-cell table:style-name="Table100.A2" office:value-type="string">
            <text:p text:style-name="P1581">commentable</text:p>
          </table:table-cell>
          <table:table-cell table:style-name="Table100.A2" office:value-type="string">
            <text:p text:style-name="P1581">boolean</text:p>
          </table:table-cell>
          <table:table-cell table:style-name="Table100.A2" office:value-type="string">
            <text:p text:style-name="P1581">Not null , default tru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69344">
          <table:table-cell table:style-name="Table100.A2" office:value-type="string">
            <text:p text:style-name="P1582">percent_of</text:p>
            <text:p text:style-name="P1582">_course</text:p>
          </table:table-cell>
          <table:table-cell table:style-name="Table100.A2" office:value-type="string">
            <text:p text:style-name="P1583">Tiny int</text:p>
          </table:table-cell>
          <table:table-cell table:style-name="Table100.A2" office:value-type="string">
            <text:p text:style-name="P1584">Unsigned , not null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0544">
          <table:table-cell table:style-name="Table100.A2" office:value-type="string">
            <text:p text:style-name="P1585">sort</text:p>
          </table:table-cell>
          <table:table-cell table:style-name="Table100.A2" office:value-type="string">
            <text:p text:style-name="P1585">Big int</text:p>
          </table:table-cell>
          <table:table-cell table:style-name="Table100.A2" office:value-type="string">
            <text:p text:style-name="P1586">Unsigned , nullabl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1584">
          <table:table-cell table:style-name="Table100.A2" office:value-type="string">
            <text:p text:style-name="P565"><text:span text:style-name="T1427">c</text:span><text:span text:style-name="T1426">ourse_topic</text:span></text:p>
            <text:p text:style-name="P1587">_count</text:p>
          </table:table-cell>
          <table:table-cell table:style-name="Table100.A2" office:value-type="string">
            <text:p text:style-name="P1588">Big int</text:p>
          </table:table-cell>
          <table:table-cell table:style-name="Table100.A2" office:value-type="string">
            <text:p text:style-name="P1588">Unsigned , nullabl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2672">
          <table:table-cell table:style-name="Table100.A2" office:value-type="string">
            <text:p text:style-name="P1591">comment_count</text:p>
          </table:table-cell>
          <table:table-cell table:style-name="Table100.A2" office:value-type="string">
            <text:p text:style-name="P1591">Big int</text:p>
          </table:table-cell>
          <table:table-cell table:style-name="Table100.A2" office:value-type="string">
            <text:p text:style-name="P1591">Unsigned , nullabl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3760">
          <table:table-cell table:style-name="Table100.A2" office:value-type="string">
            <text:p text:style-name="P1593">view_count</text:p>
          </table:table-cell>
          <table:table-cell table:style-name="Table100.A2" office:value-type="string">
            <text:p text:style-name="P1593">Big int</text:p>
          </table:table-cell>
          <table:table-cell table:style-name="Table100.A2" office:value-type="string">
            <text:p text:style-name="P1594">Unsigned , nullabl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0000">
          <table:table-cell table:style-name="Table100.A2" office:value-type="string">
            <text:p text:style-name="P1592">student_count</text:p>
          </table:table-cell>
          <table:table-cell table:style-name="Table100.A2" office:value-type="string">
            <text:p text:style-name="P1592">Big int</text:p>
          </table:table-cell>
          <table:table-cell table:style-name="Table100.A2" office:value-type="string">
            <text:p text:style-name="P1592">Unsigned , nullable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5584">
          <table:table-cell table:style-name="Table100.A2" office:value-type="string">
            <text:p text:style-name="P1589">session_count</text:p>
          </table:table-cell>
          <table:table-cell table:style-name="Table100.A2" office:value-type="string">
            <text:p text:style-name="P1590">Big int</text:p>
          </table:table-cell>
          <table:table-cell table:style-name="Table100.A2" office:value-type="string">
            <text:p text:style-name="P1590">Unsigned , nullable</text:p>
          </table:table-cell>
          <table:table-cell table:style-name="Table100.D2" office:value-type="string">
            <text:p text:style-name="P1589"/>
          </table:table-cell>
        </table:table-row>
        <table:table-row table:style-name="TableLine93825102176672">
          <table:table-cell table:style-name="Table100.A2" office:value-type="string">
            <text:p text:style-name="P1595">quiz_count</text:p>
          </table:table-cell>
          <table:table-cell table:style-name="Table100.A2" office:value-type="string">
            <text:p text:style-name="P1595">Big int</text:p>
          </table:table-cell>
          <table:table-cell table:style-name="Table100.A2" office:value-type="string">
            <text:p text:style-name="P1595">Unsigned , nullable</text:p>
          </table:table-cell>
          <table:table-cell table:style-name="Table100.D2" office:value-type="string">
            <text:p text:style-name="P1589"/>
          </table:table-cell>
        </table:table-row>
        <table:table-row table:style-name="TableLine93825102177760">
          <table:table-cell table:style-name="Table100.A2" office:value-type="string">
            <text:p text:style-name="P1596">course_topic_id</text:p>
          </table:table-cell>
          <table:table-cell table:style-name="Table100.A2" office:value-type="string">
            <text:p text:style-name="P1597">Big int</text:p>
          </table:table-cell>
          <table:table-cell table:style-name="Table100.A2" office:value-type="string">
            <text:p text:style-name="P1604">Unsigned , nullable ,</text:p>
            <text:p text:style-name="P1604">foreign key → course_topic(id)</text:p>
            <text:p text:style-name="P1604"/>
            <text:p text:style-name="P1605">On Delete → (<text:span text:style-name="T1429">cascade</text:span>)</text:p>
            <text:p text:style-name="P1606">On Update → (cascade)</text:p>
          </table:table-cell>
          <table:table-cell table:style-name="Table100.D2" office:value-type="string">
            <text:p text:style-name="P510"/>
          </table:table-cell>
        </table:table-row>
        <table:table-row table:style-name="TableLine93825102178848">
          <table:table-cell table:style-name="Table100.A2" office:value-type="string">
            <text:p text:style-name="P1598">course_id</text:p>
          </table:table-cell>
          <table:table-cell table:style-name="Table100.A2" office:value-type="string">
            <text:p text:style-name="P1599">Big int</text:p>
          </table:table-cell>
          <table:table-cell table:style-name="Table100.A2" office:value-type="string">
            <text:p text:style-name="P1600">Unsigned , not null ,</text:p>
            <text:p text:style-name="P1601">foreign key → courses(id)</text:p>
            <text:p text:style-name="P1601"/>
            <text:p text:style-name="P1602">On Delete → (<text:span text:style-name="T1428">cascade</text:span>)</text:p>
            <text:p text:style-name="P1603">On Update → (cascade)</text:p>
          </table:table-cell>
          <table:table-cell table:style-name="Table100.D2" office:value-type="string">
            <text:p text:style-name="P510"/>
          </table:table-cell>
        </table:table-row>
      </table:table>
      <text:p text:style-name="P487"/>
      <text:list xml:id="list2168994610" text:style-name="L105">
        <text:list-item>
          <text:list>
            <text:list-item>
              <text:p text:style-name="P2442">روابط :‌</text:p>
              <text:list>
                <text:list-item>
                  <text:p text:style-name="P2442">course_topics : </text:p>
                  <text:list>
                    <text:list-item>
                      <text:p text:style-name="P2442">نوع :‌ <text:span text:style-name="T1431">1 به n به صورت پدر فرزندی </text:span></text:p>
                    </text:list-item>
                    <text:list-item>
                      <text:p text:style-name="P1818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11853135952971" text:continue-list="list111853552509071" text:style-name="L102">
        <text:list-item>
          <text:list>
            <text:list-item>
              <text:list>
                <text:list-item>
                  <text:p text:style-name="P2773">courses : </text:p>
                  <text:list>
                    <text:list-item>
                      <text:p text:style-name="P2424">نوع : <text:span text:style-name="T1424">1 به n </text:span></text:p>
                    </text:list-item>
                    <text:list-item>
                      <text:p text:style-name="P2424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6"/>
      <text:list xml:id="list111853617905117" text:continue-numbering="true" text:style-name="L102">
        <text:list-item>
          <text:list>
            <text:list-item>
              <text:list>
                <text:list-item>
                  <text:p text:style-name="P2443">media : </text:p>
                  <text:list>
                    <text:list-item>
                      <text:p text:style-name="P2443">نوع :‌ <text:span text:style-name="T1433">1 به n به صورت poly morph </text:span></text:p>
                    </text:list-item>
                    <text:list-item>
                      <text:p text:style-name="P2444">توضیحات :‌ <text:span text:style-name="T1434">هر یک topic دارای چندین media است از نوع های</text:span></text:p>
                      <text:p text:style-name="P1817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9"/>
      <text:list xml:id="list111852710241751" text:continue-numbering="true" text:style-name="L102">
        <text:list-item>
          <text:list>
            <text:list-item>
              <text:list>
                <text:list-item>
                  <text:p text:style-name="P2445">comments : </text:p>
                  <text:list>
                    <text:list-item>
                      <text:p text:style-name="P2445">نوع : <text:span text:style-name="T1435">1 به n به صورت poly morph </text:span></text:p>
                    </text:list-item>
                    <text:list-item>
                      <text:p text:style-name="P2445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11853429138022" text:continue-numbering="true" text:style-name="L102">
        <text:list-item>
          <text:list>
            <text:list-item>
              <text:list>
                <text:list-item>
                  <text:p text:style-name="P2446">tags : </text:p>
                  <text:list>
                    <text:list-item>
                      <text:p text:style-name="P2447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447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11853430518232" text:continue-numbering="true" text:style-name="L102">
        <text:list-item>
          <text:list>
            <text:list-item>
              <text:list>
                <text:list-item>
                  <text:p text:style-name="P2446">categories : </text:p>
                  <text:list>
                    <text:list-item>
                      <text:p text:style-name="P2448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448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list xml:id="list111853212343681" text:continue-numbering="true" text:style-name="L102">
        <text:list-item>
          <text:list>
            <text:list-item>
              <text:list>
                <text:list-item>
                  <text:p text:style-name="P2449">dates : </text:p>
                  <text:list>
                    <text:list-item>
                      <text:p text:style-name="P2449">نوع : <text:span text:style-name="T1443">1 به n به صورت poly morph </text:span></text:p>
                    </text:list-item>
                    <text:list-item>
                      <text:p text:style-name="P2450">توضیحات : <text:s/><text:span text:style-name="T1444">هر یک topic دارای چندین date میباشد که شامل</text:span></text:p>
                      <text:p text:style-name="P2451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11853604253690" text:continue-numbering="true" text:style-name="L102">
        <text:list-item>
          <text:list>
            <text:list-item>
              <text:list>
                <text:list-item>
                  <text:p text:style-name="P2449">users : </text:p>
                  <text:list>
                    <text:list-item>
                      <text:p text:style-name="P2452">نوع :‌ <text:span text:style-name="T1445">1 به n </text:span></text:p>
                    </text:list-item>
                    <text:list-item>
                      <text:p text:style-name="P2452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4"/>
      <text:p text:style-name="P354"/>
      <text:list xml:id="list111852046859483" text:continue-numbering="true" text:style-name="L102">
        <text:list-item>
          <text:list>
            <text:list-item>
              <text:list>
                <text:list-item>
                  <text:p text:style-name="P2774">likeables : </text:p>
                  <text:list>
                    <text:list-item>
                      <text:p text:style-name="P2453">نوع :‌ <text:span text:style-name="T1446">1 به 1 به صورت poly morph </text:span></text:p>
                    </text:list-item>
                    <text:list-item>
                      <text:p text:style-name="P2453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list xml:id="list111852912204603" text:continue-numbering="true" text:style-name="L102">
        <text:list-item>
          <text:list>
            <text:list-item>
              <text:list>
                <text:list-item>
                  <text:p text:style-name="P2453">starables : </text:p>
                  <text:list>
                    <text:list-item>
                      <text:p text:style-name="P2453">نوع :‌<text:span text:style-name="T1448">1 به n <text:s/>به صورت poly morph </text:span></text:p>
                    </text:list-item>
                    <text:list-item>
                      <text:p text:style-name="P2453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5"/>
      <text:list xml:id="list111853665731318" text:continue-numbering="true" text:style-name="L102">
        <text:list-item>
          <text:list>
            <text:list-item>
              <text:list>
                <text:list-item>
                  <text:p text:style-name="P2454">course_topic_<text:span text:style-name="T1461">translation</text:span>s : </text:p>
                  <text:list>
                    <text:list-item>
                      <text:p text:style-name="P2454">نوع :‌ <text:span text:style-name="T1460">1 به n </text:span></text:p>
                    </text:list-item>
                    <text:list-item>
                      <text:p text:style-name="P2454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9"/>
      <text:list xml:id="list111853584979529" text:continue-numbering="true" text:style-name="L102">
        <text:list-item>
          <text:list>
            <text:list-item>
              <text:list>
                <text:list-item>
                  <text:p text:style-name="P2456">course_topic_seo_attributes : </text:p>
                  <text:list>
                    <text:list-item>
                      <text:p text:style-name="P2457">نوع : <text:span text:style-name="T1468">1 به n به صورتtogether با جدولcourse_topic_translations</text:span></text:p>
                    </text:list-item>
                    <text:list-item>
                      <text:p text:style-name="P2457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5"/>
      <text:p text:style-name="P373"/>
      <text:list xml:id="list3666508218" text:style-name="L106">
        <text:list-item>
          <text:list>
            <text:list-item>
              <text:list>
                <text:list-item>
                  <text:p text:style-name="P1819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458">نوع : <text:span text:style-name="T1475">1 به n</text:span></text:p>
                    </text:list-item>
                    <text:list-item>
                      <text:p text:style-name="P2458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3059852612" text:continue-list="list111853584979529" text:style-name="L102">
        <text:list-item>
          <text:p text:style-name="P2775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6"/>
      <text:list xml:id="list111851961301224" text:continue-numbering="true" text:style-name="L102">
        <text:list-item>
          <text:list>
            <text:list-item>
              <text:p text:style-name="P2460">ستون ها : </text:p>
            </text:list-item>
          </text:list>
        </text:list-item>
      </text:list>
      <text:p text:style-name="P357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3825102115264">
          <table:table-cell table:style-name="Table101.A1" office:value-type="string">
            <text:p text:style-name="P568">Name</text:p>
          </table:table-cell>
          <table:table-cell table:style-name="Table101.A1" office:value-type="string">
            <text:p text:style-name="P568">Data Type</text:p>
          </table:table-cell>
          <table:table-cell table:style-name="Table101.A1" office:value-type="string">
            <text:p text:style-name="P568">Attributes</text:p>
          </table:table-cell>
          <table:table-cell table:style-name="Table101.D1" office:value-type="string">
            <text:p text:style-name="P568">Comment</text:p>
          </table:table-cell>
        </table:table-row>
        <table:table-row table:style-name="TableLine93825102369776">
          <table:table-cell table:style-name="Table101.A2" office:value-type="string">
            <text:p text:style-name="P1607">id</text:p>
          </table:table-cell>
          <table:table-cell table:style-name="Table101.A2" office:value-type="string">
            <text:p text:style-name="P1609">Big int</text:p>
          </table:table-cell>
          <table:table-cell table:style-name="Table101.A2" office:value-type="string">
            <text:p text:style-name="P1614">Unsigned , not null , </text:p>
            <text:p text:style-name="P1614">index , primary key ,</text:p>
            <text:p text:style-name="P1614">unique , auto increment 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2480">
          <table:table-cell table:style-name="Table101.A2" office:value-type="string">
            <text:p text:style-name="P1607">title</text:p>
          </table:table-cell>
          <table:table-cell table:style-name="Table101.A2" office:value-type="string">
            <text:p text:style-name="P1609">varchar(168)</text:p>
          </table:table-cell>
          <table:table-cell table:style-name="Table101.A2" office:value-type="string">
            <text:p text:style-name="P1615">Not null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3408">
          <table:table-cell table:style-name="Table101.A2" office:value-type="string">
            <text:p text:style-name="P1607">slug</text:p>
          </table:table-cell>
          <table:table-cell table:style-name="Table101.A2" office:value-type="string">
            <text:p text:style-name="P1608">varchar(168)</text:p>
          </table:table-cell>
          <table:table-cell table:style-name="Table101.A2" office:value-type="string">
            <text:p text:style-name="P1615">Not null , unique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4384">
          <table:table-cell table:style-name="Table101.A2" office:value-type="string">
            <text:p text:style-name="P1607">time_duration</text:p>
          </table:table-cell>
          <table:table-cell table:style-name="Table101.A2" office:value-type="string">
            <text:p text:style-name="P1616">time</text:p>
          </table:table-cell>
          <table:table-cell table:style-name="Table101.A2" office:value-type="string">
            <text:p text:style-name="P1617">Not null , default 00:00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5744">
          <table:table-cell table:style-name="Table101.A2" office:value-type="string">
            <text:p text:style-name="P1607">learn_duration</text:p>
          </table:table-cell>
          <table:table-cell table:style-name="Table101.A2" office:value-type="string">
            <text:p text:style-name="P1612">varchar(<text:span text:style-name="T1454">64</text:span>)</text:p>
          </table:table-cell>
          <table:table-cell table:style-name="Table101.A2" office:value-type="string">
            <text:p text:style-name="P1618">nullable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6784">
          <table:table-cell table:style-name="Table101.A2" office:value-type="string">
            <text:p text:style-name="P1607">summary</text:p>
          </table:table-cell>
          <table:table-cell table:style-name="Table101.A2" office:value-type="string">
            <text:p text:style-name="P1613">varchar(<text:span text:style-name="T1455">255</text:span>)</text:p>
          </table:table-cell>
          <table:table-cell table:style-name="Table101.A2" office:value-type="string">
            <text:p text:style-name="P1619">nullable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7872">
          <table:table-cell table:style-name="Table101.A2" office:value-type="string">
            <text:p text:style-name="P1620">body</text:p>
          </table:table-cell>
          <table:table-cell table:style-name="Table101.A2" office:value-type="string">
            <text:p text:style-name="P1621">Medium text</text:p>
          </table:table-cell>
          <table:table-cell table:style-name="Table101.A2" office:value-type="string">
            <text:p text:style-name="P1622">nullable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8960">
          <table:table-cell table:style-name="Table101.A2" office:value-type="string">
            <text:p text:style-name="P1607">price</text:p>
          </table:table-cell>
          <table:table-cell table:style-name="Table101.A2" office:value-type="string">
            <text:p text:style-name="P1610">Decimal<text:span text:style-name="T1453">(11,2)</text:span></text:p>
          </table:table-cell>
          <table:table-cell table:style-name="Table101.A2" office:value-type="string">
            <text:p text:style-name="P1623">Unsigned , <text:span text:style-name="T1456">nullable</text:span>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75040">
          <table:table-cell table:style-name="Table101.A2" office:value-type="string">
            <text:p text:style-name="P1607">Course_topic</text:p>
            <text:p text:style-name="P1607">_id</text:p>
          </table:table-cell>
          <table:table-cell table:style-name="Table101.A2" office:value-type="string">
            <text:p text:style-name="P1611">Big int</text:p>
          </table:table-cell>
          <table:table-cell table:style-name="Table101.A2" office:value-type="string">
            <text:p text:style-name="P1624">Unsigned , <text:span text:style-name="T1457">not null , </text:span></text:p>
            <text:p text:style-name="P1625">foreign key → course_topics(id)</text:p>
            <text:p text:style-name="P1625"/>
            <text:p text:style-name="P1625">On Delete → (cascade)</text:p>
            <text:p text:style-name="P1625">On Update → (cascade)</text:p>
          </table:table-cell>
          <table:table-cell table:style-name="Table101.D2" office:value-type="string">
            <text:p text:style-name="P510"/>
          </table:table-cell>
        </table:table-row>
        <table:table-row table:style-name="TableLine93825102380784">
          <table:table-cell table:style-name="Table101.A2" office:value-type="string">
            <text:p text:style-name="P1607">language_id</text:p>
          </table:table-cell>
          <table:table-cell table:style-name="Table101.A2" office:value-type="string">
            <text:p text:style-name="P1611">Big int</text:p>
          </table:table-cell>
          <table:table-cell table:style-name="Table101.A2" office:value-type="string">
            <text:p text:style-name="P1624">Unsigned , <text:span text:style-name="T1458">not null ,</text:span></text:p>
            <text:p text:style-name="P1626">foreign key → languages(<text:span text:style-name="T1459">id</text:span>)</text:p>
            <text:p text:style-name="P1626"/>
            <text:p text:style-name="P1627">on Delete → (cascade)</text:p>
            <text:p text:style-name="P1627">On Update → (cascade)</text:p>
          </table:table-cell>
          <table:table-cell table:style-name="Table101.D2" office:value-type="string">
            <text:p text:style-name="P510"/>
          </table:table-cell>
        </table:table-row>
      </table:table>
      <text:p text:style-name="P488"/>
      <text:list xml:id="list2503344381" text:style-name="L107">
        <text:list-item>
          <text:list>
            <text:list-item>
              <text:p text:style-name="P2461">روابط :‌</text:p>
              <text:list>
                <text:list-item>
                  <text:p text:style-name="P2455">course_topics : </text:p>
                  <text:list>
                    <text:list-item>
                      <text:p text:style-name="P2455">نوع :‌ <text:span text:style-name="T1460">1 به n </text:span></text:p>
                    </text:list-item>
                    <text:list-item>
                      <text:p text:style-name="P2455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8"/>
      <text:list xml:id="list111854015503767" text:continue-numbering="true" text:style-name="L107">
        <text:list-item>
          <text:list>
            <text:list-item>
              <text:list>
                <text:list-item>
                  <text:p text:style-name="P2462">languages : </text:p>
                  <text:list>
                    <text:list-item>
                      <text:p text:style-name="P2462">نوع ‌: <text:span text:style-name="T1462">1 به n</text:span></text:p>
                    </text:list-item>
                    <text:list-item>
                      <text:p text:style-name="P2462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p text:style-name="P360"/>
      <text:list xml:id="list111851957469712" text:continue-numbering="true" text:style-name="L107">
        <text:list-item>
          <text:list>
            <text:list-item>
              <text:list>
                <text:list-item>
                  <text:p text:style-name="P2776">course_<text:span text:style-name="T1467">topic</text:span>_seo_attributes : </text:p>
                  <text:list>
                    <text:list-item>
                      <text:p text:style-name="P2463">نوع :‌<text:span text:style-name="T1463">1 به 1</text:span></text:p>
                    </text:list-item>
                    <text:list-item>
                      <text:p text:style-name="P2464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1"/>
      <text:list xml:id="list111853545105628" text:continue-numbering="true" text:style-name="L107">
        <text:list-item>
          <text:p text:style-name="P2777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363"/>
      <text:list xml:id="list111853398830075" text:continue-numbering="true" text:style-name="L107">
        <text:list-item>
          <text:list>
            <text:list-item>
              <text:p text:style-name="P2466">ستون ها :‌</text:p>
            </text:list-item>
          </text:list>
        </text:list-item>
      </text:list>
      <text:p text:style-name="P364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3825102335680">
          <table:table-cell table:style-name="Table102.A1" office:value-type="string">
            <text:p text:style-name="P568">Name</text:p>
          </table:table-cell>
          <table:table-cell table:style-name="Table102.A1" office:value-type="string">
            <text:p text:style-name="P568">Data Type</text:p>
          </table:table-cell>
          <table:table-cell table:style-name="Table102.A1" office:value-type="string">
            <text:p text:style-name="P568">Attributes</text:p>
          </table:table-cell>
          <table:table-cell table:style-name="Table102.D1" office:value-type="string">
            <text:p text:style-name="P568">Comment</text:p>
          </table:table-cell>
        </table:table-row>
        <table:table-row table:style-name="TableLine93825102458208">
          <table:table-cell table:style-name="Table102.A2" office:value-type="string">
            <text:p text:style-name="P1628">id</text:p>
          </table:table-cell>
          <table:table-cell table:style-name="Table102.A2" office:value-type="string">
            <text:p text:style-name="P1632">Big int</text:p>
          </table:table-cell>
          <table:table-cell table:style-name="Table102.A2" office:value-type="string">
            <text:p text:style-name="P1633">Unsigned , index ,unique , <text:s/></text:p>
            <text:p text:style-name="P1634"><text:s/>not null , primary key , </text:p>
            <text:p text:style-name="P1633">auto increment , </text:p>
          </table:table-cell>
          <table:table-cell table:style-name="Table102.D2" office:value-type="string">
            <text:p text:style-name="P510"/>
          </table:table-cell>
        </table:table-row>
        <table:table-row table:style-name="TableLine93825102460208">
          <table:table-cell table:style-name="Table102.A2" office:value-type="string">
            <text:p text:style-name="P1628">description</text:p>
          </table:table-cell>
          <table:table-cell table:style-name="Table102.A2" office:value-type="string">
            <text:p text:style-name="P1628">varchar(164)</text:p>
          </table:table-cell>
          <table:table-cell table:style-name="Table102.A2" office:value-type="string">
            <text:p text:style-name="P1635">nullable</text:p>
          </table:table-cell>
          <table:table-cell table:style-name="Table102.D2" office:value-type="string">
            <text:p text:style-name="P510"/>
          </table:table-cell>
        </table:table-row>
        <table:table-row table:style-name="TableLine93825102461136">
          <table:table-cell table:style-name="Table102.A2" office:value-type="string">
            <text:p text:style-name="P1628">subject</text:p>
          </table:table-cell>
          <table:table-cell table:style-name="Table102.A2" office:value-type="string">
            <text:p text:style-name="P1628">varchar(64)</text:p>
          </table:table-cell>
          <table:table-cell table:style-name="Table102.A2" office:value-type="string">
            <text:p text:style-name="P1635">nullable</text:p>
          </table:table-cell>
          <table:table-cell table:style-name="Table102.D2" office:value-type="string">
            <text:p text:style-name="P510"/>
          </table:table-cell>
        </table:table-row>
        <table:table-row table:style-name="TableLine93825102462112">
          <table:table-cell table:style-name="Table102.A2" office:value-type="string">
            <text:p text:style-name="P1628">keywords</text:p>
          </table:table-cell>
          <table:table-cell table:style-name="Table102.A2" office:value-type="string">
            <text:p text:style-name="P1628">varchar(255)</text:p>
          </table:table-cell>
          <table:table-cell table:style-name="Table102.A2" office:value-type="string">
            <text:p text:style-name="P1635">nullable</text:p>
          </table:table-cell>
          <table:table-cell table:style-name="Table102.D2" office:value-type="string">
            <text:p text:style-name="P510"/>
          </table:table-cell>
        </table:table-row>
        <table:table-row table:style-name="TableLine93825102463472">
          <table:table-cell table:style-name="Table102.A2" office:value-type="string">
            <text:p text:style-name="P1629">Course</text:p>
            <text:p text:style-name="P1629">_topic_</text:p>
            <text:p text:style-name="P1629">translations</text:p>
            <text:p text:style-name="P1629">_id</text:p>
          </table:table-cell>
          <table:table-cell table:style-name="Table102.A2" office:value-type="string">
            <text:p text:style-name="P1630">Big int</text:p>
          </table:table-cell>
          <table:table-cell table:style-name="Table102.A2" office:value-type="string">
            <text:p text:style-name="P1631">Unsigned , unique ,</text:p>
            <text:p text:style-name="P1631"><text:s/>not null ,</text:p>
            <text:p text:style-name="P1636">foreign key → course_topic_translations(id)</text:p>
            <text:p text:style-name="P1636"/>
            <text:p text:style-name="P1636">On Delete → (cascade)</text:p>
            <text:p text:style-name="P1637">On Update → (cascade)</text:p>
          </table:table-cell>
          <table:table-cell table:style-name="Table102.D2" office:value-type="string">
            <text:p text:style-name="P510"/>
          </table:table-cell>
        </table:table-row>
      </table:table>
      <text:p text:style-name="P489"/>
      <text:list xml:id="list1491512579" text:style-name="L108">
        <text:list-item>
          <text:list>
            <text:list-item>
              <text:p text:style-name="P2467">روابط :‌</text:p>
              <text:list>
                <text:list-item>
                  <text:p text:style-name="P2468">course_topic_translations : </text:p>
                  <text:list>
                    <text:list-item>
                      <text:p text:style-name="P2465">نوع :‌<text:span text:style-name="T1463">1 به 1</text:span></text:p>
                    </text:list-item>
                    <text:list-item>
                      <text:p text:style-name="P2465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2"/>
      <text:p text:style-name="P362"/>
      <text:list xml:id="list111853135646004" text:continue-numbering="true" text:style-name="L108">
        <text:list-item>
          <text:p text:style-name="P2778">course_sessions : در این جدول جلسات اموزشی هر یک از course را ذخیره میکنیم !!! </text:p>
        </text:list-item>
      </text:list>
      <text:p text:style-name="P366"/>
      <text:list xml:id="list111853148478534" text:continue-numbering="true" text:style-name="L108">
        <text:list-item>
          <text:list>
            <text:list-item>
              <text:p text:style-name="P2469">ستون ها :</text:p>
            </text:list-item>
          </text:list>
        </text:list-item>
      </text:list>
      <text:p text:style-name="P367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3825102424064">
          <table:table-cell table:style-name="Table103.A1" office:value-type="string">
            <text:p text:style-name="P568">Name</text:p>
          </table:table-cell>
          <table:table-cell table:style-name="Table103.A1" office:value-type="string">
            <text:p text:style-name="P568">Data Type</text:p>
          </table:table-cell>
          <table:table-cell table:style-name="Table103.A1" office:value-type="string">
            <text:p text:style-name="P568">Attributes</text:p>
          </table:table-cell>
          <table:table-cell table:style-name="Table103.D1" office:value-type="string">
            <text:p text:style-name="P568">Comment</text:p>
          </table:table-cell>
        </table:table-row>
        <table:table-row table:style-name="TableLine93825102544144">
          <table:table-cell table:style-name="Table103.A2" office:value-type="string">
            <text:p text:style-name="P1638">id</text:p>
          </table:table-cell>
          <table:table-cell table:style-name="Table103.A2" office:value-type="string">
            <text:p text:style-name="P1643">Big int</text:p>
          </table:table-cell>
          <table:table-cell table:style-name="Table103.A2" office:value-type="string">
            <text:p text:style-name="P1644">Unsigned , not null , index , unique , primary key ,</text:p>
            <text:p text:style-name="P1644"><text:s/>auto increment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46976">
          <table:table-cell table:style-name="Table103.A2" office:value-type="string">
            <text:p text:style-name="P1639">active</text:p>
          </table:table-cell>
          <table:table-cell table:style-name="Table103.A2" office:value-type="string">
            <text:p text:style-name="P1643">boolean</text:p>
          </table:table-cell>
          <table:table-cell table:style-name="Table103.A2" office:value-type="string">
            <text:p text:style-name="P1643">Not null , default false 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47904">
          <table:table-cell table:style-name="Table103.A2" office:value-type="string">
            <text:p text:style-name="P1639">commentable</text:p>
          </table:table-cell>
          <table:table-cell table:style-name="Table103.A2" office:value-type="string">
            <text:p text:style-name="P1643">boolean</text:p>
          </table:table-cell>
          <table:table-cell table:style-name="Table103.A2" office:value-type="string">
            <text:p text:style-name="P1643">Not null , default true 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48880">
          <table:table-cell table:style-name="Table103.A2" office:value-type="string">
            <text:p text:style-name="P1640">sort</text:p>
          </table:table-cell>
          <table:table-cell table:style-name="Table103.A2" office:value-type="string">
            <text:p text:style-name="P1651">Big int</text:p>
          </table:table-cell>
          <table:table-cell table:style-name="Table103.A2" office:value-type="string">
            <text:p text:style-name="P1650">Unsigned , nullabl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0160">
          <table:table-cell table:style-name="Table103.A2" office:value-type="string">
            <text:p text:style-name="P1641">comment_count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6">Unsigned , nullalb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1200">
          <table:table-cell table:style-name="Table103.A2" office:value-type="string">
            <text:p text:style-name="P1641">view_count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6">Unsigned , nullalb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2288">
          <table:table-cell table:style-name="Table103.A2" office:value-type="string">
            <text:p text:style-name="P1641">student_count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6">Unsigned , nullalb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3376">
          <table:table-cell table:style-name="Table103.A2" office:value-type="string">
            <text:p text:style-name="P1641">quiz_count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6">Unsigned , nullalb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49536">
          <table:table-cell table:style-name="Table103.A2" office:value-type="string">
            <text:p text:style-name="P1641">download_count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6">Unsigned , nullalbe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5200">
          <table:table-cell table:style-name="Table103.A2" office:value-type="string">
            <text:p text:style-name="P1641">course_id</text:p>
          </table:table-cell>
          <table:table-cell table:style-name="Table103.A2" office:value-type="string">
            <text:p text:style-name="P1645">Big int </text:p>
          </table:table-cell>
          <table:table-cell table:style-name="Table103.A2" office:value-type="string">
            <text:p text:style-name="P1647">Unsigned , Not null ,</text:p>
            <text:p text:style-name="P1647">foreign key → courses(id)</text:p>
            <text:p text:style-name="P1647"/>
            <text:p text:style-name="P1647">On Delete → (cascade)</text:p>
            <text:p text:style-name="P1647">On Update → (cascade)</text:p>
          </table:table-cell>
          <table:table-cell table:style-name="Table103.D2" office:value-type="string">
            <text:p text:style-name="P510"/>
          </table:table-cell>
        </table:table-row>
        <table:table-row table:style-name="TableLine93825102556288">
          <table:table-cell table:style-name="Table103.A2" office:value-type="string">
            <text:p text:style-name="P1642">Course</text:p>
            <text:p text:style-name="P1642">_topic_id</text:p>
          </table:table-cell>
          <table:table-cell table:style-name="Table103.A2" office:value-type="string">
            <text:p text:style-name="P1645">Big int</text:p>
          </table:table-cell>
          <table:table-cell table:style-name="Table103.A2" office:value-type="string">
            <text:p text:style-name="P1648">Unsigned , nullable </text:p>
            <text:p text:style-name="P1648">foreign key →course_topics(id)</text:p>
            <text:p text:style-name="P1648"/>
            <text:p text:style-name="P1649">On Delete → (<text:span text:style-name="T1471">set null</text:span>)</text:p>
            <text:p text:style-name="P1649">On Update → (<text:span text:style-name="T1472">cascade</text:span>)</text:p>
          </table:table-cell>
          <table:table-cell table:style-name="Table103.D2" office:value-type="string">
            <text:p text:style-name="P510"/>
          </table:table-cell>
        </table:table-row>
      </table:table>
      <text:p text:style-name="P490"/>
      <text:list xml:id="list111853900270647" text:continue-list="list3666508218" text:style-name="L106">
        <text:list-item>
          <text:list>
            <text:list-item>
              <text:p text:style-name="P2470">روابط :‌</text:p>
              <text:list>
                <text:list-item>
                  <text:p text:style-name="P2470">courses : </text:p>
                  <text:list>
                    <text:list-item>
                      <text:p text:style-name="P2426">نوع : 1 به n </text:p>
                    </text:list-item>
                    <text:list-item>
                      <text:p text:style-name="P2426">توضیحات : <text:s/>هر یک course دارای چندین session است و هر یک session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71"/>
      <text:list xml:id="list111852561013734" text:continue-numbering="true" text:style-name="L106">
        <text:list-item>
          <text:list>
            <text:list-item>
              <text:list>
                <text:list-item>
                  <text:p text:style-name="P2470">course_topics : </text:p>
                  <text:list>
                    <text:list-item>
                      <text:p text:style-name="P2459">نوع : <text:span text:style-name="T1475">1 به n</text:span></text:p>
                    </text:list-item>
                    <text:list-item>
                      <text:p text:style-name="P2459">توضیحات : <text:s/><text:span text:style-name="T1475">هر یک session متعلق به یک topic است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4"/>
      <text:list xml:id="list111853605142367" text:continue-numbering="true" text:style-name="L106">
        <text:list-item>
          <text:list>
            <text:list-item>
              <text:list>
                <text:list-item>
                  <text:p text:style-name="P2779">media</text:p>
                  <text:list>
                    <text:list-item>
                      <text:p text:style-name="P2471">نوع : <text:span text:style-name="T1487">1 به n </text:span><text:span text:style-name="T1489">به صورت poly morph </text:span></text:p>
                    </text:list-item>
                    <text:list-item>
                      <text:p text:style-name="P2471">توضیحات : <text:s/><text:span text:style-name="T1487">هر یک session دارای چندین رکورد در جدول media </text:span><text:span text:style-name="T1488">است </text:span><text:span text:style-name="T1487">که شامل avatar , thumbnail , </text:span><text:span text:style-name="T1516">course video</text:span><text:span text:style-name="T1487">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8"/>
      <text:list xml:id="list111852498635412" text:continue-numbering="true" text:style-name="L106">
        <text:list-item>
          <text:list>
            <text:list-item>
              <text:list>
                <text:list-item>
                  <text:p text:style-name="P2472">comments : </text:p>
                  <text:list>
                    <text:list-item>
                      <text:p text:style-name="P2473">نوع :‌ <text:span text:style-name="T1491">1 به n به صورت poly morph </text:span></text:p>
                    </text:list-item>
                    <text:list-item>
                      <text:p text:style-name="P2473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4103601666" text:continue-numbering="true" text:style-name="L106">
        <text:list-item>
          <text:list>
            <text:list-item>
              <text:list>
                <text:list-item>
                  <text:p text:style-name="P2472">recommendation : </text:p>
                  <text:list>
                    <text:list-item>
                      <text:p text:style-name="P2473">نوع : <text:span text:style-name="T1493">1 به n به صورت poly morph </text:span></text:p>
                    </text:list-item>
                    <text:list-item>
                      <text:p text:style-name="P2473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2507222519" text:continue-numbering="true" text:style-name="L106">
        <text:list-item>
          <text:list>
            <text:list-item>
              <text:list>
                <text:list-item>
                  <text:p text:style-name="P2474">tags : </text:p>
                  <text:list>
                    <text:list-item>
                      <text:p text:style-name="P2473">نوع : <text:span text:style-name="T1489">n به n به صورت poly morph </text:span></text:p>
                    </text:list-item>
                    <text:list-item>
                      <text:p text:style-name="P2473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3688885607" text:continue-numbering="true" text:style-name="L106">
        <text:list-item>
          <text:list>
            <text:list-item>
              <text:list>
                <text:list-item>
                  <text:p text:style-name="P2474">categories : </text:p>
                  <text:list>
                    <text:list-item>
                      <text:p text:style-name="P2473">نوع : <text:span text:style-name="T1490">n به n به صورت poly morph </text:span></text:p>
                    </text:list-item>
                    <text:list-item>
                      <text:p text:style-name="P2473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3188634913" text:continue-numbering="true" text:style-name="L106">
        <text:list-item>
          <text:list>
            <text:list-item>
              <text:list>
                <text:list-item>
                  <text:p text:style-name="P2474">dates : </text:p>
                  <text:list>
                    <text:list-item>
                      <text:p text:style-name="P2473">نوع :‌ <text:span text:style-name="T1494">1 به n به صورت poly morph </text:span></text:p>
                    </text:list-item>
                    <text:list-item>
                      <text:p text:style-name="P2473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9"/>
      <text:list xml:id="list111852963009036" text:continue-numbering="true" text:style-name="L106">
        <text:list-item>
          <text:list>
            <text:list-item>
              <text:list>
                <text:list-item>
                  <text:p text:style-name="P2475">users :</text:p>
                  <text:list>
                    <text:list-item>
                      <text:p text:style-name="P2475"><text:span text:style-name="T1480">نوع : </text:span><text:span text:style-name="T1495">1 به n</text:span></text:p>
                    </text:list-item>
                    <text:list-item>
                      <text:p text:style-name="P2475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0"/>
      <text:list xml:id="list111853512022781" text:continue-numbering="true" text:style-name="L106">
        <text:list-item>
          <text:list>
            <text:list-item>
              <text:list>
                <text:list-item>
                  <text:p text:style-name="P2780">likeables : </text:p>
                  <text:list>
                    <text:list-item>
                      <text:p text:style-name="P2473">نوع : <text:span text:style-name="T1496">1 به 1 از نوع poly morph </text:span></text:p>
                    </text:list-item>
                    <text:list-item>
                      <text:p text:style-name="P2473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2937929617" text:continue-numbering="true" text:style-name="L106">
        <text:list-item>
          <text:list>
            <text:list-item>
              <text:list>
                <text:list-item>
                  <text:p text:style-name="P2474">starables : </text:p>
                  <text:list>
                    <text:list-item>
                      <text:p text:style-name="P2473">نوع :‌ <text:span text:style-name="T1498">1 به n به صورت poly morph </text:span></text:p>
                    </text:list-item>
                    <text:list-item>
                      <text:p text:style-name="P2473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0"/>
      <text:list xml:id="list111854074637770" text:continue-numbering="true" text:style-name="L106">
        <text:list-item>
          <text:list>
            <text:list-item>
              <text:list>
                <text:list-item>
                  <text:p text:style-name="P2474">course_session_translations : </text:p>
                  <text:list>
                    <text:list-item>
                      <text:p text:style-name="P2476">نوع : <text:span text:style-name="T1477">1 به n </text:span></text:p>
                    </text:list-item>
                    <text:list-item>
                      <text:p text:style-name="P2476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5"/>
      <text:list xml:id="list111852784961536" text:continue-numbering="true" text:style-name="L106">
        <text:list-item>
          <text:list>
            <text:list-item>
              <text:list>
                <text:list-item>
                  <text:p text:style-name="P2474">course_session_seo_attributes : </text:p>
                  <text:list>
                    <text:list-item>
                      <text:p text:style-name="P2478">نوع :‌<text:span text:style-name="T1481">1 به n به صورت together با جدول</text:span></text:p>
                      <text:p text:style-name="P2480"><text:s/>course_session_translations</text:p>
                    </text:list-item>
                    <text:list-item>
                      <text:p text:style-name="P2479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11852920498874" text:continue-numbering="true" text:style-name="L106">
        <text:list-item>
          <text:p text:style-name="P2781">course_session_translations : در این جدول تمام translate های یک session که برای هر یک از language ایجاد میشود ذخیره میکنیم !!!! </text:p>
        </text:list-item>
      </text:list>
      <text:p text:style-name="P377"/>
      <text:list xml:id="list111852400255646" text:continue-numbering="true" text:style-name="L106">
        <text:list-item>
          <text:list>
            <text:list-item>
              <text:p text:style-name="P2481">ستون ها : </text:p>
            </text:list-item>
          </text:list>
        </text:list-item>
      </text:list>
      <text:p text:style-name="P378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3825102500448">
          <table:table-cell table:style-name="Table104.A1" office:value-type="string">
            <text:p text:style-name="P568">Name</text:p>
          </table:table-cell>
          <table:table-cell table:style-name="Table104.A1" office:value-type="string">
            <text:p text:style-name="P568">Data Type</text:p>
          </table:table-cell>
          <table:table-cell table:style-name="Table104.A1" office:value-type="string">
            <text:p text:style-name="P568">Attributes</text:p>
          </table:table-cell>
          <table:table-cell table:style-name="Table104.D1" office:value-type="string">
            <text:p text:style-name="P568">Comment</text:p>
          </table:table-cell>
        </table:table-row>
        <table:table-row table:style-name="TableLine93825102690672">
          <table:table-cell table:style-name="Table104.A2" office:value-type="string">
            <text:p text:style-name="P1652">id</text:p>
          </table:table-cell>
          <table:table-cell table:style-name="Table104.A2" office:value-type="string">
            <text:p text:style-name="P1659">Big int</text:p>
          </table:table-cell>
          <table:table-cell table:style-name="Table104.A2" office:value-type="string">
            <text:p text:style-name="P1660">Unsigned , not null , index , unique , primary key , auto increment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3568">
          <table:table-cell table:style-name="Table104.A2" office:value-type="string">
            <text:p text:style-name="P1653">title</text:p>
          </table:table-cell>
          <table:table-cell table:style-name="Table104.A2" office:value-type="string">
            <text:p text:style-name="P1661">varchar(168)</text:p>
          </table:table-cell>
          <table:table-cell table:style-name="Table104.A2" office:value-type="string">
            <text:p text:style-name="P1663">Not null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4496">
          <table:table-cell table:style-name="Table104.A2" office:value-type="string">
            <text:p text:style-name="P1653">slug</text:p>
          </table:table-cell>
          <table:table-cell table:style-name="Table104.A2" office:value-type="string">
            <text:p text:style-name="P1661">varchar(168)</text:p>
          </table:table-cell>
          <table:table-cell table:style-name="Table104.A2" office:value-type="string">
            <text:p text:style-name="P1654">Not null , unique 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5472">
          <table:table-cell table:style-name="Table104.A2" office:value-type="string">
            <text:p text:style-name="P1653">time_duration</text:p>
          </table:table-cell>
          <table:table-cell table:style-name="Table104.A2" office:value-type="string">
            <text:p text:style-name="P1661">time</text:p>
          </table:table-cell>
          <table:table-cell table:style-name="Table104.A2" office:value-type="string">
            <text:p text:style-name="P1664">Not null , <text:span text:style-name="T1478">default 00:00</text:span>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6912">
          <table:table-cell table:style-name="Table104.A2" office:value-type="string">
            <text:p text:style-name="P1679">price</text:p>
          </table:table-cell>
          <table:table-cell table:style-name="Table104.A2" office:value-type="string">
            <text:p text:style-name="P1679">Decimal(11,2)</text:p>
          </table:table-cell>
          <table:table-cell table:style-name="Table104.A2" office:value-type="string">
            <text:p text:style-name="P1679">Unsigned , not null ,</text:p>
            <text:p text:style-name="P1679">default 0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7952">
          <table:table-cell table:style-name="Table104.A2" office:value-type="string">
            <text:p text:style-name="P1655">learn_duration</text:p>
          </table:table-cell>
          <table:table-cell table:style-name="Table104.A2" office:value-type="string">
            <text:p text:style-name="P1661">varchar(64)</text:p>
          </table:table-cell>
          <table:table-cell table:style-name="Table104.A2" office:value-type="string">
            <text:p text:style-name="P1665">nullable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9040">
          <table:table-cell table:style-name="Table104.A2" office:value-type="string">
            <text:p text:style-name="P1655">summary</text:p>
          </table:table-cell>
          <table:table-cell table:style-name="Table104.A2" office:value-type="string">
            <text:p text:style-name="P1661">varchar(255)</text:p>
          </table:table-cell>
          <table:table-cell table:style-name="Table104.A2" office:value-type="string">
            <text:p text:style-name="P1666">nullable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700128">
          <table:table-cell table:style-name="Table104.A2" office:value-type="string">
            <text:p text:style-name="P1656">body</text:p>
          </table:table-cell>
          <table:table-cell table:style-name="Table104.A2" office:value-type="string">
            <text:p text:style-name="P1662">Medium text</text:p>
          </table:table-cell>
          <table:table-cell table:style-name="Table104.A2" office:value-type="string">
            <text:p text:style-name="P1666">nullable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696208">
          <table:table-cell table:style-name="Table104.A2" office:value-type="string">
            <text:p text:style-name="P1658">course_session</text:p>
            <text:p text:style-name="P1658">_id</text:p>
          </table:table-cell>
          <table:table-cell table:style-name="Table104.A2" office:value-type="string">
            <text:p text:style-name="P1661">Big int</text:p>
          </table:table-cell>
          <table:table-cell table:style-name="Table104.A2" office:value-type="string">
            <text:p text:style-name="P1667">Unsigned , <text:span text:style-name="T1479">not null ,</text:span></text:p>
            <text:p text:style-name="P1668">foreign key → course_sessions(id)</text:p>
            <text:p text:style-name="P1668"/>
            <text:p text:style-name="P1668">On Delete → (cascade)</text:p>
            <text:p text:style-name="P1668">On Update → (cascade)</text:p>
          </table:table-cell>
          <table:table-cell table:style-name="Table104.D2" office:value-type="string">
            <text:p text:style-name="P510"/>
          </table:table-cell>
        </table:table-row>
        <table:table-row table:style-name="TableLine93825102701952">
          <table:table-cell table:style-name="Table104.A2" office:value-type="string">
            <text:p text:style-name="P1657">language_id</text:p>
          </table:table-cell>
          <table:table-cell table:style-name="Table104.A2" office:value-type="string">
            <text:p text:style-name="P1661">Big int</text:p>
          </table:table-cell>
          <table:table-cell table:style-name="Table104.A2" office:value-type="string">
            <text:p text:style-name="P1669">Unsigned , not null ,</text:p>
            <text:p text:style-name="P1669">foreign key → languages(id)</text:p>
            <text:p text:style-name="P1669"/>
            <text:p text:style-name="P1669">On Delete → (cascade)</text:p>
            <text:p text:style-name="P1669">On Update → (cascade)</text:p>
          </table:table-cell>
          <table:table-cell table:style-name="Table104.D2" office:value-type="string">
            <text:p text:style-name="P510"/>
          </table:table-cell>
        </table:table-row>
      </table:table>
      <text:p text:style-name="P491"/>
      <text:list xml:id="list842064430" text:style-name="L109">
        <text:list-item>
          <text:list>
            <text:list-item>
              <text:p text:style-name="P2482">روابط‌: </text:p>
              <text:list>
                <text:list-item>
                  <text:p text:style-name="P2482">course_sessions : </text:p>
                  <text:list>
                    <text:list-item>
                      <text:p text:style-name="P2477">نوع : <text:span text:style-name="T1477">1 به n </text:span></text:p>
                    </text:list-item>
                    <text:list-item>
                      <text:p text:style-name="P2477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9"/>
      <text:list xml:id="list111852894293112" text:continue-numbering="true" text:style-name="L109">
        <text:list-item>
          <text:list>
            <text:list-item>
              <text:list>
                <text:list-item>
                  <text:p text:style-name="P2482">languages : </text:p>
                  <text:list>
                    <text:list-item>
                      <text:p text:style-name="P2483">نوع :‌ <text:span text:style-name="T1499">1 به n </text:span></text:p>
                    </text:list-item>
                    <text:list-item>
                      <text:p text:style-name="P2483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9"/>
      <text:list xml:id="list111853473162391" text:continue-numbering="true" text:style-name="L109">
        <text:list-item>
          <text:list>
            <text:list-item>
              <text:list>
                <text:list-item>
                  <text:p text:style-name="P2782">course_session_seo_attributes : </text:p>
                  <text:list>
                    <text:list-item>
                      <text:p text:style-name="P2483">نوع : <text:span text:style-name="T1482">1 به 1</text:span></text:p>
                    </text:list-item>
                    <text:list-item>
                      <text:p text:style-name="P2483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3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381"/>
      <text:list xml:id="list111853999413052" text:continue-numbering="true" text:style-name="L109">
        <text:list-item>
          <text:list>
            <text:list-item>
              <text:p text:style-name="P2485">ستون ها : </text:p>
            </text:list-item>
          </text:list>
        </text:list-item>
      </text:list>
      <text:p text:style-name="P382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3825102748032">
          <table:table-cell table:style-name="Table105.A1" office:value-type="string">
            <text:p text:style-name="P568">Name</text:p>
          </table:table-cell>
          <table:table-cell table:style-name="Table105.A1" office:value-type="string">
            <text:p text:style-name="P568">Data Type</text:p>
          </table:table-cell>
          <table:table-cell table:style-name="Table105.A1" office:value-type="string">
            <text:p text:style-name="P568">Attributes</text:p>
          </table:table-cell>
          <table:table-cell table:style-name="Table105.D1" office:value-type="string">
            <text:p text:style-name="P568">Comment</text:p>
          </table:table-cell>
        </table:table-row>
        <table:table-row table:style-name="TableLine93825102772288">
          <table:table-cell table:style-name="Table105.A2" office:value-type="string">
            <text:p text:style-name="P1670">id</text:p>
          </table:table-cell>
          <table:table-cell table:style-name="Table105.A2" office:value-type="string">
            <text:p text:style-name="P1672">Big int</text:p>
          </table:table-cell>
          <table:table-cell table:style-name="Table105.A2" office:value-type="string">
            <text:p text:style-name="P1674">Unsigned , not null , index , unique , </text:p>
            <text:p text:style-name="P1674">primary key ,auto increment</text:p>
          </table:table-cell>
          <table:table-cell table:style-name="Table105.D2" office:value-type="string">
            <text:p text:style-name="P510"/>
          </table:table-cell>
        </table:table-row>
        <table:table-row table:style-name="TableLine93825102774928">
          <table:table-cell table:style-name="Table105.A2" office:value-type="string">
            <text:p text:style-name="P1670">description</text:p>
          </table:table-cell>
          <table:table-cell table:style-name="Table105.A2" office:value-type="string">
            <text:p text:style-name="P1672">varchar(168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0"/>
          </table:table-cell>
        </table:table-row>
        <table:table-row table:style-name="TableLine93825102775856">
          <table:table-cell table:style-name="Table105.A2" office:value-type="string">
            <text:p text:style-name="P1670">subject</text:p>
          </table:table-cell>
          <table:table-cell table:style-name="Table105.A2" office:value-type="string">
            <text:p text:style-name="P1672">varchar(60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0"/>
          </table:table-cell>
        </table:table-row>
        <table:table-row table:style-name="TableLine93825102776832">
          <table:table-cell table:style-name="Table105.A2" office:value-type="string">
            <text:p text:style-name="P1670">keywords</text:p>
          </table:table-cell>
          <table:table-cell table:style-name="Table105.A2" office:value-type="string">
            <text:p text:style-name="P1672">varchar(255)</text:p>
          </table:table-cell>
          <table:table-cell table:style-name="Table105.A2" office:value-type="string">
            <text:p text:style-name="P1675">nullable</text:p>
          </table:table-cell>
          <table:table-cell table:style-name="Table105.D2" office:value-type="string">
            <text:p text:style-name="P510"/>
          </table:table-cell>
        </table:table-row>
        <table:table-row table:style-name="TableLine93825102778112">
          <table:table-cell table:style-name="Table105.A2" office:value-type="string">
            <text:p text:style-name="P1671">Course_</text:p>
            <text:p text:style-name="P1671">session_</text:p>
            <text:p text:style-name="P1670">translation_id</text:p>
          </table:table-cell>
          <table:table-cell table:style-name="Table105.A2" office:value-type="string">
            <text:p text:style-name="P1673">Big int</text:p>
          </table:table-cell>
          <table:table-cell table:style-name="Table105.A2" office:value-type="string">
            <text:p text:style-name="P1676">Unsigned , not null , </text:p>
            <text:p text:style-name="P1677">foreign key → course_session_translations</text:p>
            <text:p text:style-name="P1677">(id)</text:p>
            <text:p text:style-name="P1677"/>
            <text:p text:style-name="P1678">On Delete → (<text:span text:style-name="T1486">cascade</text:span>)</text:p>
            <text:p text:style-name="P1678">On Update → (<text:span text:style-name="T1486">cascade</text:span>)</text:p>
          </table:table-cell>
          <table:table-cell table:style-name="Table105.D2" office:value-type="string">
            <text:p text:style-name="P510"/>
          </table:table-cell>
        </table:table-row>
      </table:table>
      <text:p text:style-name="P492"/>
      <text:list xml:id="list873266333" text:style-name="L110">
        <text:list-item>
          <text:list>
            <text:list-item>
              <text:p text:style-name="P2486">روابط : </text:p>
              <text:list>
                <text:list-item>
                  <text:p text:style-name="P2487">course_session_translations : </text:p>
                  <text:list>
                    <text:list-item>
                      <text:p text:style-name="P2484">نوع : <text:span text:style-name="T1482">1 به 1</text:span></text:p>
                      <text:p text:style-name="P2484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852953589435" text:continue-list="list111853679431773" text:style-name="L98">
        <text:list-item>
          <text:p text:style-name="P2784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11852456249355" text:continue-numbering="true" text:style-name="L98">
        <text:list-item>
          <text:list>
            <text:list-item>
              <text:p text:style-name="P2488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825102814512">
          <table:table-cell table:style-name="Table88.A1" office:value-type="string">
            <text:p text:style-name="P568">Name</text:p>
          </table:table-cell>
          <table:table-cell table:style-name="Table88.A1" office:value-type="string">
            <text:p text:style-name="P568">Data Type</text:p>
          </table:table-cell>
          <table:table-cell table:style-name="Table88.A1" office:value-type="string">
            <text:p text:style-name="P568">Attributes</text:p>
          </table:table-cell>
          <table:table-cell table:style-name="Table88.D1" office:value-type="string">
            <text:p text:style-name="P568">Comment</text:p>
          </table:table-cell>
        </table:table-row>
        <table:table-row table:style-name="TableLine93825102847568">
          <table:table-cell table:style-name="Table88.A2" office:value-type="string">
            <text:p text:style-name="P1362">id</text:p>
          </table:table-cell>
          <table:table-cell table:style-name="Table88.A2" office:value-type="string">
            <text:p text:style-name="P1363">Big int</text:p>
          </table:table-cell>
          <table:table-cell table:style-name="Table88.A2" office:value-type="string">
            <text:p text:style-name="P1188">Unsigned , not null , index , unique , primary key , auto increment</text:p>
          </table:table-cell>
          <table:table-cell table:style-name="Table88.D2" office:value-type="string">
            <text:p text:style-name="P510"/>
          </table:table-cell>
        </table:table-row>
        <table:table-row table:style-name="TableLine93825102850336">
          <table:table-cell table:style-name="Table88.A2" office:value-type="string">
            <text:p text:style-name="P1519">commentable</text:p>
          </table:table-cell>
          <table:table-cell table:style-name="Table88.A2" office:value-type="string">
            <text:p text:style-name="P1519">boolean</text:p>
          </table:table-cell>
          <table:table-cell table:style-name="Table88.A2" office:value-type="string">
            <text:p text:style-name="P1520">Not null , default true</text:p>
          </table:table-cell>
          <table:table-cell table:style-name="Table88.D2" office:value-type="string">
            <text:p text:style-name="P510"/>
          </table:table-cell>
        </table:table-row>
        <table:table-row table:style-name="TableLine93825102851264">
          <table:table-cell table:style-name="Table88.A2" office:value-type="string">
            <text:p text:style-name="P1536">type</text:p>
          </table:table-cell>
          <table:table-cell table:style-name="Table88.A2" office:value-type="string">
            <text:p text:style-name="P1536">Tiny int</text:p>
          </table:table-cell>
          <table:table-cell table:style-name="Table88.A2" office:value-type="string">
            <text:p text:style-name="P1536">Not null , unsigned ,</text:p>
            <text:p text:style-name="P1536">default 0</text:p>
          </table:table-cell>
          <table:table-cell table:style-name="Table88.D2" office:value-type="string">
            <text:p text:style-name="P510"/>
          </table:table-cell>
        </table:table-row>
        <table:table-row table:style-name="TableLine93825102852240">
          <table:table-cell table:style-name="Table88.A2" office:value-type="string">
            <text:p text:style-name="P1481">sort</text:p>
          </table:table-cell>
          <table:table-cell table:style-name="Table88.A2" office:value-type="string">
            <text:p text:style-name="P1491">Tiny int</text:p>
          </table:table-cell>
          <table:table-cell table:style-name="Table88.A2" office:value-type="string">
            <text:p text:style-name="P1482">Nullable , unsigned</text:p>
          </table:table-cell>
          <table:table-cell table:style-name="Table88.D2" office:value-type="string">
            <text:p text:style-name="P510"/>
          </table:table-cell>
        </table:table-row>
        <table:table-row table:style-name="Table88.6">
          <table:table-cell table:style-name="Table88.A2" office:value-type="string">
            <text:p text:style-name="P1517">topic_count</text:p>
          </table:table-cell>
          <table:table-cell table:style-name="Table88.A2" office:value-type="string">
            <text:p text:style-name="P1517">Big int</text:p>
          </table:table-cell>
          <table:table-cell table:style-name="Table88.A2" office:value-type="string">
            <text:p text:style-name="P1483">Nullable , unsigned</text:p>
          </table:table-cell>
          <table:table-cell table:style-name="Table88.D2" office:value-type="string">
            <text:p text:style-name="P510"/>
          </table:table-cell>
        </table:table-row>
        <table:table-row table:style-name="Table88.6">
          <table:table-cell table:style-name="Table88.A2" office:value-type="string">
            <text:p text:style-name="P1519">article_count</text:p>
          </table:table-cell>
          <table:table-cell table:style-name="Table88.A2" office:value-type="string">
            <text:p text:style-name="P1522">Big int</text:p>
          </table:table-cell>
          <table:table-cell table:style-name="Table88.A2" office:value-type="string">
            <text:p text:style-name="P1484">Nullable , unsigned</text:p>
          </table:table-cell>
          <table:table-cell table:style-name="Table88.D2" office:value-type="string">
            <text:p text:style-name="P510"/>
          </table:table-cell>
        </table:table-row>
        <table:table-row table:style-name="Table88.6">
          <table:table-cell table:style-name="Table88.A2" office:value-type="string">
            <text:p text:style-name="P1519">view_count</text:p>
          </table:table-cell>
          <table:table-cell table:style-name="Table88.A2" office:value-type="string">
            <text:p text:style-name="P1522">Big int</text:p>
          </table:table-cell>
          <table:table-cell table:style-name="Table88.A2" office:value-type="string">
            <text:p text:style-name="P1485">Nullable , unsigned</text:p>
          </table:table-cell>
          <table:table-cell table:style-name="Table88.D2" office:value-type="string">
            <text:p text:style-name="P510"/>
          </table:table-cell>
        </table:table-row>
        <table:table-row table:style-name="Table88.6">
          <table:table-cell table:style-name="Table88.A2" office:value-type="string">
            <text:p text:style-name="P1521">comment_count</text:p>
          </table:table-cell>
          <table:table-cell table:style-name="Table88.A2" office:value-type="string">
            <text:p text:style-name="P1523">Big int</text:p>
          </table:table-cell>
          <table:table-cell table:style-name="Table88.A2" office:value-type="string">
            <text:p text:style-name="P1485">Nullable , unsigned</text:p>
          </table:table-cell>
          <table:table-cell table:style-name="Table88.D2" office:value-type="string">
            <text:p text:style-name="P510"/>
          </table:table-cell>
        </table:table-row>
      </table:table>
      <text:p text:style-name="P477"/>
      <text:list xml:id="list111853479363744" text:continue-list="list1654843287" text:style-name="L93">
        <text:list-item>
          <text:list>
            <text:list-item>
              <text:p text:style-name="P2489">رابطه ها :‌</text:p>
              <text:list>
                <text:list-item>
                  <text:p text:style-name="P2489">dates : </text:p>
                  <text:list>
                    <text:list-item>
                      <text:p text:style-name="P2490">نوع : <text:span text:style-name="T1296">1 به n </text:span></text:p>
                    </text:list-item>
                    <text:list-item>
                      <text:p text:style-name="P2490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11853423306057" text:continue-numbering="true" text:style-name="L93">
        <text:list-item>
          <text:list>
            <text:list-item>
              <text:list>
                <text:list-item>
                  <text:p text:style-name="P2489">users : </text:p>
                  <text:list>
                    <text:list-item>
                      <text:p text:style-name="P2490">نوع : <text:span text:style-name="T1297">1 به n </text:span></text:p>
                    </text:list-item>
                    <text:list-item>
                      <text:p text:style-name="P2490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11853114721359" text:continue-numbering="true" text:style-name="L93">
        <text:list-item>
          <text:list>
            <text:list-item>
              <text:list>
                <text:list-item>
                  <text:p text:style-name="P2491"><text:span text:style-name="T1379">classification</text:span><text:span text:style-name="T1312">_translations</text:span> : </text:p>
                  <text:list>
                    <text:list-item>
                      <text:p text:style-name="P2492">نوع :‌1 به n </text:p>
                    </text:list-item>
                    <text:list-item>
                      <text:p text:style-name="P249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11853664308899" text:continue-numbering="true" text:style-name="L93">
        <text:list-item>
          <text:list>
            <text:list-item>
              <text:list>
                <text:list-item>
                  <text:p text:style-name="P2494">serie_<text:span text:style-name="T1307">topics</text:span> :</text:p>
                  <text:list>
                    <text:list-item>
                      <text:p text:style-name="P2496">نوع : 1 به n </text:p>
                    </text:list-item>
                    <text:list-item>
                      <text:p text:style-name="P2496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11853982672840" text:continue-numbering="true" text:style-name="L93">
        <text:list-item>
          <text:list>
            <text:list-item>
              <text:list>
                <text:list-item>
                  <text:p text:style-name="P2785">comments : </text:p>
                  <text:list>
                    <text:list-item>
                      <text:p text:style-name="P2498">نوع :‌<text:span text:style-name="T1338">1 به n </text:span></text:p>
                    </text:list-item>
                    <text:list-item>
                      <text:p text:style-name="P2498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11852446800775" text:continue-numbering="true" text:style-name="L93">
        <text:list-item>
          <text:list>
            <text:list-item>
              <text:list>
                <text:list-item>
                  <text:p text:style-name="P2499">likeables : </text:p>
                  <text:list>
                    <text:list-item>
                      <text:p text:style-name="P2499">نوع : <text:span text:style-name="T1339">1 به 1 </text:span></text:p>
                    </text:list-item>
                    <text:list-item>
                      <text:p text:style-name="P2499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11852065709741" text:continue-numbering="true" text:style-name="L93">
        <text:list-item>
          <text:list>
            <text:list-item>
              <text:list>
                <text:list-item>
                  <text:p text:style-name="P2500">starables : </text:p>
                  <text:list>
                    <text:list-item>
                      <text:p text:style-name="P2500">نوع :‌<text:span text:style-name="T1341">1 به n </text:span></text:p>
                    </text:list-item>
                    <text:list-item>
                      <text:p text:style-name="P2500">توضیحات : <text:s/><text:span text:style-name="T1341">هر یک serie دارای چندین رکورد در جدول starable است </text:span></text:p>
                    </text:list-item>
                  </text:list>
                  <text:p text:style-name="P2502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11852259369054" text:continue-numbering="true" text:style-name="L93">
        <text:list-item>
          <text:list>
            <text:list-item>
              <text:list>
                <text:list-item>
                  <text:p text:style-name="P2500">media : </text:p>
                  <text:list>
                    <text:list-item>
                      <text:p text:style-name="P2500">نوع :‌<text:span text:style-name="T1343">1 به n </text:span></text:p>
                    </text:list-item>
                    <text:list-item>
                      <text:p text:style-name="P2501">توضیحات :‌ <text:span text:style-name="T1343">هر یک serie دارای چندین رکورد در جدول </text:span><text:span text:style-name="T1344">media</text:span></text:p>
                      <text:p text:style-name="P1814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11853933217595" text:continue-numbering="true" text:style-name="L93">
        <text:list-item>
          <text:list>
            <text:list-item>
              <text:list>
                <text:list-item>
                  <text:p text:style-name="P2316">tags : </text:p>
                  <text:list>
                    <text:list-item>
                      <text:p text:style-name="P2316">نوع :‌n به n به صورت poly morph با استفاده از جدول tagables .</text:p>
                    </text:list-item>
                    <text:list-item>
                      <text:p text:style-name="P2316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11853354888962" text:continue-numbering="true" text:style-name="L93">
        <text:list-item>
          <text:list>
            <text:list-item>
              <text:list>
                <text:list-item>
                  <text:p text:style-name="P2347">categories : </text:p>
                  <text:list>
                    <text:list-item>
                      <text:p text:style-name="P2347">نوع : n به n به صورت poly morph </text:p>
                      <text:p text:style-name="P2347">(با استفاده از جدول category_attachments)</text:p>
                    </text:list-item>
                    <text:list-item>
                      <text:p text:style-name="P2347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11853306578568" text:continue-numbering="true" text:style-name="L93">
        <text:list-item>
          <text:list>
            <text:list-item>
              <text:list>
                <text:list-item>
                  <text:p text:style-name="P2378">articles : </text:p>
                  <text:list>
                    <text:list-item>
                      <text:p text:style-name="P2378">نوع :‌ n به n </text:p>
                      <text:p text:style-name="P1815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37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6">serie_topics : در این جدول سرفصل های یک serie را ذخیره میکنیم !!!</text:p>
        </text:list-item>
      </text:list>
      <text:p text:style-name="P287"/>
      <text:list xml:id="list111853161913672" text:continue-numbering="true" text:style-name="L93">
        <text:list-item>
          <text:list>
            <text:list-item>
              <text:p text:style-name="P2503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825102818208">
          <table:table-cell table:style-name="Table92.A1" office:value-type="string">
            <text:p text:style-name="P568">Name</text:p>
          </table:table-cell>
          <table:table-cell table:style-name="Table92.A1" office:value-type="string">
            <text:p text:style-name="P568">Data Type</text:p>
          </table:table-cell>
          <table:table-cell table:style-name="Table92.A1" office:value-type="string">
            <text:p text:style-name="P568">Attributes</text:p>
          </table:table-cell>
          <table:table-cell table:style-name="Table92.D1" office:value-type="string">
            <text:p text:style-name="P568">Comment</text:p>
          </table:table-cell>
        </table:table-row>
        <table:table-row table:style-name="TableLine93825102992992">
          <table:table-cell table:style-name="Table92.A2" office:value-type="string">
            <text:p text:style-name="P1362">id</text:p>
          </table:table-cell>
          <table:table-cell table:style-name="Table92.A2" office:value-type="string">
            <text:p text:style-name="P1363">Big int</text:p>
          </table:table-cell>
          <table:table-cell table:style-name="Table92.A2" office:value-type="string">
            <text:p text:style-name="P1188">Unsigned , not null , index , unique , primary key , auto increment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2995888">
          <table:table-cell table:style-name="Table92.A2" office:value-type="string">
            <text:p text:style-name="P1524">commentable</text:p>
          </table:table-cell>
          <table:table-cell table:style-name="Table92.A2" office:value-type="string">
            <text:p text:style-name="P1524">boolean</text:p>
          </table:table-cell>
          <table:table-cell table:style-name="Table92.A2" office:value-type="string">
            <text:p text:style-name="P1524">Not null , default true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2996816">
          <table:table-cell table:style-name="Table92.A2" office:value-type="string">
            <text:p text:style-name="P1497">serie_id</text:p>
          </table:table-cell>
          <table:table-cell table:style-name="Table92.A2" office:value-type="string">
            <text:p text:style-name="P1498">Big int</text:p>
          </table:table-cell>
          <table:table-cell table:style-name="Table92.A2" office:value-type="string">
            <text:p text:style-name="P1499">Unsigned , not null ,</text:p>
            <text:p text:style-name="P1503">foreign key → series(id)</text:p>
            <text:p text:style-name="P1503"/>
            <text:p text:style-name="P1505">On Delete → (cascade)</text:p>
            <text:p text:style-name="P1505">On Update → (cascade)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2997792">
          <table:table-cell table:style-name="Table92.A2" office:value-type="string">
            <text:p text:style-name="P1501">serie_topic</text:p>
            <text:p text:style-name="P1501">_id</text:p>
          </table:table-cell>
          <table:table-cell table:style-name="Table92.A2" office:value-type="string">
            <text:p text:style-name="P1500">Big int</text:p>
          </table:table-cell>
          <table:table-cell table:style-name="Table92.A2" office:value-type="string">
            <text:p text:style-name="P1500">Unsigned , nullable ,</text:p>
            <text:p text:style-name="P1507">foreign key → serie_topics(id)</text:p>
            <text:p text:style-name="P1507"/>
            <text:p text:style-name="P1506">On Delete → (cascade)</text:p>
            <text:p text:style-name="P1506">On Update → (cascade)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2999152">
          <table:table-cell table:style-name="Table92.A2" office:value-type="string">
            <text:p text:style-name="P1502">sort</text:p>
          </table:table-cell>
          <table:table-cell table:style-name="Table92.A2" office:value-type="string">
            <text:p text:style-name="P1508">Big int</text:p>
          </table:table-cell>
          <table:table-cell table:style-name="Table92.A2" office:value-type="string">
            <text:p text:style-name="P1504">Unsigned , nullable ,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3000192">
          <table:table-cell table:style-name="Table92.A2" office:value-type="string">
            <text:p text:style-name="P1518"><text:span text:style-name="T1346">sub_</text:span>topic</text:p>
            <text:p text:style-name="P1518">_count</text:p>
          </table:table-cell>
          <table:table-cell table:style-name="Table92.A2" office:value-type="string">
            <text:p text:style-name="P1517">Big int</text:p>
          </table:table-cell>
          <table:table-cell table:style-name="Table92.A2" office:value-type="string">
            <text:p text:style-name="P1483">Nullable , unsigned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3001280">
          <table:table-cell table:style-name="Table92.A2" office:value-type="string">
            <text:p text:style-name="P1519">article_count</text:p>
          </table:table-cell>
          <table:table-cell table:style-name="Table92.A2" office:value-type="string">
            <text:p text:style-name="P1522">Big int</text:p>
          </table:table-cell>
          <table:table-cell table:style-name="Table92.A2" office:value-type="string">
            <text:p text:style-name="P1484">Nullable , unsigned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3002368">
          <table:table-cell table:style-name="Table92.A2" office:value-type="string">
            <text:p text:style-name="P1519">view_count</text:p>
          </table:table-cell>
          <table:table-cell table:style-name="Table92.A2" office:value-type="string">
            <text:p text:style-name="P1522">Big int</text:p>
          </table:table-cell>
          <table:table-cell table:style-name="Table92.A2" office:value-type="string">
            <text:p text:style-name="P1485">Nullable , unsigned</text:p>
          </table:table-cell>
          <table:table-cell table:style-name="Table92.D2" office:value-type="string">
            <text:p text:style-name="P510"/>
          </table:table-cell>
        </table:table-row>
        <table:table-row table:style-name="TableLine93825102998448">
          <table:table-cell table:style-name="Table92.A2" office:value-type="string">
            <text:p text:style-name="P1521">comment_count</text:p>
          </table:table-cell>
          <table:table-cell table:style-name="Table92.A2" office:value-type="string">
            <text:p text:style-name="P1523">Big int</text:p>
          </table:table-cell>
          <table:table-cell table:style-name="Table92.A2" office:value-type="string">
            <text:p text:style-name="P1485">Nullable , unsigned</text:p>
          </table:table-cell>
          <table:table-cell table:style-name="Table92.D2" office:value-type="string">
            <text:p text:style-name="P510"/>
          </table:table-cell>
        </table:table-row>
      </table:table>
      <text:p text:style-name="P480"/>
      <text:list xml:id="list111852561321671" text:continue-list="list111852839236884" text:style-name="L89">
        <text:list-item>
          <text:list>
            <text:list-item>
              <text:p text:style-name="P2504">روابط : </text:p>
              <text:list>
                <text:list-item>
                  <text:p text:style-name="P2505">dates : </text:p>
                  <text:list>
                    <text:list-item>
                      <text:p text:style-name="P2506">نوع : <text:span text:style-name="T1314">1 به n </text:span></text:p>
                    </text:list-item>
                    <text:list-item>
                      <text:p text:style-name="P2506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11852124901978" text:continue-numbering="true" text:style-name="L89">
        <text:list-item>
          <text:list>
            <text:list-item>
              <text:list>
                <text:list-item>
                  <text:p text:style-name="P2505">users : </text:p>
                  <text:list>
                    <text:list-item>
                      <text:p text:style-name="P2506">نوع :‌ <text:span text:style-name="T1314">1 به n </text:span></text:p>
                    </text:list-item>
                    <text:list-item>
                      <text:p text:style-name="P2506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11853720578622" text:continue-numbering="true" text:style-name="L89">
        <text:list-item>
          <text:list>
            <text:list-item>
              <text:list>
                <text:list-item>
                  <text:p text:style-name="P2787">serie_topics : </text:p>
                  <text:list>
                    <text:list-item>
                      <text:p text:style-name="P2507">نوع :‌<text:span text:style-name="T1308">1 به n (رابطه پدر فرزندی با خود جدول)</text:span></text:p>
                    </text:list-item>
                    <text:list-item>
                      <text:p text:style-name="P2507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11853621282651" text:continue-numbering="true" text:style-name="L89">
        <text:list-item>
          <text:list>
            <text:list-item>
              <text:list>
                <text:list-item>
                  <text:p text:style-name="P2495">series :</text:p>
                  <text:list>
                    <text:list-item>
                      <text:p text:style-name="P2497">نوع : 1 به n </text:p>
                    </text:list-item>
                    <text:list-item>
                      <text:p text:style-name="P249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11853650551833" text:continue-numbering="true" text:style-name="L89">
        <text:list-item>
          <text:list>
            <text:list-item>
              <text:list>
                <text:list-item>
                  <text:p text:style-name="P1809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508">نوع :‌<text:span text:style-name="T1313">1 به n </text:span></text:p>
                    </text:list-item>
                    <text:list-item>
                      <text:p text:style-name="P2508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11853694336142" text:continue-numbering="true" text:style-name="L89">
        <text:list-item>
          <text:list>
            <text:list-item>
              <text:list>
                <text:list-item>
                  <text:p text:style-name="P2510">comments : </text:p>
                  <text:list>
                    <text:list-item>
                      <text:p text:style-name="P2510">نوع :‌<text:span text:style-name="T1347">1 به n </text:span></text:p>
                    </text:list-item>
                    <text:list-item>
                      <text:p text:style-name="P2510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11853942289631" text:continue-numbering="true" text:style-name="L89">
        <text:list-item>
          <text:list>
            <text:list-item>
              <text:list>
                <text:list-item>
                  <text:p text:style-name="P2510">likeables : </text:p>
                  <text:list>
                    <text:list-item>
                      <text:p text:style-name="P2510">نوع :‌<text:span text:style-name="T1347">1 به 1 </text:span></text:p>
                    </text:list-item>
                    <text:list-item>
                      <text:p text:style-name="P2510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510"/>
                </text:list-item>
                <text:list-item>
                  <text:p text:style-name="P2510">starables : </text:p>
                  <text:list>
                    <text:list-item>
                      <text:p text:style-name="P2510">نوع :‌ <text:span text:style-name="T1348">1 به n </text:span></text:p>
                    </text:list-item>
                    <text:list-item>
                      <text:p text:style-name="P2511">توضیحات :‌ <text:span text:style-name="T1349">هر یک topic دارای چندین رکورد در جدول starables دارد</text:span></text:p>
                      <text:p text:style-name="P2511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11852610971106" text:continue-numbering="true" text:style-name="L89">
        <text:list-item>
          <text:list>
            <text:list-item>
              <text:list>
                <text:list-item>
                  <text:p text:style-name="P2510">media : </text:p>
                  <text:list>
                    <text:list-item>
                      <text:p text:style-name="P2510">نوع :‌<text:span text:style-name="T1351">1 به n </text:span></text:p>
                    </text:list-item>
                    <text:list-item>
                      <text:p text:style-name="P2510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11853968550555" text:continue-numbering="true" text:style-name="L89">
        <text:list-item>
          <text:list>
            <text:list-item>
              <text:list>
                <text:list-item>
                  <text:p text:style-name="P2788">categories : </text:p>
                  <text:list>
                    <text:list-item>
                      <text:p text:style-name="P2319">نوع : n به n به صورت polymorph با استفاده از </text:p>
                      <text:p text:style-name="P2319">category_attachments </text:p>
                    </text:list-item>
                    <text:list-item>
                      <text:p text:style-name="P2319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11853846895533" text:continue-numbering="true" text:style-name="L89">
        <text:list-item>
          <text:list>
            <text:list-item>
              <text:list>
                <text:list-item>
                  <text:p text:style-name="P2319">tags : </text:p>
                  <text:list>
                    <text:list-item>
                      <text:p text:style-name="P2319">نوع : n به n به صورت poly morph با استفاده از tagables </text:p>
                    </text:list-item>
                    <text:list-item>
                      <text:p text:style-name="P231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11852649981068" text:continue-numbering="true" text:style-name="L89">
        <text:list-item>
          <text:list>
            <text:list-item>
              <text:list>
                <text:list-item>
                  <text:p text:style-name="P1810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379">نوع :‌ n به n </text:p>
                      <text:p text:style-name="P2380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379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11852915156995" text:continue-list="list111853161913672" text:style-name="L93">
        <text:list-item>
          <text:p text:style-name="P2709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11853299811369" text:continue-numbering="true" text:style-name="L93">
        <text:list-item>
          <text:list>
            <text:list-item>
              <text:p text:style-name="P2512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825102968464">
          <table:table-cell table:style-name="Table89.A1" office:value-type="string">
            <text:p text:style-name="P568">Name</text:p>
          </table:table-cell>
          <table:table-cell table:style-name="Table89.A1" office:value-type="string">
            <text:p text:style-name="P568">Data Type</text:p>
          </table:table-cell>
          <table:table-cell table:style-name="Table89.A1" office:value-type="string">
            <text:p text:style-name="P568">Attributes</text:p>
          </table:table-cell>
          <table:table-cell table:style-name="Table89.D1" office:value-type="string">
            <text:p text:style-name="P568">Comment</text:p>
          </table:table-cell>
        </table:table-row>
        <table:table-row table:style-name="TableLine93825103137952">
          <table:table-cell table:style-name="Table89.A2" office:value-type="string">
            <text:p text:style-name="P1362">id</text:p>
          </table:table-cell>
          <table:table-cell table:style-name="Table89.A2" office:value-type="string">
            <text:p text:style-name="P1363">Big int</text:p>
          </table:table-cell>
          <table:table-cell table:style-name="Table89.A2" office:value-type="string">
            <text:p text:style-name="P1188">Unsigned , not null , index , unique , primary key , auto increment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0496">
          <table:table-cell table:style-name="Table89.A2" office:value-type="string">
            <text:p text:style-name="P1529">slug</text:p>
          </table:table-cell>
          <table:table-cell table:style-name="Table89.A2" office:value-type="string">
            <text:p text:style-name="P1529">varchar(128)</text:p>
          </table:table-cell>
          <table:table-cell table:style-name="Table89.A2" office:value-type="string">
            <text:p text:style-name="P1529">Not null , unique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1424">
          <table:table-cell table:style-name="Table89.A2" office:value-type="string">
            <text:p text:style-name="P1486">name</text:p>
          </table:table-cell>
          <table:table-cell table:style-name="Table89.A2" office:value-type="string">
            <text:p text:style-name="P56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510">Not null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2400">
          <table:table-cell table:style-name="Table89.A2" office:value-type="string">
            <text:p text:style-name="P1525">summary</text:p>
          </table:table-cell>
          <table:table-cell table:style-name="Table89.A2" office:value-type="string">
            <text:p text:style-name="P1525">varchar(255)</text:p>
          </table:table-cell>
          <table:table-cell table:style-name="Table89.A2" office:value-type="string">
            <text:p text:style-name="P1525">nullable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3600">
          <table:table-cell table:style-name="Table89.A2" office:value-type="string">
            <text:p text:style-name="P1509">object_class</text:p>
          </table:table-cell>
          <table:table-cell table:style-name="Table89.A2" office:value-type="string">
            <text:p text:style-name="P1509">varchar(255)</text:p>
          </table:table-cell>
          <table:table-cell table:style-name="Table89.A2" office:value-type="string">
            <text:p text:style-name="P1511">Not null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4480">
          <table:table-cell table:style-name="Table89.A2" office:value-type="string">
            <text:p text:style-name="P1509">object_id</text:p>
          </table:table-cell>
          <table:table-cell table:style-name="Table89.A2" office:value-type="string">
            <text:p text:style-name="P1509">Big int</text:p>
          </table:table-cell>
          <table:table-cell table:style-name="Table89.A2" office:value-type="string">
            <text:p text:style-name="P1512">Unsigned , not null</text:p>
          </table:table-cell>
          <table:table-cell table:style-name="Table89.D2" office:value-type="string">
            <text:p text:style-name="P510"/>
          </table:table-cell>
        </table:table-row>
        <table:table-row table:style-name="TableLine93825103145408">
          <table:table-cell table:style-name="Table89.A2" office:value-type="string">
            <text:p text:style-name="P1486">language_id</text:p>
          </table:table-cell>
          <table:table-cell table:style-name="Table89.A2" office:value-type="string">
            <text:p text:style-name="P1487">Big int</text:p>
          </table:table-cell>
          <table:table-cell table:style-name="Table89.A2" office:value-type="string">
            <text:p text:style-name="P1487">Not null , unsigned</text:p>
            <text:p text:style-name="P1487"/>
            <text:p text:style-name="P561"><text:span text:style-name="T1300">foreign key → </text:span><text:span text:style-name="T1301">languages</text:span><text:span text:style-name="T1300">(id)</text:span></text:p>
            <text:p text:style-name="P1492"/>
            <text:p text:style-name="P1493">On Delete → (cascade)</text:p>
            <text:p text:style-name="P1493">On Update → (cascade)</text:p>
          </table:table-cell>
          <table:table-cell table:style-name="Table89.D2" office:value-type="string">
            <text:p text:style-name="P510"/>
          </table:table-cell>
        </table:table-row>
      </table:table>
      <text:p text:style-name="P478"/>
      <text:list xml:id="list3604129819" text:style-name="L111">
        <text:list-item>
          <text:list>
            <text:list-item>
              <text:p text:style-name="P2513">ارتباط ها :‌</text:p>
            </text:list-item>
          </text:list>
        </text:list-item>
      </text:list>
      <text:p text:style-name="P281"/>
      <text:list xml:id="list111853860975121" text:continue-numbering="true" text:style-name="L111">
        <text:list-item>
          <text:list>
            <text:list-item>
              <text:list>
                <text:list-item>
                  <text:p text:style-name="P2493">series : </text:p>
                  <text:list>
                    <text:list-item>
                      <text:p text:style-name="P2493">نوع :‌1 به n </text:p>
                    </text:list-item>
                    <text:list-item>
                      <text:p text:style-name="P249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11853161504803" text:continue-numbering="true" text:style-name="L111">
        <text:list-item>
          <text:list>
            <text:list-item>
              <text:list>
                <text:list-item>
                  <text:p text:style-name="P2514">languages : </text:p>
                  <text:list>
                    <text:list-item>
                      <text:p text:style-name="P2514">نوع :‌<text:span text:style-name="T1299">1 به n </text:span></text:p>
                    </text:list-item>
                    <text:list-item>
                      <text:p text:style-name="P2515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11854001972289" text:continue-numbering="true" text:style-name="L111">
        <text:list-item>
          <text:list>
            <text:list-item>
              <text:list>
                <text:list-item>
                  <text:p text:style-name="P2509">serie_topics : </text:p>
                  <text:list>
                    <text:list-item>
                      <text:p text:style-name="P2509">نوع :‌<text:span text:style-name="T1313">1 به n </text:span></text:p>
                    </text:list-item>
                    <text:list-item>
                      <text:p text:style-name="P2509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11852845155713" text:continue-numbering="true" text:style-name="L111">
        <text:list-item>
          <text:list>
            <text:list-item>
              <text:list>
                <text:list-item>
                  <text:p text:style-name="P2789"><text:span text:style-name="T1383">classification</text:span><text:span text:style-name="T1354">_seo_attributes</text:span> : </text:p>
                  <text:list>
                    <text:list-item>
                      <text:p text:style-name="P2516">نوع : 1 به 1 </text:p>
                    </text:list-item>
                    <text:list-item>
                      <text:p text:style-name="P2517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0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11854109064419" text:continue-numbering="true" text:style-name="L111">
        <text:list-item>
          <text:list>
            <text:list-item>
              <text:p text:style-name="P2520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825103112928">
          <table:table-cell table:style-name="Table93.A1" office:value-type="string">
            <text:p text:style-name="P568">Name</text:p>
          </table:table-cell>
          <table:table-cell table:style-name="Table93.A1" office:value-type="string">
            <text:p text:style-name="P568">Data Type</text:p>
          </table:table-cell>
          <table:table-cell table:style-name="Table93.A1" office:value-type="string">
            <text:p text:style-name="P568">Attributes</text:p>
          </table:table-cell>
          <table:table-cell table:style-name="Table93.D1" office:value-type="string">
            <text:p text:style-name="P568">Comment</text:p>
          </table:table-cell>
        </table:table-row>
        <table:table-row table:style-name="TableLine93825103228256">
          <table:table-cell table:style-name="Table93.A2" office:value-type="string">
            <text:p text:style-name="P1362">id</text:p>
          </table:table-cell>
          <table:table-cell table:style-name="Table93.A2" office:value-type="string">
            <text:p text:style-name="P1363">Big int</text:p>
          </table:table-cell>
          <table:table-cell table:style-name="Table93.A2" office:value-type="string">
            <text:p text:style-name="P1189">Unsigned , not null , index , unique , primary key , auto increment</text:p>
          </table:table-cell>
          <table:table-cell table:style-name="Table93.D2" office:value-type="string">
            <text:p text:style-name="P510"/>
          </table:table-cell>
        </table:table-row>
        <table:table-row table:style-name="TableLine93825103230704">
          <table:table-cell table:style-name="Table93.A2" office:value-type="string">
            <text:p text:style-name="P1476">description</text:p>
          </table:table-cell>
          <table:table-cell table:style-name="Table93.A2" office:value-type="string">
            <text:p text:style-name="P1478">varchar(164)</text:p>
          </table:table-cell>
          <table:table-cell table:style-name="Table93.A2" office:value-type="string">
            <text:p text:style-name="P1479">nullable</text:p>
          </table:table-cell>
          <table:table-cell table:style-name="Table93.D2" office:value-type="string">
            <text:p text:style-name="P510"/>
          </table:table-cell>
        </table:table-row>
        <table:table-row table:style-name="TableLine93825103231632">
          <table:table-cell table:style-name="Table93.A2" office:value-type="string">
            <text:p text:style-name="P1476">subject</text:p>
          </table:table-cell>
          <table:table-cell table:style-name="Table93.A2" office:value-type="string">
            <text:p text:style-name="P1478">varchar(60)</text:p>
          </table:table-cell>
          <table:table-cell table:style-name="Table93.A2" office:value-type="string">
            <text:p text:style-name="P1479">nullable</text:p>
          </table:table-cell>
          <table:table-cell table:style-name="Table93.D2" office:value-type="string">
            <text:p text:style-name="P510"/>
          </table:table-cell>
        </table:table-row>
        <table:table-row table:style-name="Table93.5">
          <table:table-cell table:style-name="Table93.A2" office:value-type="string">
            <text:p text:style-name="P1476">keywords</text:p>
          </table:table-cell>
          <table:table-cell table:style-name="Table93.A2" office:value-type="string">
            <text:p text:style-name="P1478">varchar(255)</text:p>
          </table:table-cell>
          <table:table-cell table:style-name="Table93.A2" office:value-type="string">
            <text:p text:style-name="P1479">nullable</text:p>
          </table:table-cell>
          <table:table-cell table:style-name="Table93.D2" office:value-type="string">
            <text:p text:style-name="P510"/>
          </table:table-cell>
        </table:table-row>
        <table:table-row table:style-name="Table93.6">
          <table:table-cell table:style-name="Table93.A2" office:value-type="string">
            <text:p text:style-name="P1744">Classification</text:p>
            <text:p text:style-name="P1744">_translation_id</text:p>
            <text:p text:style-name="P510"/>
          </table:table-cell>
          <table:table-cell table:style-name="Table93.A2" office:value-type="string">
            <text:p text:style-name="P1526">Big int</text:p>
          </table:table-cell>
          <table:table-cell table:style-name="Table93.A2" office:value-type="string">
            <text:p text:style-name="P1527">Unsigned , <text:span text:style-name="T1355">not null, </text:span><text:span text:style-name="T1356">unique </text:span></text:p>
            <text:p text:style-name="P1528">foreign key → article_related_classify_</text:p>
            <text:p text:style-name="P1528">translations (id)</text:p>
            <text:p text:style-name="P1528"/>
            <text:p text:style-name="P1528">On Delete → (cascade) ,</text:p>
            <text:p text:style-name="P1528">On Update → (cascade) ,</text:p>
          </table:table-cell>
          <table:table-cell table:style-name="Table93.D2" office:value-type="string">
            <text:p text:style-name="P510"/>
          </table:table-cell>
        </table:table-row>
      </table:table>
      <text:p text:style-name="P303"/>
      <text:list xml:id="list3702228936" text:style-name="L112">
        <text:list-item>
          <text:list>
            <text:list-item>
              <text:p text:style-name="P2521">ارتباط ها :‌</text:p>
              <text:list>
                <text:list-item>
                  <text:p text:style-name="P1820"><text:span text:style-name="T1384">classification</text:span><text:span text:style-name="T1356">_translations : </text:span></text:p>
                  <text:list>
                    <text:list-item>
                      <text:p text:style-name="P2518">نوع : 1 به 1 </text:p>
                    </text:list-item>
                    <text:list-item>
                      <text:p text:style-name="P2519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11852250923742" text:continue-list="list111854109064419" text:style-name="L111">
        <text:list-item>
          <text:p text:style-name="P2790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11852638500406" text:continue-numbering="true" text:style-name="L111">
        <text:list-item>
          <text:list>
            <text:list-item>
              <text:p text:style-name="P2522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825103264048">
          <table:table-cell table:style-name="Table90.A1" office:value-type="string">
            <text:p text:style-name="P568">Name</text:p>
          </table:table-cell>
          <table:table-cell table:style-name="Table90.A1" office:value-type="string">
            <text:p text:style-name="P568">Data Type</text:p>
          </table:table-cell>
          <table:table-cell table:style-name="Table90.A1" office:value-type="string">
            <text:p text:style-name="P568">Attributes</text:p>
          </table:table-cell>
          <table:table-cell table:style-name="Table90.D1" office:value-type="string">
            <text:p text:style-name="P568">Comment</text:p>
          </table:table-cell>
        </table:table-row>
        <table:table-row table:style-name="TableLine93825103299184">
          <table:table-cell table:style-name="Table90.A2" office:value-type="string">
            <text:p text:style-name="P1362">id</text:p>
          </table:table-cell>
          <table:table-cell table:style-name="Table90.A2" office:value-type="string">
            <text:p text:style-name="P1363">Big int</text:p>
          </table:table-cell>
          <table:table-cell table:style-name="Table90.A2" office:value-type="string">
            <text:p text:style-name="P1188">Unsigned , not null , index , unique , primary key , auto increment</text:p>
          </table:table-cell>
          <table:table-cell table:style-name="Table90.D2" office:value-type="string">
            <text:p text:style-name="P510"/>
          </table:table-cell>
        </table:table-row>
        <table:table-row table:style-name="TableLine93825103301792">
          <table:table-cell table:style-name="Table90.A2" office:value-type="string">
            <text:p text:style-name="P1534">content_class</text:p>
          </table:table-cell>
          <table:table-cell table:style-name="Table90.A2" office:value-type="string">
            <text:p text:style-name="P1534">varchar(255)</text:p>
          </table:table-cell>
          <table:table-cell table:style-name="Table90.A2" office:value-type="string">
            <text:p text:style-name="P1534">Not null</text:p>
          </table:table-cell>
          <table:table-cell table:style-name="Table90.D2" office:value-type="string">
            <text:p text:style-name="P510"/>
          </table:table-cell>
        </table:table-row>
        <table:table-row table:style-name="TableLine93825103302720">
          <table:table-cell table:style-name="Table90.A2" office:value-type="string">
            <text:p text:style-name="P1534">content_id</text:p>
          </table:table-cell>
          <table:table-cell table:style-name="Table90.A2" office:value-type="string">
            <text:p text:style-name="P1534">Big int</text:p>
          </table:table-cell>
          <table:table-cell table:style-name="Table90.A2" office:value-type="string">
            <text:p text:style-name="P1534">Unsigned , not null</text:p>
          </table:table-cell>
          <table:table-cell table:style-name="Table90.D2" office:value-type="string">
            <text:p text:style-name="P510"/>
          </table:table-cell>
        </table:table-row>
        <table:table-row table:style-name="TableLine93825103303696">
          <table:table-cell table:style-name="Table90.A2" office:value-type="string">
            <text:p text:style-name="P1489">serie_id</text:p>
          </table:table-cell>
          <table:table-cell table:style-name="Table90.A2" office:value-type="string">
            <text:p text:style-name="P1490">Big int</text:p>
          </table:table-cell>
          <table:table-cell table:style-name="Table90.A2" office:value-type="string">
            <text:p text:style-name="P1495">Unsigned , <text:span text:style-name="T1305">not null </text:span></text:p>
            <text:p text:style-name="P1496">foreign key → series(id)</text:p>
            <text:p text:style-name="P1496"/>
            <text:p text:style-name="P1496">On Delete → (cascade)</text:p>
            <text:p text:style-name="P1496">On Update → (cascade)</text:p>
          </table:table-cell>
          <table:table-cell table:style-name="Table90.D2" office:value-type="string">
            <text:p text:style-name="P510"/>
          </table:table-cell>
        </table:table-row>
        <table:table-row table:style-name="TableLine93825103305056">
          <table:table-cell table:style-name="Table90.A2" office:value-type="string">
            <text:p text:style-name="P1535">serie_topic</text:p>
            <text:p text:style-name="P1535">_id</text:p>
          </table:table-cell>
          <table:table-cell table:style-name="Table90.A2" office:value-type="string">
            <text:p text:style-name="P1513">Big int</text:p>
          </table:table-cell>
          <table:table-cell table:style-name="Table90.A2" office:value-type="string">
            <text:p text:style-name="P1513">Unsigned , nullable , </text:p>
            <text:p text:style-name="P1513">foreign key → </text:p>
            <text:p text:style-name="P1513">serie_topics(id)</text:p>
            <text:p text:style-name="P1513"/>
            <text:p text:style-name="P1514">On Delete → (set null)</text:p>
            <text:p text:style-name="P1514">On Update → (cascade)</text:p>
          </table:table-cell>
          <table:table-cell table:style-name="Table90.D2" office:value-type="string">
            <text:p text:style-name="P510"/>
          </table:table-cell>
        </table:table-row>
        <table:table-row table:style-name="TableLine93825103306096">
          <table:table-cell table:style-name="Table90.A2" office:value-type="string">
            <text:p text:style-name="P1488">sort</text:p>
          </table:table-cell>
          <table:table-cell table:style-name="Table90.A2" office:value-type="string">
            <text:p text:style-name="P1494">Big int</text:p>
          </table:table-cell>
          <table:table-cell table:style-name="Table90.A2" office:value-type="string">
            <text:p text:style-name="P1494">Unsigned , nullable</text:p>
          </table:table-cell>
          <table:table-cell table:style-name="Table90.D2" office:value-type="string">
            <text:p text:style-name="P510"/>
          </table:table-cell>
        </table:table-row>
      </table:table>
      <text:p text:style-name="P479"/>
      <text:list xml:id="list3399736158" text:style-name="L113">
        <text:list-item>
          <text:list>
            <text:list-item>
              <text:p text:style-name="P2523">ارتباط ها : </text:p>
              <text:list>
                <text:list-item>
                  <text:p text:style-name="P2523">series : </text:p>
                  <text:list>
                    <text:list-item>
                      <text:p text:style-name="P2524">نوع : <text:span text:style-name="T1304">1 به n </text:span></text:p>
                    </text:list-item>
                    <text:list-item>
                      <text:p text:style-name="P2525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11853575092209" text:continue-numbering="true" text:style-name="L113">
        <text:list-item>
          <text:list>
            <text:list-item>
              <text:list>
                <text:list-item>
                  <text:p text:style-name="P2523">articles : </text:p>
                  <text:list>
                    <text:list-item>
                      <text:p text:style-name="P1821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822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526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11853455361711" text:continue-numbering="true" text:style-name="L113">
        <text:list-item>
          <text:list>
            <text:list-item>
              <text:list>
                <text:list-item>
                  <text:p text:style-name="P2711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527">نوع :‌<text:span text:style-name="T1316">1 به n </text:span></text:p>
                    </text:list-item>
                    <text:list-item>
                      <text:p text:style-name="P1822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a2a2a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5.2$Linux_X86_64 LibreOffice_project/10$Build-2</meta:generator>
    <meta:editing-cycles>0</meta:editing-cycles>
    <meta:editing-duration>P0D</meta:editing-duration>
    <meta:document-statistic meta:table-count="107" meta:image-count="0" meta:object-count="0" meta:page-count="166" meta:paragraph-count="4513" meta:word-count="25748" meta:character-count="124278" meta:non-whitespace-character-count="102753"/>
  </office:meta>
</office:document-meta>
</file>